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36.51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97.5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antity_rmse_0904_flu" table:style-name="ta1">
        <table:shapes>
          <draw:frame draw:z-index="0" draw:style-name="gr1" draw:text-style-name="P1" svg:width="453.51pt" svg:height="255.09pt" svg:x="144.71pt" svg:y="870.43pt">
            <draw:object draw:notify-on-update-of-ranges="quantity_rmse_0904_flu.D63:quantity_rmse_0904_flu.BA6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number-columns-repeated="21" table:default-cell-style-name="Default"/>
        <table:table-column table:style-name="co6" table:default-cell-style-name="Default"/>
        <table:table-column table:style-name="co5" table:number-columns-repeated="13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PUCB</text:p>
          </table:table-cell>
          <table:table-cell office:value-type="string" calcext:value-type="string">
            <text:p><text:s/>count</text:p>
          </table:table-cell>
          <table:table-cell office:value-type="float" office:value="0" calcext:value-type="float">
            <text:p>0</text:p>
          </table:table-cell>
          <table:table-cell office:value-type="float" office:value="10.7079824975636" calcext:value-type="float">
            <text:p>10.7079824975636</text:p>
          </table:table-cell>
          <table:table-cell office:value-type="float" office:value="3.31543972617394" calcext:value-type="float">
            <text:p>3.31543972617394</text:p>
          </table:table-cell>
          <table:table-cell office:value-type="float" office:value="1.37911086503679" calcext:value-type="float">
            <text:p>1.37911086503679</text:p>
          </table:table-cell>
          <table:table-cell office:value-type="float" office:value="5.13478433216975" calcext:value-type="float">
            <text:p>5.13478433216975</text:p>
          </table:table-cell>
          <table:table-cell office:value-type="float" office:value="2.40302748429913" calcext:value-type="float">
            <text:p>2.40302748429913</text:p>
          </table:table-cell>
          <table:table-cell office:value-type="float" office:value="1.45775682488356" calcext:value-type="float">
            <text:p>1.45775682488356</text:p>
          </table:table-cell>
          <table:table-cell office:value-type="float" office:value="2.10261473437647" calcext:value-type="float">
            <text:p>2.10261473437647</text:p>
          </table:table-cell>
          <table:table-cell office:value-type="float" office:value="1.05971349192219" calcext:value-type="float">
            <text:p>1.05971349192219</text:p>
          </table:table-cell>
          <table:table-cell office:value-type="float" office:value="1.40444218614011" calcext:value-type="float">
            <text:p>1.40444218614011</text:p>
          </table:table-cell>
          <table:table-cell office:value-type="float" office:value="2.61965651179324" calcext:value-type="float">
            <text:p>2.61965651179324</text:p>
          </table:table-cell>
          <table:table-cell office:value-type="float" office:value="0.749197398977213" calcext:value-type="float">
            <text:p>0.749197398977213</text:p>
          </table:table-cell>
          <table:table-cell office:value-type="float" office:value="0.619400661684513" calcext:value-type="float">
            <text:p>0.619400661684513</text:p>
          </table:table-cell>
          <table:table-cell office:value-type="float" office:value="0.616500964239264" calcext:value-type="float">
            <text:p>0.616500964239264</text:p>
          </table:table-cell>
          <table:table-cell office:value-type="float" office:value="1.27043113922859" calcext:value-type="float">
            <text:p>1.27043113922859</text:p>
          </table:table-cell>
          <table:table-cell office:value-type="float" office:value="0.665434409780722" calcext:value-type="float">
            <text:p>0.665434409780722</text:p>
          </table:table-cell>
          <table:table-cell office:value-type="float" office:value="0.659048813343729" calcext:value-type="float">
            <text:p>0.659048813343729</text:p>
          </table:table-cell>
          <table:table-cell office:value-type="float" office:value="0.529540521462315" calcext:value-type="float">
            <text:p>0.529540521462315</text:p>
          </table:table-cell>
          <table:table-cell office:value-type="float" office:value="0.517033926433247" calcext:value-type="float">
            <text:p>0.517033926433247</text:p>
          </table:table-cell>
          <table:table-cell office:value-type="float" office:value="0.628652537510201" calcext:value-type="float">
            <text:p>0.628652537510201</text:p>
          </table:table-cell>
          <table:table-cell office:value-type="float" office:value="0.465880360943959" calcext:value-type="float">
            <text:p>0.465880360943959</text:p>
          </table:table-cell>
          <table:table-cell office:value-type="float" office:value="0.302970736485098" calcext:value-type="float">
            <text:p>0.302970736485098</text:p>
          </table:table-cell>
          <table:table-cell office:value-type="float" office:value="0.490301244402905" calcext:value-type="float">
            <text:p>0.490301244402905</text:p>
          </table:table-cell>
          <table:table-cell office:value-type="float" office:value="0.779872481067303" calcext:value-type="float">
            <text:p>0.779872481067303</text:p>
          </table:table-cell>
          <table:table-cell office:value-type="float" office:value="0.382346230388314" calcext:value-type="float">
            <text:p>0.382346230388314</text:p>
          </table:table-cell>
          <table:table-cell office:value-type="float" office:value="0.467804576374295" calcext:value-type="float">
            <text:p>0.467804576374295</text:p>
          </table:table-cell>
          <table:table-cell office:value-type="float" office:value="0.248744115394922" calcext:value-type="float">
            <text:p>0.248744115394922</text:p>
          </table:table-cell>
          <table:table-cell office:value-type="float" office:value="0.50018991324873" calcext:value-type="float">
            <text:p>0.50018991324873</text:p>
          </table:table-cell>
          <table:table-cell office:value-type="float" office:value="0.702210060417794" calcext:value-type="float">
            <text:p>0.702210060417794</text:p>
          </table:table-cell>
          <table:table-cell office:value-type="float" office:value="0.520316095949391" calcext:value-type="float">
            <text:p>0.520316095949391</text:p>
          </table:table-cell>
          <table:table-cell office:value-type="float" office:value="0.454439383790204" calcext:value-type="float">
            <text:p>0.454439383790204</text:p>
          </table:table-cell>
          <table:table-cell office:value-type="float" office:value="0.984176900753056" calcext:value-type="float">
            <text:p>0.984176900753056</text:p>
          </table:table-cell>
          <table:table-cell office:value-type="float" office:value="0.395876159944786" calcext:value-type="float">
            <text:p>0.395876159944786</text:p>
          </table:table-cell>
          <table:table-cell office:value-type="float" office:value="0.473404302815567" calcext:value-type="float">
            <text:p>0.473404302815567</text:p>
          </table:table-cell>
          <table:table-cell office:value-type="float" office:value="0.601870650044886" calcext:value-type="float">
            <text:p>0.601870650044886</text:p>
          </table:table-cell>
          <table:table-cell office:value-type="float" office:value="0.347400856845914" calcext:value-type="float">
            <text:p>0.347400856845914</text:p>
          </table:table-cell>
          <table:table-cell office:value-type="float" office:value="0.308927581399184" calcext:value-type="float">
            <text:p>0.308927581399184</text:p>
          </table:table-cell>
          <table:table-cell office:value-type="float" office:value="0.248017527235072" calcext:value-type="float">
            <text:p>0.248017527235072</text:p>
          </table:table-cell>
          <table:table-cell office:value-type="float" office:value="0.615283992319492" calcext:value-type="float">
            <text:p>0.615283992319492</text:p>
          </table:table-cell>
          <table:table-cell office:value-type="float" office:value="0.409699718735108" calcext:value-type="float">
            <text:p>0.409699718735108</text:p>
          </table:table-cell>
          <table:table-cell office:value-type="float" office:value="0.411209486997923" calcext:value-type="float">
            <text:p>0.411209486997923</text:p>
          </table:table-cell>
          <table:table-cell office:value-type="float" office:value="0.646776206055807" calcext:value-type="float">
            <text:p>0.646776206055807</text:p>
          </table:table-cell>
          <table:table-cell office:value-type="float" office:value="0.79702789482532" calcext:value-type="float">
            <text:p>0.79702789482532</text:p>
          </table:table-cell>
          <table:table-cell office:value-type="float" office:value="0.333556607058518" calcext:value-type="float">
            <text:p>0.333556607058518</text:p>
          </table:table-cell>
          <table:table-cell office:value-type="float" office:value="0.440878074052934" calcext:value-type="float">
            <text:p>0.440878074052934</text:p>
          </table:table-cell>
          <table:table-cell office:value-type="float" office:value="0.242021989019563" calcext:value-type="float">
            <text:p>0.242021989019563</text:p>
          </table:table-cell>
          <table:table-cell office:value-type="float" office:value="0.411392950397965" calcext:value-type="float">
            <text:p>0.411392950397965</text:p>
          </table:table-cell>
          <table:table-cell office:value-type="float" office:value="0.237618603033002" calcext:value-type="float">
            <text:p>0.237618603033002</text:p>
          </table:table-cell>
          <table:table-cell office:value-type="float" office:value="0.272501686380359" calcext:value-type="float">
            <text:p>0.272501686380359</text:p>
          </table:table-cell>
          <table:table-cell office:value-type="float" office:value="0.510211024573101" calcext:value-type="float">
            <text:p>0.510211024573101</text:p>
          </table:table-cell>
          <table:table-cell office:value-type="float" office:value="0.351519896012325" calcext:value-type="float">
            <text:p>0.351519896012325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count</text:p>
          </table:table-cell>
          <table:table-cell office:value-type="float" office:value="0" calcext:value-type="float">
            <text:p>0</text:p>
          </table:table-cell>
          <table:table-cell office:value-type="float" office:value="10.7079824975636" calcext:value-type="float">
            <text:p>10.7079824975636</text:p>
          </table:table-cell>
          <table:table-cell office:value-type="float" office:value="3.31527334534737" calcext:value-type="float">
            <text:p>3.31527334534737</text:p>
          </table:table-cell>
          <table:table-cell office:value-type="float" office:value="1.38027111305036" calcext:value-type="float">
            <text:p>1.38027111305036</text:p>
          </table:table-cell>
          <table:table-cell office:value-type="float" office:value="5.34498231296593" calcext:value-type="float">
            <text:p>5.34498231296593</text:p>
          </table:table-cell>
          <table:table-cell office:value-type="float" office:value="2.43707620900125" calcext:value-type="float">
            <text:p>2.43707620900125</text:p>
          </table:table-cell>
          <table:table-cell office:value-type="float" office:value="1.41456243338109" calcext:value-type="float">
            <text:p>1.41456243338109</text:p>
          </table:table-cell>
          <table:table-cell office:value-type="float" office:value="2.1453362558537" calcext:value-type="float">
            <text:p>2.1453362558537</text:p>
          </table:table-cell>
          <table:table-cell office:value-type="float" office:value="1.04335800545978" calcext:value-type="float">
            <text:p>1.04335800545978</text:p>
          </table:table-cell>
          <table:table-cell office:value-type="float" office:value="1.38307285882984" calcext:value-type="float">
            <text:p>1.38307285882984</text:p>
          </table:table-cell>
          <table:table-cell office:value-type="float" office:value="2.63948432952345" calcext:value-type="float">
            <text:p>2.63948432952345</text:p>
          </table:table-cell>
          <table:table-cell office:value-type="float" office:value="0.734847798994934" calcext:value-type="float">
            <text:p>0.734847798994934</text:p>
          </table:table-cell>
          <table:table-cell office:value-type="float" office:value="0.626062478512288" calcext:value-type="float">
            <text:p>0.626062478512288</text:p>
          </table:table-cell>
          <table:table-cell office:value-type="float" office:value="0.643405212791244" calcext:value-type="float">
            <text:p>0.643405212791244</text:p>
          </table:table-cell>
          <table:table-cell office:value-type="float" office:value="1.23349410566099" calcext:value-type="float">
            <text:p>1.23349410566099</text:p>
          </table:table-cell>
          <table:table-cell office:value-type="float" office:value="0.713295982025757" calcext:value-type="float">
            <text:p>0.713295982025757</text:p>
          </table:table-cell>
          <table:table-cell office:value-type="float" office:value="0.762497064743218" calcext:value-type="float">
            <text:p>0.762497064743218</text:p>
          </table:table-cell>
          <table:table-cell office:value-type="float" office:value="0.581932748727367" calcext:value-type="float">
            <text:p>0.581932748727367</text:p>
          </table:table-cell>
          <table:table-cell office:value-type="float" office:value="0.451644877451171" calcext:value-type="float">
            <text:p>0.451644877451171</text:p>
          </table:table-cell>
          <table:table-cell office:value-type="float" office:value="0.609842409973143" calcext:value-type="float">
            <text:p>0.609842409973143</text:p>
          </table:table-cell>
          <table:table-cell office:value-type="float" office:value="0.322715807504365" calcext:value-type="float">
            <text:p>0.322715807504365</text:p>
          </table:table-cell>
          <table:table-cell office:value-type="float" office:value="0.376427353325242" calcext:value-type="float">
            <text:p>0.376427353325242</text:p>
          </table:table-cell>
          <table:table-cell office:value-type="float" office:value="0.460203619988049" calcext:value-type="float">
            <text:p>0.460203619988049</text:p>
          </table:table-cell>
          <table:table-cell office:value-type="float" office:value="0.756393938420373" calcext:value-type="float">
            <text:p>0.756393938420373</text:p>
          </table:table-cell>
          <table:table-cell office:value-type="float" office:value="0.376223503077422" calcext:value-type="float">
            <text:p>0.376223503077422</text:p>
          </table:table-cell>
          <table:table-cell office:value-type="float" office:value="0.495801794501591" calcext:value-type="float">
            <text:p>0.495801794501591</text:p>
          </table:table-cell>
          <table:table-cell office:value-type="float" office:value="0.255957010688152" calcext:value-type="float">
            <text:p>0.255957010688152</text:p>
          </table:table-cell>
          <table:table-cell office:value-type="float" office:value="0.450860034453955" calcext:value-type="float">
            <text:p>0.450860034453955</text:p>
          </table:table-cell>
          <table:table-cell office:value-type="float" office:value="0.510993511179523" calcext:value-type="float">
            <text:p>0.510993511179523</text:p>
          </table:table-cell>
          <table:table-cell office:value-type="float" office:value="0.468554068192104" calcext:value-type="float">
            <text:p>0.468554068192104</text:p>
          </table:table-cell>
          <table:table-cell office:value-type="float" office:value="0.485704510142252" calcext:value-type="float">
            <text:p>0.485704510142252</text:p>
          </table:table-cell>
          <table:table-cell office:value-type="float" office:value="0.734507826742862" calcext:value-type="float">
            <text:p>0.734507826742862</text:p>
          </table:table-cell>
          <table:table-cell office:value-type="float" office:value="0.363277703019626" calcext:value-type="float">
            <text:p>0.363277703019626</text:p>
          </table:table-cell>
          <table:table-cell office:value-type="float" office:value="0.467543236061632" calcext:value-type="float">
            <text:p>0.467543236061632</text:p>
          </table:table-cell>
          <table:table-cell office:value-type="float" office:value="0.516957248047433" calcext:value-type="float">
            <text:p>0.516957248047433</text:p>
          </table:table-cell>
          <table:table-cell office:value-type="float" office:value="0.34216629156809" calcext:value-type="float">
            <text:p>0.34216629156809</text:p>
          </table:table-cell>
          <table:table-cell office:value-type="float" office:value="0.258744823023328" calcext:value-type="float">
            <text:p>0.258744823023328</text:p>
          </table:table-cell>
          <table:table-cell office:value-type="float" office:value="0.221075516091317" calcext:value-type="float">
            <text:p>0.221075516091317</text:p>
          </table:table-cell>
          <table:table-cell office:value-type="float" office:value="0.491009140437716" calcext:value-type="float">
            <text:p>0.491009140437716</text:p>
          </table:table-cell>
          <table:table-cell office:value-type="float" office:value="0.438600683911842" calcext:value-type="float">
            <text:p>0.438600683911842</text:p>
          </table:table-cell>
          <table:table-cell office:value-type="float" office:value="0.388006703789799" calcext:value-type="float">
            <text:p>0.388006703789799</text:p>
          </table:table-cell>
          <table:table-cell office:value-type="float" office:value="0.465288215619649" calcext:value-type="float">
            <text:p>0.465288215619649</text:p>
          </table:table-cell>
          <table:table-cell office:value-type="float" office:value="0.724780944568468" calcext:value-type="float">
            <text:p>0.724780944568468</text:p>
          </table:table-cell>
          <table:table-cell office:value-type="float" office:value="0.363137763485246" calcext:value-type="float">
            <text:p>0.363137763485246</text:p>
          </table:table-cell>
          <table:table-cell office:value-type="float" office:value="0.417017505249799" calcext:value-type="float">
            <text:p>0.417017505249799</text:p>
          </table:table-cell>
          <table:table-cell office:value-type="float" office:value="0.187110933556027" calcext:value-type="float">
            <text:p>0.187110933556027</text:p>
          </table:table-cell>
          <table:table-cell office:value-type="float" office:value="0.543992803926233" calcext:value-type="float">
            <text:p>0.543992803926233</text:p>
          </table:table-cell>
          <table:table-cell office:value-type="float" office:value="0.213351492369764" calcext:value-type="float">
            <text:p>0.213351492369764</text:p>
          </table:table-cell>
          <table:table-cell office:value-type="float" office:value="0.240853226285499" calcext:value-type="float">
            <text:p>0.240853226285499</text:p>
          </table:table-cell>
          <table:table-cell office:value-type="float" office:value="0.499202737869719" calcext:value-type="float">
            <text:p>0.499202737869719</text:p>
          </table:table-cell>
          <table:table-cell office:value-type="float" office:value="0.382205197644425" calcext:value-type="float">
            <text:p>0.382205197644425</text:p>
          </table:table-cell>
        </table:table-row>
        <table:table-row table:style-name="ro1">
          <table:table-cell office:value-type="string" calcext:value-type="string">
            <text:p>improvement ratio</text:p>
          </table:table-cell>
          <table:table-cell office:value-type="string" calcext:value-type="string">
            <text:p><text:s/>cou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00005018615639" calcext:value-type="float">
            <text:p>1.00005018615639</text:p>
          </table:table-cell>
          <table:table-cell office:value-type="float" office:value="0.999159405711968" calcext:value-type="float">
            <text:p>0.999159405711968</text:p>
          </table:table-cell>
          <table:table-cell office:value-type="float" office:value="0.960673774301127" calcext:value-type="float">
            <text:p>0.960673774301127</text:p>
          </table:table-cell>
          <table:table-cell office:value-type="float" office:value="0.98602886336654" calcext:value-type="float">
            <text:p>0.98602886336654</text:p>
          </table:table-cell>
          <table:table-cell office:value-type="float" office:value="1.03053551436343" calcext:value-type="float">
            <text:p>1.03053551436343</text:p>
          </table:table-cell>
          <table:table-cell office:value-type="float" office:value="0.980086328490155" calcext:value-type="float">
            <text:p>0.980086328490155</text:p>
          </table:table-cell>
          <table:table-cell office:value-type="float" office:value="1.0156758144154" calcext:value-type="float">
            <text:p>1.0156758144154</text:p>
          </table:table-cell>
          <table:table-cell office:value-type="float" office:value="1.0154506157603" calcext:value-type="float">
            <text:p>1.0154506157603</text:p>
          </table:table-cell>
          <table:table-cell office:value-type="float" office:value="0.992487995663234" calcext:value-type="float">
            <text:p>0.992487995663234</text:p>
          </table:table-cell>
          <table:table-cell office:value-type="float" office:value="1.01952730892289" calcext:value-type="float">
            <text:p>1.01952730892289</text:p>
          </table:table-cell>
          <table:table-cell office:value-type="float" office:value="0.989359182100154" calcext:value-type="float">
            <text:p>0.989359182100154</text:p>
          </table:table-cell>
          <table:table-cell office:value-type="float" office:value="0.958184596554226" calcext:value-type="float">
            <text:p>0.958184596554226</text:p>
          </table:table-cell>
          <table:table-cell office:value-type="float" office:value="1.02994504262167" calcext:value-type="float">
            <text:p>1.02994504262167</text:p>
          </table:table-cell>
          <table:table-cell office:value-type="float" office:value="0.93290082455097" calcext:value-type="float">
            <text:p>0.93290082455097</text:p>
          </table:table-cell>
          <table:table-cell office:value-type="float" office:value="0.864329639833661" calcext:value-type="float">
            <text:p>0.864329639833661</text:p>
          </table:table-cell>
          <table:table-cell office:value-type="float" office:value="0.909968587642423" calcext:value-type="float">
            <text:p>0.909968587642423</text:p>
          </table:table-cell>
          <table:table-cell office:value-type="float" office:value="1.14477978661265" calcext:value-type="float">
            <text:p>1.14477978661265</text:p>
          </table:table-cell>
          <table:table-cell office:value-type="float" office:value="1.0308442430855" calcext:value-type="float">
            <text:p>1.0308442430855</text:p>
          </table:table-cell>
          <table:table-cell office:value-type="float" office:value="1.44362423566022" calcext:value-type="float">
            <text:p>1.44362423566022</text:p>
          </table:table-cell>
          <table:table-cell office:value-type="float" office:value="0.804858450930171" calcext:value-type="float">
            <text:p>0.804858450930171</text:p>
          </table:table-cell>
          <table:table-cell office:value-type="float" office:value="1.06540066854676" calcext:value-type="float">
            <text:p>1.06540066854676</text:p>
          </table:table-cell>
          <table:table-cell office:value-type="float" office:value="1.0310400988881" calcext:value-type="float">
            <text:p>1.0310400988881</text:p>
          </table:table-cell>
          <table:table-cell office:value-type="float" office:value="1.01627417548561" calcext:value-type="float">
            <text:p>1.01627417548561</text:p>
          </table:table-cell>
          <table:table-cell office:value-type="float" office:value="0.943531430426868" calcext:value-type="float">
            <text:p>0.943531430426868</text:p>
          </table:table-cell>
          <table:table-cell office:value-type="float" office:value="0.97181989556044" calcext:value-type="float">
            <text:p>0.97181989556044</text:p>
          </table:table-cell>
          <table:table-cell office:value-type="float" office:value="1.10941284439753" calcext:value-type="float">
            <text:p>1.10941284439753</text:p>
          </table:table-cell>
          <table:table-cell office:value-type="float" office:value="1.3742054352058" calcext:value-type="float">
            <text:p>1.3742054352058</text:p>
          </table:table-cell>
          <table:table-cell office:value-type="float" office:value="1.11047183510114" calcext:value-type="float">
            <text:p>1.11047183510114</text:p>
          </table:table-cell>
          <table:table-cell office:value-type="float" office:value="0.935629326680762" calcext:value-type="float">
            <text:p>0.935629326680762</text:p>
          </table:table-cell>
          <table:table-cell office:value-type="float" office:value="1.33991342899277" calcext:value-type="float">
            <text:p>1.33991342899277</text:p>
          </table:table-cell>
          <table:table-cell office:value-type="float" office:value="1.08973426294594" calcext:value-type="float">
            <text:p>1.08973426294594</text:p>
          </table:table-cell>
          <table:table-cell office:value-type="float" office:value="1.01253588182198" calcext:value-type="float">
            <text:p>1.01253588182198</text:p>
          </table:table-cell>
          <table:table-cell office:value-type="float" office:value="1.16425613978365" calcext:value-type="float">
            <text:p>1.16425613978365</text:p>
          </table:table-cell>
          <table:table-cell office:value-type="float" office:value="1.01529830788952" calcext:value-type="float">
            <text:p>1.01529830788952</text:p>
          </table:table-cell>
          <table:table-cell office:value-type="float" office:value="1.19394690795932" calcext:value-type="float">
            <text:p>1.19394690795932</text:p>
          </table:table-cell>
          <table:table-cell office:value-type="float" office:value="1.12186791020597" calcext:value-type="float">
            <text:p>1.12186791020597</text:p>
          </table:table-cell>
          <table:table-cell office:value-type="float" office:value="1.2531008929304" calcext:value-type="float">
            <text:p>1.2531008929304</text:p>
          </table:table-cell>
          <table:table-cell office:value-type="float" office:value="0.934106429294708" calcext:value-type="float">
            <text:p>0.934106429294708</text:p>
          </table:table-cell>
          <table:table-cell office:value-type="float" office:value="1.05979995443763" calcext:value-type="float">
            <text:p>1.05979995443763</text:p>
          </table:table-cell>
          <table:table-cell office:value-type="float" office:value="1.39005499031275" calcext:value-type="float">
            <text:p>1.39005499031275</text:p>
          </table:table-cell>
          <table:table-cell office:value-type="float" office:value="1.09968108405481" calcext:value-type="float">
            <text:p>1.09968108405481</text:p>
          </table:table-cell>
          <table:table-cell office:value-type="float" office:value="0.918540126086531" calcext:value-type="float">
            <text:p>0.918540126086531</text:p>
          </table:table-cell>
          <table:table-cell office:value-type="float" office:value="1.05721718753471" calcext:value-type="float">
            <text:p>1.05721718753471</text:p>
          </table:table-cell>
          <table:table-cell office:value-type="float" office:value="1.29346791456787" calcext:value-type="float">
            <text:p>1.29346791456787</text:p>
          </table:table-cell>
          <table:table-cell office:value-type="float" office:value="0.756247044866701" calcext:value-type="float">
            <text:p>0.756247044866701</text:p>
          </table:table-cell>
          <table:table-cell office:value-type="float" office:value="1.11374239942592" calcext:value-type="float">
            <text:p>1.11374239942592</text:p>
          </table:table-cell>
          <table:table-cell office:value-type="float" office:value="1.13140143722777" calcext:value-type="float">
            <text:p>1.13140143722777</text:p>
          </table:table-cell>
          <table:table-cell office:value-type="float" office:value="1.0220517354339" calcext:value-type="float">
            <text:p>1.0220517354339</text:p>
          </table:table-cell>
          <table:table-cell office:value-type="float" office:value="0.919715111617485" calcext:value-type="float">
            <text:p>0.919715111617485</text:p>
          </table:table-cell>
        </table:table-row>
        <table:table-row table:style-name="ro1">
          <table:table-cell office:value-type="string" calcext:value-type="string">
            <text:p>GPUCB</text:p>
          </table:table-cell>
          <table:table-cell office:value-type="string" calcext:value-type="string">
            <text:p><text:s/>count</text:p>
          </table:table-cell>
          <table:table-cell office:value-type="float" office:value="1" calcext:value-type="float">
            <text:p>1</text:p>
          </table:table-cell>
          <table:table-cell office:value-type="float" office:value="1.67936120676243" calcext:value-type="float">
            <text:p>1.67936120676243</text:p>
          </table:table-cell>
          <table:table-cell office:value-type="float" office:value="2.43043280774293" calcext:value-type="float">
            <text:p>2.43043280774293</text:p>
          </table:table-cell>
          <table:table-cell office:value-type="float" office:value="1.23111651374387" calcext:value-type="float">
            <text:p>1.23111651374387</text:p>
          </table:table-cell>
          <table:table-cell office:value-type="float" office:value="2.24504164368778" calcext:value-type="float">
            <text:p>2.24504164368778</text:p>
          </table:table-cell>
          <table:table-cell office:value-type="float" office:value="1.11847674424347" calcext:value-type="float">
            <text:p>1.11847674424347</text:p>
          </table:table-cell>
          <table:table-cell office:value-type="float" office:value="3.36061023108563" calcext:value-type="float">
            <text:p>3.36061023108563</text:p>
          </table:table-cell>
          <table:table-cell office:value-type="float" office:value="3.03547578023257" calcext:value-type="float">
            <text:p>3.03547578023257</text:p>
          </table:table-cell>
          <table:table-cell office:value-type="float" office:value="1.38663163714958" calcext:value-type="float">
            <text:p>1.38663163714958</text:p>
          </table:table-cell>
          <table:table-cell office:value-type="float" office:value="1.6120816232379" calcext:value-type="float">
            <text:p>1.6120816232379</text:p>
          </table:table-cell>
          <table:table-cell office:value-type="float" office:value="0.640393314269852" calcext:value-type="float">
            <text:p>0.640393314269852</text:p>
          </table:table-cell>
          <table:table-cell office:value-type="float" office:value="2.00290216597122" calcext:value-type="float">
            <text:p>2.00290216597122</text:p>
          </table:table-cell>
          <table:table-cell office:value-type="float" office:value="1.24239048819224" calcext:value-type="float">
            <text:p>1.24239048819224</text:p>
          </table:table-cell>
          <table:table-cell office:value-type="float" office:value="0.914029710001918" calcext:value-type="float">
            <text:p>0.914029710001918</text:p>
          </table:table-cell>
          <table:table-cell office:value-type="float" office:value="0.541038948239608" calcext:value-type="float">
            <text:p>0.541038948239608</text:p>
          </table:table-cell>
          <table:table-cell office:value-type="float" office:value="0.913591472443469" calcext:value-type="float">
            <text:p>0.913591472443469</text:p>
          </table:table-cell>
          <table:table-cell office:value-type="float" office:value="0.512477613187902" calcext:value-type="float">
            <text:p>0.512477613187902</text:p>
          </table:table-cell>
          <table:table-cell office:value-type="float" office:value="0.422269736418549" calcext:value-type="float">
            <text:p>0.422269736418549</text:p>
          </table:table-cell>
          <table:table-cell office:value-type="float" office:value="0.421363052806023" calcext:value-type="float">
            <text:p>0.421363052806023</text:p>
          </table:table-cell>
          <table:table-cell office:value-type="float" office:value="0.994606501456322" calcext:value-type="float">
            <text:p>0.994606501456322</text:p>
          </table:table-cell>
          <table:table-cell office:value-type="float" office:value="0.613001033500163" calcext:value-type="float">
            <text:p>0.613001033500163</text:p>
          </table:table-cell>
          <table:table-cell office:value-type="float" office:value="0.517936372458597" calcext:value-type="float">
            <text:p>0.517936372458597</text:p>
          </table:table-cell>
          <table:table-cell office:value-type="float" office:value="0.877318748995988" calcext:value-type="float">
            <text:p>0.877318748995988</text:p>
          </table:table-cell>
          <table:table-cell office:value-type="float" office:value="0.427255670836137" calcext:value-type="float">
            <text:p>0.427255670836137</text:p>
          </table:table-cell>
          <table:table-cell office:value-type="float" office:value="0.570670505708675" calcext:value-type="float">
            <text:p>0.570670505708675</text:p>
          </table:table-cell>
          <table:table-cell office:value-type="float" office:value="0.883397434596459" calcext:value-type="float">
            <text:p>0.883397434596459</text:p>
          </table:table-cell>
          <table:table-cell office:value-type="float" office:value="0.248694287823194" calcext:value-type="float">
            <text:p>0.248694287823194</text:p>
          </table:table-cell>
          <table:table-cell office:value-type="float" office:value="0.693454328438831" calcext:value-type="float">
            <text:p>0.693454328438831</text:p>
          </table:table-cell>
          <table:table-cell office:value-type="float" office:value="0.378168749670842" calcext:value-type="float">
            <text:p>0.378168749670842</text:p>
          </table:table-cell>
          <table:table-cell office:value-type="float" office:value="0.517810679573702" calcext:value-type="float">
            <text:p>0.517810679573702</text:p>
          </table:table-cell>
          <table:table-cell office:value-type="float" office:value="0.424519328319843" calcext:value-type="float">
            <text:p>0.424519328319843</text:p>
          </table:table-cell>
          <table:table-cell office:value-type="float" office:value="0.579118860790213" calcext:value-type="float">
            <text:p>0.579118860790213</text:p>
          </table:table-cell>
          <table:table-cell office:value-type="float" office:value="0.604411315621553" calcext:value-type="float">
            <text:p>0.604411315621553</text:p>
          </table:table-cell>
          <table:table-cell office:value-type="float" office:value="0.649953073026053" calcext:value-type="float">
            <text:p>0.649953073026053</text:p>
          </table:table-cell>
          <table:table-cell office:value-type="float" office:value="0.49746853414804" calcext:value-type="float">
            <text:p>0.49746853414804</text:p>
          </table:table-cell>
          <table:table-cell office:value-type="float" office:value="0.788153233882858" calcext:value-type="float">
            <text:p>0.788153233882858</text:p>
          </table:table-cell>
          <table:table-cell office:value-type="float" office:value="0.493848869536021" calcext:value-type="float">
            <text:p>0.493848869536021</text:p>
          </table:table-cell>
          <table:table-cell office:value-type="float" office:value="0.442898273546491" calcext:value-type="float">
            <text:p>0.442898273546491</text:p>
          </table:table-cell>
          <table:table-cell office:value-type="float" office:value="0.896541050611411" calcext:value-type="float">
            <text:p>0.896541050611411</text:p>
          </table:table-cell>
          <table:table-cell office:value-type="float" office:value="0.261334510605819" calcext:value-type="float">
            <text:p>0.261334510605819</text:p>
          </table:table-cell>
          <table:table-cell office:value-type="float" office:value="1.12323842551352" calcext:value-type="float">
            <text:p>1.12323842551352</text:p>
          </table:table-cell>
          <table:table-cell office:value-type="float" office:value="0.293252316964226" calcext:value-type="float">
            <text:p>0.293252316964226</text:p>
          </table:table-cell>
          <table:table-cell office:value-type="float" office:value="0.591020453384472" calcext:value-type="float">
            <text:p>0.591020453384472</text:p>
          </table:table-cell>
          <table:table-cell office:value-type="float" office:value="0.42249253473388" calcext:value-type="float">
            <text:p>0.42249253473388</text:p>
          </table:table-cell>
          <table:table-cell office:value-type="float" office:value="0.508784216067444" calcext:value-type="float">
            <text:p>0.508784216067444</text:p>
          </table:table-cell>
          <table:table-cell office:value-type="float" office:value="0.376004145081257" calcext:value-type="float">
            <text:p>0.376004145081257</text:p>
          </table:table-cell>
          <table:table-cell office:value-type="float" office:value="0.730591761535092" calcext:value-type="float">
            <text:p>0.730591761535092</text:p>
          </table:table-cell>
          <table:table-cell office:value-type="float" office:value="0.484509405703591" calcext:value-type="float">
            <text:p>0.484509405703591</text:p>
          </table:table-cell>
          <table:table-cell office:value-type="float" office:value="0.490535117404784" calcext:value-type="float">
            <text:p>0.490535117404784</text:p>
          </table:table-cell>
          <table:table-cell office:value-type="float" office:value="0.612269510605767" calcext:value-type="float">
            <text:p>0.612269510605767</text:p>
          </table:table-cell>
          <table:table-cell office:value-type="float" office:value="0.312992752632904" calcext:value-type="float">
            <text:p>0.312992752632904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count</text:p>
          </table:table-cell>
          <table:table-cell office:value-type="float" office:value="1" calcext:value-type="float">
            <text:p>1</text:p>
          </table:table-cell>
          <table:table-cell office:value-type="float" office:value="1.67936120676243" calcext:value-type="float">
            <text:p>1.67936120676243</text:p>
          </table:table-cell>
          <table:table-cell office:value-type="float" office:value="2.42220744326673" calcext:value-type="float">
            <text:p>2.42220744326673</text:p>
          </table:table-cell>
          <table:table-cell office:value-type="float" office:value="1.21216653644723" calcext:value-type="float">
            <text:p>1.21216653644723</text:p>
          </table:table-cell>
          <table:table-cell office:value-type="float" office:value="2.15728522575507" calcext:value-type="float">
            <text:p>2.15728522575507</text:p>
          </table:table-cell>
          <table:table-cell office:value-type="float" office:value="1.12641814850113" calcext:value-type="float">
            <text:p>1.12641814850113</text:p>
          </table:table-cell>
          <table:table-cell office:value-type="float" office:value="2.91955472992643" calcext:value-type="float">
            <text:p>2.91955472992643</text:p>
          </table:table-cell>
          <table:table-cell office:value-type="float" office:value="2.5330338149658" calcext:value-type="float">
            <text:p>2.5330338149658</text:p>
          </table:table-cell>
          <table:table-cell office:value-type="float" office:value="1.36961802891401" calcext:value-type="float">
            <text:p>1.36961802891401</text:p>
          </table:table-cell>
          <table:table-cell office:value-type="float" office:value="1.33312368149148" calcext:value-type="float">
            <text:p>1.33312368149148</text:p>
          </table:table-cell>
          <table:table-cell office:value-type="float" office:value="0.59494599328263" calcext:value-type="float">
            <text:p>0.59494599328263</text:p>
          </table:table-cell>
          <table:table-cell office:value-type="float" office:value="1.81266588065356" calcext:value-type="float">
            <text:p>1.81266588065356</text:p>
          </table:table-cell>
          <table:table-cell office:value-type="float" office:value="1.03011517342169" calcext:value-type="float">
            <text:p>1.03011517342169</text:p>
          </table:table-cell>
          <table:table-cell office:value-type="float" office:value="0.949155367952944" calcext:value-type="float">
            <text:p>0.949155367952944</text:p>
          </table:table-cell>
          <table:table-cell office:value-type="float" office:value="0.481940246221112" calcext:value-type="float">
            <text:p>0.481940246221112</text:p>
          </table:table-cell>
          <table:table-cell office:value-type="float" office:value="1.49974299306039" calcext:value-type="float">
            <text:p>1.49974299306039</text:p>
          </table:table-cell>
          <table:table-cell office:value-type="float" office:value="0.610682510124522" calcext:value-type="float">
            <text:p>0.610682510124522</text:p>
          </table:table-cell>
          <table:table-cell office:value-type="float" office:value="0.416891304472348" calcext:value-type="float">
            <text:p>0.416891304472348</text:p>
          </table:table-cell>
          <table:table-cell office:value-type="float" office:value="0.338181516874422" calcext:value-type="float">
            <text:p>0.338181516874422</text:p>
          </table:table-cell>
          <table:table-cell office:value-type="float" office:value="0.839959803193839" calcext:value-type="float">
            <text:p>0.839959803193839</text:p>
          </table:table-cell>
          <table:table-cell office:value-type="float" office:value="0.509272382435682" calcext:value-type="float">
            <text:p>0.509272382435682</text:p>
          </table:table-cell>
          <table:table-cell office:value-type="float" office:value="0.351047183760245" calcext:value-type="float">
            <text:p>0.351047183760245</text:p>
          </table:table-cell>
          <table:table-cell office:value-type="float" office:value="0.861138179213067" calcext:value-type="float">
            <text:p>0.861138179213067</text:p>
          </table:table-cell>
          <table:table-cell office:value-type="float" office:value="0.474907550552622" calcext:value-type="float">
            <text:p>0.474907550552622</text:p>
          </table:table-cell>
          <table:table-cell office:value-type="float" office:value="0.648201557728062" calcext:value-type="float">
            <text:p>0.648201557728062</text:p>
          </table:table-cell>
          <table:table-cell office:value-type="float" office:value="0.835407242137844" calcext:value-type="float">
            <text:p>0.835407242137844</text:p>
          </table:table-cell>
          <table:table-cell office:value-type="float" office:value="0.237056589225729" calcext:value-type="float">
            <text:p>0.237056589225729</text:p>
          </table:table-cell>
          <table:table-cell office:value-type="float" office:value="0.653008695330323" calcext:value-type="float">
            <text:p>0.653008695330323</text:p>
          </table:table-cell>
          <table:table-cell office:value-type="float" office:value="0.371548531812549" calcext:value-type="float">
            <text:p>0.371548531812549</text:p>
          </table:table-cell>
          <table:table-cell office:value-type="float" office:value="0.507153908781828" calcext:value-type="float">
            <text:p>0.507153908781828</text:p>
          </table:table-cell>
          <table:table-cell office:value-type="float" office:value="0.479006788160724" calcext:value-type="float">
            <text:p>0.479006788160724</text:p>
          </table:table-cell>
          <table:table-cell office:value-type="float" office:value="0.669645974157752" calcext:value-type="float">
            <text:p>0.669645974157752</text:p>
          </table:table-cell>
          <table:table-cell office:value-type="float" office:value="0.612659019313115" calcext:value-type="float">
            <text:p>0.612659019313115</text:p>
          </table:table-cell>
          <table:table-cell office:value-type="float" office:value="0.390563198965002" calcext:value-type="float">
            <text:p>0.390563198965002</text:p>
          </table:table-cell>
          <table:table-cell office:value-type="float" office:value="0.606353220337654" calcext:value-type="float">
            <text:p>0.606353220337654</text:p>
          </table:table-cell>
          <table:table-cell office:value-type="float" office:value="0.86241731634805" calcext:value-type="float">
            <text:p>0.86241731634805</text:p>
          </table:table-cell>
          <table:table-cell office:value-type="float" office:value="0.493733718757088" calcext:value-type="float">
            <text:p>0.493733718757088</text:p>
          </table:table-cell>
          <table:table-cell office:value-type="float" office:value="0.306328106048858" calcext:value-type="float">
            <text:p>0.306328106048858</text:p>
          </table:table-cell>
          <table:table-cell office:value-type="float" office:value="0.867908962735834" calcext:value-type="float">
            <text:p>0.867908962735834</text:p>
          </table:table-cell>
          <table:table-cell office:value-type="float" office:value="0.274747673823323" calcext:value-type="float">
            <text:p>0.274747673823323</text:p>
          </table:table-cell>
          <table:table-cell office:value-type="float" office:value="1.29890425676382" calcext:value-type="float">
            <text:p>1.29890425676382</text:p>
          </table:table-cell>
          <table:table-cell office:value-type="float" office:value="0.275815095352213" calcext:value-type="float">
            <text:p>0.275815095352213</text:p>
          </table:table-cell>
          <table:table-cell office:value-type="float" office:value="0.65334532922945" calcext:value-type="float">
            <text:p>0.65334532922945</text:p>
          </table:table-cell>
          <table:table-cell office:value-type="float" office:value="0.506417650119794" calcext:value-type="float">
            <text:p>0.506417650119794</text:p>
          </table:table-cell>
          <table:table-cell office:value-type="float" office:value="0.308266995868957" calcext:value-type="float">
            <text:p>0.308266995868957</text:p>
          </table:table-cell>
          <table:table-cell office:value-type="float" office:value="0.323386028484302" calcext:value-type="float">
            <text:p>0.323386028484302</text:p>
          </table:table-cell>
          <table:table-cell office:value-type="float" office:value="0.797767096861639" calcext:value-type="float">
            <text:p>0.797767096861639</text:p>
          </table:table-cell>
          <table:table-cell office:value-type="float" office:value="0.402686830696834" calcext:value-type="float">
            <text:p>0.402686830696834</text:p>
          </table:table-cell>
          <table:table-cell office:value-type="float" office:value="0.426363240476319" calcext:value-type="float">
            <text:p>0.426363240476319</text:p>
          </table:table-cell>
          <table:table-cell office:value-type="float" office:value="0.479106756264826" calcext:value-type="float">
            <text:p>0.479106756264826</text:p>
          </table:table-cell>
          <table:table-cell office:value-type="float" office:value="0.311838552105872" calcext:value-type="float">
            <text:p>0.311838552105872</text:p>
          </table:table-cell>
        </table:table-row>
        <table:table-row table:style-name="ro1">
          <table:table-cell office:value-type="string" calcext:value-type="string">
            <text:p>improvement ratio</text:p>
          </table:table-cell>
          <table:table-cell office:value-type="string" calcext:value-type="string">
            <text:p><text:s/>cou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0339581339289" calcext:value-type="float">
            <text:p>1.00339581339289</text:p>
          </table:table-cell>
          <table:table-cell office:value-type="float" office:value="1.01563314670621" calcext:value-type="float">
            <text:p>1.01563314670621</text:p>
          </table:table-cell>
          <table:table-cell office:value-type="float" office:value="1.04067909838023" calcext:value-type="float">
            <text:p>1.04067909838023</text:p>
          </table:table-cell>
          <table:table-cell office:value-type="float" office:value="0.992949861232063" calcext:value-type="float">
            <text:p>0.992949861232063</text:p>
          </table:table-cell>
          <table:table-cell office:value-type="float" office:value="1.15106944104806" calcext:value-type="float">
            <text:p>1.15106944104806</text:p>
          </table:table-cell>
          <table:table-cell office:value-type="float" office:value="1.19835580650294" calcext:value-type="float">
            <text:p>1.19835580650294</text:p>
          </table:table-cell>
          <table:table-cell office:value-type="float" office:value="1.01242215557652" calcext:value-type="float">
            <text:p>1.01242215557652</text:p>
          </table:table-cell>
          <table:table-cell office:value-type="float" office:value="1.20925135875939" calcext:value-type="float">
            <text:p>1.20925135875939</text:p>
          </table:table-cell>
          <table:table-cell office:value-type="float" office:value="1.07638898572367" calcext:value-type="float">
            <text:p>1.07638898572367</text:p>
          </table:table-cell>
          <table:table-cell office:value-type="float" office:value="1.10494834560966" calcext:value-type="float">
            <text:p>1.10494834560966</text:p>
          </table:table-cell>
          <table:table-cell office:value-type="float" office:value="1.20606949615686" calcext:value-type="float">
            <text:p>1.20606949615686</text:p>
          </table:table-cell>
          <table:table-cell office:value-type="float" office:value="0.962992720541862" calcext:value-type="float">
            <text:p>0.962992720541862</text:p>
          </table:table-cell>
          <table:table-cell office:value-type="float" office:value="1.12262661705863" calcext:value-type="float">
            <text:p>1.12262661705863</text:p>
          </table:table-cell>
          <table:table-cell office:value-type="float" office:value="0.609165354778012" calcext:value-type="float">
            <text:p>0.609165354778012</text:p>
          </table:table-cell>
          <table:table-cell office:value-type="float" office:value="0.83918829292066" calcext:value-type="float">
            <text:p>0.83918829292066</text:p>
          </table:table-cell>
          <table:table-cell office:value-type="float" office:value="1.01290128119369" calcext:value-type="float">
            <text:p>1.01290128119369</text:p>
          </table:table-cell>
          <table:table-cell office:value-type="float" office:value="1.24596712647217" calcext:value-type="float">
            <text:p>1.24596712647217</text:p>
          </table:table-cell>
          <table:table-cell office:value-type="float" office:value="1.18411202259258" calcext:value-type="float">
            <text:p>1.18411202259258</text:p>
          </table:table-cell>
          <table:table-cell office:value-type="float" office:value="1.20368010251878" calcext:value-type="float">
            <text:p>1.20368010251878</text:p>
          </table:table-cell>
          <table:table-cell office:value-type="float" office:value="1.47540386711187" calcext:value-type="float">
            <text:p>1.47540386711187</text:p>
          </table:table-cell>
          <table:table-cell office:value-type="float" office:value="1.01878974846721" calcext:value-type="float">
            <text:p>1.01878974846721</text:p>
          </table:table-cell>
          <table:table-cell office:value-type="float" office:value="0.899660724153502" calcext:value-type="float">
            <text:p>0.899660724153502</text:p>
          </table:table-cell>
          <table:table-cell office:value-type="float" office:value="0.880390518820823" calcext:value-type="float">
            <text:p>0.880390518820823</text:p>
          </table:table-cell>
          <table:table-cell office:value-type="float" office:value="1.0574452674552" calcext:value-type="float">
            <text:p>1.0574452674552</text:p>
          </table:table-cell>
          <table:table-cell office:value-type="float" office:value="1.04909249152482" calcext:value-type="float">
            <text:p>1.04909249152482</text:p>
          </table:table-cell>
          <table:table-cell office:value-type="float" office:value="1.06193735764582" calcext:value-type="float">
            <text:p>1.06193735764582</text:p>
          </table:table-cell>
          <table:table-cell office:value-type="float" office:value="1.01781790880991" calcext:value-type="float">
            <text:p>1.01781790880991</text:p>
          </table:table-cell>
          <table:table-cell office:value-type="float" office:value="1.02101289294501" calcext:value-type="float">
            <text:p>1.02101289294501</text:p>
          </table:table-cell>
          <table:table-cell office:value-type="float" office:value="0.886249086260133" calcext:value-type="float">
            <text:p>0.886249086260133</text:p>
          </table:table-cell>
          <table:table-cell office:value-type="float" office:value="0.864813473296245" calcext:value-type="float">
            <text:p>0.864813473296245</text:p>
          </table:table-cell>
          <table:table-cell office:value-type="float" office:value="0.986537856406964" calcext:value-type="float">
            <text:p>0.986537856406964</text:p>
          </table:table-cell>
          <table:table-cell office:value-type="float" office:value="1.66414315211581" calcext:value-type="float">
            <text:p>1.66414315211581</text:p>
          </table:table-cell>
          <table:table-cell office:value-type="float" office:value="0.820426968081443" calcext:value-type="float">
            <text:p>0.820426968081443</text:p>
          </table:table-cell>
          <table:table-cell office:value-type="float" office:value="0.913888460890759" calcext:value-type="float">
            <text:p>0.913888460890759</text:p>
          </table:table-cell>
          <table:table-cell office:value-type="float" office:value="1.00023322445796" calcext:value-type="float">
            <text:p>1.00023322445796</text:p>
          </table:table-cell>
          <table:table-cell office:value-type="float" office:value="1.44582969959619" calcext:value-type="float">
            <text:p>1.44582969959619</text:p>
          </table:table-cell>
          <table:table-cell office:value-type="float" office:value="1.03298973637203" calcext:value-type="float">
            <text:p>1.03298973637203</text:p>
          </table:table-cell>
          <table:table-cell office:value-type="float" office:value="0.951180066310119" calcext:value-type="float">
            <text:p>0.951180066310119</text:p>
          </table:table-cell>
          <table:table-cell office:value-type="float" office:value="0.864758445177505" calcext:value-type="float">
            <text:p>0.864758445177505</text:p>
          </table:table-cell>
          <table:table-cell office:value-type="float" office:value="1.06322069352203" calcext:value-type="float">
            <text:p>1.06322069352203</text:p>
          </table:table-cell>
          <table:table-cell office:value-type="float" office:value="0.904606533395618" calcext:value-type="float">
            <text:p>0.904606533395618</text:p>
          </table:table-cell>
          <table:table-cell office:value-type="float" office:value="0.834276875290463" calcext:value-type="float">
            <text:p>0.834276875290463</text:p>
          </table:table-cell>
          <table:table-cell office:value-type="float" office:value="1.65046606638268" calcext:value-type="float">
            <text:p>1.65046606638268</text:p>
          </table:table-cell>
          <table:table-cell office:value-type="float" office:value="1.1627099254831" calcext:value-type="float">
            <text:p>1.1627099254831</text:p>
          </table:table-cell>
          <table:table-cell office:value-type="float" office:value="0.915795806080734" calcext:value-type="float">
            <text:p>0.915795806080734</text:p>
          </table:table-cell>
          <table:table-cell office:value-type="float" office:value="1.20319158405346" calcext:value-type="float">
            <text:p>1.20319158405346</text:p>
          </table:table-cell>
          <table:table-cell office:value-type="float" office:value="1.15050987241952" calcext:value-type="float">
            <text:p>1.15050987241952</text:p>
          </table:table-cell>
          <table:table-cell office:value-type="float" office:value="1.2779396295287" calcext:value-type="float">
            <text:p>1.2779396295287</text:p>
          </table:table-cell>
          <table:table-cell office:value-type="float" office:value="1.00370127593025" calcext:value-type="float">
            <text:p>1.00370127593025</text:p>
          </table:table-cell>
        </table:table-row>
        <table:table-row table:style-name="ro1">
          <table:table-cell office:value-type="string" calcext:value-type="string">
            <text:p>GPUCB</text:p>
          </table:table-cell>
          <table:table-cell office:value-type="string" calcext:value-type="string">
            <text:p><text:s/>count</text:p>
          </table:table-cell>
          <table:table-cell office:value-type="float" office:value="2" calcext:value-type="float">
            <text:p>2</text:p>
          </table:table-cell>
          <table:table-cell office:value-type="float" office:value="3.27944413803426" calcext:value-type="float">
            <text:p>3.27944413803426</text:p>
          </table:table-cell>
          <table:table-cell office:value-type="float" office:value="2.12981104457185" calcext:value-type="float">
            <text:p>2.12981104457185</text:p>
          </table:table-cell>
          <table:table-cell office:value-type="float" office:value="1.58205085928403" calcext:value-type="float">
            <text:p>1.58205085928403</text:p>
          </table:table-cell>
          <table:table-cell office:value-type="float" office:value="2.48902799207842" calcext:value-type="float">
            <text:p>2.48902799207842</text:p>
          </table:table-cell>
          <table:table-cell office:value-type="float" office:value="5.20634858100326" calcext:value-type="float">
            <text:p>5.20634858100326</text:p>
          </table:table-cell>
          <table:table-cell office:value-type="float" office:value="1.85551057992439" calcext:value-type="float">
            <text:p>1.85551057992439</text:p>
          </table:table-cell>
          <table:table-cell office:value-type="float" office:value="5.34681507711516" calcext:value-type="float">
            <text:p>5.34681507711516</text:p>
          </table:table-cell>
          <table:table-cell office:value-type="float" office:value="1.94498632310378" calcext:value-type="float">
            <text:p>1.94498632310378</text:p>
          </table:table-cell>
          <table:table-cell office:value-type="float" office:value="0.718705579541089" calcext:value-type="float">
            <text:p>0.718705579541089</text:p>
          </table:table-cell>
          <table:table-cell office:value-type="float" office:value="1.27915808753143" calcext:value-type="float">
            <text:p>1.27915808753143</text:p>
          </table:table-cell>
          <table:table-cell office:value-type="float" office:value="1.17886902386452" calcext:value-type="float">
            <text:p>1.17886902386452</text:p>
          </table:table-cell>
          <table:table-cell office:value-type="float" office:value="0.875615457691968" calcext:value-type="float">
            <text:p>0.875615457691968</text:p>
          </table:table-cell>
          <table:table-cell office:value-type="float" office:value="2.78967477039336" calcext:value-type="float">
            <text:p>2.78967477039336</text:p>
          </table:table-cell>
          <table:table-cell office:value-type="float" office:value="0.721827143261051" calcext:value-type="float">
            <text:p>0.721827143261051</text:p>
          </table:table-cell>
          <table:table-cell office:value-type="float" office:value="0.853129400599288" calcext:value-type="float">
            <text:p>0.853129400599288</text:p>
          </table:table-cell>
          <table:table-cell office:value-type="float" office:value="1.68798188364535" calcext:value-type="float">
            <text:p>1.68798188364535</text:p>
          </table:table-cell>
          <table:table-cell office:value-type="float" office:value="0.878319535182697" calcext:value-type="float">
            <text:p>0.878319535182697</text:p>
          </table:table-cell>
          <table:table-cell office:value-type="float" office:value="0.768843242133317" calcext:value-type="float">
            <text:p>0.768843242133317</text:p>
          </table:table-cell>
          <table:table-cell office:value-type="float" office:value="0.520712218595114" calcext:value-type="float">
            <text:p>0.520712218595114</text:p>
          </table:table-cell>
          <table:table-cell office:value-type="float" office:value="0.637612234526743" calcext:value-type="float">
            <text:p>0.637612234526743</text:p>
          </table:table-cell>
          <table:table-cell office:value-type="float" office:value="0.519837459476329" calcext:value-type="float">
            <text:p>0.519837459476329</text:p>
          </table:table-cell>
          <table:table-cell office:value-type="float" office:value="0.856699671545954" calcext:value-type="float">
            <text:p>0.856699671545954</text:p>
          </table:table-cell>
          <table:table-cell office:value-type="float" office:value="1.01837426516177" calcext:value-type="float">
            <text:p>1.01837426516177</text:p>
          </table:table-cell>
          <table:table-cell office:value-type="float" office:value="0.518045886873504" calcext:value-type="float">
            <text:p>0.518045886873504</text:p>
          </table:table-cell>
          <table:table-cell office:value-type="float" office:value="1.10605015174376" calcext:value-type="float">
            <text:p>1.10605015174376</text:p>
          </table:table-cell>
          <table:table-cell office:value-type="float" office:value="0.362524139458822" calcext:value-type="float">
            <text:p>0.362524139458822</text:p>
          </table:table-cell>
          <table:table-cell office:value-type="float" office:value="0.331330273061085" calcext:value-type="float">
            <text:p>0.331330273061085</text:p>
          </table:table-cell>
          <table:table-cell office:value-type="float" office:value="0.556534167769229" calcext:value-type="float">
            <text:p>0.556534167769229</text:p>
          </table:table-cell>
          <table:table-cell office:value-type="float" office:value="0.776001968468791" calcext:value-type="float">
            <text:p>0.776001968468791</text:p>
          </table:table-cell>
          <table:table-cell office:value-type="float" office:value="0.275614842428329" calcext:value-type="float">
            <text:p>0.275614842428329</text:p>
          </table:table-cell>
          <table:table-cell office:value-type="float" office:value="0.239682884798535" calcext:value-type="float">
            <text:p>0.239682884798535</text:p>
          </table:table-cell>
          <table:table-cell office:value-type="float" office:value="0.442136686102675" calcext:value-type="float">
            <text:p>0.442136686102675</text:p>
          </table:table-cell>
          <table:table-cell office:value-type="float" office:value="0.344201057225385" calcext:value-type="float">
            <text:p>0.344201057225385</text:p>
          </table:table-cell>
          <table:table-cell office:value-type="float" office:value="0.342767814633685" calcext:value-type="float">
            <text:p>0.342767814633685</text:p>
          </table:table-cell>
          <table:table-cell office:value-type="float" office:value="0.21881692457418" calcext:value-type="float">
            <text:p>0.21881692457418</text:p>
          </table:table-cell>
          <table:table-cell office:value-type="float" office:value="0.978422621930558" calcext:value-type="float">
            <text:p>0.978422621930558</text:p>
          </table:table-cell>
          <table:table-cell office:value-type="float" office:value="0.3574665203666" calcext:value-type="float">
            <text:p>0.3574665203666</text:p>
          </table:table-cell>
          <table:table-cell office:value-type="float" office:value="0.562338665410991" calcext:value-type="float">
            <text:p>0.562338665410991</text:p>
          </table:table-cell>
          <table:table-cell office:value-type="float" office:value="0.232714891232272" calcext:value-type="float">
            <text:p>0.232714891232272</text:p>
          </table:table-cell>
          <table:table-cell office:value-type="float" office:value="0.475647941816498" calcext:value-type="float">
            <text:p>0.475647941816498</text:p>
          </table:table-cell>
          <table:table-cell office:value-type="float" office:value="0.376975875209052" calcext:value-type="float">
            <text:p>0.376975875209052</text:p>
          </table:table-cell>
          <table:table-cell office:value-type="float" office:value="0.488168807478409" calcext:value-type="float">
            <text:p>0.488168807478409</text:p>
          </table:table-cell>
          <table:table-cell office:value-type="float" office:value="0.463178347779691" calcext:value-type="float">
            <text:p>0.463178347779691</text:p>
          </table:table-cell>
          <table:table-cell office:value-type="float" office:value="0.385231358902327" calcext:value-type="float">
            <text:p>0.385231358902327</text:p>
          </table:table-cell>
          <table:table-cell office:value-type="float" office:value="0.274619498252821" calcext:value-type="float">
            <text:p>0.274619498252821</text:p>
          </table:table-cell>
          <table:table-cell office:value-type="float" office:value="0.31717572153718" calcext:value-type="float">
            <text:p>0.31717572153718</text:p>
          </table:table-cell>
          <table:table-cell office:value-type="float" office:value="0.359045614559725" calcext:value-type="float">
            <text:p>0.359045614559725</text:p>
          </table:table-cell>
          <table:table-cell office:value-type="float" office:value="0.450392763737793" calcext:value-type="float">
            <text:p>0.450392763737793</text:p>
          </table:table-cell>
          <table:table-cell office:value-type="float" office:value="0.306834084297718" calcext:value-type="float">
            <text:p>0.306834084297718</text:p>
          </table:table-cell>
          <table:table-cell office:value-type="float" office:value="0.292811829828303" calcext:value-type="float">
            <text:p>0.292811829828303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count</text:p>
          </table:table-cell>
          <table:table-cell office:value-type="float" office:value="2" calcext:value-type="float">
            <text:p>2</text:p>
          </table:table-cell>
          <table:table-cell office:value-type="float" office:value="3.27944413803426" calcext:value-type="float">
            <text:p>3.27944413803426</text:p>
          </table:table-cell>
          <table:table-cell office:value-type="float" office:value="2.12900255219363" calcext:value-type="float">
            <text:p>2.12900255219363</text:p>
          </table:table-cell>
          <table:table-cell office:value-type="float" office:value="1.50779293944223" calcext:value-type="float">
            <text:p>1.50779293944223</text:p>
          </table:table-cell>
          <table:table-cell office:value-type="float" office:value="2.28287415930443" calcext:value-type="float">
            <text:p>2.28287415930443</text:p>
          </table:table-cell>
          <table:table-cell office:value-type="float" office:value="4.25390966126907" calcext:value-type="float">
            <text:p>4.25390966126907</text:p>
          </table:table-cell>
          <table:table-cell office:value-type="float" office:value="1.79281098546912" calcext:value-type="float">
            <text:p>1.79281098546912</text:p>
          </table:table-cell>
          <table:table-cell office:value-type="float" office:value="5.02366451108859" calcext:value-type="float">
            <text:p>5.02366451108859</text:p>
          </table:table-cell>
          <table:table-cell office:value-type="float" office:value="1.56245272729322" calcext:value-type="float">
            <text:p>1.56245272729322</text:p>
          </table:table-cell>
          <table:table-cell office:value-type="float" office:value="0.661143658701486" calcext:value-type="float">
            <text:p>0.661143658701486</text:p>
          </table:table-cell>
          <table:table-cell office:value-type="float" office:value="1.00554043752129" calcext:value-type="float">
            <text:p>1.00554043752129</text:p>
          </table:table-cell>
          <table:table-cell office:value-type="float" office:value="1.17549408056538" calcext:value-type="float">
            <text:p>1.17549408056538</text:p>
          </table:table-cell>
          <table:table-cell office:value-type="float" office:value="0.702144887414681" calcext:value-type="float">
            <text:p>0.702144887414681</text:p>
          </table:table-cell>
          <table:table-cell office:value-type="float" office:value="2.18466790399549" calcext:value-type="float">
            <text:p>2.18466790399549</text:p>
          </table:table-cell>
          <table:table-cell office:value-type="float" office:value="0.506895912291941" calcext:value-type="float">
            <text:p>0.506895912291941</text:p>
          </table:table-cell>
          <table:table-cell office:value-type="float" office:value="0.942285364024539" calcext:value-type="float">
            <text:p>0.942285364024539</text:p>
          </table:table-cell>
          <table:table-cell office:value-type="float" office:value="0.614309035444243" calcext:value-type="float">
            <text:p>0.614309035444243</text:p>
          </table:table-cell>
          <table:table-cell office:value-type="float" office:value="0.729825307164983" calcext:value-type="float">
            <text:p>0.729825307164983</text:p>
          </table:table-cell>
          <table:table-cell office:value-type="float" office:value="1.17294128005518" calcext:value-type="float">
            <text:p>1.17294128005518</text:p>
          </table:table-cell>
          <table:table-cell office:value-type="float" office:value="0.453572687495822" calcext:value-type="float">
            <text:p>0.453572687495822</text:p>
          </table:table-cell>
          <table:table-cell office:value-type="float" office:value="0.482933813573067" calcext:value-type="float">
            <text:p>0.482933813573067</text:p>
          </table:table-cell>
          <table:table-cell office:value-type="float" office:value="0.339419939777947" calcext:value-type="float">
            <text:p>0.339419939777947</text:p>
          </table:table-cell>
          <table:table-cell office:value-type="float" office:value="0.641924703381202" calcext:value-type="float">
            <text:p>0.641924703381202</text:p>
          </table:table-cell>
          <table:table-cell office:value-type="float" office:value="0.734122080795441" calcext:value-type="float">
            <text:p>0.734122080795441</text:p>
          </table:table-cell>
          <table:table-cell office:value-type="float" office:value="0.393060126178882" calcext:value-type="float">
            <text:p>0.393060126178882</text:p>
          </table:table-cell>
          <table:table-cell office:value-type="float" office:value="0.744468218403961" calcext:value-type="float">
            <text:p>0.744468218403961</text:p>
          </table:table-cell>
          <table:table-cell office:value-type="float" office:value="0.370693618865979" calcext:value-type="float">
            <text:p>0.370693618865979</text:p>
          </table:table-cell>
          <table:table-cell office:value-type="float" office:value="0.300488344725273" calcext:value-type="float">
            <text:p>0.300488344725273</text:p>
          </table:table-cell>
          <table:table-cell office:value-type="float" office:value="0.49536710000863" calcext:value-type="float">
            <text:p>0.49536710000863</text:p>
          </table:table-cell>
          <table:table-cell office:value-type="float" office:value="0.814604480773096" calcext:value-type="float">
            <text:p>0.814604480773096</text:p>
          </table:table-cell>
          <table:table-cell office:value-type="float" office:value="0.309220031783638" calcext:value-type="float">
            <text:p>0.309220031783638</text:p>
          </table:table-cell>
          <table:table-cell office:value-type="float" office:value="0.346277544387671" calcext:value-type="float">
            <text:p>0.346277544387671</text:p>
          </table:table-cell>
          <table:table-cell office:value-type="float" office:value="0.347531525459913" calcext:value-type="float">
            <text:p>0.347531525459913</text:p>
          </table:table-cell>
          <table:table-cell office:value-type="float" office:value="0.381515111974379" calcext:value-type="float">
            <text:p>0.381515111974379</text:p>
          </table:table-cell>
          <table:table-cell office:value-type="float" office:value="0.417656517701934" calcext:value-type="float">
            <text:p>0.417656517701934</text:p>
          </table:table-cell>
          <table:table-cell office:value-type="float" office:value="0.264254720257668" calcext:value-type="float">
            <text:p>0.264254720257668</text:p>
          </table:table-cell>
          <table:table-cell office:value-type="float" office:value="1.43249064304689" calcext:value-type="float">
            <text:p>1.43249064304689</text:p>
          </table:table-cell>
          <table:table-cell office:value-type="float" office:value="0.334242573403389" calcext:value-type="float">
            <text:p>0.334242573403389</text:p>
          </table:table-cell>
          <table:table-cell office:value-type="float" office:value="0.489797560772153" calcext:value-type="float">
            <text:p>0.489797560772153</text:p>
          </table:table-cell>
          <table:table-cell office:value-type="float" office:value="0.180812456151767" calcext:value-type="float">
            <text:p>0.180812456151767</text:p>
          </table:table-cell>
          <table:table-cell office:value-type="float" office:value="0.38336635696916" calcext:value-type="float">
            <text:p>0.38336635696916</text:p>
          </table:table-cell>
          <table:table-cell office:value-type="float" office:value="0.58698800594184" calcext:value-type="float">
            <text:p>0.58698800594184</text:p>
          </table:table-cell>
          <table:table-cell office:value-type="float" office:value="0.434347221745455" calcext:value-type="float">
            <text:p>0.434347221745455</text:p>
          </table:table-cell>
          <table:table-cell office:value-type="float" office:value="0.354899410408212" calcext:value-type="float">
            <text:p>0.354899410408212</text:p>
          </table:table-cell>
          <table:table-cell office:value-type="float" office:value="0.312353545581402" calcext:value-type="float">
            <text:p>0.312353545581402</text:p>
          </table:table-cell>
          <table:table-cell office:value-type="float" office:value="0.214998418757208" calcext:value-type="float">
            <text:p>0.214998418757208</text:p>
          </table:table-cell>
          <table:table-cell office:value-type="float" office:value="0.382693608309957" calcext:value-type="float">
            <text:p>0.382693608309957</text:p>
          </table:table-cell>
          <table:table-cell office:value-type="float" office:value="0.328778650126761" calcext:value-type="float">
            <text:p>0.328778650126761</text:p>
          </table:table-cell>
          <table:table-cell office:value-type="float" office:value="0.293279723958868" calcext:value-type="float">
            <text:p>0.293279723958868</text:p>
          </table:table-cell>
          <table:table-cell office:value-type="float" office:value="0.211524341060749" calcext:value-type="float">
            <text:p>0.211524341060749</text:p>
          </table:table-cell>
          <table:table-cell office:value-type="float" office:value="0.296913966564644" calcext:value-type="float">
            <text:p>0.296913966564644</text:p>
          </table:table-cell>
        </table:table-row>
        <table:table-row table:style-name="ro1">
          <table:table-cell office:value-type="string" calcext:value-type="string">
            <text:p>improvement ratio</text:p>
          </table:table-cell>
          <table:table-cell office:value-type="string" calcext:value-type="string">
            <text:p><text:s/>cou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00037975171866" calcext:value-type="float">
            <text:p>1.00037975171866</text:p>
          </table:table-cell>
          <table:table-cell office:value-type="float" office:value="1.04924941475669" calcext:value-type="float">
            <text:p>1.04924941475669</text:p>
          </table:table-cell>
          <table:table-cell office:value-type="float" office:value="1.09030451018675" calcext:value-type="float">
            <text:p>1.09030451018675</text:p>
          </table:table-cell>
          <table:table-cell office:value-type="float" office:value="1.22389730755355" calcext:value-type="float">
            <text:p>1.22389730755355</text:p>
          </table:table-cell>
          <table:table-cell office:value-type="float" office:value="1.03497278573339" calcext:value-type="float">
            <text:p>1.03497278573339</text:p>
          </table:table-cell>
          <table:table-cell office:value-type="float" office:value="1.06432566611749" calcext:value-type="float">
            <text:p>1.06432566611749</text:p>
          </table:table-cell>
          <table:table-cell office:value-type="float" office:value="1.24482890850289" calcext:value-type="float">
            <text:p>1.24482890850289</text:p>
          </table:table-cell>
          <table:table-cell office:value-type="float" office:value="1.0870641653777" calcext:value-type="float">
            <text:p>1.0870641653777</text:p>
          </table:table-cell>
          <table:table-cell office:value-type="float" office:value="1.27211004132725" calcext:value-type="float">
            <text:p>1.27211004132725</text:p>
          </table:table-cell>
          <table:table-cell office:value-type="float" office:value="1.00287108489523" calcext:value-type="float">
            <text:p>1.00287108489523</text:p>
          </table:table-cell>
          <table:table-cell office:value-type="float" office:value="1.2470580835759" calcext:value-type="float">
            <text:p>1.2470580835759</text:p>
          </table:table-cell>
          <table:table-cell office:value-type="float" office:value="1.27693310516046" calcext:value-type="float">
            <text:p>1.27693310516046</text:p>
          </table:table-cell>
          <table:table-cell office:value-type="float" office:value="1.42401452794775" calcext:value-type="float">
            <text:p>1.42401452794775</text:p>
          </table:table-cell>
          <table:table-cell office:value-type="float" office:value="0.905383266227905" calcext:value-type="float">
            <text:p>0.905383266227905</text:p>
          </table:table-cell>
          <table:table-cell office:value-type="float" office:value="2.74777316668422" calcext:value-type="float">
            <text:p>2.74777316668422</text:p>
          </table:table-cell>
          <table:table-cell office:value-type="float" office:value="1.20346544105814" calcext:value-type="float">
            <text:p>1.20346544105814</text:p>
          </table:table-cell>
          <table:table-cell office:value-type="float" office:value="0.655483147542688" calcext:value-type="float">
            <text:p>0.655483147542688</text:p>
          </table:table-cell>
          <table:table-cell office:value-type="float" office:value="1.14802375220159" calcext:value-type="float">
            <text:p>1.14802375220159</text:p>
          </table:table-cell>
          <table:table-cell office:value-type="float" office:value="1.32028906779019" calcext:value-type="float">
            <text:p>1.32028906779019</text:p>
          </table:table-cell>
          <table:table-cell office:value-type="float" office:value="1.53154661395678" calcext:value-type="float">
            <text:p>1.53154661395678</text:p>
          </table:table-cell>
          <table:table-cell office:value-type="float" office:value="1.33457968985065" calcext:value-type="float">
            <text:p>1.33457968985065</text:p>
          </table:table-cell>
          <table:table-cell office:value-type="float" office:value="1.38720015621698" calcext:value-type="float">
            <text:p>1.38720015621698</text:p>
          </table:table-cell>
          <table:table-cell office:value-type="float" office:value="1.31798127657889" calcext:value-type="float">
            <text:p>1.31798127657889</text:p>
          </table:table-cell>
          <table:table-cell office:value-type="float" office:value="1.48569156399313" calcext:value-type="float">
            <text:p>1.48569156399313</text:p>
          </table:table-cell>
          <table:table-cell office:value-type="float" office:value="0.977961640040772" calcext:value-type="float">
            <text:p>0.977961640040772</text:p>
          </table:table-cell>
          <table:table-cell office:value-type="float" office:value="1.10263934983571" calcext:value-type="float">
            <text:p>1.10263934983571</text:p>
          </table:table-cell>
          <table:table-cell office:value-type="float" office:value="1.12347826038413" calcext:value-type="float">
            <text:p>1.12347826038413</text:p>
          </table:table-cell>
          <table:table-cell office:value-type="float" office:value="0.952611956826373" calcext:value-type="float">
            <text:p>0.952611956826373</text:p>
          </table:table-cell>
          <table:table-cell office:value-type="float" office:value="0.891322728474385" calcext:value-type="float">
            <text:p>0.891322728474385</text:p>
          </table:table-cell>
          <table:table-cell office:value-type="float" office:value="0.692169875532559" calcext:value-type="float">
            <text:p>0.692169875532559</text:p>
          </table:table-cell>
          <table:table-cell office:value-type="float" office:value="1.27222037056225" calcext:value-type="float">
            <text:p>1.27222037056225</text:p>
          </table:table-cell>
          <table:table-cell office:value-type="float" office:value="0.902195080672191" calcext:value-type="float">
            <text:p>0.902195080672191</text:p>
          </table:table-cell>
          <table:table-cell office:value-type="float" office:value="0.820693081768945" calcext:value-type="float">
            <text:p>0.820693081768945</text:p>
          </table:table-cell>
          <table:table-cell office:value-type="float" office:value="0.828053040493721" calcext:value-type="float">
            <text:p>0.828053040493721</text:p>
          </table:table-cell>
          <table:table-cell office:value-type="float" office:value="0.683021998558724" calcext:value-type="float">
            <text:p>0.683021998558724</text:p>
          </table:table-cell>
          <table:table-cell office:value-type="float" office:value="1.06948231258136" calcext:value-type="float">
            <text:p>1.06948231258136</text:p>
          </table:table-cell>
          <table:table-cell office:value-type="float" office:value="1.1481042586747" calcext:value-type="float">
            <text:p>1.1481042586747</text:p>
          </table:table-cell>
          <table:table-cell office:value-type="float" office:value="1.2870512141981" calcext:value-type="float">
            <text:p>1.2870512141981</text:p>
          </table:table-cell>
          <table:table-cell office:value-type="float" office:value="1.24071383200368" calcext:value-type="float">
            <text:p>1.24071383200368</text:p>
          </table:table-cell>
          <table:table-cell office:value-type="float" office:value="0.642220746238559" calcext:value-type="float">
            <text:p>0.642220746238559</text:p>
          </table:table-cell>
          <table:table-cell office:value-type="float" office:value="1.12391373315724" calcext:value-type="float">
            <text:p>1.12391373315724</text:p>
          </table:table-cell>
          <table:table-cell office:value-type="float" office:value="1.30509754086921" calcext:value-type="float">
            <text:p>1.30509754086921</text:p>
          </table:table-cell>
          <table:table-cell office:value-type="float" office:value="1.23331834823669" calcext:value-type="float">
            <text:p>1.23331834823669</text:p>
          </table:table-cell>
          <table:table-cell office:value-type="float" office:value="1.27730938599573" calcext:value-type="float">
            <text:p>1.27730938599573</text:p>
          </table:table-cell>
          <table:table-cell office:value-type="float" office:value="0.828798063646488" calcext:value-type="float">
            <text:p>0.828798063646488</text:p>
          </table:table-cell>
          <table:table-cell office:value-type="float" office:value="1.09205878916193" calcext:value-type="float">
            <text:p>1.09205878916193</text:p>
          </table:table-cell>
          <table:table-cell office:value-type="float" office:value="1.53571054165668" calcext:value-type="float">
            <text:p>1.53571054165668</text:p>
          </table:table-cell>
          <table:table-cell office:value-type="float" office:value="1.45058522701932" calcext:value-type="float">
            <text:p>1.45058522701932</text:p>
          </table:table-cell>
          <table:table-cell office:value-type="float" office:value="0.986184089674854" calcext:value-type="float">
            <text:p>0.986184089674854</text:p>
          </table:table-cell>
        </table:table-row>
        <table:table-row table:style-name="ro1">
          <table:table-cell office:value-type="string" calcext:value-type="string">
            <text:p>GPUCB</text:p>
          </table:table-cell>
          <table:table-cell office:value-type="string" calcext:value-type="string">
            <text:p><text:s/>count</text:p>
          </table:table-cell>
          <table:table-cell office:value-type="float" office:value="3" calcext:value-type="float">
            <text:p>3</text:p>
          </table:table-cell>
          <table:table-cell office:value-type="float" office:value="1.60291924456622" calcext:value-type="float">
            <text:p>1.60291924456622</text:p>
          </table:table-cell>
          <table:table-cell office:value-type="float" office:value="3.34940735007439" calcext:value-type="float">
            <text:p>3.34940735007439</text:p>
          </table:table-cell>
          <table:table-cell office:value-type="float" office:value="2.84866529870326" calcext:value-type="float">
            <text:p>2.84866529870326</text:p>
          </table:table-cell>
          <table:table-cell office:value-type="float" office:value="1.45681308192949" calcext:value-type="float">
            <text:p>1.45681308192949</text:p>
          </table:table-cell>
          <table:table-cell office:value-type="float" office:value="6.40585474585631" calcext:value-type="float">
            <text:p>6.40585474585631</text:p>
          </table:table-cell>
          <table:table-cell office:value-type="float" office:value="3.18283319466723" calcext:value-type="float">
            <text:p>3.18283319466723</text:p>
          </table:table-cell>
          <table:table-cell office:value-type="float" office:value="2.33583033069226" calcext:value-type="float">
            <text:p>2.33583033069226</text:p>
          </table:table-cell>
          <table:table-cell office:value-type="float" office:value="1.13516168190802" calcext:value-type="float">
            <text:p>1.13516168190802</text:p>
          </table:table-cell>
          <table:table-cell office:value-type="float" office:value="1.14232145637346" calcext:value-type="float">
            <text:p>1.14232145637346</text:p>
          </table:table-cell>
          <table:table-cell office:value-type="float" office:value="0.755993655445287" calcext:value-type="float">
            <text:p>0.755993655445287</text:p>
          </table:table-cell>
          <table:table-cell office:value-type="float" office:value="1.15321596232611" calcext:value-type="float">
            <text:p>1.15321596232611</text:p>
          </table:table-cell>
          <table:table-cell office:value-type="float" office:value="1.34007997882187" calcext:value-type="float">
            <text:p>1.34007997882187</text:p>
          </table:table-cell>
          <table:table-cell office:value-type="float" office:value="1.53002215142757" calcext:value-type="float">
            <text:p>1.53002215142757</text:p>
          </table:table-cell>
          <table:table-cell office:value-type="float" office:value="0.620075453577125" calcext:value-type="float">
            <text:p>0.620075453577125</text:p>
          </table:table-cell>
          <table:table-cell office:value-type="float" office:value="0.563462093805108" calcext:value-type="float">
            <text:p>0.563462093805108</text:p>
          </table:table-cell>
          <table:table-cell office:value-type="float" office:value="0.562684753674441" calcext:value-type="float">
            <text:p>0.562684753674441</text:p>
          </table:table-cell>
          <table:table-cell office:value-type="float" office:value="0.470859159205562" calcext:value-type="float">
            <text:p>0.470859159205562</text:p>
          </table:table-cell>
          <table:table-cell office:value-type="float" office:value="1.81470283080987" calcext:value-type="float">
            <text:p>1.81470283080987</text:p>
          </table:table-cell>
          <table:table-cell office:value-type="float" office:value="0.573181494344757" calcext:value-type="float">
            <text:p>0.573181494344757</text:p>
          </table:table-cell>
          <table:table-cell office:value-type="float" office:value="0.593902382415883" calcext:value-type="float">
            <text:p>0.593902382415883</text:p>
          </table:table-cell>
          <table:table-cell office:value-type="float" office:value="0.896756759564864" calcext:value-type="float">
            <text:p>0.896756759564864</text:p>
          </table:table-cell>
          <table:table-cell office:value-type="float" office:value="0.353721572676534" calcext:value-type="float">
            <text:p>0.353721572676534</text:p>
          </table:table-cell>
          <table:table-cell office:value-type="float" office:value="1.34554668204186" calcext:value-type="float">
            <text:p>1.34554668204186</text:p>
          </table:table-cell>
          <table:table-cell office:value-type="float" office:value="0.865821946638325" calcext:value-type="float">
            <text:p>0.865821946638325</text:p>
          </table:table-cell>
          <table:table-cell office:value-type="float" office:value="0.441152430331854" calcext:value-type="float">
            <text:p>0.441152430331854</text:p>
          </table:table-cell>
          <table:table-cell office:value-type="float" office:value="1.80384652518349" calcext:value-type="float">
            <text:p>1.80384652518349</text:p>
          </table:table-cell>
          <table:table-cell office:value-type="float" office:value="0.362321574961801" calcext:value-type="float">
            <text:p>0.362321574961801</text:p>
          </table:table-cell>
          <table:table-cell office:value-type="float" office:value="0.683750109161126" calcext:value-type="float">
            <text:p>0.683750109161126</text:p>
          </table:table-cell>
          <table:table-cell office:value-type="float" office:value="2.65087113850358" calcext:value-type="float">
            <text:p>2.65087113850358</text:p>
          </table:table-cell>
          <table:table-cell office:value-type="float" office:value="0.412829481634235" calcext:value-type="float">
            <text:p>0.412829481634235</text:p>
          </table:table-cell>
          <table:table-cell office:value-type="float" office:value="0.323779876374921" calcext:value-type="float">
            <text:p>0.323779876374921</text:p>
          </table:table-cell>
          <table:table-cell office:value-type="float" office:value="0.581506251543837" calcext:value-type="float">
            <text:p>0.581506251543837</text:p>
          </table:table-cell>
          <table:table-cell office:value-type="float" office:value="0.3437744120488" calcext:value-type="float">
            <text:p>0.3437744120488</text:p>
          </table:table-cell>
          <table:table-cell office:value-type="float" office:value="1.74726196682079" calcext:value-type="float">
            <text:p>1.74726196682079</text:p>
          </table:table-cell>
          <table:table-cell office:value-type="float" office:value="0.329277844294166" calcext:value-type="float">
            <text:p>0.329277844294166</text:p>
          </table:table-cell>
          <table:table-cell office:value-type="float" office:value="0.643745844841544" calcext:value-type="float">
            <text:p>0.643745844841544</text:p>
          </table:table-cell>
          <table:table-cell office:value-type="float" office:value="0.476636531545261" calcext:value-type="float">
            <text:p>0.476636531545261</text:p>
          </table:table-cell>
          <table:table-cell office:value-type="float" office:value="1.37470210837147" calcext:value-type="float">
            <text:p>1.37470210837147</text:p>
          </table:table-cell>
          <table:table-cell office:value-type="float" office:value="0.548528829920449" calcext:value-type="float">
            <text:p>0.548528829920449</text:p>
          </table:table-cell>
          <table:table-cell office:value-type="float" office:value="0.261603545614639" calcext:value-type="float">
            <text:p>0.261603545614639</text:p>
          </table:table-cell>
          <table:table-cell office:value-type="float" office:value="0.520933237704128" calcext:value-type="float">
            <text:p>0.520933237704128</text:p>
          </table:table-cell>
          <table:table-cell office:value-type="float" office:value="0.313810532406833" calcext:value-type="float">
            <text:p>0.313810532406833</text:p>
          </table:table-cell>
          <table:table-cell office:value-type="float" office:value="0.553945447424503" calcext:value-type="float">
            <text:p>0.553945447424503</text:p>
          </table:table-cell>
          <table:table-cell office:value-type="float" office:value="0.288405846572921" calcext:value-type="float">
            <text:p>0.288405846572921</text:p>
          </table:table-cell>
          <table:table-cell office:value-type="float" office:value="0.261893095454179" calcext:value-type="float">
            <text:p>0.261893095454179</text:p>
          </table:table-cell>
          <table:table-cell office:value-type="float" office:value="1.47889541705913" calcext:value-type="float">
            <text:p>1.47889541705913</text:p>
          </table:table-cell>
          <table:table-cell office:value-type="float" office:value="0.640517157247126" calcext:value-type="float">
            <text:p>0.640517157247126</text:p>
          </table:table-cell>
          <table:table-cell office:value-type="float" office:value="1.48271305340867" calcext:value-type="float">
            <text:p>1.48271305340867</text:p>
          </table:table-cell>
          <table:table-cell office:value-type="float" office:value="0.199079377185291" calcext:value-type="float">
            <text:p>0.199079377185291</text:p>
          </table:table-cell>
          <table:table-cell office:value-type="float" office:value="0.473068856298138" calcext:value-type="float">
            <text:p>0.473068856298138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count</text:p>
          </table:table-cell>
          <table:table-cell office:value-type="float" office:value="3" calcext:value-type="float">
            <text:p>3</text:p>
          </table:table-cell>
          <table:table-cell office:value-type="float" office:value="1.60291924456622" calcext:value-type="float">
            <text:p>1.60291924456622</text:p>
          </table:table-cell>
          <table:table-cell office:value-type="float" office:value="3.35105094082807" calcext:value-type="float">
            <text:p>3.35105094082807</text:p>
          </table:table-cell>
          <table:table-cell office:value-type="float" office:value="2.847519998511" calcext:value-type="float">
            <text:p>2.847519998511</text:p>
          </table:table-cell>
          <table:table-cell office:value-type="float" office:value="1.46191978440121" calcext:value-type="float">
            <text:p>1.46191978440121</text:p>
          </table:table-cell>
          <table:table-cell office:value-type="float" office:value="6.32502119912864" calcext:value-type="float">
            <text:p>6.32502119912864</text:p>
          </table:table-cell>
          <table:table-cell office:value-type="float" office:value="2.31479876218352" calcext:value-type="float">
            <text:p>2.31479876218352</text:p>
          </table:table-cell>
          <table:table-cell office:value-type="float" office:value="2.10206501355331" calcext:value-type="float">
            <text:p>2.10206501355331</text:p>
          </table:table-cell>
          <table:table-cell office:value-type="float" office:value="1.0156360201728" calcext:value-type="float">
            <text:p>1.0156360201728</text:p>
          </table:table-cell>
          <table:table-cell office:value-type="float" office:value="1.17321194629175" calcext:value-type="float">
            <text:p>1.17321194629175</text:p>
          </table:table-cell>
          <table:table-cell office:value-type="float" office:value="0.785834317021122" calcext:value-type="float">
            <text:p>0.785834317021122</text:p>
          </table:table-cell>
          <table:table-cell office:value-type="float" office:value="1.08335746485202" calcext:value-type="float">
            <text:p>1.08335746485202</text:p>
          </table:table-cell>
          <table:table-cell office:value-type="float" office:value="1.53022386915602" calcext:value-type="float">
            <text:p>1.53022386915602</text:p>
          </table:table-cell>
          <table:table-cell office:value-type="float" office:value="1.45364710955829" calcext:value-type="float">
            <text:p>1.45364710955829</text:p>
          </table:table-cell>
          <table:table-cell office:value-type="float" office:value="0.829587353112845" calcext:value-type="float">
            <text:p>0.829587353112845</text:p>
          </table:table-cell>
          <table:table-cell office:value-type="float" office:value="0.494660467391171" calcext:value-type="float">
            <text:p>0.494660467391171</text:p>
          </table:table-cell>
          <table:table-cell office:value-type="float" office:value="0.46679860195735" calcext:value-type="float">
            <text:p>0.46679860195735</text:p>
          </table:table-cell>
          <table:table-cell office:value-type="float" office:value="0.388532568625577" calcext:value-type="float">
            <text:p>0.388532568625577</text:p>
          </table:table-cell>
          <table:table-cell office:value-type="float" office:value="1.59992740599053" calcext:value-type="float">
            <text:p>1.59992740599053</text:p>
          </table:table-cell>
          <table:table-cell office:value-type="float" office:value="0.598794152919074" calcext:value-type="float">
            <text:p>0.598794152919074</text:p>
          </table:table-cell>
          <table:table-cell office:value-type="float" office:value="0.422856410242173" calcext:value-type="float">
            <text:p>0.422856410242173</text:p>
          </table:table-cell>
          <table:table-cell office:value-type="float" office:value="0.810627164626948" calcext:value-type="float">
            <text:p>0.810627164626948</text:p>
          </table:table-cell>
          <table:table-cell office:value-type="float" office:value="0.304731751627995" calcext:value-type="float">
            <text:p>0.304731751627995</text:p>
          </table:table-cell>
          <table:table-cell office:value-type="float" office:value="0.969956402853888" calcext:value-type="float">
            <text:p>0.969956402853888</text:p>
          </table:table-cell>
          <table:table-cell office:value-type="float" office:value="0.752154371816886" calcext:value-type="float">
            <text:p>0.752154371816886</text:p>
          </table:table-cell>
          <table:table-cell office:value-type="float" office:value="0.38459327698701" calcext:value-type="float">
            <text:p>0.38459327698701</text:p>
          </table:table-cell>
          <table:table-cell office:value-type="float" office:value="0.984141290603208" calcext:value-type="float">
            <text:p>0.984141290603208</text:p>
          </table:table-cell>
          <table:table-cell office:value-type="float" office:value="0.422712093452099" calcext:value-type="float">
            <text:p>0.422712093452099</text:p>
          </table:table-cell>
          <table:table-cell office:value-type="float" office:value="0.5817343124253" calcext:value-type="float">
            <text:p>0.5817343124253</text:p>
          </table:table-cell>
          <table:table-cell office:value-type="float" office:value="1.62161870718017" calcext:value-type="float">
            <text:p>1.62161870718017</text:p>
          </table:table-cell>
          <table:table-cell office:value-type="float" office:value="0.449256542007368" calcext:value-type="float">
            <text:p>0.449256542007368</text:p>
          </table:table-cell>
          <table:table-cell office:value-type="float" office:value="0.340844574485427" calcext:value-type="float">
            <text:p>0.340844574485427</text:p>
          </table:table-cell>
          <table:table-cell office:value-type="float" office:value="0.505008973703254" calcext:value-type="float">
            <text:p>0.505008973703254</text:p>
          </table:table-cell>
          <table:table-cell office:value-type="float" office:value="0.348080726248889" calcext:value-type="float">
            <text:p>0.348080726248889</text:p>
          </table:table-cell>
          <table:table-cell office:value-type="float" office:value="2.60718769337959" calcext:value-type="float">
            <text:p>2.60718769337959</text:p>
          </table:table-cell>
          <table:table-cell office:value-type="float" office:value="0.309626726210189" calcext:value-type="float">
            <text:p>0.309626726210189</text:p>
          </table:table-cell>
          <table:table-cell office:value-type="float" office:value="0.91672226271302" calcext:value-type="float">
            <text:p>0.91672226271302</text:p>
          </table:table-cell>
          <table:table-cell office:value-type="float" office:value="0.417841773749175" calcext:value-type="float">
            <text:p>0.417841773749175</text:p>
          </table:table-cell>
          <table:table-cell office:value-type="float" office:value="1.23187290615674" calcext:value-type="float">
            <text:p>1.23187290615674</text:p>
          </table:table-cell>
          <table:table-cell office:value-type="float" office:value="0.396276215905031" calcext:value-type="float">
            <text:p>0.396276215905031</text:p>
          </table:table-cell>
          <table:table-cell office:value-type="float" office:value="0.234441285257931" calcext:value-type="float">
            <text:p>0.234441285257931</text:p>
          </table:table-cell>
          <table:table-cell office:value-type="float" office:value="0.535108190448898" calcext:value-type="float">
            <text:p>0.535108190448898</text:p>
          </table:table-cell>
          <table:table-cell office:value-type="float" office:value="0.423603112624468" calcext:value-type="float">
            <text:p>0.423603112624468</text:p>
          </table:table-cell>
          <table:table-cell office:value-type="float" office:value="0.454236787269781" calcext:value-type="float">
            <text:p>0.454236787269781</text:p>
          </table:table-cell>
          <table:table-cell office:value-type="float" office:value="0.367069909665944" calcext:value-type="float">
            <text:p>0.367069909665944</text:p>
          </table:table-cell>
          <table:table-cell office:value-type="float" office:value="0.241375895285421" calcext:value-type="float">
            <text:p>0.241375895285421</text:p>
          </table:table-cell>
          <table:table-cell office:value-type="float" office:value="1.19489603025868" calcext:value-type="float">
            <text:p>1.19489603025868</text:p>
          </table:table-cell>
          <table:table-cell office:value-type="float" office:value="0.527774807147492" calcext:value-type="float">
            <text:p>0.527774807147492</text:p>
          </table:table-cell>
          <table:table-cell office:value-type="float" office:value="0.783808193415332" calcext:value-type="float">
            <text:p>0.783808193415332</text:p>
          </table:table-cell>
          <table:table-cell office:value-type="float" office:value="0.335926240056883" calcext:value-type="float">
            <text:p>0.335926240056883</text:p>
          </table:table-cell>
          <table:table-cell office:value-type="float" office:value="0.446698484100453" calcext:value-type="float">
            <text:p>0.446698484100453</text:p>
          </table:table-cell>
        </table:table-row>
        <table:table-row table:style-name="ro1">
          <table:table-cell office:value-type="string" calcext:value-type="string">
            <text:p>improvement ratio</text:p>
          </table:table-cell>
          <table:table-cell office:value-type="string" calcext:value-type="string">
            <text:p><text:s/>coun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99509529761648" calcext:value-type="float">
            <text:p>0.999509529761648</text:p>
          </table:table-cell>
          <table:table-cell office:value-type="float" office:value="1.0004022097098" calcext:value-type="float">
            <text:p>1.0004022097098</text:p>
          </table:table-cell>
          <table:table-cell office:value-type="float" office:value="0.996506851794329" calcext:value-type="float">
            <text:p>0.996506851794329</text:p>
          </table:table-cell>
          <table:table-cell office:value-type="float" office:value="1.01277996455392" calcext:value-type="float">
            <text:p>1.01277996455392</text:p>
          </table:table-cell>
          <table:table-cell office:value-type="float" office:value="1.37499347531399" calcext:value-type="float">
            <text:p>1.37499347531399</text:p>
          </table:table-cell>
          <table:table-cell office:value-type="float" office:value="1.11120746296224" calcext:value-type="float">
            <text:p>1.11120746296224</text:p>
          </table:table-cell>
          <table:table-cell office:value-type="float" office:value="1.1176855284385" calcext:value-type="float">
            <text:p>1.1176855284385</text:p>
          </table:table-cell>
          <table:table-cell office:value-type="float" office:value="0.973670153959882" calcext:value-type="float">
            <text:p>0.973670153959882</text:p>
          </table:table-cell>
          <table:table-cell office:value-type="float" office:value="0.962026777236005" calcext:value-type="float">
            <text:p>0.962026777236005</text:p>
          </table:table-cell>
          <table:table-cell office:value-type="float" office:value="1.06448333051698" calcext:value-type="float">
            <text:p>1.06448333051698</text:p>
          </table:table-cell>
          <table:table-cell office:value-type="float" office:value="0.875741129015966" calcext:value-type="float">
            <text:p>0.875741129015966</text:p>
          </table:table-cell>
          <table:table-cell office:value-type="float" office:value="1.0525402908086" calcext:value-type="float">
            <text:p>1.0525402908086</text:p>
          </table:table-cell>
          <table:table-cell office:value-type="float" office:value="0.747450465885754" calcext:value-type="float">
            <text:p>0.747450465885754</text:p>
          </table:table-cell>
          <table:table-cell office:value-type="float" office:value="1.1390885889402" calcext:value-type="float">
            <text:p>1.1390885889402</text:p>
          </table:table-cell>
          <table:table-cell office:value-type="float" office:value="1.20541225126859" calcext:value-type="float">
            <text:p>1.20541225126859</text:p>
          </table:table-cell>
          <table:table-cell office:value-type="float" office:value="1.21189109286569" calcext:value-type="float">
            <text:p>1.21189109286569</text:p>
          </table:table-cell>
          <table:table-cell office:value-type="float" office:value="1.13424073118266" calcext:value-type="float">
            <text:p>1.13424073118266</text:p>
          </table:table-cell>
          <table:table-cell office:value-type="float" office:value="0.95722627141655" calcext:value-type="float">
            <text:p>0.95722627141655</text:p>
          </table:table-cell>
          <table:table-cell office:value-type="float" office:value="1.4045013106831" calcext:value-type="float">
            <text:p>1.4045013106831</text:p>
          </table:table-cell>
          <table:table-cell office:value-type="float" office:value="1.1062505658536" calcext:value-type="float">
            <text:p>1.1062505658536</text:p>
          </table:table-cell>
          <table:table-cell office:value-type="float" office:value="1.16076375627684" calcext:value-type="float">
            <text:p>1.16076375627684</text:p>
          </table:table-cell>
          <table:table-cell office:value-type="float" office:value="1.38722387736487" calcext:value-type="float">
            <text:p>1.38722387736487</text:p>
          </table:table-cell>
          <table:table-cell office:value-type="float" office:value="1.15112266720842" calcext:value-type="float">
            <text:p>1.15112266720842</text:p>
          </table:table-cell>
          <table:table-cell office:value-type="float" office:value="1.14706225181038" calcext:value-type="float">
            <text:p>1.14706225181038</text:p>
          </table:table-cell>
          <table:table-cell office:value-type="float" office:value="1.83291417848942" calcext:value-type="float">
            <text:p>1.83291417848942</text:p>
          </table:table-cell>
          <table:table-cell office:value-type="float" office:value="0.85713557897737" calcext:value-type="float">
            <text:p>0.85713557897737</text:p>
          </table:table-cell>
          <table:table-cell office:value-type="float" office:value="1.17536492958532" calcext:value-type="float">
            <text:p>1.17536492958532</text:p>
          </table:table-cell>
          <table:table-cell office:value-type="float" office:value="1.63470680670253" calcext:value-type="float">
            <text:p>1.63470680670253</text:p>
          </table:table-cell>
          <table:table-cell office:value-type="float" office:value="0.918917017411991" calcext:value-type="float">
            <text:p>0.918917017411991</text:p>
          </table:table-cell>
          <table:table-cell office:value-type="float" office:value="0.949934077324633" calcext:value-type="float">
            <text:p>0.949934077324633</text:p>
          </table:table-cell>
          <table:table-cell office:value-type="float" office:value="1.15147706639671" calcext:value-type="float">
            <text:p>1.15147706639671</text:p>
          </table:table-cell>
          <table:table-cell office:value-type="float" office:value="0.987628403771456" calcext:value-type="float">
            <text:p>0.987628403771456</text:p>
          </table:table-cell>
          <table:table-cell office:value-type="float" office:value="0.670171146963297" calcext:value-type="float">
            <text:p>0.670171146963297</text:p>
          </table:table-cell>
          <table:table-cell office:value-type="float" office:value="1.06346712483288" calcext:value-type="float">
            <text:p>1.06346712483288</text:p>
          </table:table-cell>
          <table:table-cell office:value-type="float" office:value="0.70222560422651" calcext:value-type="float">
            <text:p>0.70222560422651</text:p>
          </table:table-cell>
          <table:table-cell office:value-type="float" office:value="1.14071057871629" calcext:value-type="float">
            <text:p>1.14071057871629</text:p>
          </table:table-cell>
          <table:table-cell office:value-type="float" office:value="1.11594475493445" calcext:value-type="float">
            <text:p>1.11594475493445</text:p>
          </table:table-cell>
          <table:table-cell office:value-type="float" office:value="1.38420830699541" calcext:value-type="float">
            <text:p>1.38420830699541</text:p>
          </table:table-cell>
          <table:table-cell office:value-type="float" office:value="1.11585954379504" calcext:value-type="float">
            <text:p>1.11585954379504</text:p>
          </table:table-cell>
          <table:table-cell office:value-type="float" office:value="0.973510118144745" calcext:value-type="float">
            <text:p>0.973510118144745</text:p>
          </table:table-cell>
          <table:table-cell office:value-type="float" office:value="0.740812621660388" calcext:value-type="float">
            <text:p>0.740812621660388</text:p>
          </table:table-cell>
          <table:table-cell office:value-type="float" office:value="1.21950811327728" calcext:value-type="float">
            <text:p>1.21950811327728</text:p>
          </table:table-cell>
          <table:table-cell office:value-type="float" office:value="0.785697326254248" calcext:value-type="float">
            <text:p>0.785697326254248</text:p>
          </table:table-cell>
          <table:table-cell office:value-type="float" office:value="1.08500103187394" calcext:value-type="float">
            <text:p>1.08500103187394</text:p>
          </table:table-cell>
          <table:table-cell office:value-type="float" office:value="1.23767706947606" calcext:value-type="float">
            <text:p>1.23767706947606</text:p>
          </table:table-cell>
          <table:table-cell office:value-type="float" office:value="1.21361828676321" calcext:value-type="float">
            <text:p>1.21361828676321</text:p>
          </table:table-cell>
          <table:table-cell office:value-type="float" office:value="1.89167843085176" calcext:value-type="float">
            <text:p>1.89167843085176</text:p>
          </table:table-cell>
          <table:table-cell office:value-type="float" office:value="0.592628242293846" calcext:value-type="float">
            <text:p>0.592628242293846</text:p>
          </table:table-cell>
          <table:table-cell office:value-type="float" office:value="1.05903394154289" calcext:value-type="float">
            <text:p>1.05903394154289</text:p>
          </table:table-cell>
        </table:table-row>
        <table:table-row table:style-name="ro1">
          <table:table-cell office:value-type="string" calcext:value-type="string">
            <text:p>GPUCB</text:p>
          </table:table-cell>
          <table:table-cell office:value-type="string" calcext:value-type="string">
            <text:p><text:s/>count</text:p>
          </table:table-cell>
          <table:table-cell office:value-type="float" office:value="4" calcext:value-type="float">
            <text:p>4</text:p>
          </table:table-cell>
          <table:table-cell office:value-type="float" office:value="1.88734467895802" calcext:value-type="float">
            <text:p>1.88734467895802</text:p>
          </table:table-cell>
          <table:table-cell office:value-type="float" office:value="3.74070348677893" calcext:value-type="float">
            <text:p>3.74070348677893</text:p>
          </table:table-cell>
          <table:table-cell office:value-type="float" office:value="2.37972588721838" calcext:value-type="float">
            <text:p>2.37972588721838</text:p>
          </table:table-cell>
          <table:table-cell office:value-type="float" office:value="2.88710584357551" calcext:value-type="float">
            <text:p>2.88710584357551</text:p>
          </table:table-cell>
          <table:table-cell office:value-type="float" office:value="17.7637810302501" calcext:value-type="float">
            <text:p>17.7637810302501</text:p>
          </table:table-cell>
          <table:table-cell office:value-type="float" office:value="2.69023722570509" calcext:value-type="float">
            <text:p>2.69023722570509</text:p>
          </table:table-cell>
          <table:table-cell office:value-type="float" office:value="5.22540676560007" calcext:value-type="float">
            <text:p>5.22540676560007</text:p>
          </table:table-cell>
          <table:table-cell office:value-type="float" office:value="4.41830125480184" calcext:value-type="float">
            <text:p>4.41830125480184</text:p>
          </table:table-cell>
          <table:table-cell office:value-type="float" office:value="2.08280897460545" calcext:value-type="float">
            <text:p>2.08280897460545</text:p>
          </table:table-cell>
          <table:table-cell office:value-type="float" office:value="1.39195014649087" calcext:value-type="float">
            <text:p>1.39195014649087</text:p>
          </table:table-cell>
          <table:table-cell office:value-type="float" office:value="2.05370125965525" calcext:value-type="float">
            <text:p>2.05370125965525</text:p>
          </table:table-cell>
          <table:table-cell office:value-type="float" office:value="0.74748595052394" calcext:value-type="float">
            <text:p>0.74748595052394</text:p>
          </table:table-cell>
          <table:table-cell office:value-type="float" office:value="0.478251314483927" calcext:value-type="float">
            <text:p>0.478251314483927</text:p>
          </table:table-cell>
          <table:table-cell office:value-type="float" office:value="0.841710490391695" calcext:value-type="float">
            <text:p>0.841710490391695</text:p>
          </table:table-cell>
          <table:table-cell office:value-type="float" office:value="0.523634248539792" calcext:value-type="float">
            <text:p>0.523634248539792</text:p>
          </table:table-cell>
          <table:table-cell office:value-type="float" office:value="0.777441333321317" calcext:value-type="float">
            <text:p>0.777441333321317</text:p>
          </table:table-cell>
          <table:table-cell office:value-type="float" office:value="0.639353442102685" calcext:value-type="float">
            <text:p>0.639353442102685</text:p>
          </table:table-cell>
          <table:table-cell office:value-type="float" office:value="2.93964644725768" calcext:value-type="float">
            <text:p>2.93964644725768</text:p>
          </table:table-cell>
          <table:table-cell office:value-type="float" office:value="0.569915694098892" calcext:value-type="float">
            <text:p>0.569915694098892</text:p>
          </table:table-cell>
          <table:table-cell office:value-type="float" office:value="0.777662210384737" calcext:value-type="float">
            <text:p>0.777662210384737</text:p>
          </table:table-cell>
          <table:table-cell office:value-type="float" office:value="0.522928414536776" calcext:value-type="float">
            <text:p>0.522928414536776</text:p>
          </table:table-cell>
          <table:table-cell office:value-type="float" office:value="0.556510641264769" calcext:value-type="float">
            <text:p>0.556510641264769</text:p>
          </table:table-cell>
          <table:table-cell office:value-type="float" office:value="0.448265151197784" calcext:value-type="float">
            <text:p>0.448265151197784</text:p>
          </table:table-cell>
          <table:table-cell office:value-type="float" office:value="0.306475619696489" calcext:value-type="float">
            <text:p>0.306475619696489</text:p>
          </table:table-cell>
          <table:table-cell office:value-type="float" office:value="0.471876829600674" calcext:value-type="float">
            <text:p>0.471876829600674</text:p>
          </table:table-cell>
          <table:table-cell office:value-type="float" office:value="1.57826030848307" calcext:value-type="float">
            <text:p>1.57826030848307</text:p>
          </table:table-cell>
          <table:table-cell office:value-type="float" office:value="0.971287345494668" calcext:value-type="float">
            <text:p>0.971287345494668</text:p>
          </table:table-cell>
          <table:table-cell office:value-type="float" office:value="0.574215077980517" calcext:value-type="float">
            <text:p>0.574215077980517</text:p>
          </table:table-cell>
          <table:table-cell office:value-type="float" office:value="0.442227466238504" calcext:value-type="float">
            <text:p>0.442227466238504</text:p>
          </table:table-cell>
          <table:table-cell office:value-type="float" office:value="0.469081949433025" calcext:value-type="float">
            <text:p>0.469081949433025</text:p>
          </table:table-cell>
          <table:table-cell office:value-type="float" office:value="0.54766922172993" calcext:value-type="float">
            <text:p>0.54766922172993</text:p>
          </table:table-cell>
          <table:table-cell office:value-type="float" office:value="0.261805979926231" calcext:value-type="float">
            <text:p>0.261805979926231</text:p>
          </table:table-cell>
          <table:table-cell office:value-type="float" office:value="0.473369186007865" calcext:value-type="float">
            <text:p>0.473369186007865</text:p>
          </table:table-cell>
          <table:table-cell office:value-type="float" office:value="1.09032690569999" calcext:value-type="float">
            <text:p>1.09032690569999</text:p>
          </table:table-cell>
          <table:table-cell office:value-type="float" office:value="0.431318723038156" calcext:value-type="float">
            <text:p>0.431318723038156</text:p>
          </table:table-cell>
          <table:table-cell office:value-type="float" office:value="0.417705565310295" calcext:value-type="float">
            <text:p>0.417705565310295</text:p>
          </table:table-cell>
          <table:table-cell office:value-type="float" office:value="0.434133309941682" calcext:value-type="float">
            <text:p>0.434133309941682</text:p>
          </table:table-cell>
          <table:table-cell office:value-type="float" office:value="0.433224178868887" calcext:value-type="float">
            <text:p>0.433224178868887</text:p>
          </table:table-cell>
          <table:table-cell office:value-type="float" office:value="0.919800370950247" calcext:value-type="float">
            <text:p>0.919800370950247</text:p>
          </table:table-cell>
          <table:table-cell office:value-type="float" office:value="0.422351044651902" calcext:value-type="float">
            <text:p>0.422351044651902</text:p>
          </table:table-cell>
          <table:table-cell office:value-type="float" office:value="0.496351663180121" calcext:value-type="float">
            <text:p>0.496351663180121</text:p>
          </table:table-cell>
          <table:table-cell office:value-type="float" office:value="0.439761907650904" calcext:value-type="float">
            <text:p>0.439761907650904</text:p>
          </table:table-cell>
          <table:table-cell office:value-type="float" office:value="0.344805161887257" calcext:value-type="float">
            <text:p>0.344805161887257</text:p>
          </table:table-cell>
          <table:table-cell office:value-type="float" office:value="0.332883447578007" calcext:value-type="float">
            <text:p>0.332883447578007</text:p>
          </table:table-cell>
          <table:table-cell office:value-type="float" office:value="0.308646411945789" calcext:value-type="float">
            <text:p>0.308646411945789</text:p>
          </table:table-cell>
          <table:table-cell office:value-type="float" office:value="0.685273384212786" calcext:value-type="float">
            <text:p>0.685273384212786</text:p>
          </table:table-cell>
          <table:table-cell office:value-type="float" office:value="0.352229692815432" calcext:value-type="float">
            <text:p>0.352229692815432</text:p>
          </table:table-cell>
          <table:table-cell office:value-type="float" office:value="0.229412772110263" calcext:value-type="float">
            <text:p>0.229412772110263</text:p>
          </table:table-cell>
          <table:table-cell office:value-type="float" office:value="0.262599938294792" calcext:value-type="float">
            <text:p>0.262599938294792</text:p>
          </table:table-cell>
          <table:table-cell office:value-type="float" office:value="0.207588596436806" calcext:value-type="float">
            <text:p>0.207588596436806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count</text:p>
          </table:table-cell>
          <table:table-cell office:value-type="float" office:value="4" calcext:value-type="float">
            <text:p>4</text:p>
          </table:table-cell>
          <table:table-cell office:value-type="float" office:value="1.88734467895802" calcext:value-type="float">
            <text:p>1.88734467895802</text:p>
          </table:table-cell>
          <table:table-cell office:value-type="float" office:value="3.74872443477847" calcext:value-type="float">
            <text:p>3.74872443477847</text:p>
          </table:table-cell>
          <table:table-cell office:value-type="float" office:value="2.40227445539908" calcext:value-type="float">
            <text:p>2.40227445539908</text:p>
          </table:table-cell>
          <table:table-cell office:value-type="float" office:value="2.67312312773827" calcext:value-type="float">
            <text:p>2.67312312773827</text:p>
          </table:table-cell>
          <table:table-cell office:value-type="float" office:value="16.2281246860777" calcext:value-type="float">
            <text:p>16.2281246860777</text:p>
          </table:table-cell>
          <table:table-cell office:value-type="float" office:value="2.66980078755313" calcext:value-type="float">
            <text:p>2.66980078755313</text:p>
          </table:table-cell>
          <table:table-cell office:value-type="float" office:value="4.71030094366754" calcext:value-type="float">
            <text:p>4.71030094366754</text:p>
          </table:table-cell>
          <table:table-cell office:value-type="float" office:value="3.98052404284457" calcext:value-type="float">
            <text:p>3.98052404284457</text:p>
          </table:table-cell>
          <table:table-cell office:value-type="float" office:value="1.88915287798396" calcext:value-type="float">
            <text:p>1.88915287798396</text:p>
          </table:table-cell>
          <table:table-cell office:value-type="float" office:value="1.36599375187871" calcext:value-type="float">
            <text:p>1.36599375187871</text:p>
          </table:table-cell>
          <table:table-cell office:value-type="float" office:value="1.91335838988082" calcext:value-type="float">
            <text:p>1.91335838988082</text:p>
          </table:table-cell>
          <table:table-cell office:value-type="float" office:value="0.592871489273494" calcext:value-type="float">
            <text:p>0.592871489273494</text:p>
          </table:table-cell>
          <table:table-cell office:value-type="float" office:value="0.589751197575501" calcext:value-type="float">
            <text:p>0.589751197575501</text:p>
          </table:table-cell>
          <table:table-cell office:value-type="float" office:value="0.823353446926783" calcext:value-type="float">
            <text:p>0.823353446926783</text:p>
          </table:table-cell>
          <table:table-cell office:value-type="float" office:value="0.513759321402499" calcext:value-type="float">
            <text:p>0.513759321402499</text:p>
          </table:table-cell>
          <table:table-cell office:value-type="float" office:value="0.644648342987055" calcext:value-type="float">
            <text:p>0.644648342987055</text:p>
          </table:table-cell>
          <table:table-cell office:value-type="float" office:value="0.741368580792984" calcext:value-type="float">
            <text:p>0.741368580792984</text:p>
          </table:table-cell>
          <table:table-cell office:value-type="float" office:value="2.17795683083694" calcext:value-type="float">
            <text:p>2.17795683083694</text:p>
          </table:table-cell>
          <table:table-cell office:value-type="float" office:value="0.602136826810705" calcext:value-type="float">
            <text:p>0.602136826810705</text:p>
          </table:table-cell>
          <table:table-cell office:value-type="float" office:value="0.609113193516988" calcext:value-type="float">
            <text:p>0.609113193516988</text:p>
          </table:table-cell>
          <table:table-cell office:value-type="float" office:value="0.439398523093943" calcext:value-type="float">
            <text:p>0.439398523093943</text:p>
          </table:table-cell>
          <table:table-cell office:value-type="float" office:value="0.51066219654" calcext:value-type="float">
            <text:p>0.51066219654</text:p>
          </table:table-cell>
          <table:table-cell office:value-type="float" office:value="0.467667494920006" calcext:value-type="float">
            <text:p>0.467667494920006</text:p>
          </table:table-cell>
          <table:table-cell office:value-type="float" office:value="0.262377849429914" calcext:value-type="float">
            <text:p>0.262377849429914</text:p>
          </table:table-cell>
          <table:table-cell office:value-type="float" office:value="0.462696290470834" calcext:value-type="float">
            <text:p>0.462696290470834</text:p>
          </table:table-cell>
          <table:table-cell office:value-type="float" office:value="0.462872619546218" calcext:value-type="float">
            <text:p>0.462872619546218</text:p>
          </table:table-cell>
          <table:table-cell office:value-type="float" office:value="0.680245507728339" calcext:value-type="float">
            <text:p>0.680245507728339</text:p>
          </table:table-cell>
          <table:table-cell office:value-type="float" office:value="0.519198318452137" calcext:value-type="float">
            <text:p>0.519198318452137</text:p>
          </table:table-cell>
          <table:table-cell office:value-type="float" office:value="0.37610411268933" calcext:value-type="float">
            <text:p>0.37610411268933</text:p>
          </table:table-cell>
          <table:table-cell office:value-type="float" office:value="0.452122802943187" calcext:value-type="float">
            <text:p>0.452122802943187</text:p>
          </table:table-cell>
          <table:table-cell office:value-type="float" office:value="0.505855888632539" calcext:value-type="float">
            <text:p>0.505855888632539</text:p>
          </table:table-cell>
          <table:table-cell office:value-type="float" office:value="0.230463279445764" calcext:value-type="float">
            <text:p>0.230463279445764</text:p>
          </table:table-cell>
          <table:table-cell office:value-type="float" office:value="0.656020971460035" calcext:value-type="float">
            <text:p>0.656020971460035</text:p>
          </table:table-cell>
          <table:table-cell office:value-type="float" office:value="0.819412901623724" calcext:value-type="float">
            <text:p>0.819412901623724</text:p>
          </table:table-cell>
          <table:table-cell office:value-type="float" office:value="0.659033877781596" calcext:value-type="float">
            <text:p>0.659033877781596</text:p>
          </table:table-cell>
          <table:table-cell office:value-type="float" office:value="0.370715038049408" calcext:value-type="float">
            <text:p>0.370715038049408</text:p>
          </table:table-cell>
          <table:table-cell office:value-type="float" office:value="0.295156335870143" calcext:value-type="float">
            <text:p>0.295156335870143</text:p>
          </table:table-cell>
          <table:table-cell office:value-type="float" office:value="0.423297731378652" calcext:value-type="float">
            <text:p>0.423297731378652</text:p>
          </table:table-cell>
          <table:table-cell office:value-type="float" office:value="1.28621766465105" calcext:value-type="float">
            <text:p>1.28621766465105</text:p>
          </table:table-cell>
          <table:table-cell office:value-type="float" office:value="0.365515345837892" calcext:value-type="float">
            <text:p>0.365515345837892</text:p>
          </table:table-cell>
          <table:table-cell office:value-type="float" office:value="0.471180148280918" calcext:value-type="float">
            <text:p>0.471180148280918</text:p>
          </table:table-cell>
          <table:table-cell office:value-type="float" office:value="0.411279872645571" calcext:value-type="float">
            <text:p>0.411279872645571</text:p>
          </table:table-cell>
          <table:table-cell office:value-type="float" office:value="0.276306187054266" calcext:value-type="float">
            <text:p>0.276306187054266</text:p>
          </table:table-cell>
          <table:table-cell office:value-type="float" office:value="0.193430614499229" calcext:value-type="float">
            <text:p>0.193430614499229</text:p>
          </table:table-cell>
          <table:table-cell office:value-type="float" office:value="0.311402545184316" calcext:value-type="float">
            <text:p>0.311402545184316</text:p>
          </table:table-cell>
          <table:table-cell office:value-type="float" office:value="0.487968275750556" calcext:value-type="float">
            <text:p>0.487968275750556</text:p>
          </table:table-cell>
          <table:table-cell office:value-type="float" office:value="0.174739453735352" calcext:value-type="float">
            <text:p>0.174739453735352</text:p>
          </table:table-cell>
          <table:table-cell office:value-type="float" office:value="0.20564588853314" calcext:value-type="float">
            <text:p>0.20564588853314</text:p>
          </table:table-cell>
          <table:table-cell office:value-type="float" office:value="0.22872082432713" calcext:value-type="float">
            <text:p>0.22872082432713</text:p>
          </table:table-cell>
          <table:table-cell office:value-type="float" office:value="0.255426526218248" calcext:value-type="float">
            <text:p>0.255426526218248</text:p>
          </table:table-cell>
        </table:table-row>
        <table:table-row table:style-name="ro1">
          <table:table-cell office:value-type="string" calcext:value-type="string">
            <text:p>improvement ratio</text:p>
          </table:table-cell>
          <table:table-cell office:value-type="string" calcext:value-type="string">
            <text:p><text:s/>cou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97860352730886" calcext:value-type="float">
            <text:p>0.997860352730886</text:p>
          </table:table-cell>
          <table:table-cell office:value-type="float" office:value="0.990613658597576" calcext:value-type="float">
            <text:p>0.990613658597576</text:p>
          </table:table-cell>
          <table:table-cell office:value-type="float" office:value="1.0800497042642" calcext:value-type="float">
            <text:p>1.0800497042642</text:p>
          </table:table-cell>
          <table:table-cell office:value-type="float" office:value="1.09462931631835" calcext:value-type="float">
            <text:p>1.09462931631835</text:p>
          </table:table-cell>
          <table:table-cell office:value-type="float" office:value="1.00765466781164" calcext:value-type="float">
            <text:p>1.00765466781164</text:p>
          </table:table-cell>
          <table:table-cell office:value-type="float" office:value="1.10935730606025" calcext:value-type="float">
            <text:p>1.10935730606025</text:p>
          </table:table-cell>
          <table:table-cell office:value-type="float" office:value="1.1099797934255" calcext:value-type="float">
            <text:p>1.1099797934255</text:p>
          </table:table-cell>
          <table:table-cell office:value-type="float" office:value="1.10250948924163" calcext:value-type="float">
            <text:p>1.10250948924163</text:p>
          </table:table-cell>
          <table:table-cell office:value-type="float" office:value="1.01900183992531" calcext:value-type="float">
            <text:p>1.01900183992531</text:p>
          </table:table-cell>
          <table:table-cell office:value-type="float" office:value="1.07334897137759" calcext:value-type="float">
            <text:p>1.07334897137759</text:p>
          </table:table-cell>
          <table:table-cell office:value-type="float" office:value="1.26078916602974" calcext:value-type="float">
            <text:p>1.26078916602974</text:p>
          </table:table-cell>
          <table:table-cell office:value-type="float" office:value="0.810937419796763" calcext:value-type="float">
            <text:p>0.810937419796763</text:p>
          </table:table-cell>
          <table:table-cell office:value-type="float" office:value="1.02229545954223" calcext:value-type="float">
            <text:p>1.02229545954223</text:p>
          </table:table-cell>
          <table:table-cell office:value-type="float" office:value="1.01922092062551" calcext:value-type="float">
            <text:p>1.01922092062551</text:p>
          </table:table-cell>
          <table:table-cell office:value-type="float" office:value="1.20599291346806" calcext:value-type="float">
            <text:p>1.20599291346806</text:p>
          </table:table-cell>
          <table:table-cell office:value-type="float" office:value="0.862396193562476" calcext:value-type="float">
            <text:p>0.862396193562476</text:p>
          </table:table-cell>
          <table:table-cell office:value-type="float" office:value="1.34972668219877" calcext:value-type="float">
            <text:p>1.34972668219877</text:p>
          </table:table-cell>
          <table:table-cell office:value-type="float" office:value="0.94648868616378" calcext:value-type="float">
            <text:p>0.94648868616378</text:p>
          </table:table-cell>
          <table:table-cell office:value-type="float" office:value="1.27671214260613" calcext:value-type="float">
            <text:p>1.27671214260613</text:p>
          </table:table-cell>
          <table:table-cell office:value-type="float" office:value="1.19010052845575" calcext:value-type="float">
            <text:p>1.19010052845575</text:p>
          </table:table-cell>
          <table:table-cell office:value-type="float" office:value="1.08978233563286" calcext:value-type="float">
            <text:p>1.08978233563286</text:p>
          </table:table-cell>
          <table:table-cell office:value-type="float" office:value="0.958512524532968" calcext:value-type="float">
            <text:p>0.958512524532968</text:p>
          </table:table-cell>
          <table:table-cell office:value-type="float" office:value="1.16806971458295" calcext:value-type="float">
            <text:p>1.16806971458295</text:p>
          </table:table-cell>
          <table:table-cell office:value-type="float" office:value="1.01984139341273" calcext:value-type="float">
            <text:p>1.01984139341273</text:p>
          </table:table-cell>
          <table:table-cell office:value-type="float" office:value="3.40970764274268" calcext:value-type="float">
            <text:p>3.40970764274268</text:p>
          </table:table-cell>
          <table:table-cell office:value-type="float" office:value="1.42784823193946" calcext:value-type="float">
            <text:p>1.42784823193946</text:p>
          </table:table-cell>
          <table:table-cell office:value-type="float" office:value="1.10596482610421" calcext:value-type="float">
            <text:p>1.10596482610421</text:p>
          </table:table-cell>
          <table:table-cell office:value-type="float" office:value="1.17581130149404" calcext:value-type="float">
            <text:p>1.17581130149404</text:p>
          </table:table-cell>
          <table:table-cell office:value-type="float" office:value="1.03751004457072" calcext:value-type="float">
            <text:p>1.03751004457072</text:p>
          </table:table-cell>
          <table:table-cell office:value-type="float" office:value="1.08265858723207" calcext:value-type="float">
            <text:p>1.08265858723207</text:p>
          </table:table-cell>
          <table:table-cell office:value-type="float" office:value="1.13599867430439" calcext:value-type="float">
            <text:p>1.13599867430439</text:p>
          </table:table-cell>
          <table:table-cell office:value-type="float" office:value="0.721576301066013" calcext:value-type="float">
            <text:p>0.721576301066013</text:p>
          </table:table-cell>
          <table:table-cell office:value-type="float" office:value="1.33061964674883" calcext:value-type="float">
            <text:p>1.33061964674883</text:p>
          </table:table-cell>
          <table:table-cell office:value-type="float" office:value="0.654471245833427" calcext:value-type="float">
            <text:p>0.654471245833427</text:p>
          </table:table-cell>
          <table:table-cell office:value-type="float" office:value="1.12675646369281" calcext:value-type="float">
            <text:p>1.12675646369281</text:p>
          </table:table-cell>
          <table:table-cell office:value-type="float" office:value="1.47085885404365" calcext:value-type="float">
            <text:p>1.47085885404365</text:p>
          </table:table-cell>
          <table:table-cell office:value-type="float" office:value="1.02345027330505" calcext:value-type="float">
            <text:p>1.02345027330505</text:p>
          </table:table-cell>
          <table:table-cell office:value-type="float" office:value="0.715120306794878" calcext:value-type="float">
            <text:p>0.715120306794878</text:p>
          </table:table-cell>
          <table:table-cell office:value-type="float" office:value="1.15549469936405" calcext:value-type="float">
            <text:p>1.15549469936405</text:p>
          </table:table-cell>
          <table:table-cell office:value-type="float" office:value="1.05342227381828" calcext:value-type="float">
            <text:p>1.05342227381828</text:p>
          </table:table-cell>
          <table:table-cell office:value-type="float" office:value="1.06925219759022" calcext:value-type="float">
            <text:p>1.06925219759022</text:p>
          </table:table-cell>
          <table:table-cell office:value-type="float" office:value="1.24790966703738" calcext:value-type="float">
            <text:p>1.24790966703738</text:p>
          </table:table-cell>
          <table:table-cell office:value-type="float" office:value="1.72094499332387" calcext:value-type="float">
            <text:p>1.72094499332387</text:p>
          </table:table-cell>
          <table:table-cell office:value-type="float" office:value="0.991149291227225" calcext:value-type="float">
            <text:p>0.991149291227225</text:p>
          </table:table-cell>
          <table:table-cell office:value-type="float" office:value="1.40434003247189" calcext:value-type="float">
            <text:p>1.40434003247189</text:p>
          </table:table-cell>
          <table:table-cell office:value-type="float" office:value="2.01574221096567" calcext:value-type="float">
            <text:p>2.01574221096567</text:p>
          </table:table-cell>
          <table:table-cell office:value-type="float" office:value="1.11557188790231" calcext:value-type="float">
            <text:p>1.11557188790231</text:p>
          </table:table-cell>
          <table:table-cell office:value-type="float" office:value="1.1481243086078" calcext:value-type="float">
            <text:p>1.1481243086078</text:p>
          </table:table-cell>
          <table:table-cell office:value-type="float" office:value="0.812713540407441" calcext:value-type="float">
            <text:p>0.812713540407441</text:p>
          </table:table-cell>
        </table:table-row>
        <table:table-row table:style-name="ro1">
          <table:table-cell office:value-type="string" calcext:value-type="string">
            <text:p>GPUCB</text:p>
          </table:table-cell>
          <table:table-cell office:value-type="string" calcext:value-type="string">
            <text:p><text:s/>count</text:p>
          </table:table-cell>
          <table:table-cell office:value-type="float" office:value="5" calcext:value-type="float">
            <text:p>5</text:p>
          </table:table-cell>
          <table:table-cell office:value-type="float" office:value="2.53147618504745" calcext:value-type="float">
            <text:p>2.53147618504745</text:p>
          </table:table-cell>
          <table:table-cell office:value-type="float" office:value="2.55260443945656" calcext:value-type="float">
            <text:p>2.55260443945656</text:p>
          </table:table-cell>
          <table:table-cell office:value-type="float" office:value="3.60106818466004" calcext:value-type="float">
            <text:p>3.60106818466004</text:p>
          </table:table-cell>
          <table:table-cell office:value-type="float" office:value="2.54654586864036" calcext:value-type="float">
            <text:p>2.54654586864036</text:p>
          </table:table-cell>
          <table:table-cell office:value-type="float" office:value="2.19716797033413" calcext:value-type="float">
            <text:p>2.19716797033413</text:p>
          </table:table-cell>
          <table:table-cell office:value-type="float" office:value="3.02525991214746" calcext:value-type="float">
            <text:p>3.02525991214746</text:p>
          </table:table-cell>
          <table:table-cell office:value-type="float" office:value="2.10274690733005" calcext:value-type="float">
            <text:p>2.10274690733005</text:p>
          </table:table-cell>
          <table:table-cell office:value-type="float" office:value="2.21423662294658" calcext:value-type="float">
            <text:p>2.21423662294658</text:p>
          </table:table-cell>
          <table:table-cell office:value-type="float" office:value="1.6542124458105" calcext:value-type="float">
            <text:p>1.6542124458105</text:p>
          </table:table-cell>
          <table:table-cell office:value-type="float" office:value="1.25721462485517" calcext:value-type="float">
            <text:p>1.25721462485517</text:p>
          </table:table-cell>
          <table:table-cell office:value-type="float" office:value="1.032127784787" calcext:value-type="float">
            <text:p>1.032127784787</text:p>
          </table:table-cell>
          <table:table-cell office:value-type="float" office:value="2.26300520018074" calcext:value-type="float">
            <text:p>2.26300520018074</text:p>
          </table:table-cell>
          <table:table-cell office:value-type="float" office:value="0.77583330382038" calcext:value-type="float">
            <text:p>0.77583330382038</text:p>
          </table:table-cell>
          <table:table-cell office:value-type="float" office:value="1.0614125932878" calcext:value-type="float">
            <text:p>1.0614125932878</text:p>
          </table:table-cell>
          <table:table-cell office:value-type="float" office:value="0.660611742770445" calcext:value-type="float">
            <text:p>0.660611742770445</text:p>
          </table:table-cell>
          <table:table-cell office:value-type="float" office:value="0.693998349996612" calcext:value-type="float">
            <text:p>0.693998349996612</text:p>
          </table:table-cell>
          <table:table-cell office:value-type="float" office:value="0.886161335821419" calcext:value-type="float">
            <text:p>0.886161335821419</text:p>
          </table:table-cell>
          <table:table-cell office:value-type="float" office:value="0.571567266686532" calcext:value-type="float">
            <text:p>0.571567266686532</text:p>
          </table:table-cell>
          <table:table-cell office:value-type="float" office:value="1.12081111795118" calcext:value-type="float">
            <text:p>1.12081111795118</text:p>
          </table:table-cell>
          <table:table-cell office:value-type="float" office:value="1.25494613474959" calcext:value-type="float">
            <text:p>1.25494613474959</text:p>
          </table:table-cell>
          <table:table-cell office:value-type="float" office:value="1.11080039341721" calcext:value-type="float">
            <text:p>1.11080039341721</text:p>
          </table:table-cell>
          <table:table-cell office:value-type="float" office:value="0.720992345445724" calcext:value-type="float">
            <text:p>0.720992345445724</text:p>
          </table:table-cell>
          <table:table-cell office:value-type="float" office:value="0.309172693316336" calcext:value-type="float">
            <text:p>0.309172693316336</text:p>
          </table:table-cell>
          <table:table-cell office:value-type="float" office:value="0.353867598319332" calcext:value-type="float">
            <text:p>0.353867598319332</text:p>
          </table:table-cell>
          <table:table-cell office:value-type="float" office:value="0.443511450475984" calcext:value-type="float">
            <text:p>0.443511450475984</text:p>
          </table:table-cell>
          <table:table-cell office:value-type="float" office:value="0.539539533916444" calcext:value-type="float">
            <text:p>0.539539533916444</text:p>
          </table:table-cell>
          <table:table-cell office:value-type="float" office:value="0.341139014668977" calcext:value-type="float">
            <text:p>0.341139014668977</text:p>
          </table:table-cell>
          <table:table-cell office:value-type="float" office:value="0.649971454867165" calcext:value-type="float">
            <text:p>0.649971454867165</text:p>
          </table:table-cell>
          <table:table-cell office:value-type="float" office:value="0.374059394413553" calcext:value-type="float">
            <text:p>0.374059394413553</text:p>
          </table:table-cell>
          <table:table-cell office:value-type="float" office:value="0.308062187819735" calcext:value-type="float">
            <text:p>0.308062187819735</text:p>
          </table:table-cell>
          <table:table-cell office:value-type="float" office:value="0.394680269160931" calcext:value-type="float">
            <text:p>0.394680269160931</text:p>
          </table:table-cell>
          <table:table-cell office:value-type="float" office:value="0.5064750803332" calcext:value-type="float">
            <text:p>0.5064750803332</text:p>
          </table:table-cell>
          <table:table-cell office:value-type="float" office:value="0.711362726872548" calcext:value-type="float">
            <text:p>0.711362726872548</text:p>
          </table:table-cell>
          <table:table-cell office:value-type="float" office:value="0.455799696970664" calcext:value-type="float">
            <text:p>0.455799696970664</text:p>
          </table:table-cell>
          <table:table-cell office:value-type="float" office:value="0.38672718509413" calcext:value-type="float">
            <text:p>0.38672718509413</text:p>
          </table:table-cell>
          <table:table-cell office:value-type="float" office:value="0.607761356855058" calcext:value-type="float">
            <text:p>0.607761356855058</text:p>
          </table:table-cell>
          <table:table-cell office:value-type="float" office:value="0.523439231234427" calcext:value-type="float">
            <text:p>0.523439231234427</text:p>
          </table:table-cell>
          <table:table-cell office:value-type="float" office:value="0.717083502668729" calcext:value-type="float">
            <text:p>0.717083502668729</text:p>
          </table:table-cell>
          <table:table-cell office:value-type="float" office:value="0.884640835029914" calcext:value-type="float">
            <text:p>0.884640835029914</text:p>
          </table:table-cell>
          <table:table-cell office:value-type="float" office:value="0.473361400996531" calcext:value-type="float">
            <text:p>0.473361400996531</text:p>
          </table:table-cell>
          <table:table-cell office:value-type="float" office:value="0.586352881082799" calcext:value-type="float">
            <text:p>0.586352881082799</text:p>
          </table:table-cell>
          <table:table-cell office:value-type="float" office:value="0.326497048035234" calcext:value-type="float">
            <text:p>0.326497048035234</text:p>
          </table:table-cell>
          <table:table-cell office:value-type="float" office:value="0.377992437492523" calcext:value-type="float">
            <text:p>0.377992437492523</text:p>
          </table:table-cell>
          <table:table-cell office:value-type="float" office:value="0.272347806755144" calcext:value-type="float">
            <text:p>0.272347806755144</text:p>
          </table:table-cell>
          <table:table-cell office:value-type="float" office:value="0.482195652294373" calcext:value-type="float">
            <text:p>0.482195652294373</text:p>
          </table:table-cell>
          <table:table-cell office:value-type="float" office:value="0.517898536035348" calcext:value-type="float">
            <text:p>0.517898536035348</text:p>
          </table:table-cell>
          <table:table-cell office:value-type="float" office:value="0.260777242854419" calcext:value-type="float">
            <text:p>0.260777242854419</text:p>
          </table:table-cell>
          <table:table-cell office:value-type="float" office:value="0.463766459270402" calcext:value-type="float">
            <text:p>0.463766459270402</text:p>
          </table:table-cell>
          <table:table-cell office:value-type="float" office:value="0.438898800643876" calcext:value-type="float">
            <text:p>0.438898800643876</text:p>
          </table:table-cell>
          <table:table-cell office:value-type="float" office:value="0.164640111392571" calcext:value-type="float">
            <text:p>0.164640111392571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count</text:p>
          </table:table-cell>
          <table:table-cell office:value-type="float" office:value="5" calcext:value-type="float">
            <text:p>5</text:p>
          </table:table-cell>
          <table:table-cell office:value-type="float" office:value="2.53147618504745" calcext:value-type="float">
            <text:p>2.53147618504745</text:p>
          </table:table-cell>
          <table:table-cell office:value-type="float" office:value="2.52087307113167" calcext:value-type="float">
            <text:p>2.52087307113167</text:p>
          </table:table-cell>
          <table:table-cell office:value-type="float" office:value="3.49978020633868" calcext:value-type="float">
            <text:p>3.49978020633868</text:p>
          </table:table-cell>
          <table:table-cell office:value-type="float" office:value="2.5512140071937" calcext:value-type="float">
            <text:p>2.5512140071937</text:p>
          </table:table-cell>
          <table:table-cell office:value-type="float" office:value="1.85199713362477" calcext:value-type="float">
            <text:p>1.85199713362477</text:p>
          </table:table-cell>
          <table:table-cell office:value-type="float" office:value="3.19317287258941" calcext:value-type="float">
            <text:p>3.19317287258941</text:p>
          </table:table-cell>
          <table:table-cell office:value-type="float" office:value="2.0549858221048" calcext:value-type="float">
            <text:p>2.0549858221048</text:p>
          </table:table-cell>
          <table:table-cell office:value-type="float" office:value="2.15710815572166" calcext:value-type="float">
            <text:p>2.15710815572166</text:p>
          </table:table-cell>
          <table:table-cell office:value-type="float" office:value="1.76197547358406" calcext:value-type="float">
            <text:p>1.76197547358406</text:p>
          </table:table-cell>
          <table:table-cell office:value-type="float" office:value="1.26589105440163" calcext:value-type="float">
            <text:p>1.26589105440163</text:p>
          </table:table-cell>
          <table:table-cell office:value-type="float" office:value="0.81304368212604" calcext:value-type="float">
            <text:p>0.81304368212604</text:p>
          </table:table-cell>
          <table:table-cell office:value-type="float" office:value="1.73682569063607" calcext:value-type="float">
            <text:p>1.73682569063607</text:p>
          </table:table-cell>
          <table:table-cell office:value-type="float" office:value="1.39606279610615" calcext:value-type="float">
            <text:p>1.39606279610615</text:p>
          </table:table-cell>
          <table:table-cell office:value-type="float" office:value="0.864946444495105" calcext:value-type="float">
            <text:p>0.864946444495105</text:p>
          </table:table-cell>
          <table:table-cell office:value-type="float" office:value="0.649783520574752" calcext:value-type="float">
            <text:p>0.649783520574752</text:p>
          </table:table-cell>
          <table:table-cell office:value-type="float" office:value="1.10189325878968" calcext:value-type="float">
            <text:p>1.10189325878968</text:p>
          </table:table-cell>
          <table:table-cell office:value-type="float" office:value="0.849524070668478" calcext:value-type="float">
            <text:p>0.849524070668478</text:p>
          </table:table-cell>
          <table:table-cell office:value-type="float" office:value="0.403496734645355" calcext:value-type="float">
            <text:p>0.403496734645355</text:p>
          </table:table-cell>
          <table:table-cell office:value-type="float" office:value="1.11429565487972" calcext:value-type="float">
            <text:p>1.11429565487972</text:p>
          </table:table-cell>
          <table:table-cell office:value-type="float" office:value="0.989085943764104" calcext:value-type="float">
            <text:p>0.989085943764104</text:p>
          </table:table-cell>
          <table:table-cell office:value-type="float" office:value="0.77585268755927" calcext:value-type="float">
            <text:p>0.77585268755927</text:p>
          </table:table-cell>
          <table:table-cell office:value-type="float" office:value="0.555118013983948" calcext:value-type="float">
            <text:p>0.555118013983948</text:p>
          </table:table-cell>
          <table:table-cell office:value-type="float" office:value="0.297801353970313" calcext:value-type="float">
            <text:p>0.297801353970313</text:p>
          </table:table-cell>
          <table:table-cell office:value-type="float" office:value="0.288443895214967" calcext:value-type="float">
            <text:p>0.288443895214967</text:p>
          </table:table-cell>
          <table:table-cell office:value-type="float" office:value="0.481558099835648" calcext:value-type="float">
            <text:p>0.481558099835648</text:p>
          </table:table-cell>
          <table:table-cell office:value-type="float" office:value="0.460358574055898" calcext:value-type="float">
            <text:p>0.460358574055898</text:p>
          </table:table-cell>
          <table:table-cell office:value-type="float" office:value="0.428306209918653" calcext:value-type="float">
            <text:p>0.428306209918653</text:p>
          </table:table-cell>
          <table:table-cell office:value-type="float" office:value="1.05365021977793" calcext:value-type="float">
            <text:p>1.05365021977793</text:p>
          </table:table-cell>
          <table:table-cell office:value-type="float" office:value="0.363125698122778" calcext:value-type="float">
            <text:p>0.363125698122778</text:p>
          </table:table-cell>
          <table:table-cell office:value-type="float" office:value="0.269056367723431" calcext:value-type="float">
            <text:p>0.269056367723431</text:p>
          </table:table-cell>
          <table:table-cell office:value-type="float" office:value="0.331760145313788" calcext:value-type="float">
            <text:p>0.331760145313788</text:p>
          </table:table-cell>
          <table:table-cell office:value-type="float" office:value="0.520499539302166" calcext:value-type="float">
            <text:p>0.520499539302166</text:p>
          </table:table-cell>
          <table:table-cell office:value-type="float" office:value="0.535583886587355" calcext:value-type="float">
            <text:p>0.535583886587355</text:p>
          </table:table-cell>
          <table:table-cell office:value-type="float" office:value="0.456398593007328" calcext:value-type="float">
            <text:p>0.456398593007328</text:p>
          </table:table-cell>
          <table:table-cell office:value-type="float" office:value="0.407444265371673" calcext:value-type="float">
            <text:p>0.407444265371673</text:p>
          </table:table-cell>
          <table:table-cell office:value-type="float" office:value="0.589738075778275" calcext:value-type="float">
            <text:p>0.589738075778275</text:p>
          </table:table-cell>
          <table:table-cell office:value-type="float" office:value="0.33605510190476" calcext:value-type="float">
            <text:p>0.33605510190476</text:p>
          </table:table-cell>
          <table:table-cell office:value-type="float" office:value="1.00415439911914" calcext:value-type="float">
            <text:p>1.00415439911914</text:p>
          </table:table-cell>
          <table:table-cell office:value-type="float" office:value="0.68503169367639" calcext:value-type="float">
            <text:p>0.68503169367639</text:p>
          </table:table-cell>
          <table:table-cell office:value-type="float" office:value="0.380851415115684" calcext:value-type="float">
            <text:p>0.380851415115684</text:p>
          </table:table-cell>
          <table:table-cell office:value-type="float" office:value="0.544043272253064" calcext:value-type="float">
            <text:p>0.544043272253064</text:p>
          </table:table-cell>
          <table:table-cell office:value-type="float" office:value="0.290306281790501" calcext:value-type="float">
            <text:p>0.290306281790501</text:p>
          </table:table-cell>
          <table:table-cell office:value-type="float" office:value="0.445959482662497" calcext:value-type="float">
            <text:p>0.445959482662497</text:p>
          </table:table-cell>
          <table:table-cell office:value-type="float" office:value="0.217874630049787" calcext:value-type="float">
            <text:p>0.217874630049787</text:p>
          </table:table-cell>
          <table:table-cell office:value-type="float" office:value="0.524833937288674" calcext:value-type="float">
            <text:p>0.524833937288674</text:p>
          </table:table-cell>
          <table:table-cell office:value-type="float" office:value="0.42564246111487" calcext:value-type="float">
            <text:p>0.42564246111487</text:p>
          </table:table-cell>
          <table:table-cell office:value-type="float" office:value="0.279469927696661" calcext:value-type="float">
            <text:p>0.279469927696661</text:p>
          </table:table-cell>
          <table:table-cell office:value-type="float" office:value="0.451343599517268" calcext:value-type="float">
            <text:p>0.451343599517268</text:p>
          </table:table-cell>
          <table:table-cell office:value-type="float" office:value="0.437872662871081" calcext:value-type="float">
            <text:p>0.437872662871081</text:p>
          </table:table-cell>
          <table:table-cell office:value-type="float" office:value="0.162224661026258" calcext:value-type="float">
            <text:p>0.162224661026258</text:p>
          </table:table-cell>
        </table:table-row>
        <table:table-row table:style-name="ro1">
          <table:table-cell office:value-type="string" calcext:value-type="string">
            <text:p>improvement ratio</text:p>
          </table:table-cell>
          <table:table-cell office:value-type="string" calcext:value-type="string">
            <text:p><text:s/>coun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01258745181908" calcext:value-type="float">
            <text:p>1.01258745181908</text:p>
          </table:table-cell>
          <table:table-cell office:value-type="float" office:value="1.02894123983498" calcext:value-type="float">
            <text:p>1.02894123983498</text:p>
          </table:table-cell>
          <table:table-cell office:value-type="float" office:value="0.998170228549947" calcext:value-type="float">
            <text:p>0.998170228549947</text:p>
          </table:table-cell>
          <table:table-cell office:value-type="float" office:value="1.18637763009589" calcext:value-type="float">
            <text:p>1.18637763009589</text:p>
          </table:table-cell>
          <table:table-cell office:value-type="float" office:value="0.947415010980666" calcext:value-type="float">
            <text:p>0.947415010980666</text:p>
          </table:table-cell>
          <table:table-cell office:value-type="float" office:value="1.0232415643512" calcext:value-type="float">
            <text:p>1.0232415643512</text:p>
          </table:table-cell>
          <table:table-cell office:value-type="float" office:value="1.02648382144094" calcext:value-type="float">
            <text:p>1.02648382144094</text:p>
          </table:table-cell>
          <table:table-cell office:value-type="float" office:value="0.938839655041078" calcext:value-type="float">
            <text:p>0.938839655041078</text:p>
          </table:table-cell>
          <table:table-cell office:value-type="float" office:value="0.993145990315446" calcext:value-type="float">
            <text:p>0.993145990315446</text:p>
          </table:table-cell>
          <table:table-cell office:value-type="float" office:value="1.26946166297988" calcext:value-type="float">
            <text:p>1.26946166297988</text:p>
          </table:table-cell>
          <table:table-cell office:value-type="float" office:value="1.30295470200695" calcext:value-type="float">
            <text:p>1.30295470200695</text:p>
          </table:table-cell>
          <table:table-cell office:value-type="float" office:value="0.555729517314199" calcext:value-type="float">
            <text:p>0.555729517314199</text:p>
          </table:table-cell>
          <table:table-cell office:value-type="float" office:value="1.22714255899089" calcext:value-type="float">
            <text:p>1.22714255899089</text:p>
          </table:table-cell>
          <table:table-cell office:value-type="float" office:value="1.01666435336205" calcext:value-type="float">
            <text:p>1.01666435336205</text:p>
          </table:table-cell>
          <table:table-cell office:value-type="float" office:value="0.629823573618102" calcext:value-type="float">
            <text:p>0.629823573618102</text:p>
          </table:table-cell>
          <table:table-cell office:value-type="float" office:value="1.04312681231517" calcext:value-type="float">
            <text:p>1.04312681231517</text:p>
          </table:table-cell>
          <table:table-cell office:value-type="float" office:value="1.41653504876291" calcext:value-type="float">
            <text:p>1.41653504876291</text:p>
          </table:table-cell>
          <table:table-cell office:value-type="float" office:value="1.00584715828598" calcext:value-type="float">
            <text:p>1.00584715828598</text:p>
          </table:table-cell>
          <table:table-cell office:value-type="float" office:value="1.26879382187327" calcext:value-type="float">
            <text:p>1.26879382187327</text:p>
          </table:table-cell>
          <table:table-cell office:value-type="float" office:value="1.43171559656723" calcext:value-type="float">
            <text:p>1.43171559656723</text:p>
          </table:table-cell>
          <table:table-cell office:value-type="float" office:value="1.29880913118156" calcext:value-type="float">
            <text:p>1.29880913118156</text:p>
          </table:table-cell>
          <table:table-cell office:value-type="float" office:value="1.03818431042848" calcext:value-type="float">
            <text:p>1.03818431042848</text:p>
          </table:table-cell>
          <table:table-cell office:value-type="float" office:value="1.22681604356926" calcext:value-type="float">
            <text:p>1.22681604356926</text:p>
          </table:table-cell>
          <table:table-cell office:value-type="float" office:value="0.920992608425339" calcext:value-type="float">
            <text:p>0.920992608425339</text:p>
          </table:table-cell>
          <table:table-cell office:value-type="float" office:value="1.17199844712989" calcext:value-type="float">
            <text:p>1.17199844712989</text:p>
          </table:table-cell>
          <table:table-cell office:value-type="float" office:value="0.796483933150932" calcext:value-type="float">
            <text:p>0.796483933150932</text:p>
          </table:table-cell>
          <table:table-cell office:value-type="float" office:value="0.616875925868602" calcext:value-type="float">
            <text:p>0.616875925868602</text:p>
          </table:table-cell>
          <table:table-cell office:value-type="float" office:value="1.03010994910935" calcext:value-type="float">
            <text:p>1.03010994910935</text:p>
          </table:table-cell>
          <table:table-cell office:value-type="float" office:value="1.14497267032311" calcext:value-type="float">
            <text:p>1.14497267032311</text:p>
          </table:table-cell>
          <table:table-cell office:value-type="float" office:value="1.18965546264646" calcext:value-type="float">
            <text:p>1.18965546264646</text:p>
          </table:table-cell>
          <table:table-cell office:value-type="float" office:value="0.973055770639549" calcext:value-type="float">
            <text:p>0.973055770639549</text:p>
          </table:table-cell>
          <table:table-cell office:value-type="float" office:value="1.32820038968167" calcext:value-type="float">
            <text:p>1.32820038968167</text:p>
          </table:table-cell>
          <table:table-cell office:value-type="float" office:value="0.998687778521146" calcext:value-type="float">
            <text:p>0.998687778521146</text:p>
          </table:table-cell>
          <table:table-cell office:value-type="float" office:value="0.949153584825536" calcext:value-type="float">
            <text:p>0.949153584825536</text:p>
          </table:table-cell>
          <table:table-cell office:value-type="float" office:value="1.03056150148182" calcext:value-type="float">
            <text:p>1.03056150148182</text:p>
          </table:table-cell>
          <table:table-cell office:value-type="float" office:value="1.5575994182727" calcext:value-type="float">
            <text:p>1.5575994182727</text:p>
          </table:table-cell>
          <table:table-cell office:value-type="float" office:value="0.714116776561221" calcext:value-type="float">
            <text:p>0.714116776561221</text:p>
          </table:table-cell>
          <table:table-cell office:value-type="float" office:value="1.29138672443354" calcext:value-type="float">
            <text:p>1.29138672443354</text:p>
          </table:table-cell>
          <table:table-cell office:value-type="float" office:value="1.24290309083595" calcext:value-type="float">
            <text:p>1.24290309083595</text:p>
          </table:table-cell>
          <table:table-cell office:value-type="float" office:value="1.07776883014198" calcext:value-type="float">
            <text:p>1.07776883014198</text:p>
          </table:table-cell>
          <table:table-cell office:value-type="float" office:value="1.1246640824357" calcext:value-type="float">
            <text:p>1.1246640824357</text:p>
          </table:table-cell>
          <table:table-cell office:value-type="float" office:value="0.847593676528208" calcext:value-type="float">
            <text:p>0.847593676528208</text:p>
          </table:table-cell>
          <table:table-cell office:value-type="float" office:value="1.25002074217136" calcext:value-type="float">
            <text:p>1.25002074217136</text:p>
          </table:table-cell>
          <table:table-cell office:value-type="float" office:value="0.918758521572418" calcext:value-type="float">
            <text:p>0.918758521572418</text:p>
          </table:table-cell>
          <table:table-cell office:value-type="float" office:value="1.21674546914054" calcext:value-type="float">
            <text:p>1.21674546914054</text:p>
          </table:table-cell>
          <table:table-cell office:value-type="float" office:value="0.933113787961719" calcext:value-type="float">
            <text:p>0.933113787961719</text:p>
          </table:table-cell>
          <table:table-cell office:value-type="float" office:value="1.0275241739695" calcext:value-type="float">
            <text:p>1.0275241739695</text:p>
          </table:table-cell>
          <table:table-cell office:value-type="float" office:value="1.00234346160381" calcext:value-type="float">
            <text:p>1.00234346160381</text:p>
          </table:table-cell>
          <table:table-cell office:value-type="float" office:value="1.01488953868686" calcext:value-type="float">
            <text:p>1.01488953868686</text:p>
          </table:table-cell>
        </table:table-row>
        <table:table-row table:style-name="ro1">
          <table:table-cell office:value-type="string" calcext:value-type="string">
            <text:p>GPUCB</text:p>
          </table:table-cell>
          <table:table-cell office:value-type="string" calcext:value-type="string">
            <text:p><text:s/>count</text:p>
          </table:table-cell>
          <table:table-cell office:value-type="float" office:value="6" calcext:value-type="float">
            <text:p>6</text:p>
          </table:table-cell>
          <table:table-cell office:value-type="float" office:value="2.75158723259033" calcext:value-type="float">
            <text:p>2.75158723259033</text:p>
          </table:table-cell>
          <table:table-cell office:value-type="float" office:value="1.65748507849663" calcext:value-type="float">
            <text:p>1.65748507849663</text:p>
          </table:table-cell>
          <table:table-cell office:value-type="float" office:value="3.28437718271747" calcext:value-type="float">
            <text:p>3.28437718271747</text:p>
          </table:table-cell>
          <table:table-cell office:value-type="float" office:value="2.59132267821193" calcext:value-type="float">
            <text:p>2.59132267821193</text:p>
          </table:table-cell>
          <table:table-cell office:value-type="float" office:value="2.03806503345254" calcext:value-type="float">
            <text:p>2.03806503345254</text:p>
          </table:table-cell>
          <table:table-cell office:value-type="float" office:value="1.67584717968574" calcext:value-type="float">
            <text:p>1.67584717968574</text:p>
          </table:table-cell>
          <table:table-cell office:value-type="float" office:value="3.75583799515284" calcext:value-type="float">
            <text:p>3.75583799515284</text:p>
          </table:table-cell>
          <table:table-cell office:value-type="float" office:value="1.56941732556" calcext:value-type="float">
            <text:p>1.56941732556</text:p>
          </table:table-cell>
          <table:table-cell office:value-type="float" office:value="1.61860878755776" calcext:value-type="float">
            <text:p>1.61860878755776</text:p>
          </table:table-cell>
          <table:table-cell office:value-type="float" office:value="0.999387698998628" calcext:value-type="float">
            <text:p>0.999387698998628</text:p>
          </table:table-cell>
          <table:table-cell office:value-type="float" office:value="1.32881543237341" calcext:value-type="float">
            <text:p>1.32881543237341</text:p>
          </table:table-cell>
          <table:table-cell office:value-type="float" office:value="0.840348486978427" calcext:value-type="float">
            <text:p>0.840348486978427</text:p>
          </table:table-cell>
          <table:table-cell office:value-type="float" office:value="2.50668293830596" calcext:value-type="float">
            <text:p>2.50668293830596</text:p>
          </table:table-cell>
          <table:table-cell office:value-type="float" office:value="2.33290393476763" calcext:value-type="float">
            <text:p>2.33290393476763</text:p>
          </table:table-cell>
          <table:table-cell office:value-type="float" office:value="0.788117641334169" calcext:value-type="float">
            <text:p>0.788117641334169</text:p>
          </table:table-cell>
          <table:table-cell office:value-type="float" office:value="1.43085330451675" calcext:value-type="float">
            <text:p>1.43085330451675</text:p>
          </table:table-cell>
          <table:table-cell office:value-type="float" office:value="0.571227302251083" calcext:value-type="float">
            <text:p>0.571227302251083</text:p>
          </table:table-cell>
          <table:table-cell office:value-type="float" office:value="1.09969848547681" calcext:value-type="float">
            <text:p>1.09969848547681</text:p>
          </table:table-cell>
          <table:table-cell office:value-type="float" office:value="1.45605553124325" calcext:value-type="float">
            <text:p>1.45605553124325</text:p>
          </table:table-cell>
          <table:table-cell office:value-type="float" office:value="0.82835058091332" calcext:value-type="float">
            <text:p>0.82835058091332</text:p>
          </table:table-cell>
          <table:table-cell office:value-type="float" office:value="1.74731756754767" calcext:value-type="float">
            <text:p>1.74731756754767</text:p>
          </table:table-cell>
          <table:table-cell office:value-type="float" office:value="1.3880994822149" calcext:value-type="float">
            <text:p>1.3880994822149</text:p>
          </table:table-cell>
          <table:table-cell office:value-type="float" office:value="0.927879743547843" calcext:value-type="float">
            <text:p>0.927879743547843</text:p>
          </table:table-cell>
          <table:table-cell office:value-type="float" office:value="0.36490029491209" calcext:value-type="float">
            <text:p>0.36490029491209</text:p>
          </table:table-cell>
          <table:table-cell office:value-type="float" office:value="0.387452821921641" calcext:value-type="float">
            <text:p>0.387452821921641</text:p>
          </table:table-cell>
          <table:table-cell office:value-type="float" office:value="0.572082980025206" calcext:value-type="float">
            <text:p>0.572082980025206</text:p>
          </table:table-cell>
          <table:table-cell office:value-type="float" office:value="0.307910203462141" calcext:value-type="float">
            <text:p>0.307910203462141</text:p>
          </table:table-cell>
          <table:table-cell office:value-type="float" office:value="0.607792494477955" calcext:value-type="float">
            <text:p>0.607792494477955</text:p>
          </table:table-cell>
          <table:table-cell office:value-type="float" office:value="0.431172622643525" calcext:value-type="float">
            <text:p>0.431172622643525</text:p>
          </table:table-cell>
          <table:table-cell office:value-type="float" office:value="0.331730280458185" calcext:value-type="float">
            <text:p>0.331730280458185</text:p>
          </table:table-cell>
          <table:table-cell office:value-type="float" office:value="0.543888924619699" calcext:value-type="float">
            <text:p>0.543888924619699</text:p>
          </table:table-cell>
          <table:table-cell office:value-type="float" office:value="0.584358699117654" calcext:value-type="float">
            <text:p>0.584358699117654</text:p>
          </table:table-cell>
          <table:table-cell office:value-type="float" office:value="0.480272310044622" calcext:value-type="float">
            <text:p>0.480272310044622</text:p>
          </table:table-cell>
          <table:table-cell office:value-type="float" office:value="0.927393723675688" calcext:value-type="float">
            <text:p>0.927393723675688</text:p>
          </table:table-cell>
          <table:table-cell office:value-type="float" office:value="0.547978435574139" calcext:value-type="float">
            <text:p>0.547978435574139</text:p>
          </table:table-cell>
          <table:table-cell office:value-type="float" office:value="0.346676179710463" calcext:value-type="float">
            <text:p>0.346676179710463</text:p>
          </table:table-cell>
          <table:table-cell office:value-type="float" office:value="0.218959388878378" calcext:value-type="float">
            <text:p>0.218959388878378</text:p>
          </table:table-cell>
          <table:table-cell office:value-type="float" office:value="0.464951195713448" calcext:value-type="float">
            <text:p>0.464951195713448</text:p>
          </table:table-cell>
          <table:table-cell office:value-type="float" office:value="0.539972679820731" calcext:value-type="float">
            <text:p>0.539972679820731</text:p>
          </table:table-cell>
          <table:table-cell office:value-type="float" office:value="0.186826783321501" calcext:value-type="float">
            <text:p>0.186826783321501</text:p>
          </table:table-cell>
          <table:table-cell office:value-type="float" office:value="0.394444166309185" calcext:value-type="float">
            <text:p>0.394444166309185</text:p>
          </table:table-cell>
          <table:table-cell office:value-type="float" office:value="1.01164155780415" calcext:value-type="float">
            <text:p>1.01164155780415</text:p>
          </table:table-cell>
          <table:table-cell office:value-type="float" office:value="0.314875381841561" calcext:value-type="float">
            <text:p>0.314875381841561</text:p>
          </table:table-cell>
          <table:table-cell office:value-type="float" office:value="0.78224415667923" calcext:value-type="float">
            <text:p>0.78224415667923</text:p>
          </table:table-cell>
          <table:table-cell office:value-type="float" office:value="0.592130094239401" calcext:value-type="float">
            <text:p>0.592130094239401</text:p>
          </table:table-cell>
          <table:table-cell office:value-type="float" office:value="0.554579900354773" calcext:value-type="float">
            <text:p>0.554579900354773</text:p>
          </table:table-cell>
          <table:table-cell office:value-type="float" office:value="0.171623196642864" calcext:value-type="float">
            <text:p>0.171623196642864</text:p>
          </table:table-cell>
          <table:table-cell office:value-type="float" office:value="0.492292512094661" calcext:value-type="float">
            <text:p>0.492292512094661</text:p>
          </table:table-cell>
          <table:table-cell office:value-type="float" office:value="0.118873903009314" calcext:value-type="float">
            <text:p>0.118873903009314</text:p>
          </table:table-cell>
          <table:table-cell office:value-type="float" office:value="0.279671169558441" calcext:value-type="float">
            <text:p>0.279671169558441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count</text:p>
          </table:table-cell>
          <table:table-cell office:value-type="float" office:value="6" calcext:value-type="float">
            <text:p>6</text:p>
          </table:table-cell>
          <table:table-cell office:value-type="float" office:value="2.75158723259033" calcext:value-type="float">
            <text:p>2.75158723259033</text:p>
          </table:table-cell>
          <table:table-cell office:value-type="float" office:value="1.65662287648103" calcext:value-type="float">
            <text:p>1.65662287648103</text:p>
          </table:table-cell>
          <table:table-cell office:value-type="float" office:value="3.12266360654437" calcext:value-type="float">
            <text:p>3.12266360654437</text:p>
          </table:table-cell>
          <table:table-cell office:value-type="float" office:value="2.42398212170144" calcext:value-type="float">
            <text:p>2.42398212170144</text:p>
          </table:table-cell>
          <table:table-cell office:value-type="float" office:value="1.92605602433933" calcext:value-type="float">
            <text:p>1.92605602433933</text:p>
          </table:table-cell>
          <table:table-cell office:value-type="float" office:value="1.66530443721526" calcext:value-type="float">
            <text:p>1.66530443721526</text:p>
          </table:table-cell>
          <table:table-cell office:value-type="float" office:value="3.28508928369056" calcext:value-type="float">
            <text:p>3.28508928369056</text:p>
          </table:table-cell>
          <table:table-cell office:value-type="float" office:value="1.55052949043513" calcext:value-type="float">
            <text:p>1.55052949043513</text:p>
          </table:table-cell>
          <table:table-cell office:value-type="float" office:value="1.50804533842805" calcext:value-type="float">
            <text:p>1.50804533842805</text:p>
          </table:table-cell>
          <table:table-cell office:value-type="float" office:value="0.98948602703041" calcext:value-type="float">
            <text:p>0.98948602703041</text:p>
          </table:table-cell>
          <table:table-cell office:value-type="float" office:value="1.18953577833615" calcext:value-type="float">
            <text:p>1.18953577833615</text:p>
          </table:table-cell>
          <table:table-cell office:value-type="float" office:value="0.793300795666009" calcext:value-type="float">
            <text:p>0.793300795666009</text:p>
          </table:table-cell>
          <table:table-cell office:value-type="float" office:value="1.01223095284334" calcext:value-type="float">
            <text:p>1.01223095284334</text:p>
          </table:table-cell>
          <table:table-cell office:value-type="float" office:value="1.33160041914273" calcext:value-type="float">
            <text:p>1.33160041914273</text:p>
          </table:table-cell>
          <table:table-cell office:value-type="float" office:value="0.599379637828056" calcext:value-type="float">
            <text:p>0.599379637828056</text:p>
          </table:table-cell>
          <table:table-cell office:value-type="float" office:value="1.39324544388645" calcext:value-type="float">
            <text:p>1.39324544388645</text:p>
          </table:table-cell>
          <table:table-cell office:value-type="float" office:value="0.33143401760029" calcext:value-type="float">
            <text:p>0.33143401760029</text:p>
          </table:table-cell>
          <table:table-cell office:value-type="float" office:value="1.07746511726704" calcext:value-type="float">
            <text:p>1.07746511726704</text:p>
          </table:table-cell>
          <table:table-cell office:value-type="float" office:value="1.06683985121542" calcext:value-type="float">
            <text:p>1.06683985121542</text:p>
          </table:table-cell>
          <table:table-cell office:value-type="float" office:value="0.611958487944456" calcext:value-type="float">
            <text:p>0.611958487944456</text:p>
          </table:table-cell>
          <table:table-cell office:value-type="float" office:value="1.53068878483061" calcext:value-type="float">
            <text:p>1.53068878483061</text:p>
          </table:table-cell>
          <table:table-cell office:value-type="float" office:value="0.917022446138039" calcext:value-type="float">
            <text:p>0.917022446138039</text:p>
          </table:table-cell>
          <table:table-cell office:value-type="float" office:value="0.707533414071603" calcext:value-type="float">
            <text:p>0.707533414071603</text:p>
          </table:table-cell>
          <table:table-cell office:value-type="float" office:value="0.334904658474166" calcext:value-type="float">
            <text:p>0.334904658474166</text:p>
          </table:table-cell>
          <table:table-cell office:value-type="float" office:value="0.378056806704163" calcext:value-type="float">
            <text:p>0.378056806704163</text:p>
          </table:table-cell>
          <table:table-cell office:value-type="float" office:value="0.502995126019933" calcext:value-type="float">
            <text:p>0.502995126019933</text:p>
          </table:table-cell>
          <table:table-cell office:value-type="float" office:value="0.240730482343525" calcext:value-type="float">
            <text:p>0.240730482343525</text:p>
          </table:table-cell>
          <table:table-cell office:value-type="float" office:value="0.695115474501496" calcext:value-type="float">
            <text:p>0.695115474501496</text:p>
          </table:table-cell>
          <table:table-cell office:value-type="float" office:value="0.386950389747387" calcext:value-type="float">
            <text:p>0.386950389747387</text:p>
          </table:table-cell>
          <table:table-cell office:value-type="float" office:value="0.398380005260011" calcext:value-type="float">
            <text:p>0.398380005260011</text:p>
          </table:table-cell>
          <table:table-cell office:value-type="float" office:value="0.679474786776434" calcext:value-type="float">
            <text:p>0.679474786776434</text:p>
          </table:table-cell>
          <table:table-cell office:value-type="float" office:value="0.268402340133151" calcext:value-type="float">
            <text:p>0.268402340133151</text:p>
          </table:table-cell>
          <table:table-cell office:value-type="float" office:value="0.487297295769098" calcext:value-type="float">
            <text:p>0.487297295769098</text:p>
          </table:table-cell>
          <table:table-cell office:value-type="float" office:value="1.14647735358266" calcext:value-type="float">
            <text:p>1.14647735358266</text:p>
          </table:table-cell>
          <table:table-cell office:value-type="float" office:value="0.355408677519714" calcext:value-type="float">
            <text:p>0.355408677519714</text:p>
          </table:table-cell>
          <table:table-cell office:value-type="float" office:value="0.265117793053307" calcext:value-type="float">
            <text:p>0.265117793053307</text:p>
          </table:table-cell>
          <table:table-cell office:value-type="float" office:value="0.155668498789869" calcext:value-type="float">
            <text:p>0.155668498789869</text:p>
          </table:table-cell>
          <table:table-cell office:value-type="float" office:value="0.422828135473387" calcext:value-type="float">
            <text:p>0.422828135473387</text:p>
          </table:table-cell>
          <table:table-cell office:value-type="float" office:value="0.372858798323621" calcext:value-type="float">
            <text:p>0.372858798323621</text:p>
          </table:table-cell>
          <table:table-cell office:value-type="float" office:value="0.187720754005983" calcext:value-type="float">
            <text:p>0.187720754005983</text:p>
          </table:table-cell>
          <table:table-cell office:value-type="float" office:value="0.442371798665938" calcext:value-type="float">
            <text:p>0.442371798665938</text:p>
          </table:table-cell>
          <table:table-cell office:value-type="float" office:value="0.543021008742822" calcext:value-type="float">
            <text:p>0.543021008742822</text:p>
          </table:table-cell>
          <table:table-cell office:value-type="float" office:value="0.296279801558807" calcext:value-type="float">
            <text:p>0.296279801558807</text:p>
          </table:table-cell>
          <table:table-cell office:value-type="float" office:value="1.18795643887061" calcext:value-type="float">
            <text:p>1.18795643887061</text:p>
          </table:table-cell>
          <table:table-cell office:value-type="float" office:value="0.567503315512591" calcext:value-type="float">
            <text:p>0.567503315512591</text:p>
          </table:table-cell>
          <table:table-cell office:value-type="float" office:value="0.499880669463557" calcext:value-type="float">
            <text:p>0.499880669463557</text:p>
          </table:table-cell>
          <table:table-cell office:value-type="float" office:value="0.134992307688458" calcext:value-type="float">
            <text:p>0.134992307688458</text:p>
          </table:table-cell>
          <table:table-cell office:value-type="float" office:value="0.262792079658625" calcext:value-type="float">
            <text:p>0.262792079658625</text:p>
          </table:table-cell>
          <table:table-cell office:value-type="float" office:value="0.110370613446797" calcext:value-type="float">
            <text:p>0.110370613446797</text:p>
          </table:table-cell>
          <table:table-cell office:value-type="float" office:value="0.30791942050873" calcext:value-type="float">
            <text:p>0.30791942050873</text:p>
          </table:table-cell>
        </table:table-row>
        <table:table-row table:style-name="ro1">
          <table:table-cell office:value-type="string" calcext:value-type="string">
            <text:p>improvement ratio</text:p>
          </table:table-cell>
          <table:table-cell office:value-type="string" calcext:value-type="string">
            <text:p><text:s/>coun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0005204576297" calcext:value-type="float">
            <text:p>1.0005204576297</text:p>
          </table:table-cell>
          <table:table-cell office:value-type="float" office:value="1.05178706276084" calcext:value-type="float">
            <text:p>1.05178706276084</text:p>
          </table:table-cell>
          <table:table-cell office:value-type="float" office:value="1.06903539222188" calcext:value-type="float">
            <text:p>1.06903539222188</text:p>
          </table:table-cell>
          <table:table-cell office:value-type="float" office:value="1.05815459555577" calcext:value-type="float">
            <text:p>1.05815459555577</text:p>
          </table:table-cell>
          <table:table-cell office:value-type="float" office:value="1.00633081989988" calcext:value-type="float">
            <text:p>1.00633081989988</text:p>
          </table:table-cell>
          <table:table-cell office:value-type="float" office:value="1.14329860494185" calcext:value-type="float">
            <text:p>1.14329860494185</text:p>
          </table:table-cell>
          <table:table-cell office:value-type="float" office:value="1.0121815387849" calcext:value-type="float">
            <text:p>1.0121815387849</text:p>
          </table:table-cell>
          <table:table-cell office:value-type="float" office:value="1.07331573283132" calcext:value-type="float">
            <text:p>1.07331573283132</text:p>
          </table:table-cell>
          <table:table-cell office:value-type="float" office:value="1.01000688407691" calcext:value-type="float">
            <text:p>1.01000688407691</text:p>
          </table:table-cell>
          <table:table-cell office:value-type="float" office:value="1.11708740213941" calcext:value-type="float">
            <text:p>1.11708740213941</text:p>
          </table:table-cell>
          <table:table-cell office:value-type="float" office:value="1.05930624495708" calcext:value-type="float">
            <text:p>1.05930624495708</text:p>
          </table:table-cell>
          <table:table-cell office:value-type="float" office:value="2.47639427668629" calcext:value-type="float">
            <text:p>2.47639427668629</text:p>
          </table:table-cell>
          <table:table-cell office:value-type="float" office:value="1.75195494176062" calcext:value-type="float">
            <text:p>1.75195494176062</text:p>
          </table:table-cell>
          <table:table-cell office:value-type="float" office:value="1.31488891446168" calcext:value-type="float">
            <text:p>1.31488891446168</text:p>
          </table:table-cell>
          <table:table-cell office:value-type="float" office:value="1.0269929902124" calcext:value-type="float">
            <text:p>1.0269929902124</text:p>
          </table:table-cell>
          <table:table-cell office:value-type="float" office:value="1.72350233203879" calcext:value-type="float">
            <text:p>1.72350233203879</text:p>
          </table:table-cell>
          <table:table-cell office:value-type="float" office:value="1.0206348844649" calcext:value-type="float">
            <text:p>1.0206348844649</text:p>
          </table:table-cell>
          <table:table-cell office:value-type="float" office:value="1.36483046596394" calcext:value-type="float">
            <text:p>1.36483046596394</text:p>
          </table:table-cell>
          <table:table-cell office:value-type="float" office:value="1.3536058363954" calcext:value-type="float">
            <text:p>1.3536058363954</text:p>
          </table:table-cell>
          <table:table-cell office:value-type="float" office:value="1.14152372766031" calcext:value-type="float">
            <text:p>1.14152372766031</text:p>
          </table:table-cell>
          <table:table-cell office:value-type="float" office:value="1.51370284125625" calcext:value-type="float">
            <text:p>1.51370284125625</text:p>
          </table:table-cell>
          <table:table-cell office:value-type="float" office:value="1.31142886695375" calcext:value-type="float">
            <text:p>1.31142886695375</text:p>
          </table:table-cell>
          <table:table-cell office:value-type="float" office:value="1.08956470350274" calcext:value-type="float">
            <text:p>1.08956470350274</text:p>
          </table:table-cell>
          <table:table-cell office:value-type="float" office:value="1.02485344808203" calcext:value-type="float">
            <text:p>1.02485344808203</text:p>
          </table:table-cell>
          <table:table-cell office:value-type="float" office:value="1.13735292934535" calcext:value-type="float">
            <text:p>1.13735292934535</text:p>
          </table:table-cell>
          <table:table-cell office:value-type="float" office:value="1.27906611769568" calcext:value-type="float">
            <text:p>1.27906611769568</text:p>
          </table:table-cell>
          <table:table-cell office:value-type="float" office:value="0.874376296850296" calcext:value-type="float">
            <text:p>0.874376296850296</text:p>
          </table:table-cell>
          <table:table-cell office:value-type="float" office:value="1.11428398592649" calcext:value-type="float">
            <text:p>1.11428398592649</text:p>
          </table:table-cell>
          <table:table-cell office:value-type="float" office:value="0.832698117571626" calcext:value-type="float">
            <text:p>0.832698117571626</text:p>
          </table:table-cell>
          <table:table-cell office:value-type="float" office:value="0.800454903117182" calcext:value-type="float">
            <text:p>0.800454903117182</text:p>
          </table:table-cell>
          <table:table-cell office:value-type="float" office:value="2.17717438241321" calcext:value-type="float">
            <text:p>2.17717438241321</text:p>
          </table:table-cell>
          <table:table-cell office:value-type="float" office:value="0.985583778556808" calcext:value-type="float">
            <text:p>0.985583778556808</text:p>
          </table:table-cell>
          <table:table-cell office:value-type="float" office:value="0.808907145682074" calcext:value-type="float">
            <text:p>0.808907145682074</text:p>
          </table:table-cell>
          <table:table-cell office:value-type="float" office:value="1.54182626996704" calcext:value-type="float">
            <text:p>1.54182626996704</text:p>
          </table:table-cell>
          <table:table-cell office:value-type="float" office:value="1.30763075430685" calcext:value-type="float">
            <text:p>1.30763075430685</text:p>
          </table:table-cell>
          <table:table-cell office:value-type="float" office:value="1.40657480852271" calcext:value-type="float">
            <text:p>1.40657480852271</text:p>
          </table:table-cell>
          <table:table-cell office:value-type="float" office:value="1.09962217909861" calcext:value-type="float">
            <text:p>1.09962217909861</text:p>
          </table:table-cell>
          <table:table-cell office:value-type="float" office:value="1.44819615964128" calcext:value-type="float">
            <text:p>1.44819615964128</text:p>
          </table:table-cell>
          <table:table-cell office:value-type="float" office:value="0.995237763191315" calcext:value-type="float">
            <text:p>0.995237763191315</text:p>
          </table:table-cell>
          <table:table-cell office:value-type="float" office:value="0.891657577401435" calcext:value-type="float">
            <text:p>0.891657577401435</text:p>
          </table:table-cell>
          <table:table-cell office:value-type="float" office:value="1.86298787987274" calcext:value-type="float">
            <text:p>1.86298787987274</text:p>
          </table:table-cell>
          <table:table-cell office:value-type="float" office:value="1.06276357748627" calcext:value-type="float">
            <text:p>1.06276357748627</text:p>
          </table:table-cell>
          <table:table-cell office:value-type="float" office:value="0.658478822188893" calcext:value-type="float">
            <text:p>0.658478822188893</text:p>
          </table:table-cell>
          <table:table-cell office:value-type="float" office:value="1.04339495127807" calcext:value-type="float">
            <text:p>1.04339495127807</text:p>
          </table:table-cell>
          <table:table-cell office:value-type="float" office:value="1.10942457716942" calcext:value-type="float">
            <text:p>1.10942457716942</text:p>
          </table:table-cell>
          <table:table-cell office:value-type="float" office:value="1.27135538003354" calcext:value-type="float">
            <text:p>1.27135538003354</text:p>
          </table:table-cell>
          <table:table-cell office:value-type="float" office:value="1.87331563696351" calcext:value-type="float">
            <text:p>1.87331563696351</text:p>
          </table:table-cell>
          <table:table-cell office:value-type="float" office:value="1.0770430579025" calcext:value-type="float">
            <text:p>1.0770430579025</text:p>
          </table:table-cell>
          <table:table-cell office:value-type="float" office:value="0.90826089857009" calcext:value-type="float">
            <text:p>0.90826089857009</text:p>
          </table:table-cell>
        </table:table-row>
        <table:table-row table:style-name="ro1">
          <table:table-cell office:value-type="string" calcext:value-type="string">
            <text:p>GPUCB</text:p>
          </table:table-cell>
          <table:table-cell office:value-type="string" calcext:value-type="string">
            <text:p><text:s/>count</text:p>
          </table:table-cell>
          <table:table-cell office:value-type="float" office:value="7" calcext:value-type="float">
            <text:p>7</text:p>
          </table:table-cell>
          <table:table-cell office:value-type="float" office:value="2.10384224658128" calcext:value-type="float">
            <text:p>2.10384224658128</text:p>
          </table:table-cell>
          <table:table-cell office:value-type="float" office:value="2.5025368330807" calcext:value-type="float">
            <text:p>2.5025368330807</text:p>
          </table:table-cell>
          <table:table-cell office:value-type="float" office:value="1.53936208293044" calcext:value-type="float">
            <text:p>1.53936208293044</text:p>
          </table:table-cell>
          <table:table-cell office:value-type="float" office:value="3.92635909784009" calcext:value-type="float">
            <text:p>3.92635909784009</text:p>
          </table:table-cell>
          <table:table-cell office:value-type="float" office:value="1.92101126624649" calcext:value-type="float">
            <text:p>1.92101126624649</text:p>
          </table:table-cell>
          <table:table-cell office:value-type="float" office:value="1.77409596083752" calcext:value-type="float">
            <text:p>1.77409596083752</text:p>
          </table:table-cell>
          <table:table-cell office:value-type="float" office:value="2.00746066355502" calcext:value-type="float">
            <text:p>2.00746066355502</text:p>
          </table:table-cell>
          <table:table-cell office:value-type="float" office:value="3.33338955644123" calcext:value-type="float">
            <text:p>3.33338955644123</text:p>
          </table:table-cell>
          <table:table-cell office:value-type="float" office:value="1.85193243087965" calcext:value-type="float">
            <text:p>1.85193243087965</text:p>
          </table:table-cell>
          <table:table-cell office:value-type="float" office:value="1.38309171417095" calcext:value-type="float">
            <text:p>1.38309171417095</text:p>
          </table:table-cell>
          <table:table-cell office:value-type="float" office:value="2.13200848097058" calcext:value-type="float">
            <text:p>2.13200848097058</text:p>
          </table:table-cell>
          <table:table-cell office:value-type="float" office:value="0.962849772703948" calcext:value-type="float">
            <text:p>0.962849772703948</text:p>
          </table:table-cell>
          <table:table-cell office:value-type="float" office:value="0.924152716948209" calcext:value-type="float">
            <text:p>0.924152716948209</text:p>
          </table:table-cell>
          <table:table-cell office:value-type="float" office:value="0.870984889635772" calcext:value-type="float">
            <text:p>0.870984889635772</text:p>
          </table:table-cell>
          <table:table-cell office:value-type="float" office:value="0.301370852033789" calcext:value-type="float">
            <text:p>0.301370852033789</text:p>
          </table:table-cell>
          <table:table-cell office:value-type="float" office:value="0.605335982605769" calcext:value-type="float">
            <text:p>0.605335982605769</text:p>
          </table:table-cell>
          <table:table-cell office:value-type="float" office:value="0.59273365520692" calcext:value-type="float">
            <text:p>0.59273365520692</text:p>
          </table:table-cell>
          <table:table-cell office:value-type="float" office:value="0.426772236905093" calcext:value-type="float">
            <text:p>0.426772236905093</text:p>
          </table:table-cell>
          <table:table-cell office:value-type="float" office:value="0.427367423604464" calcext:value-type="float">
            <text:p>0.427367423604464</text:p>
          </table:table-cell>
          <table:table-cell office:value-type="float" office:value="0.573954428468637" calcext:value-type="float">
            <text:p>0.573954428468637</text:p>
          </table:table-cell>
          <table:table-cell office:value-type="float" office:value="0.887081617185962" calcext:value-type="float">
            <text:p>0.887081617185962</text:p>
          </table:table-cell>
          <table:table-cell office:value-type="float" office:value="0.686250555165486" calcext:value-type="float">
            <text:p>0.686250555165486</text:p>
          </table:table-cell>
          <table:table-cell office:value-type="float" office:value="0.50223722434136" calcext:value-type="float">
            <text:p>0.50223722434136</text:p>
          </table:table-cell>
          <table:table-cell office:value-type="float" office:value="0.711891516803356" calcext:value-type="float">
            <text:p>0.711891516803356</text:p>
          </table:table-cell>
          <table:table-cell office:value-type="float" office:value="1.03778012050203" calcext:value-type="float">
            <text:p>1.03778012050203</text:p>
          </table:table-cell>
          <table:table-cell office:value-type="float" office:value="3.05098261073841" calcext:value-type="float">
            <text:p>3.05098261073841</text:p>
          </table:table-cell>
          <table:table-cell office:value-type="float" office:value="0.531900439499703" calcext:value-type="float">
            <text:p>0.531900439499703</text:p>
          </table:table-cell>
          <table:table-cell office:value-type="float" office:value="0.439700284250822" calcext:value-type="float">
            <text:p>0.439700284250822</text:p>
          </table:table-cell>
          <table:table-cell office:value-type="float" office:value="0.64927128423481" calcext:value-type="float">
            <text:p>0.64927128423481</text:p>
          </table:table-cell>
          <table:table-cell office:value-type="float" office:value="1.87005824938066" calcext:value-type="float">
            <text:p>1.87005824938066</text:p>
          </table:table-cell>
          <table:table-cell office:value-type="float" office:value="0.748814825718712" calcext:value-type="float">
            <text:p>0.748814825718712</text:p>
          </table:table-cell>
          <table:table-cell office:value-type="float" office:value="0.834942449278265" calcext:value-type="float">
            <text:p>0.834942449278265</text:p>
          </table:table-cell>
          <table:table-cell office:value-type="float" office:value="0.948171475121162" calcext:value-type="float">
            <text:p>0.948171475121162</text:p>
          </table:table-cell>
          <table:table-cell office:value-type="float" office:value="0.487582680061572" calcext:value-type="float">
            <text:p>0.487582680061572</text:p>
          </table:table-cell>
          <table:table-cell office:value-type="float" office:value="0.509095115206265" calcext:value-type="float">
            <text:p>0.509095115206265</text:p>
          </table:table-cell>
          <table:table-cell office:value-type="float" office:value="0.582900648453857" calcext:value-type="float">
            <text:p>0.582900648453857</text:p>
          </table:table-cell>
          <table:table-cell office:value-type="float" office:value="1.03314248784194" calcext:value-type="float">
            <text:p>1.03314248784194</text:p>
          </table:table-cell>
          <table:table-cell office:value-type="float" office:value="1.79644470619848" calcext:value-type="float">
            <text:p>1.79644470619848</text:p>
          </table:table-cell>
          <table:table-cell office:value-type="float" office:value="0.520934363118241" calcext:value-type="float">
            <text:p>0.520934363118241</text:p>
          </table:table-cell>
          <table:table-cell office:value-type="float" office:value="0.289035846741464" calcext:value-type="float">
            <text:p>0.289035846741464</text:p>
          </table:table-cell>
          <table:table-cell office:value-type="float" office:value="0.292565618483985" calcext:value-type="float">
            <text:p>0.292565618483985</text:p>
          </table:table-cell>
          <table:table-cell office:value-type="float" office:value="0.446084090359333" calcext:value-type="float">
            <text:p>0.446084090359333</text:p>
          </table:table-cell>
          <table:table-cell office:value-type="float" office:value="0.722639193318951" calcext:value-type="float">
            <text:p>0.722639193318951</text:p>
          </table:table-cell>
          <table:table-cell office:value-type="float" office:value="0.277911912863246" calcext:value-type="float">
            <text:p>0.277911912863246</text:p>
          </table:table-cell>
          <table:table-cell office:value-type="float" office:value="0.700673159768474" calcext:value-type="float">
            <text:p>0.700673159768474</text:p>
          </table:table-cell>
          <table:table-cell office:value-type="float" office:value="0.493986538550806" calcext:value-type="float">
            <text:p>0.493986538550806</text:p>
          </table:table-cell>
          <table:table-cell office:value-type="float" office:value="0.89702338719882" calcext:value-type="float">
            <text:p>0.89702338719882</text:p>
          </table:table-cell>
          <table:table-cell office:value-type="float" office:value="0.787743825411706" calcext:value-type="float">
            <text:p>0.787743825411706</text:p>
          </table:table-cell>
          <table:table-cell office:value-type="float" office:value="1.12348699670006" calcext:value-type="float">
            <text:p>1.12348699670006</text:p>
          </table:table-cell>
          <table:table-cell office:value-type="float" office:value="0.317910082451864" calcext:value-type="float">
            <text:p>0.317910082451864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count</text:p>
          </table:table-cell>
          <table:table-cell office:value-type="float" office:value="7" calcext:value-type="float">
            <text:p>7</text:p>
          </table:table-cell>
          <table:table-cell office:value-type="float" office:value="2.10384224658128" calcext:value-type="float">
            <text:p>2.10384224658128</text:p>
          </table:table-cell>
          <table:table-cell office:value-type="float" office:value="2.66172311968536" calcext:value-type="float">
            <text:p>2.66172311968536</text:p>
          </table:table-cell>
          <table:table-cell office:value-type="float" office:value="1.57110518821605" calcext:value-type="float">
            <text:p>1.57110518821605</text:p>
          </table:table-cell>
          <table:table-cell office:value-type="float" office:value="4.50924686212838" calcext:value-type="float">
            <text:p>4.50924686212838</text:p>
          </table:table-cell>
          <table:table-cell office:value-type="float" office:value="1.93372825995856" calcext:value-type="float">
            <text:p>1.93372825995856</text:p>
          </table:table-cell>
          <table:table-cell office:value-type="float" office:value="1.66883353642816" calcext:value-type="float">
            <text:p>1.66883353642816</text:p>
          </table:table-cell>
          <table:table-cell office:value-type="float" office:value="2.1981055861305" calcext:value-type="float">
            <text:p>2.1981055861305</text:p>
          </table:table-cell>
          <table:table-cell office:value-type="float" office:value="3.28534488807651" calcext:value-type="float">
            <text:p>3.28534488807651</text:p>
          </table:table-cell>
          <table:table-cell office:value-type="float" office:value="2.09858882119356" calcext:value-type="float">
            <text:p>2.09858882119356</text:p>
          </table:table-cell>
          <table:table-cell office:value-type="float" office:value="1.57182694623255" calcext:value-type="float">
            <text:p>1.57182694623255</text:p>
          </table:table-cell>
          <table:table-cell office:value-type="float" office:value="2.49541078419293" calcext:value-type="float">
            <text:p>2.49541078419293</text:p>
          </table:table-cell>
          <table:table-cell office:value-type="float" office:value="0.91359607531513" calcext:value-type="float">
            <text:p>0.91359607531513</text:p>
          </table:table-cell>
          <table:table-cell office:value-type="float" office:value="1.12467231200882" calcext:value-type="float">
            <text:p>1.12467231200882</text:p>
          </table:table-cell>
          <table:table-cell office:value-type="float" office:value="0.816286065801573" calcext:value-type="float">
            <text:p>0.816286065801573</text:p>
          </table:table-cell>
          <table:table-cell office:value-type="float" office:value="0.303903559159434" calcext:value-type="float">
            <text:p>0.303903559159434</text:p>
          </table:table-cell>
          <table:table-cell office:value-type="float" office:value="0.773350628401036" calcext:value-type="float">
            <text:p>0.773350628401036</text:p>
          </table:table-cell>
          <table:table-cell office:value-type="float" office:value="0.586559180007597" calcext:value-type="float">
            <text:p>0.586559180007597</text:p>
          </table:table-cell>
          <table:table-cell office:value-type="float" office:value="0.48147575300973" calcext:value-type="float">
            <text:p>0.48147575300973</text:p>
          </table:table-cell>
          <table:table-cell office:value-type="float" office:value="0.51311352218619" calcext:value-type="float">
            <text:p>0.51311352218619</text:p>
          </table:table-cell>
          <table:table-cell office:value-type="float" office:value="0.681453122622501" calcext:value-type="float">
            <text:p>0.681453122622501</text:p>
          </table:table-cell>
          <table:table-cell office:value-type="float" office:value="0.935359465689379" calcext:value-type="float">
            <text:p>0.935359465689379</text:p>
          </table:table-cell>
          <table:table-cell office:value-type="float" office:value="0.611127289187706" calcext:value-type="float">
            <text:p>0.611127289187706</text:p>
          </table:table-cell>
          <table:table-cell office:value-type="float" office:value="0.432793034770429" calcext:value-type="float">
            <text:p>0.432793034770429</text:p>
          </table:table-cell>
          <table:table-cell office:value-type="float" office:value="0.833275902229626" calcext:value-type="float">
            <text:p>0.833275902229626</text:p>
          </table:table-cell>
          <table:table-cell office:value-type="float" office:value="0.89112150766844" calcext:value-type="float">
            <text:p>0.89112150766844</text:p>
          </table:table-cell>
          <table:table-cell office:value-type="float" office:value="3.25009496053303" calcext:value-type="float">
            <text:p>3.25009496053303</text:p>
          </table:table-cell>
          <table:table-cell office:value-type="float" office:value="0.794205873044164" calcext:value-type="float">
            <text:p>0.794205873044164</text:p>
          </table:table-cell>
          <table:table-cell office:value-type="float" office:value="0.480709279845131" calcext:value-type="float">
            <text:p>0.480709279845131</text:p>
          </table:table-cell>
          <table:table-cell office:value-type="float" office:value="0.710552695005693" calcext:value-type="float">
            <text:p>0.710552695005693</text:p>
          </table:table-cell>
          <table:table-cell office:value-type="float" office:value="1.47870119727637" calcext:value-type="float">
            <text:p>1.47870119727637</text:p>
          </table:table-cell>
          <table:table-cell office:value-type="float" office:value="0.66182596291191" calcext:value-type="float">
            <text:p>0.66182596291191</text:p>
          </table:table-cell>
          <table:table-cell office:value-type="float" office:value="0.667788078994894" calcext:value-type="float">
            <text:p>0.667788078994894</text:p>
          </table:table-cell>
          <table:table-cell office:value-type="float" office:value="0.88936241970415" calcext:value-type="float">
            <text:p>0.88936241970415</text:p>
          </table:table-cell>
          <table:table-cell office:value-type="float" office:value="0.49911473799074" calcext:value-type="float">
            <text:p>0.49911473799074</text:p>
          </table:table-cell>
          <table:table-cell office:value-type="float" office:value="0.434960241978822" calcext:value-type="float">
            <text:p>0.434960241978822</text:p>
          </table:table-cell>
          <table:table-cell office:value-type="float" office:value="0.499886911934073" calcext:value-type="float">
            <text:p>0.499886911934073</text:p>
          </table:table-cell>
          <table:table-cell office:value-type="float" office:value="0.778525940328185" calcext:value-type="float">
            <text:p>0.778525940328185</text:p>
          </table:table-cell>
          <table:table-cell office:value-type="float" office:value="1.52723760677209" calcext:value-type="float">
            <text:p>1.52723760677209</text:p>
          </table:table-cell>
          <table:table-cell office:value-type="float" office:value="0.362579591603457" calcext:value-type="float">
            <text:p>0.362579591603457</text:p>
          </table:table-cell>
          <table:table-cell office:value-type="float" office:value="0.304601864809341" calcext:value-type="float">
            <text:p>0.304601864809341</text:p>
          </table:table-cell>
          <table:table-cell office:value-type="float" office:value="0.259450299938584" calcext:value-type="float">
            <text:p>0.259450299938584</text:p>
          </table:table-cell>
          <table:table-cell office:value-type="float" office:value="0.312188171472516" calcext:value-type="float">
            <text:p>0.312188171472516</text:p>
          </table:table-cell>
          <table:table-cell office:value-type="float" office:value="0.419949140439524" calcext:value-type="float">
            <text:p>0.419949140439524</text:p>
          </table:table-cell>
          <table:table-cell office:value-type="float" office:value="0.308716753853057" calcext:value-type="float">
            <text:p>0.308716753853057</text:p>
          </table:table-cell>
          <table:table-cell office:value-type="float" office:value="0.685768084457304" calcext:value-type="float">
            <text:p>0.685768084457304</text:p>
          </table:table-cell>
          <table:table-cell office:value-type="float" office:value="0.267380980998437" calcext:value-type="float">
            <text:p>0.267380980998437</text:p>
          </table:table-cell>
          <table:table-cell office:value-type="float" office:value="0.868930068815645" calcext:value-type="float">
            <text:p>0.868930068815645</text:p>
          </table:table-cell>
          <table:table-cell office:value-type="float" office:value="0.791046818476761" calcext:value-type="float">
            <text:p>0.791046818476761</text:p>
          </table:table-cell>
          <table:table-cell office:value-type="float" office:value="0.747404405268399" calcext:value-type="float">
            <text:p>0.747404405268399</text:p>
          </table:table-cell>
          <table:table-cell office:value-type="float" office:value="0.27172740112895" calcext:value-type="float">
            <text:p>0.27172740112895</text:p>
          </table:table-cell>
        </table:table-row>
        <table:table-row table:style-name="ro1">
          <table:table-cell office:value-type="string" calcext:value-type="string">
            <text:p>improvement ratio</text:p>
          </table:table-cell>
          <table:table-cell office:value-type="string" calcext:value-type="string">
            <text:p><text:s/>coun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940194272865062" calcext:value-type="float">
            <text:p>0.940194272865062</text:p>
          </table:table-cell>
          <table:table-cell office:value-type="float" office:value="0.97979568425864" calcext:value-type="float">
            <text:p>0.97979568425864</text:p>
          </table:table-cell>
          <table:table-cell office:value-type="float" office:value="0.870735006951213" calcext:value-type="float">
            <text:p>0.870735006951213</text:p>
          </table:table-cell>
          <table:table-cell office:value-type="float" office:value="0.993423588011098" calcext:value-type="float">
            <text:p>0.993423588011098</text:p>
          </table:table-cell>
          <table:table-cell office:value-type="float" office:value="1.0630754488759" calcext:value-type="float">
            <text:p>1.0630754488759</text:p>
          </table:table-cell>
          <table:table-cell office:value-type="float" office:value="0.913268532786412" calcext:value-type="float">
            <text:p>0.913268532786412</text:p>
          </table:table-cell>
          <table:table-cell office:value-type="float" office:value="1.01462393447309" calcext:value-type="float">
            <text:p>1.01462393447309</text:p>
          </table:table-cell>
          <table:table-cell office:value-type="float" office:value="0.882465594106412" calcext:value-type="float">
            <text:p>0.882465594106412</text:p>
          </table:table-cell>
          <table:table-cell office:value-type="float" office:value="0.879926201472771" calcext:value-type="float">
            <text:p>0.879926201472771</text:p>
          </table:table-cell>
          <table:table-cell office:value-type="float" office:value="0.854371750926016" calcext:value-type="float">
            <text:p>0.854371750926016</text:p>
          </table:table-cell>
          <table:table-cell office:value-type="float" office:value="1.05391189686517" calcext:value-type="float">
            <text:p>1.05391189686517</text:p>
          </table:table-cell>
          <table:table-cell office:value-type="float" office:value="0.821708427495249" calcext:value-type="float">
            <text:p>0.821708427495249</text:p>
          </table:table-cell>
          <table:table-cell office:value-type="float" office:value="1.06700938081123" calcext:value-type="float">
            <text:p>1.06700938081123</text:p>
          </table:table-cell>
          <table:table-cell office:value-type="float" office:value="0.991666082711732" calcext:value-type="float">
            <text:p>0.991666082711732</text:p>
          </table:table-cell>
          <table:table-cell office:value-type="float" office:value="0.782744540930095" calcext:value-type="float">
            <text:p>0.782744540930095</text:p>
          </table:table-cell>
          <table:table-cell office:value-type="float" office:value="1.01052660227608" calcext:value-type="float">
            <text:p>1.01052660227608</text:p>
          </table:table-cell>
          <table:table-cell office:value-type="float" office:value="0.886383653252147" calcext:value-type="float">
            <text:p>0.886383653252147</text:p>
          </table:table-cell>
          <table:table-cell office:value-type="float" office:value="0.832890588779665" calcext:value-type="float">
            <text:p>0.832890588779665</text:p>
          </table:table-cell>
          <table:table-cell office:value-type="float" office:value="0.842250786466182" calcext:value-type="float">
            <text:p>0.842250786466182</text:p>
          </table:table-cell>
          <table:table-cell office:value-type="float" office:value="0.948385780788742" calcext:value-type="float">
            <text:p>0.948385780788742</text:p>
          </table:table-cell>
          <table:table-cell office:value-type="float" office:value="1.12292572645157" calcext:value-type="float">
            <text:p>1.12292572645157</text:p>
          </table:table-cell>
          <table:table-cell office:value-type="float" office:value="1.16045588535815" calcext:value-type="float">
            <text:p>1.16045588535815</text:p>
          </table:table-cell>
          <table:table-cell office:value-type="float" office:value="0.854328698212109" calcext:value-type="float">
            <text:p>0.854328698212109</text:p>
          </table:table-cell>
          <table:table-cell office:value-type="float" office:value="1.16457757059115" calcext:value-type="float">
            <text:p>1.16457757059115</text:p>
          </table:table-cell>
          <table:table-cell office:value-type="float" office:value="0.938736451638335" calcext:value-type="float">
            <text:p>0.938736451638335</text:p>
          </table:table-cell>
          <table:table-cell office:value-type="float" office:value="0.669726147278347" calcext:value-type="float">
            <text:p>0.669726147278347</text:p>
          </table:table-cell>
          <table:table-cell office:value-type="float" office:value="0.914690651265311" calcext:value-type="float">
            <text:p>0.914690651265311</text:p>
          </table:table-cell>
          <table:table-cell office:value-type="float" office:value="0.913755290492013" calcext:value-type="float">
            <text:p>0.913755290492013</text:p>
          </table:table-cell>
          <table:table-cell office:value-type="float" office:value="1.26466270050037" calcext:value-type="float">
            <text:p>1.26466270050037</text:p>
          </table:table-cell>
          <table:table-cell office:value-type="float" office:value="1.13143767044748" calcext:value-type="float">
            <text:p>1.13143767044748</text:p>
          </table:table-cell>
          <table:table-cell office:value-type="float" office:value="1.25031050349829" calcext:value-type="float">
            <text:p>1.25031050349829</text:p>
          </table:table-cell>
          <table:table-cell office:value-type="float" office:value="1.06612496111155" calcext:value-type="float">
            <text:p>1.06612496111155</text:p>
          </table:table-cell>
          <table:table-cell office:value-type="float" office:value="0.976894976141974" calcext:value-type="float">
            <text:p>0.976894976141974</text:p>
          </table:table-cell>
          <table:table-cell office:value-type="float" office:value="1.17044057381008" calcext:value-type="float">
            <text:p>1.17044057381008</text:p>
          </table:table-cell>
          <table:table-cell office:value-type="float" office:value="1.16606503298637" calcext:value-type="float">
            <text:p>1.16606503298637</text:p>
          </table:table-cell>
          <table:table-cell office:value-type="float" office:value="1.32704953595563" calcext:value-type="float">
            <text:p>1.32704953595563</text:p>
          </table:table-cell>
          <table:table-cell office:value-type="float" office:value="1.1762706066382" calcext:value-type="float">
            <text:p>1.1762706066382</text:p>
          </table:table-cell>
          <table:table-cell office:value-type="float" office:value="1.43674485597626" calcext:value-type="float">
            <text:p>1.43674485597626</text:p>
          </table:table-cell>
          <table:table-cell office:value-type="float" office:value="0.94889716752844" calcext:value-type="float">
            <text:p>0.94889716752844</text:p>
          </table:table-cell>
          <table:table-cell office:value-type="float" office:value="1.12763646275699" calcext:value-type="float">
            <text:p>1.12763646275699</text:p>
          </table:table-cell>
          <table:table-cell office:value-type="float" office:value="1.42889491377992" calcext:value-type="float">
            <text:p>1.42889491377992</text:p>
          </table:table-cell>
          <table:table-cell office:value-type="float" office:value="1.72077788410908" calcext:value-type="float">
            <text:p>1.72077788410908</text:p>
          </table:table-cell>
          <table:table-cell office:value-type="float" office:value="0.900216490989429" calcext:value-type="float">
            <text:p>0.900216490989429</text:p>
          </table:table-cell>
          <table:table-cell office:value-type="float" office:value="1.02173486292084" calcext:value-type="float">
            <text:p>1.02173486292084</text:p>
          </table:table-cell>
          <table:table-cell office:value-type="float" office:value="1.84750065882096" calcext:value-type="float">
            <text:p>1.84750065882096</text:p>
          </table:table-cell>
          <table:table-cell office:value-type="float" office:value="1.03233093132738" calcext:value-type="float">
            <text:p>1.03233093132738</text:p>
          </table:table-cell>
          <table:table-cell office:value-type="float" office:value="0.995824528981211" calcext:value-type="float">
            <text:p>0.995824528981211</text:p>
          </table:table-cell>
          <table:table-cell office:value-type="float" office:value="1.50318487391923" calcext:value-type="float">
            <text:p>1.50318487391923</text:p>
          </table:table-cell>
          <table:table-cell office:value-type="float" office:value="1.16995960337838" calcext:value-type="float">
            <text:p>1.16995960337838</text:p>
          </table:table-cell>
        </table:table-row>
        <table:table-row table:style-name="ro1">
          <table:table-cell office:value-type="string" calcext:value-type="string">
            <text:p>GPUCB</text:p>
          </table:table-cell>
          <table:table-cell office:value-type="string" calcext:value-type="string">
            <text:p><text:s/>count</text:p>
          </table:table-cell>
          <table:table-cell office:value-type="float" office:value="8" calcext:value-type="float">
            <text:p>8</text:p>
          </table:table-cell>
          <table:table-cell office:value-type="float" office:value="6.14682407438918" calcext:value-type="float">
            <text:p>6.14682407438918</text:p>
          </table:table-cell>
          <table:table-cell office:value-type="float" office:value="4.38489422468162" calcext:value-type="float">
            <text:p>4.38489422468162</text:p>
          </table:table-cell>
          <table:table-cell office:value-type="float" office:value="2.01060286000881" calcext:value-type="float">
            <text:p>2.01060286000881</text:p>
          </table:table-cell>
          <table:table-cell office:value-type="float" office:value="5.40727590441912" calcext:value-type="float">
            <text:p>5.40727590441912</text:p>
          </table:table-cell>
          <table:table-cell office:value-type="float" office:value="2.84657492721042" calcext:value-type="float">
            <text:p>2.84657492721042</text:p>
          </table:table-cell>
          <table:table-cell office:value-type="float" office:value="3.51273396543673" calcext:value-type="float">
            <text:p>3.51273396543673</text:p>
          </table:table-cell>
          <table:table-cell office:value-type="float" office:value="2.74988431352198" calcext:value-type="float">
            <text:p>2.74988431352198</text:p>
          </table:table-cell>
          <table:table-cell office:value-type="float" office:value="1.11730526256109" calcext:value-type="float">
            <text:p>1.11730526256109</text:p>
          </table:table-cell>
          <table:table-cell office:value-type="float" office:value="2.23355617873301" calcext:value-type="float">
            <text:p>2.23355617873301</text:p>
          </table:table-cell>
          <table:table-cell office:value-type="float" office:value="1.48723782971043" calcext:value-type="float">
            <text:p>1.48723782971043</text:p>
          </table:table-cell>
          <table:table-cell office:value-type="float" office:value="0.529293936504481" calcext:value-type="float">
            <text:p>0.529293936504481</text:p>
          </table:table-cell>
          <table:table-cell office:value-type="float" office:value="1.01474560502956" calcext:value-type="float">
            <text:p>1.01474560502956</text:p>
          </table:table-cell>
          <table:table-cell office:value-type="float" office:value="0.581095254041208" calcext:value-type="float">
            <text:p>0.581095254041208</text:p>
          </table:table-cell>
          <table:table-cell office:value-type="float" office:value="1.0374490143211" calcext:value-type="float">
            <text:p>1.0374490143211</text:p>
          </table:table-cell>
          <table:table-cell office:value-type="float" office:value="0.462523036674637" calcext:value-type="float">
            <text:p>0.462523036674637</text:p>
          </table:table-cell>
          <table:table-cell office:value-type="float" office:value="0.377143657671978" calcext:value-type="float">
            <text:p>0.377143657671978</text:p>
          </table:table-cell>
          <table:table-cell office:value-type="float" office:value="0.478917526641904" calcext:value-type="float">
            <text:p>0.478917526641904</text:p>
          </table:table-cell>
          <table:table-cell office:value-type="float" office:value="0.493380399380531" calcext:value-type="float">
            <text:p>0.493380399380531</text:p>
          </table:table-cell>
          <table:table-cell office:value-type="float" office:value="0.363754460740317" calcext:value-type="float">
            <text:p>0.363754460740317</text:p>
          </table:table-cell>
          <table:table-cell office:value-type="float" office:value="1.54990361926222" calcext:value-type="float">
            <text:p>1.54990361926222</text:p>
          </table:table-cell>
          <table:table-cell office:value-type="float" office:value="1.57981492628549" calcext:value-type="float">
            <text:p>1.57981492628549</text:p>
          </table:table-cell>
          <table:table-cell office:value-type="float" office:value="0.271286964734753" calcext:value-type="float">
            <text:p>0.271286964734753</text:p>
          </table:table-cell>
          <table:table-cell office:value-type="float" office:value="0.864877812934381" calcext:value-type="float">
            <text:p>0.864877812934381</text:p>
          </table:table-cell>
          <table:table-cell office:value-type="float" office:value="0.454490170605056" calcext:value-type="float">
            <text:p>0.454490170605056</text:p>
          </table:table-cell>
          <table:table-cell office:value-type="float" office:value="1.00011862396207" calcext:value-type="float">
            <text:p>1.00011862396207</text:p>
          </table:table-cell>
          <table:table-cell office:value-type="float" office:value="1.66625475504965" calcext:value-type="float">
            <text:p>1.66625475504965</text:p>
          </table:table-cell>
          <table:table-cell office:value-type="float" office:value="0.610827965138824" calcext:value-type="float">
            <text:p>0.610827965138824</text:p>
          </table:table-cell>
          <table:table-cell office:value-type="float" office:value="0.412234728898311" calcext:value-type="float">
            <text:p>0.412234728898311</text:p>
          </table:table-cell>
          <table:table-cell office:value-type="float" office:value="0.562919894502074" calcext:value-type="float">
            <text:p>0.562919894502074</text:p>
          </table:table-cell>
          <table:table-cell office:value-type="float" office:value="0.394319951886387" calcext:value-type="float">
            <text:p>0.394319951886387</text:p>
          </table:table-cell>
          <table:table-cell office:value-type="float" office:value="0.654878837844813" calcext:value-type="float">
            <text:p>0.654878837844813</text:p>
          </table:table-cell>
          <table:table-cell office:value-type="float" office:value="0.817866491638494" calcext:value-type="float">
            <text:p>0.817866491638494</text:p>
          </table:table-cell>
          <table:table-cell office:value-type="float" office:value="0.991343939495437" calcext:value-type="float">
            <text:p>0.991343939495437</text:p>
          </table:table-cell>
          <table:table-cell office:value-type="float" office:value="0.36220836953908" calcext:value-type="float">
            <text:p>0.36220836953908</text:p>
          </table:table-cell>
          <table:table-cell office:value-type="float" office:value="0.654305186210992" calcext:value-type="float">
            <text:p>0.654305186210992</text:p>
          </table:table-cell>
          <table:table-cell office:value-type="float" office:value="0.48148411690416" calcext:value-type="float">
            <text:p>0.48148411690416</text:p>
          </table:table-cell>
          <table:table-cell office:value-type="float" office:value="0.340841352576177" calcext:value-type="float">
            <text:p>0.340841352576177</text:p>
          </table:table-cell>
          <table:table-cell office:value-type="float" office:value="0.21769274130268" calcext:value-type="float">
            <text:p>0.21769274130268</text:p>
          </table:table-cell>
          <table:table-cell office:value-type="float" office:value="0.288669624333127" calcext:value-type="float">
            <text:p>0.288669624333127</text:p>
          </table:table-cell>
          <table:table-cell office:value-type="float" office:value="0.160518797277208" calcext:value-type="float">
            <text:p>0.160518797277208</text:p>
          </table:table-cell>
          <table:table-cell office:value-type="float" office:value="0.307937529211936" calcext:value-type="float">
            <text:p>0.307937529211936</text:p>
          </table:table-cell>
          <table:table-cell office:value-type="float" office:value="0.398459149681834" calcext:value-type="float">
            <text:p>0.398459149681834</text:p>
          </table:table-cell>
          <table:table-cell office:value-type="float" office:value="1.0707810655806" calcext:value-type="float">
            <text:p>1.0707810655806</text:p>
          </table:table-cell>
          <table:table-cell office:value-type="float" office:value="0.361252150448954" calcext:value-type="float">
            <text:p>0.361252150448954</text:p>
          </table:table-cell>
          <table:table-cell office:value-type="float" office:value="0.297873758393009" calcext:value-type="float">
            <text:p>0.297873758393009</text:p>
          </table:table-cell>
          <table:table-cell office:value-type="float" office:value="0.415257681599379" calcext:value-type="float">
            <text:p>0.415257681599379</text:p>
          </table:table-cell>
          <table:table-cell office:value-type="float" office:value="0.28068171056433" calcext:value-type="float">
            <text:p>0.28068171056433</text:p>
          </table:table-cell>
          <table:table-cell office:value-type="float" office:value="0.420564450528662" calcext:value-type="float">
            <text:p>0.420564450528662</text:p>
          </table:table-cell>
          <table:table-cell office:value-type="float" office:value="0.45069481038908" calcext:value-type="float">
            <text:p>0.45069481038908</text:p>
          </table:table-cell>
          <table:table-cell office:value-type="float" office:value="0.152287574647568" calcext:value-type="float">
            <text:p>0.152287574647568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count</text:p>
          </table:table-cell>
          <table:table-cell office:value-type="float" office:value="8" calcext:value-type="float">
            <text:p>8</text:p>
          </table:table-cell>
          <table:table-cell office:value-type="float" office:value="6.14682407438918" calcext:value-type="float">
            <text:p>6.14682407438918</text:p>
          </table:table-cell>
          <table:table-cell office:value-type="float" office:value="4.32161194954263" calcext:value-type="float">
            <text:p>4.32161194954263</text:p>
          </table:table-cell>
          <table:table-cell office:value-type="float" office:value="2.01389220074135" calcext:value-type="float">
            <text:p>2.01389220074135</text:p>
          </table:table-cell>
          <table:table-cell office:value-type="float" office:value="5.50279446813309" calcext:value-type="float">
            <text:p>5.50279446813309</text:p>
          </table:table-cell>
          <table:table-cell office:value-type="float" office:value="2.87160292736574" calcext:value-type="float">
            <text:p>2.87160292736574</text:p>
          </table:table-cell>
          <table:table-cell office:value-type="float" office:value="3.6543982065103" calcext:value-type="float">
            <text:p>3.6543982065103</text:p>
          </table:table-cell>
          <table:table-cell office:value-type="float" office:value="2.64262224607103" calcext:value-type="float">
            <text:p>2.64262224607103</text:p>
          </table:table-cell>
          <table:table-cell office:value-type="float" office:value="1.12008085706311" calcext:value-type="float">
            <text:p>1.12008085706311</text:p>
          </table:table-cell>
          <table:table-cell office:value-type="float" office:value="2.22302329793666" calcext:value-type="float">
            <text:p>2.22302329793666</text:p>
          </table:table-cell>
          <table:table-cell office:value-type="float" office:value="1.62451057108762" calcext:value-type="float">
            <text:p>1.62451057108762</text:p>
          </table:table-cell>
          <table:table-cell office:value-type="float" office:value="0.515921294626913" calcext:value-type="float">
            <text:p>0.515921294626913</text:p>
          </table:table-cell>
          <table:table-cell office:value-type="float" office:value="1.06326308446795" calcext:value-type="float">
            <text:p>1.06326308446795</text:p>
          </table:table-cell>
          <table:table-cell office:value-type="float" office:value="0.694092308421069" calcext:value-type="float">
            <text:p>0.694092308421069</text:p>
          </table:table-cell>
          <table:table-cell office:value-type="float" office:value="0.897649488262391" calcext:value-type="float">
            <text:p>0.897649488262391</text:p>
          </table:table-cell>
          <table:table-cell office:value-type="float" office:value="0.544321509770364" calcext:value-type="float">
            <text:p>0.544321509770364</text:p>
          </table:table-cell>
          <table:table-cell office:value-type="float" office:value="0.409947837154583" calcext:value-type="float">
            <text:p>0.409947837154583</text:p>
          </table:table-cell>
          <table:table-cell office:value-type="float" office:value="0.539902957439112" calcext:value-type="float">
            <text:p>0.539902957439112</text:p>
          </table:table-cell>
          <table:table-cell office:value-type="float" office:value="0.574606911289645" calcext:value-type="float">
            <text:p>0.574606911289645</text:p>
          </table:table-cell>
          <table:table-cell office:value-type="float" office:value="0.393732397694233" calcext:value-type="float">
            <text:p>0.393732397694233</text:p>
          </table:table-cell>
          <table:table-cell office:value-type="float" office:value="1.02984225260589" calcext:value-type="float">
            <text:p>1.02984225260589</text:p>
          </table:table-cell>
          <table:table-cell office:value-type="float" office:value="1.32961513967769" calcext:value-type="float">
            <text:p>1.32961513967769</text:p>
          </table:table-cell>
          <table:table-cell office:value-type="float" office:value="0.240552893090916" calcext:value-type="float">
            <text:p>0.240552893090916</text:p>
          </table:table-cell>
          <table:table-cell office:value-type="float" office:value="0.808476499696049" calcext:value-type="float">
            <text:p>0.808476499696049</text:p>
          </table:table-cell>
          <table:table-cell office:value-type="float" office:value="0.333778153246342" calcext:value-type="float">
            <text:p>0.333778153246342</text:p>
          </table:table-cell>
          <table:table-cell office:value-type="float" office:value="0.98663792809026" calcext:value-type="float">
            <text:p>0.98663792809026</text:p>
          </table:table-cell>
          <table:table-cell office:value-type="float" office:value="1.37068822306068" calcext:value-type="float">
            <text:p>1.37068822306068</text:p>
          </table:table-cell>
          <table:table-cell office:value-type="float" office:value="0.639351983801291" calcext:value-type="float">
            <text:p>0.639351983801291</text:p>
          </table:table-cell>
          <table:table-cell office:value-type="float" office:value="0.366973946233189" calcext:value-type="float">
            <text:p>0.366973946233189</text:p>
          </table:table-cell>
          <table:table-cell office:value-type="float" office:value="0.534238628817639" calcext:value-type="float">
            <text:p>0.534238628817639</text:p>
          </table:table-cell>
          <table:table-cell office:value-type="float" office:value="0.353530896772068" calcext:value-type="float">
            <text:p>0.353530896772068</text:p>
          </table:table-cell>
          <table:table-cell office:value-type="float" office:value="0.40339892131369" calcext:value-type="float">
            <text:p>0.40339892131369</text:p>
          </table:table-cell>
          <table:table-cell office:value-type="float" office:value="0.525829537616294" calcext:value-type="float">
            <text:p>0.525829537616294</text:p>
          </table:table-cell>
          <table:table-cell office:value-type="float" office:value="1.05585931388578" calcext:value-type="float">
            <text:p>1.05585931388578</text:p>
          </table:table-cell>
          <table:table-cell office:value-type="float" office:value="0.292018272260593" calcext:value-type="float">
            <text:p>0.292018272260593</text:p>
          </table:table-cell>
          <table:table-cell office:value-type="float" office:value="0.684159616267725" calcext:value-type="float">
            <text:p>0.684159616267725</text:p>
          </table:table-cell>
          <table:table-cell office:value-type="float" office:value="0.387877590855761" calcext:value-type="float">
            <text:p>0.387877590855761</text:p>
          </table:table-cell>
          <table:table-cell office:value-type="float" office:value="0.289102251063805" calcext:value-type="float">
            <text:p>0.289102251063805</text:p>
          </table:table-cell>
          <table:table-cell office:value-type="float" office:value="0.139687744796094" calcext:value-type="float">
            <text:p>0.139687744796094</text:p>
          </table:table-cell>
          <table:table-cell office:value-type="float" office:value="0.357351484774357" calcext:value-type="float">
            <text:p>0.357351484774357</text:p>
          </table:table-cell>
          <table:table-cell office:value-type="float" office:value="0.155605243768686" calcext:value-type="float">
            <text:p>0.155605243768686</text:p>
          </table:table-cell>
          <table:table-cell office:value-type="float" office:value="0.229025041681122" calcext:value-type="float">
            <text:p>0.229025041681122</text:p>
          </table:table-cell>
          <table:table-cell office:value-type="float" office:value="0.478687093849205" calcext:value-type="float">
            <text:p>0.478687093849205</text:p>
          </table:table-cell>
          <table:table-cell office:value-type="float" office:value="0.966198190669653" calcext:value-type="float">
            <text:p>0.966198190669653</text:p>
          </table:table-cell>
          <table:table-cell office:value-type="float" office:value="0.211944983763422" calcext:value-type="float">
            <text:p>0.211944983763422</text:p>
          </table:table-cell>
          <table:table-cell office:value-type="float" office:value="0.494016385000955" calcext:value-type="float">
            <text:p>0.494016385000955</text:p>
          </table:table-cell>
          <table:table-cell office:value-type="float" office:value="0.318075484121617" calcext:value-type="float">
            <text:p>0.318075484121617</text:p>
          </table:table-cell>
          <table:table-cell office:value-type="float" office:value="0.342958580342583" calcext:value-type="float">
            <text:p>0.342958580342583</text:p>
          </table:table-cell>
          <table:table-cell office:value-type="float" office:value="0.441659237803437" calcext:value-type="float">
            <text:p>0.441659237803437</text:p>
          </table:table-cell>
          <table:table-cell office:value-type="float" office:value="0.465705047538562" calcext:value-type="float">
            <text:p>0.465705047538562</text:p>
          </table:table-cell>
          <table:table-cell office:value-type="float" office:value="0.203548226020656" calcext:value-type="float">
            <text:p>0.203548226020656</text:p>
          </table:table-cell>
        </table:table-row>
        <table:table-row table:style-name="ro1">
          <table:table-cell office:value-type="string" calcext:value-type="string">
            <text:p>improvement ratio</text:p>
          </table:table-cell>
          <table:table-cell office:value-type="string" calcext:value-type="string">
            <text:p><text:s/>cou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.0146432108847" calcext:value-type="float">
            <text:p>1.0146432108847</text:p>
          </table:table-cell>
          <table:table-cell office:value-type="float" office:value="0.998366674873994" calcext:value-type="float">
            <text:p>0.998366674873994</text:p>
          </table:table-cell>
          <table:table-cell office:value-type="float" office:value="0.982641807854696" calcext:value-type="float">
            <text:p>0.982641807854696</text:p>
          </table:table-cell>
          <table:table-cell office:value-type="float" office:value="0.991284310265598" calcext:value-type="float">
            <text:p>0.991284310265598</text:p>
          </table:table-cell>
          <table:table-cell office:value-type="float" office:value="0.961234591013867" calcext:value-type="float">
            <text:p>0.961234591013867</text:p>
          </table:table-cell>
          <table:table-cell office:value-type="float" office:value="1.04058925471108" calcext:value-type="float">
            <text:p>1.04058925471108</text:p>
          </table:table-cell>
          <table:table-cell office:value-type="float" office:value="0.997521969521652" calcext:value-type="float">
            <text:p>0.997521969521652</text:p>
          </table:table-cell>
          <table:table-cell office:value-type="float" office:value="1.00473808835298" calcext:value-type="float">
            <text:p>1.00473808835298</text:p>
          </table:table-cell>
          <table:table-cell office:value-type="float" office:value="0.915499016245065" calcext:value-type="float">
            <text:p>0.915499016245065</text:p>
          </table:table-cell>
          <table:table-cell office:value-type="float" office:value="1.02591992619192" calcext:value-type="float">
            <text:p>1.02591992619192</text:p>
          </table:table-cell>
          <table:table-cell office:value-type="float" office:value="0.954369261806291" calcext:value-type="float">
            <text:p>0.954369261806291</text:p>
          </table:table-cell>
          <table:table-cell office:value-type="float" office:value="0.837201690598029" calcext:value-type="float">
            <text:p>0.837201690598029</text:p>
          </table:table-cell>
          <table:table-cell office:value-type="float" office:value="1.15573954855065" calcext:value-type="float">
            <text:p>1.15573954855065</text:p>
          </table:table-cell>
          <table:table-cell office:value-type="float" office:value="0.849723974475608" calcext:value-type="float">
            <text:p>0.849723974475608</text:p>
          </table:table-cell>
          <table:table-cell office:value-type="float" office:value="0.919979625431624" calcext:value-type="float">
            <text:p>0.919979625431624</text:p>
          </table:table-cell>
          <table:table-cell office:value-type="float" office:value="0.887043717844265" calcext:value-type="float">
            <text:p>0.887043717844265</text:p>
          </table:table-cell>
          <table:table-cell office:value-type="float" office:value="0.858639862637903" calcext:value-type="float">
            <text:p>0.858639862637903</text:p>
          </table:table-cell>
          <table:table-cell office:value-type="float" office:value="0.923862153255683" calcext:value-type="float">
            <text:p>0.923862153255683</text:p>
          </table:table-cell>
          <table:table-cell office:value-type="float" office:value="1.50499128904487" calcext:value-type="float">
            <text:p>1.50499128904487</text:p>
          </table:table-cell>
          <table:table-cell office:value-type="float" office:value="1.18817459213683" calcext:value-type="float">
            <text:p>1.18817459213683</text:p>
          </table:table-cell>
          <table:table-cell office:value-type="float" office:value="1.12776429852465" calcext:value-type="float">
            <text:p>1.12776429852465</text:p>
          </table:table-cell>
          <table:table-cell office:value-type="float" office:value="1.06976246465981" calcext:value-type="float">
            <text:p>1.06976246465981</text:p>
          </table:table-cell>
          <table:table-cell office:value-type="float" office:value="1.36165344012082" calcext:value-type="float">
            <text:p>1.36165344012082</text:p>
          </table:table-cell>
          <table:table-cell office:value-type="float" office:value="1.0136632654067" calcext:value-type="float">
            <text:p>1.0136632654067</text:p>
          </table:table-cell>
          <table:table-cell office:value-type="float" office:value="1.21563367001796" calcext:value-type="float">
            <text:p>1.21563367001796</text:p>
          </table:table-cell>
          <table:table-cell office:value-type="float" office:value="0.95538604808438" calcext:value-type="float">
            <text:p>0.95538604808438</text:p>
          </table:table-cell>
          <table:table-cell office:value-type="float" office:value="1.12333513899202" calcext:value-type="float">
            <text:p>1.12333513899202</text:p>
          </table:table-cell>
          <table:table-cell office:value-type="float" office:value="1.05368624456811" calcext:value-type="float">
            <text:p>1.05368624456811</text:p>
          </table:table-cell>
          <table:table-cell office:value-type="float" office:value="1.11537621035883" calcext:value-type="float">
            <text:p>1.11537621035883</text:p>
          </table:table-cell>
          <table:table-cell office:value-type="float" office:value="1.62340255078562" calcext:value-type="float">
            <text:p>1.62340255078562</text:p>
          </table:table-cell>
          <table:table-cell office:value-type="float" office:value="1.55538331936633" calcext:value-type="float">
            <text:p>1.55538331936633</text:p>
          </table:table-cell>
          <table:table-cell office:value-type="float" office:value="0.938897755087362" calcext:value-type="float">
            <text:p>0.938897755087362</text:p>
          </table:table-cell>
          <table:table-cell office:value-type="float" office:value="1.24036200452501" calcext:value-type="float">
            <text:p>1.24036200452501</text:p>
          </table:table-cell>
          <table:table-cell office:value-type="float" office:value="0.956363355353248" calcext:value-type="float">
            <text:p>0.956363355353248</text:p>
          </table:table-cell>
          <table:table-cell office:value-type="float" office:value="1.24133006973122" calcext:value-type="float">
            <text:p>1.24133006973122</text:p>
          </table:table-cell>
          <table:table-cell office:value-type="float" office:value="1.17896471342574" calcext:value-type="float">
            <text:p>1.17896471342574</text:p>
          </table:table-cell>
          <table:table-cell office:value-type="float" office:value="1.55842405230646" calcext:value-type="float">
            <text:p>1.55842405230646</text:p>
          </table:table-cell>
          <table:table-cell office:value-type="float" office:value="0.807803064020854" calcext:value-type="float">
            <text:p>0.807803064020854</text:p>
          </table:table-cell>
          <table:table-cell office:value-type="float" office:value="1.03157704322501" calcext:value-type="float">
            <text:p>1.03157704322501</text:p>
          </table:table-cell>
          <table:table-cell office:value-type="float" office:value="1.3445583371651" calcext:value-type="float">
            <text:p>1.3445583371651</text:p>
          </table:table-cell>
          <table:table-cell office:value-type="float" office:value="0.832400026659911" calcext:value-type="float">
            <text:p>0.832400026659911</text:p>
          </table:table-cell>
          <table:table-cell office:value-type="float" office:value="1.10824163812444" calcext:value-type="float">
            <text:p>1.10824163812444</text:p>
          </table:table-cell>
          <table:table-cell office:value-type="float" office:value="1.70446190343524" calcext:value-type="float">
            <text:p>1.70446190343524</text:p>
          </table:table-cell>
          <table:table-cell office:value-type="float" office:value="0.602963317486793" calcext:value-type="float">
            <text:p>0.602963317486793</text:p>
          </table:table-cell>
          <table:table-cell office:value-type="float" office:value="1.30553187004065" calcext:value-type="float">
            <text:p>1.30553187004065</text:p>
          </table:table-cell>
          <table:table-cell office:value-type="float" office:value="0.818412854065222" calcext:value-type="float">
            <text:p>0.818412854065222</text:p>
          </table:table-cell>
          <table:table-cell office:value-type="float" office:value="0.952237414121148" calcext:value-type="float">
            <text:p>0.952237414121148</text:p>
          </table:table-cell>
          <table:table-cell office:value-type="float" office:value="0.967768790076858" calcext:value-type="float">
            <text:p>0.967768790076858</text:p>
          </table:table-cell>
          <table:table-cell office:value-type="float" office:value="0.748164587944449" calcext:value-type="float">
            <text:p>0.748164587944449</text:p>
          </table:table-cell>
        </table:table-row>
        <table:table-row table:style-name="ro1">
          <table:table-cell office:value-type="string" calcext:value-type="string">
            <text:p>GPUCB</text:p>
          </table:table-cell>
          <table:table-cell office:value-type="string" calcext:value-type="string">
            <text:p><text:s/>count</text:p>
          </table:table-cell>
          <table:table-cell office:value-type="float" office:value="9" calcext:value-type="float">
            <text:p>9</text:p>
          </table:table-cell>
          <table:table-cell office:value-type="float" office:value="2.10284150189856" calcext:value-type="float">
            <text:p>2.10284150189856</text:p>
          </table:table-cell>
          <table:table-cell office:value-type="float" office:value="2.25745849846079" calcext:value-type="float">
            <text:p>2.25745849846079</text:p>
          </table:table-cell>
          <table:table-cell office:value-type="float" office:value="1.54322229836999" calcext:value-type="float">
            <text:p>1.54322229836999</text:p>
          </table:table-cell>
          <table:table-cell office:value-type="float" office:value="1.91988886098307" calcext:value-type="float">
            <text:p>1.91988886098307</text:p>
          </table:table-cell>
          <table:table-cell office:value-type="float" office:value="2.30583178858649" calcext:value-type="float">
            <text:p>2.30583178858649</text:p>
          </table:table-cell>
          <table:table-cell office:value-type="float" office:value="1.87205106214299" calcext:value-type="float">
            <text:p>1.87205106214299</text:p>
          </table:table-cell>
          <table:table-cell office:value-type="float" office:value="1.1582200554348" calcext:value-type="float">
            <text:p>1.1582200554348</text:p>
          </table:table-cell>
          <table:table-cell office:value-type="float" office:value="3.90002573560909" calcext:value-type="float">
            <text:p>3.90002573560909</text:p>
          </table:table-cell>
          <table:table-cell office:value-type="float" office:value="1.41254611277591" calcext:value-type="float">
            <text:p>1.41254611277591</text:p>
          </table:table-cell>
          <table:table-cell office:value-type="float" office:value="1.58946230951912" calcext:value-type="float">
            <text:p>1.58946230951912</text:p>
          </table:table-cell>
          <table:table-cell office:value-type="float" office:value="2.04703523599651" calcext:value-type="float">
            <text:p>2.04703523599651</text:p>
          </table:table-cell>
          <table:table-cell office:value-type="float" office:value="1.03768705209876" calcext:value-type="float">
            <text:p>1.03768705209876</text:p>
          </table:table-cell>
          <table:table-cell office:value-type="float" office:value="0.733410740237371" calcext:value-type="float">
            <text:p>0.733410740237371</text:p>
          </table:table-cell>
          <table:table-cell office:value-type="float" office:value="0.75293684858032" calcext:value-type="float">
            <text:p>0.75293684858032</text:p>
          </table:table-cell>
          <table:table-cell office:value-type="float" office:value="0.678254764872572" calcext:value-type="float">
            <text:p>0.678254764872572</text:p>
          </table:table-cell>
          <table:table-cell office:value-type="float" office:value="1.82653647019931" calcext:value-type="float">
            <text:p>1.82653647019931</text:p>
          </table:table-cell>
          <table:table-cell office:value-type="float" office:value="1.01365413235792" calcext:value-type="float">
            <text:p>1.01365413235792</text:p>
          </table:table-cell>
          <table:table-cell office:value-type="float" office:value="0.529432370673348" calcext:value-type="float">
            <text:p>0.529432370673348</text:p>
          </table:table-cell>
          <table:table-cell office:value-type="float" office:value="0.578087141233583" calcext:value-type="float">
            <text:p>0.578087141233583</text:p>
          </table:table-cell>
          <table:table-cell office:value-type="float" office:value="0.863296187328452" calcext:value-type="float">
            <text:p>0.863296187328452</text:p>
          </table:table-cell>
          <table:table-cell office:value-type="float" office:value="0.693245390329716" calcext:value-type="float">
            <text:p>0.693245390329716</text:p>
          </table:table-cell>
          <table:table-cell office:value-type="float" office:value="1.01074390084844" calcext:value-type="float">
            <text:p>1.01074390084844</text:p>
          </table:table-cell>
          <table:table-cell office:value-type="float" office:value="0.776780131205337" calcext:value-type="float">
            <text:p>0.776780131205337</text:p>
          </table:table-cell>
          <table:table-cell office:value-type="float" office:value="0.746711478127915" calcext:value-type="float">
            <text:p>0.746711478127915</text:p>
          </table:table-cell>
          <table:table-cell office:value-type="float" office:value="0.917014408633364" calcext:value-type="float">
            <text:p>0.917014408633364</text:p>
          </table:table-cell>
          <table:table-cell office:value-type="float" office:value="0.566785595714921" calcext:value-type="float">
            <text:p>0.566785595714921</text:p>
          </table:table-cell>
          <table:table-cell office:value-type="float" office:value="0.58075973465387" calcext:value-type="float">
            <text:p>0.58075973465387</text:p>
          </table:table-cell>
          <table:table-cell office:value-type="float" office:value="0.898021076112293" calcext:value-type="float">
            <text:p>0.898021076112293</text:p>
          </table:table-cell>
          <table:table-cell office:value-type="float" office:value="0.40774842152924" calcext:value-type="float">
            <text:p>0.40774842152924</text:p>
          </table:table-cell>
          <table:table-cell office:value-type="float" office:value="0.423606067097896" calcext:value-type="float">
            <text:p>0.423606067097896</text:p>
          </table:table-cell>
          <table:table-cell office:value-type="float" office:value="0.840408672331679" calcext:value-type="float">
            <text:p>0.840408672331679</text:p>
          </table:table-cell>
          <table:table-cell office:value-type="float" office:value="0.498475826621963" calcext:value-type="float">
            <text:p>0.498475826621963</text:p>
          </table:table-cell>
          <table:table-cell office:value-type="float" office:value="0.94501016448558" calcext:value-type="float">
            <text:p>0.94501016448558</text:p>
          </table:table-cell>
          <table:table-cell office:value-type="float" office:value="0.514607585749392" calcext:value-type="float">
            <text:p>0.514607585749392</text:p>
          </table:table-cell>
          <table:table-cell office:value-type="float" office:value="0.882298740176552" calcext:value-type="float">
            <text:p>0.882298740176552</text:p>
          </table:table-cell>
          <table:table-cell office:value-type="float" office:value="0.396662749742916" calcext:value-type="float">
            <text:p>0.396662749742916</text:p>
          </table:table-cell>
          <table:table-cell office:value-type="float" office:value="0.640145793188749" calcext:value-type="float">
            <text:p>0.640145793188749</text:p>
          </table:table-cell>
          <table:table-cell office:value-type="float" office:value="0.517847571004744" calcext:value-type="float">
            <text:p>0.517847571004744</text:p>
          </table:table-cell>
          <table:table-cell office:value-type="float" office:value="0.328851521116778" calcext:value-type="float">
            <text:p>0.328851521116778</text:p>
          </table:table-cell>
          <table:table-cell office:value-type="float" office:value="0.703251144975963" calcext:value-type="float">
            <text:p>0.703251144975963</text:p>
          </table:table-cell>
          <table:table-cell office:value-type="float" office:value="0.118595839293858" calcext:value-type="float">
            <text:p>0.118595839293858</text:p>
          </table:table-cell>
          <table:table-cell office:value-type="float" office:value="0.277737338338853" calcext:value-type="float">
            <text:p>0.277737338338853</text:p>
          </table:table-cell>
          <table:table-cell office:value-type="float" office:value="0.269624934914555" calcext:value-type="float">
            <text:p>0.269624934914555</text:p>
          </table:table-cell>
          <table:table-cell office:value-type="float" office:value="0.476092757702345" calcext:value-type="float">
            <text:p>0.476092757702345</text:p>
          </table:table-cell>
          <table:table-cell office:value-type="float" office:value="0.364180880576856" calcext:value-type="float">
            <text:p>0.364180880576856</text:p>
          </table:table-cell>
          <table:table-cell office:value-type="float" office:value="0.73261804357598" calcext:value-type="float">
            <text:p>0.73261804357598</text:p>
          </table:table-cell>
          <table:table-cell office:value-type="float" office:value="0.388500116538605" calcext:value-type="float">
            <text:p>0.388500116538605</text:p>
          </table:table-cell>
          <table:table-cell office:value-type="float" office:value="0.212264884685076" calcext:value-type="float">
            <text:p>0.212264884685076</text:p>
          </table:table-cell>
          <table:table-cell office:value-type="float" office:value="0.241650738111401" calcext:value-type="float">
            <text:p>0.241650738111401</text:p>
          </table:table-cell>
          <table:table-cell office:value-type="float" office:value="0.407008768278096" calcext:value-type="float">
            <text:p>0.407008768278096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count</text:p>
          </table:table-cell>
          <table:table-cell office:value-type="float" office:value="9" calcext:value-type="float">
            <text:p>9</text:p>
          </table:table-cell>
          <table:table-cell office:value-type="float" office:value="2.10284150189856" calcext:value-type="float">
            <text:p>2.10284150189856</text:p>
          </table:table-cell>
          <table:table-cell office:value-type="float" office:value="2.30148288252034" calcext:value-type="float">
            <text:p>2.30148288252034</text:p>
          </table:table-cell>
          <table:table-cell office:value-type="float" office:value="1.49037857686517" calcext:value-type="float">
            <text:p>1.49037857686517</text:p>
          </table:table-cell>
          <table:table-cell office:value-type="float" office:value="1.91553361881242" calcext:value-type="float">
            <text:p>1.91553361881242</text:p>
          </table:table-cell>
          <table:table-cell office:value-type="float" office:value="2.51483408237872" calcext:value-type="float">
            <text:p>2.51483408237872</text:p>
          </table:table-cell>
          <table:table-cell office:value-type="float" office:value="1.84900683120978" calcext:value-type="float">
            <text:p>1.84900683120978</text:p>
          </table:table-cell>
          <table:table-cell office:value-type="float" office:value="1.30819620363287" calcext:value-type="float">
            <text:p>1.30819620363287</text:p>
          </table:table-cell>
          <table:table-cell office:value-type="float" office:value="4.43781124794852" calcext:value-type="float">
            <text:p>4.43781124794852</text:p>
          </table:table-cell>
          <table:table-cell office:value-type="float" office:value="1.32463105551266" calcext:value-type="float">
            <text:p>1.32463105551266</text:p>
          </table:table-cell>
          <table:table-cell office:value-type="float" office:value="1.80598792663077" calcext:value-type="float">
            <text:p>1.80598792663077</text:p>
          </table:table-cell>
          <table:table-cell office:value-type="float" office:value="1.88353917553831" calcext:value-type="float">
            <text:p>1.88353917553831</text:p>
          </table:table-cell>
          <table:table-cell office:value-type="float" office:value="1.06774937590369" calcext:value-type="float">
            <text:p>1.06774937590369</text:p>
          </table:table-cell>
          <table:table-cell office:value-type="float" office:value="0.590678207728697" calcext:value-type="float">
            <text:p>0.590678207728697</text:p>
          </table:table-cell>
          <table:table-cell office:value-type="float" office:value="0.733447022327749" calcext:value-type="float">
            <text:p>0.733447022327749</text:p>
          </table:table-cell>
          <table:table-cell office:value-type="float" office:value="0.596989522369482" calcext:value-type="float">
            <text:p>0.596989522369482</text:p>
          </table:table-cell>
          <table:table-cell office:value-type="float" office:value="1.59789120087926" calcext:value-type="float">
            <text:p>1.59789120087926</text:p>
          </table:table-cell>
          <table:table-cell office:value-type="float" office:value="1.06463025379285" calcext:value-type="float">
            <text:p>1.06463025379285</text:p>
          </table:table-cell>
          <table:table-cell office:value-type="float" office:value="0.529749983684973" calcext:value-type="float">
            <text:p>0.529749983684973</text:p>
          </table:table-cell>
          <table:table-cell office:value-type="float" office:value="0.756068549554523" calcext:value-type="float">
            <text:p>0.756068549554523</text:p>
          </table:table-cell>
          <table:table-cell office:value-type="float" office:value="0.729957627899389" calcext:value-type="float">
            <text:p>0.729957627899389</text:p>
          </table:table-cell>
          <table:table-cell office:value-type="float" office:value="0.576368532727017" calcext:value-type="float">
            <text:p>0.576368532727017</text:p>
          </table:table-cell>
          <table:table-cell office:value-type="float" office:value="0.867679911292223" calcext:value-type="float">
            <text:p>0.867679911292223</text:p>
          </table:table-cell>
          <table:table-cell office:value-type="float" office:value="0.494066562250365" calcext:value-type="float">
            <text:p>0.494066562250365</text:p>
          </table:table-cell>
          <table:table-cell office:value-type="float" office:value="0.666209711415009" calcext:value-type="float">
            <text:p>0.666209711415009</text:p>
          </table:table-cell>
          <table:table-cell office:value-type="float" office:value="0.886243217254373" calcext:value-type="float">
            <text:p>0.886243217254373</text:p>
          </table:table-cell>
          <table:table-cell office:value-type="float" office:value="0.476249659251026" calcext:value-type="float">
            <text:p>0.476249659251026</text:p>
          </table:table-cell>
          <table:table-cell office:value-type="float" office:value="0.522656210577" calcext:value-type="float">
            <text:p>0.522656210577</text:p>
          </table:table-cell>
          <table:table-cell office:value-type="float" office:value="0.588775977224231" calcext:value-type="float">
            <text:p>0.588775977224231</text:p>
          </table:table-cell>
          <table:table-cell office:value-type="float" office:value="0.338368142883252" calcext:value-type="float">
            <text:p>0.338368142883252</text:p>
          </table:table-cell>
          <table:table-cell office:value-type="float" office:value="0.441231721100505" calcext:value-type="float">
            <text:p>0.441231721100505</text:p>
          </table:table-cell>
          <table:table-cell office:value-type="float" office:value="0.861026219861852" calcext:value-type="float">
            <text:p>0.861026219861852</text:p>
          </table:table-cell>
          <table:table-cell office:value-type="float" office:value="0.539454162452458" calcext:value-type="float">
            <text:p>0.539454162452458</text:p>
          </table:table-cell>
          <table:table-cell office:value-type="float" office:value="0.875046452757105" calcext:value-type="float">
            <text:p>0.875046452757105</text:p>
          </table:table-cell>
          <table:table-cell office:value-type="float" office:value="0.506932113557472" calcext:value-type="float">
            <text:p>0.506932113557472</text:p>
          </table:table-cell>
          <table:table-cell office:value-type="float" office:value="0.713597057101421" calcext:value-type="float">
            <text:p>0.713597057101421</text:p>
          </table:table-cell>
          <table:table-cell office:value-type="float" office:value="0.369375500990214" calcext:value-type="float">
            <text:p>0.369375500990214</text:p>
          </table:table-cell>
          <table:table-cell office:value-type="float" office:value="0.662030849539614" calcext:value-type="float">
            <text:p>0.662030849539614</text:p>
          </table:table-cell>
          <table:table-cell office:value-type="float" office:value="0.669728500553658" calcext:value-type="float">
            <text:p>0.669728500553658</text:p>
          </table:table-cell>
          <table:table-cell office:value-type="float" office:value="0.335392576828789" calcext:value-type="float">
            <text:p>0.335392576828789</text:p>
          </table:table-cell>
          <table:table-cell office:value-type="float" office:value="0.704220500221212" calcext:value-type="float">
            <text:p>0.704220500221212</text:p>
          </table:table-cell>
          <table:table-cell office:value-type="float" office:value="0.130602411031368" calcext:value-type="float">
            <text:p>0.130602411031368</text:p>
          </table:table-cell>
          <table:table-cell office:value-type="float" office:value="0.360130636815482" calcext:value-type="float">
            <text:p>0.360130636815482</text:p>
          </table:table-cell>
          <table:table-cell office:value-type="float" office:value="0.348211741493812" calcext:value-type="float">
            <text:p>0.348211741493812</text:p>
          </table:table-cell>
          <table:table-cell office:value-type="float" office:value="0.56166231493629" calcext:value-type="float">
            <text:p>0.56166231493629</text:p>
          </table:table-cell>
          <table:table-cell office:value-type="float" office:value="0.298177208952557" calcext:value-type="float">
            <text:p>0.298177208952557</text:p>
          </table:table-cell>
          <table:table-cell office:value-type="float" office:value="0.325646309228606" calcext:value-type="float">
            <text:p>0.325646309228606</text:p>
          </table:table-cell>
          <table:table-cell office:value-type="float" office:value="0.308693968892819" calcext:value-type="float">
            <text:p>0.308693968892819</text:p>
          </table:table-cell>
          <table:table-cell office:value-type="float" office:value="0.236999861250776" calcext:value-type="float">
            <text:p>0.236999861250776</text:p>
          </table:table-cell>
          <table:table-cell office:value-type="float" office:value="0.22516892962147" calcext:value-type="float">
            <text:p>0.22516892962147</text:p>
          </table:table-cell>
          <table:table-cell office:value-type="float" office:value="0.352560654534974" calcext:value-type="float">
            <text:p>0.352560654534974</text:p>
          </table:table-cell>
        </table:table-row>
        <table:table-row table:style-name="ro1">
          <table:table-cell office:value-type="string" calcext:value-type="string">
            <text:p>improvement ratio</text:p>
          </table:table-cell>
          <table:table-cell office:value-type="string" calcext:value-type="string">
            <text:p><text:s/>coun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980871296330765" calcext:value-type="float">
            <text:p>0.980871296330765</text:p>
          </table:table-cell>
          <table:table-cell office:value-type="float" office:value="1.03545657615125" calcext:value-type="float">
            <text:p>1.03545657615125</text:p>
          </table:table-cell>
          <table:table-cell office:value-type="float" office:value="1.00227364434008" calcext:value-type="float">
            <text:p>1.00227364434008</text:p>
          </table:table-cell>
          <table:table-cell office:value-type="float" office:value="0.916892213583118" calcext:value-type="float">
            <text:p>0.916892213583118</text:p>
          </table:table-cell>
          <table:table-cell office:value-type="float" office:value="1.01246303179861" calcext:value-type="float">
            <text:p>1.01246303179861</text:p>
          </table:table-cell>
          <table:table-cell office:value-type="float" office:value="0.885356533078461" calcext:value-type="float">
            <text:p>0.885356533078461</text:p>
          </table:table-cell>
          <table:table-cell office:value-type="float" office:value="0.878817398421793" calcext:value-type="float">
            <text:p>0.878817398421793</text:p>
          </table:table-cell>
          <table:table-cell office:value-type="float" office:value="1.0663694671036" calcext:value-type="float">
            <text:p>1.0663694671036</text:p>
          </table:table-cell>
          <table:table-cell office:value-type="float" office:value="0.880106830218072" calcext:value-type="float">
            <text:p>0.880106830218072</text:p>
          </table:table-cell>
          <table:table-cell office:value-type="float" office:value="1.08680258026036" calcext:value-type="float">
            <text:p>1.08680258026036</text:p>
          </table:table-cell>
          <table:table-cell office:value-type="float" office:value="0.97184514972956" calcext:value-type="float">
            <text:p>0.97184514972956</text:p>
          </table:table-cell>
          <table:table-cell office:value-type="float" office:value="1.24164177828316" calcext:value-type="float">
            <text:p>1.24164177828316</text:p>
          </table:table-cell>
          <table:table-cell office:value-type="float" office:value="1.02657291618789" calcext:value-type="float">
            <text:p>1.02657291618789</text:p>
          </table:table-cell>
          <table:table-cell office:value-type="float" office:value="1.13612507331878" calcext:value-type="float">
            <text:p>1.13612507331878</text:p>
          </table:table-cell>
          <table:table-cell office:value-type="float" office:value="1.14309188835525" calcext:value-type="float">
            <text:p>1.14309188835525</text:p>
          </table:table-cell>
          <table:table-cell office:value-type="float" office:value="0.952118473758079" calcext:value-type="float">
            <text:p>0.952118473758079</text:p>
          </table:table-cell>
          <table:table-cell office:value-type="float" office:value="0.99940044734043" calcext:value-type="float">
            <text:p>0.99940044734043</text:p>
          </table:table-cell>
          <table:table-cell office:value-type="float" office:value="0.764596201725615" calcext:value-type="float">
            <text:p>0.764596201725615</text:p>
          </table:table-cell>
          <table:table-cell office:value-type="float" office:value="1.18266616353168" calcext:value-type="float">
            <text:p>1.18266616353168</text:p>
          </table:table-cell>
          <table:table-cell office:value-type="float" office:value="1.20278146874138" calcext:value-type="float">
            <text:p>1.20278146874138</text:p>
          </table:table-cell>
          <table:table-cell office:value-type="float" office:value="1.164881066963" calcext:value-type="float">
            <text:p>1.164881066963</text:p>
          </table:table-cell>
          <table:table-cell office:value-type="float" office:value="1.57221757260251" calcext:value-type="float">
            <text:p>1.57221757260251</text:p>
          </table:table-cell>
          <table:table-cell office:value-type="float" office:value="1.12083547467647" calcext:value-type="float">
            <text:p>1.12083547467647</text:p>
          </table:table-cell>
          <table:table-cell office:value-type="float" office:value="1.03472093301241" calcext:value-type="float">
            <text:p>1.03472093301241</text:p>
          </table:table-cell>
          <table:table-cell office:value-type="float" office:value="1.19010183987591" calcext:value-type="float">
            <text:p>1.19010183987591</text:p>
          </table:table-cell>
          <table:table-cell office:value-type="float" office:value="1.11116968075961" calcext:value-type="float">
            <text:p>1.11116968075961</text:p>
          </table:table-cell>
          <table:table-cell office:value-type="float" office:value="1.52523389345127" calcext:value-type="float">
            <text:p>1.52523389345127</text:p>
          </table:table-cell>
          <table:table-cell office:value-type="float" office:value="1.20504376698939" calcext:value-type="float">
            <text:p>1.20504376698939</text:p>
          </table:table-cell>
          <table:table-cell office:value-type="float" office:value="0.96005352027128" calcext:value-type="float">
            <text:p>0.96005352027128</text:p>
          </table:table-cell>
          <table:table-cell office:value-type="float" office:value="0.976054680967229" calcext:value-type="float">
            <text:p>0.976054680967229</text:p>
          </table:table-cell>
          <table:table-cell office:value-type="float" office:value="0.924037409139268" calcext:value-type="float">
            <text:p>0.924037409139268</text:p>
          </table:table-cell>
          <table:table-cell office:value-type="float" office:value="1.07995428300753" calcext:value-type="float">
            <text:p>1.07995428300753</text:p>
          </table:table-cell>
          <table:table-cell office:value-type="float" office:value="1.0151410257639" calcext:value-type="float">
            <text:p>1.0151410257639</text:p>
          </table:table-cell>
          <table:table-cell office:value-type="float" office:value="1.2364102842021" calcext:value-type="float">
            <text:p>1.2364102842021</text:p>
          </table:table-cell>
          <table:table-cell office:value-type="float" office:value="1.07387400810165" calcext:value-type="float">
            <text:p>1.07387400810165</text:p>
          </table:table-cell>
          <table:table-cell office:value-type="float" office:value="0.966942542985595" calcext:value-type="float">
            <text:p>0.966942542985595</text:p>
          </table:table-cell>
          <table:table-cell office:value-type="float" office:value="0.77322014902553" calcext:value-type="float">
            <text:p>0.77322014902553</text:p>
          </table:table-cell>
          <table:table-cell office:value-type="float" office:value="0.980497315194457" calcext:value-type="float">
            <text:p>0.980497315194457</text:p>
          </table:table-cell>
          <table:table-cell office:value-type="float" office:value="0.998623506068136" calcext:value-type="float">
            <text:p>0.998623506068136</text:p>
          </table:table-cell>
          <table:table-cell office:value-type="float" office:value="0.908067763506864" calcext:value-type="float">
            <text:p>0.908067763506864</text:p>
          </table:table-cell>
          <table:table-cell office:value-type="float" office:value="0.77121274878137" calcext:value-type="float">
            <text:p>0.77121274878137</text:p>
          </table:table-cell>
          <table:table-cell office:value-type="float" office:value="0.77431316289875" calcext:value-type="float">
            <text:p>0.77431316289875</text:p>
          </table:table-cell>
          <table:table-cell office:value-type="float" office:value="0.847649459544653" calcext:value-type="float">
            <text:p>0.847649459544653</text:p>
          </table:table-cell>
          <table:table-cell office:value-type="float" office:value="1.22135719847992" calcext:value-type="float">
            <text:p>1.22135719847992</text:p>
          </table:table-cell>
          <table:table-cell office:value-type="float" office:value="2.24973544245415" calcext:value-type="float">
            <text:p>2.24973544245415</text:p>
          </table:table-cell>
          <table:table-cell office:value-type="float" office:value="1.25852836688719" calcext:value-type="float">
            <text:p>1.25852836688719</text:p>
          </table:table-cell>
          <table:table-cell office:value-type="float" office:value="0.895632949170686" calcext:value-type="float">
            <text:p>0.895632949170686</text:p>
          </table:table-cell>
          <table:table-cell office:value-type="float" office:value="1.0731975255984" calcext:value-type="float">
            <text:p>1.0731975255984</text:p>
          </table:table-cell>
          <table:table-cell office:value-type="float" office:value="1.15443616025429" calcext:value-type="float">
            <text:p>1.15443616025429</text:p>
          </table:table-cell>
        </table:table-row>
        <table:table-row table:style-name="ro1">
          <table:table-cell office:value-type="string" calcext:value-type="string">
            <text:p>GPUCB</text:p>
          </table:table-cell>
          <table:table-cell office:value-type="string" calcext:value-type="string">
            <text:p><text:s/>count</text:p>
          </table:table-cell>
          <table:table-cell office:value-type="float" office:value="10" calcext:value-type="float">
            <text:p>10</text:p>
          </table:table-cell>
          <table:table-cell office:value-type="float" office:value="1.70506322337838" calcext:value-type="float">
            <text:p>1.70506322337838</text:p>
          </table:table-cell>
          <table:table-cell office:value-type="float" office:value="2.32394432631773" calcext:value-type="float">
            <text:p>2.32394432631773</text:p>
          </table:table-cell>
          <table:table-cell office:value-type="float" office:value="2.661919054729" calcext:value-type="float">
            <text:p>2.661919054729</text:p>
          </table:table-cell>
          <table:table-cell office:value-type="float" office:value="3.23649554011791" calcext:value-type="float">
            <text:p>3.23649554011791</text:p>
          </table:table-cell>
          <table:table-cell office:value-type="float" office:value="2.3208543010223" calcext:value-type="float">
            <text:p>2.3208543010223</text:p>
          </table:table-cell>
          <table:table-cell office:value-type="float" office:value="1.28550507769151" calcext:value-type="float">
            <text:p>1.28550507769151</text:p>
          </table:table-cell>
          <table:table-cell office:value-type="float" office:value="1.45283954549716" calcext:value-type="float">
            <text:p>1.45283954549716</text:p>
          </table:table-cell>
          <table:table-cell office:value-type="float" office:value="3.17172932694413" calcext:value-type="float">
            <text:p>3.17172932694413</text:p>
          </table:table-cell>
          <table:table-cell office:value-type="float" office:value="3.09247961372505" calcext:value-type="float">
            <text:p>3.09247961372505</text:p>
          </table:table-cell>
          <table:table-cell office:value-type="float" office:value="1.20872887509918" calcext:value-type="float">
            <text:p>1.20872887509918</text:p>
          </table:table-cell>
          <table:table-cell office:value-type="float" office:value="0.967109290186597" calcext:value-type="float">
            <text:p>0.967109290186597</text:p>
          </table:table-cell>
          <table:table-cell office:value-type="float" office:value="0.953595278932892" calcext:value-type="float">
            <text:p>0.953595278932892</text:p>
          </table:table-cell>
          <table:table-cell office:value-type="float" office:value="1.25596124662944" calcext:value-type="float">
            <text:p>1.25596124662944</text:p>
          </table:table-cell>
          <table:table-cell office:value-type="float" office:value="1.95968760295942" calcext:value-type="float">
            <text:p>1.95968760295942</text:p>
          </table:table-cell>
          <table:table-cell office:value-type="float" office:value="1.18424066570946" calcext:value-type="float">
            <text:p>1.18424066570946</text:p>
          </table:table-cell>
          <table:table-cell office:value-type="float" office:value="1.56305052804647" calcext:value-type="float">
            <text:p>1.56305052804647</text:p>
          </table:table-cell>
          <table:table-cell office:value-type="float" office:value="0.82132307657674" calcext:value-type="float">
            <text:p>0.82132307657674</text:p>
          </table:table-cell>
          <table:table-cell office:value-type="float" office:value="0.833238791349982" calcext:value-type="float">
            <text:p>0.833238791349982</text:p>
          </table:table-cell>
          <table:table-cell office:value-type="float" office:value="1.03544358232494" calcext:value-type="float">
            <text:p>1.03544358232494</text:p>
          </table:table-cell>
          <table:table-cell office:value-type="float" office:value="0.426802519397625" calcext:value-type="float">
            <text:p>0.426802519397625</text:p>
          </table:table-cell>
          <table:table-cell office:value-type="float" office:value="0.60293051678954" calcext:value-type="float">
            <text:p>0.60293051678954</text:p>
          </table:table-cell>
          <table:table-cell office:value-type="float" office:value="0.808408023831443" calcext:value-type="float">
            <text:p>0.808408023831443</text:p>
          </table:table-cell>
          <table:table-cell office:value-type="float" office:value="0.354792939804871" calcext:value-type="float">
            <text:p>0.354792939804871</text:p>
          </table:table-cell>
          <table:table-cell office:value-type="float" office:value="0.80584558413916" calcext:value-type="float">
            <text:p>0.80584558413916</text:p>
          </table:table-cell>
          <table:table-cell office:value-type="float" office:value="1.04464416331146" calcext:value-type="float">
            <text:p>1.04464416331146</text:p>
          </table:table-cell>
          <table:table-cell office:value-type="float" office:value="0.957251086256969" calcext:value-type="float">
            <text:p>0.957251086256969</text:p>
          </table:table-cell>
          <table:table-cell office:value-type="float" office:value="0.406572904624888" calcext:value-type="float">
            <text:p>0.406572904624888</text:p>
          </table:table-cell>
          <table:table-cell office:value-type="float" office:value="0.582882799532687" calcext:value-type="float">
            <text:p>0.582882799532687</text:p>
          </table:table-cell>
          <table:table-cell office:value-type="float" office:value="0.378276158842706" calcext:value-type="float">
            <text:p>0.378276158842706</text:p>
          </table:table-cell>
          <table:table-cell office:value-type="float" office:value="0.442912783097673" calcext:value-type="float">
            <text:p>0.442912783097673</text:p>
          </table:table-cell>
          <table:table-cell office:value-type="float" office:value="0.619544266232636" calcext:value-type="float">
            <text:p>0.619544266232636</text:p>
          </table:table-cell>
          <table:table-cell office:value-type="float" office:value="0.399109545076741" calcext:value-type="float">
            <text:p>0.399109545076741</text:p>
          </table:table-cell>
          <table:table-cell office:value-type="float" office:value="0.390468622725525" calcext:value-type="float">
            <text:p>0.390468622725525</text:p>
          </table:table-cell>
          <table:table-cell office:value-type="float" office:value="0.341044799046687" calcext:value-type="float">
            <text:p>0.341044799046687</text:p>
          </table:table-cell>
          <table:table-cell office:value-type="float" office:value="0.579881707061865" calcext:value-type="float">
            <text:p>0.579881707061865</text:p>
          </table:table-cell>
          <table:table-cell office:value-type="float" office:value="0.367862387940509" calcext:value-type="float">
            <text:p>0.367862387940509</text:p>
          </table:table-cell>
          <table:table-cell office:value-type="float" office:value="0.453065439674092" calcext:value-type="float">
            <text:p>0.453065439674092</text:p>
          </table:table-cell>
          <table:table-cell office:value-type="float" office:value="0.399394617163945" calcext:value-type="float">
            <text:p>0.399394617163945</text:p>
          </table:table-cell>
          <table:table-cell office:value-type="float" office:value="0.491992265609586" calcext:value-type="float">
            <text:p>0.491992265609586</text:p>
          </table:table-cell>
          <table:table-cell office:value-type="float" office:value="0.195955970221136" calcext:value-type="float">
            <text:p>0.195955970221136</text:p>
          </table:table-cell>
          <table:table-cell office:value-type="float" office:value="0.206928807470278" calcext:value-type="float">
            <text:p>0.206928807470278</text:p>
          </table:table-cell>
          <table:table-cell office:value-type="float" office:value="0.183374107411198" calcext:value-type="float">
            <text:p>0.183374107411198</text:p>
          </table:table-cell>
          <table:table-cell office:value-type="float" office:value="0.342133924161251" calcext:value-type="float">
            <text:p>0.342133924161251</text:p>
          </table:table-cell>
          <table:table-cell office:value-type="float" office:value="0.258667988092513" calcext:value-type="float">
            <text:p>0.258667988092513</text:p>
          </table:table-cell>
          <table:table-cell office:value-type="float" office:value="0.511334760697935" calcext:value-type="float">
            <text:p>0.511334760697935</text:p>
          </table:table-cell>
          <table:table-cell office:value-type="float" office:value="0.301834618821642" calcext:value-type="float">
            <text:p>0.301834618821642</text:p>
          </table:table-cell>
          <table:table-cell office:value-type="float" office:value="0.696840948215007" calcext:value-type="float">
            <text:p>0.696840948215007</text:p>
          </table:table-cell>
          <table:table-cell office:value-type="float" office:value="0.412147432420124" calcext:value-type="float">
            <text:p>0.412147432420124</text:p>
          </table:table-cell>
          <table:table-cell office:value-type="float" office:value="0.160074073292327" calcext:value-type="float">
            <text:p>0.160074073292327</text:p>
          </table:table-cell>
          <table:table-cell office:value-type="float" office:value="0.254128403808712" calcext:value-type="float">
            <text:p>0.254128403808712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count</text:p>
          </table:table-cell>
          <table:table-cell office:value-type="float" office:value="10" calcext:value-type="float">
            <text:p>10</text:p>
          </table:table-cell>
          <table:table-cell office:value-type="float" office:value="1.70506322337838" calcext:value-type="float">
            <text:p>1.70506322337838</text:p>
          </table:table-cell>
          <table:table-cell office:value-type="float" office:value="2.38501101277649" calcext:value-type="float">
            <text:p>2.38501101277649</text:p>
          </table:table-cell>
          <table:table-cell office:value-type="float" office:value="2.3626243943065" calcext:value-type="float">
            <text:p>2.3626243943065</text:p>
          </table:table-cell>
          <table:table-cell office:value-type="float" office:value="3.17163203442336" calcext:value-type="float">
            <text:p>3.17163203442336</text:p>
          </table:table-cell>
          <table:table-cell office:value-type="float" office:value="2.25718162761448" calcext:value-type="float">
            <text:p>2.25718162761448</text:p>
          </table:table-cell>
          <table:table-cell office:value-type="float" office:value="1.2594228776418" calcext:value-type="float">
            <text:p>1.2594228776418</text:p>
          </table:table-cell>
          <table:table-cell office:value-type="float" office:value="1.49505532319003" calcext:value-type="float">
            <text:p>1.49505532319003</text:p>
          </table:table-cell>
          <table:table-cell office:value-type="float" office:value="2.86161637272717" calcext:value-type="float">
            <text:p>2.86161637272717</text:p>
          </table:table-cell>
          <table:table-cell office:value-type="float" office:value="3.63028927168921" calcext:value-type="float">
            <text:p>3.63028927168921</text:p>
          </table:table-cell>
          <table:table-cell office:value-type="float" office:value="1.17765355693139" calcext:value-type="float">
            <text:p>1.17765355693139</text:p>
          </table:table-cell>
          <table:table-cell office:value-type="float" office:value="0.947736151688677" calcext:value-type="float">
            <text:p>0.947736151688677</text:p>
          </table:table-cell>
          <table:table-cell office:value-type="float" office:value="0.924720729262167" calcext:value-type="float">
            <text:p>0.924720729262167</text:p>
          </table:table-cell>
          <table:table-cell office:value-type="float" office:value="1.22358217633234" calcext:value-type="float">
            <text:p>1.22358217633234</text:p>
          </table:table-cell>
          <table:table-cell office:value-type="float" office:value="1.81765854799709" calcext:value-type="float">
            <text:p>1.81765854799709</text:p>
          </table:table-cell>
          <table:table-cell office:value-type="float" office:value="1.00288067999213" calcext:value-type="float">
            <text:p>1.00288067999213</text:p>
          </table:table-cell>
          <table:table-cell office:value-type="float" office:value="1.13497437348995" calcext:value-type="float">
            <text:p>1.13497437348995</text:p>
          </table:table-cell>
          <table:table-cell office:value-type="float" office:value="0.835173214446785" calcext:value-type="float">
            <text:p>0.835173214446785</text:p>
          </table:table-cell>
          <table:table-cell office:value-type="float" office:value="0.970088768516102" calcext:value-type="float">
            <text:p>0.970088768516102</text:p>
          </table:table-cell>
          <table:table-cell office:value-type="float" office:value="0.841706008412261" calcext:value-type="float">
            <text:p>0.841706008412261</text:p>
          </table:table-cell>
          <table:table-cell office:value-type="float" office:value="0.395276001358478" calcext:value-type="float">
            <text:p>0.395276001358478</text:p>
          </table:table-cell>
          <table:table-cell office:value-type="float" office:value="0.591438299108365" calcext:value-type="float">
            <text:p>0.591438299108365</text:p>
          </table:table-cell>
          <table:table-cell office:value-type="float" office:value="0.861103739206984" calcext:value-type="float">
            <text:p>0.861103739206984</text:p>
          </table:table-cell>
          <table:table-cell office:value-type="float" office:value="0.321094527124631" calcext:value-type="float">
            <text:p>0.321094527124631</text:p>
          </table:table-cell>
          <table:table-cell office:value-type="float" office:value="0.761372348286497" calcext:value-type="float">
            <text:p>0.761372348286497</text:p>
          </table:table-cell>
          <table:table-cell office:value-type="float" office:value="0.9659462200558" calcext:value-type="float">
            <text:p>0.9659462200558</text:p>
          </table:table-cell>
          <table:table-cell office:value-type="float" office:value="0.948063709723253" calcext:value-type="float">
            <text:p>0.948063709723253</text:p>
          </table:table-cell>
          <table:table-cell office:value-type="float" office:value="0.442747042762041" calcext:value-type="float">
            <text:p>0.442747042762041</text:p>
          </table:table-cell>
          <table:table-cell office:value-type="float" office:value="0.602007274431085" calcext:value-type="float">
            <text:p>0.602007274431085</text:p>
          </table:table-cell>
          <table:table-cell office:value-type="float" office:value="0.45236589385621" calcext:value-type="float">
            <text:p>0.45236589385621</text:p>
          </table:table-cell>
          <table:table-cell office:value-type="float" office:value="0.425503986389153" calcext:value-type="float">
            <text:p>0.425503986389153</text:p>
          </table:table-cell>
          <table:table-cell office:value-type="float" office:value="0.651154342406977" calcext:value-type="float">
            <text:p>0.651154342406977</text:p>
          </table:table-cell>
          <table:table-cell office:value-type="float" office:value="0.546076627112861" calcext:value-type="float">
            <text:p>0.546076627112861</text:p>
          </table:table-cell>
          <table:table-cell office:value-type="float" office:value="0.279419362116502" calcext:value-type="float">
            <text:p>0.279419362116502</text:p>
          </table:table-cell>
          <table:table-cell office:value-type="float" office:value="0.277805389450363" calcext:value-type="float">
            <text:p>0.277805389450363</text:p>
          </table:table-cell>
          <table:table-cell office:value-type="float" office:value="0.547718816435533" calcext:value-type="float">
            <text:p>0.547718816435533</text:p>
          </table:table-cell>
          <table:table-cell office:value-type="float" office:value="0.35022016261059" calcext:value-type="float">
            <text:p>0.35022016261059</text:p>
          </table:table-cell>
          <table:table-cell office:value-type="float" office:value="0.537466251764073" calcext:value-type="float">
            <text:p>0.537466251764073</text:p>
          </table:table-cell>
          <table:table-cell office:value-type="float" office:value="0.565498901017981" calcext:value-type="float">
            <text:p>0.565498901017981</text:p>
          </table:table-cell>
          <table:table-cell office:value-type="float" office:value="0.449463974203922" calcext:value-type="float">
            <text:p>0.449463974203922</text:p>
          </table:table-cell>
          <table:table-cell office:value-type="float" office:value="0.198613657231117" calcext:value-type="float">
            <text:p>0.198613657231117</text:p>
          </table:table-cell>
          <table:table-cell office:value-type="float" office:value="0.233294567633142" calcext:value-type="float">
            <text:p>0.233294567633142</text:p>
          </table:table-cell>
          <table:table-cell office:value-type="float" office:value="0.16870623453586" calcext:value-type="float">
            <text:p>0.16870623453586</text:p>
          </table:table-cell>
          <table:table-cell office:value-type="float" office:value="0.417725888578606" calcext:value-type="float">
            <text:p>0.417725888578606</text:p>
          </table:table-cell>
          <table:table-cell office:value-type="float" office:value="0.23958278267027" calcext:value-type="float">
            <text:p>0.23958278267027</text:p>
          </table:table-cell>
          <table:table-cell office:value-type="float" office:value="0.472495154572517" calcext:value-type="float">
            <text:p>0.472495154572517</text:p>
          </table:table-cell>
          <table:table-cell office:value-type="float" office:value="0.208225386440197" calcext:value-type="float">
            <text:p>0.208225386440197</text:p>
          </table:table-cell>
          <table:table-cell office:value-type="float" office:value="0.690664175116483" calcext:value-type="float">
            <text:p>0.690664175116483</text:p>
          </table:table-cell>
          <table:table-cell office:value-type="float" office:value="0.369583020469319" calcext:value-type="float">
            <text:p>0.369583020469319</text:p>
          </table:table-cell>
          <table:table-cell office:value-type="float" office:value="0.161474523852171" calcext:value-type="float">
            <text:p>0.161474523852171</text:p>
          </table:table-cell>
          <table:table-cell office:value-type="float" office:value="0.212006211896852" calcext:value-type="float">
            <text:p>0.212006211896852</text:p>
          </table:table-cell>
        </table:table-row>
        <table:table-row table:style-name="ro1">
          <table:table-cell office:value-type="string" calcext:value-type="string">
            <text:p>improvement ratio</text:p>
          </table:table-cell>
          <table:table-cell office:value-type="string" calcext:value-type="string">
            <text:p><text:s/>cou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74395637533067" calcext:value-type="float">
            <text:p>0.974395637533067</text:p>
          </table:table-cell>
          <table:table-cell office:value-type="float" office:value="1.12667890043959" calcext:value-type="float">
            <text:p>1.12667890043959</text:p>
          </table:table-cell>
          <table:table-cell office:value-type="float" office:value="1.02045114470738" calcext:value-type="float">
            <text:p>1.02045114470738</text:p>
          </table:table-cell>
          <table:table-cell office:value-type="float" office:value="1.02820892773043" calcext:value-type="float">
            <text:p>1.02820892773043</text:p>
          </table:table-cell>
          <table:table-cell office:value-type="float" office:value="1.02070964448299" calcext:value-type="float">
            <text:p>1.02070964448299</text:p>
          </table:table-cell>
          <table:table-cell office:value-type="float" office:value="0.971763066531349" calcext:value-type="float">
            <text:p>0.971763066531349</text:p>
          </table:table-cell>
          <table:table-cell office:value-type="float" office:value="1.10836985599206" calcext:value-type="float">
            <text:p>1.10836985599206</text:p>
          </table:table-cell>
          <table:table-cell office:value-type="float" office:value="0.851854874993497" calcext:value-type="float">
            <text:p>0.851854874993497</text:p>
          </table:table-cell>
          <table:table-cell office:value-type="float" office:value="1.02638748720698" calcext:value-type="float">
            <text:p>1.02638748720698</text:p>
          </table:table-cell>
          <table:table-cell office:value-type="float" office:value="1.02044148939913" calcext:value-type="float">
            <text:p>1.02044148939913</text:p>
          </table:table-cell>
          <table:table-cell office:value-type="float" office:value="1.03122515669543" calcext:value-type="float">
            <text:p>1.03122515669543</text:p>
          </table:table-cell>
          <table:table-cell office:value-type="float" office:value="1.02646252203032" calcext:value-type="float">
            <text:p>1.02646252203032</text:p>
          </table:table-cell>
          <table:table-cell office:value-type="float" office:value="1.07813846837121" calcext:value-type="float">
            <text:p>1.07813846837121</text:p>
          </table:table-cell>
          <table:table-cell office:value-type="float" office:value="1.18083904629487" calcext:value-type="float">
            <text:p>1.18083904629487</text:p>
          </table:table-cell>
          <table:table-cell office:value-type="float" office:value="1.3771681234002" calcext:value-type="float">
            <text:p>1.3771681234002</text:p>
          </table:table-cell>
          <table:table-cell office:value-type="float" office:value="0.983416448671407" calcext:value-type="float">
            <text:p>0.983416448671407</text:p>
          </table:table-cell>
          <table:table-cell office:value-type="float" office:value="0.858930459141948" calcext:value-type="float">
            <text:p>0.858930459141948</text:p>
          </table:table-cell>
          <table:table-cell office:value-type="float" office:value="1.23017249725724" calcext:value-type="float">
            <text:p>1.23017249725724</text:p>
          </table:table-cell>
          <table:table-cell office:value-type="float" office:value="1.07975823963711" calcext:value-type="float">
            <text:p>1.07975823963711</text:p>
          </table:table-cell>
          <table:table-cell office:value-type="float" office:value="1.01943096633833" calcext:value-type="float">
            <text:p>1.01943096633833</text:p>
          </table:table-cell>
          <table:table-cell office:value-type="float" office:value="0.938804451802671" calcext:value-type="float">
            <text:p>0.938804451802671</text:p>
          </table:table-cell>
          <table:table-cell office:value-type="float" office:value="1.10494857381098" calcext:value-type="float">
            <text:p>1.10494857381098</text:p>
          </table:table-cell>
          <table:table-cell office:value-type="float" office:value="1.05841193990398" calcext:value-type="float">
            <text:p>1.05841193990398</text:p>
          </table:table-cell>
          <table:table-cell office:value-type="float" office:value="1.08147238595863" calcext:value-type="float">
            <text:p>1.08147238595863</text:p>
          </table:table-cell>
          <table:table-cell office:value-type="float" office:value="1.00969067420205" calcext:value-type="float">
            <text:p>1.00969067420205</text:p>
          </table:table-cell>
          <table:table-cell office:value-type="float" office:value="0.91829614962195" calcext:value-type="float">
            <text:p>0.91829614962195</text:p>
          </table:table-cell>
          <table:table-cell office:value-type="float" office:value="0.968232153147201" calcext:value-type="float">
            <text:p>0.968232153147201</text:p>
          </table:table-cell>
          <table:table-cell office:value-type="float" office:value="0.836217239142581" calcext:value-type="float">
            <text:p>0.836217239142581</text:p>
          </table:table-cell>
          <table:table-cell office:value-type="float" office:value="1.04091335748991" calcext:value-type="float">
            <text:p>1.04091335748991</text:p>
          </table:table-cell>
          <table:table-cell office:value-type="float" office:value="0.951455324620128" calcext:value-type="float">
            <text:p>0.951455324620128</text:p>
          </table:table-cell>
          <table:table-cell office:value-type="float" office:value="0.730867290890761" calcext:value-type="float">
            <text:p>0.730867290890761</text:p>
          </table:table-cell>
          <table:table-cell office:value-type="float" office:value="1.39742865264549" calcext:value-type="float">
            <text:p>1.39742865264549</text:p>
          </table:table-cell>
          <table:table-cell office:value-type="float" office:value="1.22763924674551" calcext:value-type="float">
            <text:p>1.22763924674551</text:p>
          </table:table-cell>
          <table:table-cell office:value-type="float" office:value="1.0587215367835" calcext:value-type="float">
            <text:p>1.0587215367835</text:p>
          </table:table-cell>
          <table:table-cell office:value-type="float" office:value="1.05037467060266" calcext:value-type="float">
            <text:p>1.05037467060266</text:p>
          </table:table-cell>
          <table:table-cell office:value-type="float" office:value="0.842965373522597" calcext:value-type="float">
            <text:p>0.842965373522597</text:p>
          </table:table-cell>
          <table:table-cell office:value-type="float" office:value="0.706269484246524" calcext:value-type="float">
            <text:p>0.706269484246524</text:p>
          </table:table-cell>
          <table:table-cell office:value-type="float" office:value="1.09462002261914" calcext:value-type="float">
            <text:p>1.09462002261914</text:p>
          </table:table-cell>
          <table:table-cell office:value-type="float" office:value="0.986618810372698" calcext:value-type="float">
            <text:p>0.986618810372698</text:p>
          </table:table-cell>
          <table:table-cell office:value-type="float" office:value="0.886985108867499" calcext:value-type="float">
            <text:p>0.886985108867499</text:p>
          </table:table-cell>
          <table:table-cell office:value-type="float" office:value="1.08694327696716" calcext:value-type="float">
            <text:p>1.08694327696716</text:p>
          </table:table-cell>
          <table:table-cell office:value-type="float" office:value="0.819039311461946" calcext:value-type="float">
            <text:p>0.819039311461946</text:p>
          </table:table-cell>
          <table:table-cell office:value-type="float" office:value="1.07966017094187" calcext:value-type="float">
            <text:p>1.07966017094187</text:p>
          </table:table-cell>
          <table:table-cell office:value-type="float" office:value="1.08220106756557" calcext:value-type="float">
            <text:p>1.08220106756557</text:p>
          </table:table-cell>
          <table:table-cell office:value-type="float" office:value="1.44955725131206" calcext:value-type="float">
            <text:p>1.44955725131206</text:p>
          </table:table-cell>
          <table:table-cell office:value-type="float" office:value="1.00894323655557" calcext:value-type="float">
            <text:p>1.00894323655557</text:p>
          </table:table-cell>
          <table:table-cell office:value-type="float" office:value="1.11516874313315" calcext:value-type="float">
            <text:p>1.11516874313315</text:p>
          </table:table-cell>
          <table:table-cell office:value-type="float" office:value="0.99132711138306" calcext:value-type="float">
            <text:p>0.99132711138306</text:p>
          </table:table-cell>
          <table:table-cell office:value-type="float" office:value="1.19868376277745" calcext:value-type="float">
            <text:p>1.19868376277745</text:p>
          </table:table-cell>
        </table:table-row>
        <table:table-row table:style-name="ro1">
          <table:table-cell office:value-type="string" calcext:value-type="string">
            <text:p>GPUCB</text:p>
          </table:table-cell>
          <table:table-cell office:value-type="string" calcext:value-type="string">
            <text:p><text:s/>count</text:p>
          </table:table-cell>
          <table:table-cell office:value-type="float" office:value="11" calcext:value-type="float">
            <text:p>11</text:p>
          </table:table-cell>
          <table:table-cell office:value-type="float" office:value="2.76350708011279" calcext:value-type="float">
            <text:p>2.76350708011279</text:p>
          </table:table-cell>
          <table:table-cell office:value-type="float" office:value="2.63854310606542" calcext:value-type="float">
            <text:p>2.63854310606542</text:p>
          </table:table-cell>
          <table:table-cell office:value-type="float" office:value="1.98798578931656" calcext:value-type="float">
            <text:p>1.98798578931656</text:p>
          </table:table-cell>
          <table:table-cell office:value-type="float" office:value="4.22723022447058" calcext:value-type="float">
            <text:p>4.22723022447058</text:p>
          </table:table-cell>
          <table:table-cell office:value-type="float" office:value="4.9822518768444" calcext:value-type="float">
            <text:p>4.9822518768444</text:p>
          </table:table-cell>
          <table:table-cell office:value-type="float" office:value="1.84887027568858" calcext:value-type="float">
            <text:p>1.84887027568858</text:p>
          </table:table-cell>
          <table:table-cell office:value-type="float" office:value="1.89794378564442" calcext:value-type="float">
            <text:p>1.89794378564442</text:p>
          </table:table-cell>
          <table:table-cell office:value-type="float" office:value="1.49580907054126" calcext:value-type="float">
            <text:p>1.49580907054126</text:p>
          </table:table-cell>
          <table:table-cell office:value-type="float" office:value="0.620838861085328" calcext:value-type="float">
            <text:p>0.620838861085328</text:p>
          </table:table-cell>
          <table:table-cell office:value-type="float" office:value="1.0442867668928" calcext:value-type="float">
            <text:p>1.0442867668928</text:p>
          </table:table-cell>
          <table:table-cell office:value-type="float" office:value="0.797878034809923" calcext:value-type="float">
            <text:p>0.797878034809923</text:p>
          </table:table-cell>
          <table:table-cell office:value-type="float" office:value="0.654228964690965" calcext:value-type="float">
            <text:p>0.654228964690965</text:p>
          </table:table-cell>
          <table:table-cell office:value-type="float" office:value="1.35440120237239" calcext:value-type="float">
            <text:p>1.35440120237239</text:p>
          </table:table-cell>
          <table:table-cell office:value-type="float" office:value="0.967389924511518" calcext:value-type="float">
            <text:p>0.967389924511518</text:p>
          </table:table-cell>
          <table:table-cell office:value-type="float" office:value="0.708287939897803" calcext:value-type="float">
            <text:p>0.708287939897803</text:p>
          </table:table-cell>
          <table:table-cell office:value-type="float" office:value="0.786441898021501" calcext:value-type="float">
            <text:p>0.786441898021501</text:p>
          </table:table-cell>
          <table:table-cell office:value-type="float" office:value="0.878189762167232" calcext:value-type="float">
            <text:p>0.878189762167232</text:p>
          </table:table-cell>
          <table:table-cell office:value-type="float" office:value="0.51218894594818" calcext:value-type="float">
            <text:p>0.51218894594818</text:p>
          </table:table-cell>
          <table:table-cell office:value-type="float" office:value="0.55255579792775" calcext:value-type="float">
            <text:p>0.55255579792775</text:p>
          </table:table-cell>
          <table:table-cell office:value-type="float" office:value="0.829831056994681" calcext:value-type="float">
            <text:p>0.829831056994681</text:p>
          </table:table-cell>
          <table:table-cell office:value-type="float" office:value="0.388319370073094" calcext:value-type="float">
            <text:p>0.388319370073094</text:p>
          </table:table-cell>
          <table:table-cell office:value-type="float" office:value="1.2883287499869" calcext:value-type="float">
            <text:p>1.2883287499869</text:p>
          </table:table-cell>
          <table:table-cell office:value-type="float" office:value="0.384733611084275" calcext:value-type="float">
            <text:p>0.384733611084275</text:p>
          </table:table-cell>
          <table:table-cell office:value-type="float" office:value="0.791160054756074" calcext:value-type="float">
            <text:p>0.791160054756074</text:p>
          </table:table-cell>
          <table:table-cell office:value-type="float" office:value="0.311354203308327" calcext:value-type="float">
            <text:p>0.311354203308327</text:p>
          </table:table-cell>
          <table:table-cell office:value-type="float" office:value="0.740677635939848" calcext:value-type="float">
            <text:p>0.740677635939848</text:p>
          </table:table-cell>
          <table:table-cell office:value-type="float" office:value="0.676929377661535" calcext:value-type="float">
            <text:p>0.676929377661535</text:p>
          </table:table-cell>
          <table:table-cell office:value-type="float" office:value="0.229755463387845" calcext:value-type="float">
            <text:p>0.229755463387845</text:p>
          </table:table-cell>
          <table:table-cell office:value-type="float" office:value="0.446732824695425" calcext:value-type="float">
            <text:p>0.446732824695425</text:p>
          </table:table-cell>
          <table:table-cell office:value-type="float" office:value="0.670726877432036" calcext:value-type="float">
            <text:p>0.670726877432036</text:p>
          </table:table-cell>
          <table:table-cell office:value-type="float" office:value="0.464687688605864" calcext:value-type="float">
            <text:p>0.464687688605864</text:p>
          </table:table-cell>
          <table:table-cell office:value-type="float" office:value="0.331225706509578" calcext:value-type="float">
            <text:p>0.331225706509578</text:p>
          </table:table-cell>
          <table:table-cell office:value-type="float" office:value="0.572190720182737" calcext:value-type="float">
            <text:p>0.572190720182737</text:p>
          </table:table-cell>
          <table:table-cell office:value-type="float" office:value="0.489551741091074" calcext:value-type="float">
            <text:p>0.489551741091074</text:p>
          </table:table-cell>
          <table:table-cell office:value-type="float" office:value="0.834253747371962" calcext:value-type="float">
            <text:p>0.834253747371962</text:p>
          </table:table-cell>
          <table:table-cell office:value-type="float" office:value="0.695584154732021" calcext:value-type="float">
            <text:p>0.695584154732021</text:p>
          </table:table-cell>
          <table:table-cell office:value-type="float" office:value="0.602841829020493" calcext:value-type="float">
            <text:p>0.602841829020493</text:p>
          </table:table-cell>
          <table:table-cell office:value-type="float" office:value="0.480273148626028" calcext:value-type="float">
            <text:p>0.480273148626028</text:p>
          </table:table-cell>
          <table:table-cell office:value-type="float" office:value="0.560563204972658" calcext:value-type="float">
            <text:p>0.560563204972658</text:p>
          </table:table-cell>
          <table:table-cell office:value-type="float" office:value="0.718474206066858" calcext:value-type="float">
            <text:p>0.718474206066858</text:p>
          </table:table-cell>
          <table:table-cell office:value-type="float" office:value="0.674568563482436" calcext:value-type="float">
            <text:p>0.674568563482436</text:p>
          </table:table-cell>
          <table:table-cell office:value-type="float" office:value="0.931552817144004" calcext:value-type="float">
            <text:p>0.931552817144004</text:p>
          </table:table-cell>
          <table:table-cell office:value-type="float" office:value="0.609820461822949" calcext:value-type="float">
            <text:p>0.609820461822949</text:p>
          </table:table-cell>
          <table:table-cell office:value-type="float" office:value="1.25760409767092" calcext:value-type="float">
            <text:p>1.25760409767092</text:p>
          </table:table-cell>
          <table:table-cell office:value-type="float" office:value="0.661159722105749" calcext:value-type="float">
            <text:p>0.661159722105749</text:p>
          </table:table-cell>
          <table:table-cell office:value-type="float" office:value="0.413632089295635" calcext:value-type="float">
            <text:p>0.413632089295635</text:p>
          </table:table-cell>
          <table:table-cell office:value-type="float" office:value="0.541696184348885" calcext:value-type="float">
            <text:p>0.541696184348885</text:p>
          </table:table-cell>
          <table:table-cell office:value-type="float" office:value="0.738905823736108" calcext:value-type="float">
            <text:p>0.738905823736108</text:p>
          </table:table-cell>
          <table:table-cell office:value-type="float" office:value="0.401240877115747" calcext:value-type="float">
            <text:p>0.401240877115747</text:p>
          </table:table-cell>
          <table:table-cell office:value-type="float" office:value="0.66832850691603" calcext:value-type="float">
            <text:p>0.66832850691603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count</text:p>
          </table:table-cell>
          <table:table-cell office:value-type="float" office:value="11" calcext:value-type="float">
            <text:p>11</text:p>
          </table:table-cell>
          <table:table-cell office:value-type="float" office:value="2.76350708011279" calcext:value-type="float">
            <text:p>2.76350708011279</text:p>
          </table:table-cell>
          <table:table-cell office:value-type="float" office:value="2.62935227897804" calcext:value-type="float">
            <text:p>2.62935227897804</text:p>
          </table:table-cell>
          <table:table-cell office:value-type="float" office:value="2.05552479823689" calcext:value-type="float">
            <text:p>2.05552479823689</text:p>
          </table:table-cell>
          <table:table-cell office:value-type="float" office:value="3.5734813686378" calcext:value-type="float">
            <text:p>3.5734813686378</text:p>
          </table:table-cell>
          <table:table-cell office:value-type="float" office:value="5.96373085595108" calcext:value-type="float">
            <text:p>5.96373085595108</text:p>
          </table:table-cell>
          <table:table-cell office:value-type="float" office:value="1.70933880027314" calcext:value-type="float">
            <text:p>1.70933880027314</text:p>
          </table:table-cell>
          <table:table-cell office:value-type="float" office:value="2.34730265260667" calcext:value-type="float">
            <text:p>2.34730265260667</text:p>
          </table:table-cell>
          <table:table-cell office:value-type="float" office:value="1.56850200581997" calcext:value-type="float">
            <text:p>1.56850200581997</text:p>
          </table:table-cell>
          <table:table-cell office:value-type="float" office:value="0.829467564871297" calcext:value-type="float">
            <text:p>0.829467564871297</text:p>
          </table:table-cell>
          <table:table-cell office:value-type="float" office:value="1.12373891255235" calcext:value-type="float">
            <text:p>1.12373891255235</text:p>
          </table:table-cell>
          <table:table-cell office:value-type="float" office:value="0.958701017102041" calcext:value-type="float">
            <text:p>0.958701017102041</text:p>
          </table:table-cell>
          <table:table-cell office:value-type="float" office:value="0.916192006327086" calcext:value-type="float">
            <text:p>0.916192006327086</text:p>
          </table:table-cell>
          <table:table-cell office:value-type="float" office:value="1.35432391363909" calcext:value-type="float">
            <text:p>1.35432391363909</text:p>
          </table:table-cell>
          <table:table-cell office:value-type="float" office:value="1.11983405214052" calcext:value-type="float">
            <text:p>1.11983405214052</text:p>
          </table:table-cell>
          <table:table-cell office:value-type="float" office:value="0.821753118432552" calcext:value-type="float">
            <text:p>0.821753118432552</text:p>
          </table:table-cell>
          <table:table-cell office:value-type="float" office:value="0.682403721611121" calcext:value-type="float">
            <text:p>0.682403721611121</text:p>
          </table:table-cell>
          <table:table-cell office:value-type="float" office:value="0.841754292639396" calcext:value-type="float">
            <text:p>0.841754292639396</text:p>
          </table:table-cell>
          <table:table-cell office:value-type="float" office:value="0.471542746260052" calcext:value-type="float">
            <text:p>0.471542746260052</text:p>
          </table:table-cell>
          <table:table-cell office:value-type="float" office:value="0.54346207191105" calcext:value-type="float">
            <text:p>0.54346207191105</text:p>
          </table:table-cell>
          <table:table-cell office:value-type="float" office:value="1.04843390810571" calcext:value-type="float">
            <text:p>1.04843390810571</text:p>
          </table:table-cell>
          <table:table-cell office:value-type="float" office:value="0.419305181019636" calcext:value-type="float">
            <text:p>0.419305181019636</text:p>
          </table:table-cell>
          <table:table-cell office:value-type="float" office:value="1.10993546469848" calcext:value-type="float">
            <text:p>1.10993546469848</text:p>
          </table:table-cell>
          <table:table-cell office:value-type="float" office:value="0.426485544505455" calcext:value-type="float">
            <text:p>0.426485544505455</text:p>
          </table:table-cell>
          <table:table-cell office:value-type="float" office:value="0.56813019394118" calcext:value-type="float">
            <text:p>0.56813019394118</text:p>
          </table:table-cell>
          <table:table-cell office:value-type="float" office:value="0.352803724340771" calcext:value-type="float">
            <text:p>0.352803724340771</text:p>
          </table:table-cell>
          <table:table-cell office:value-type="float" office:value="0.550715117104288" calcext:value-type="float">
            <text:p>0.550715117104288</text:p>
          </table:table-cell>
          <table:table-cell office:value-type="float" office:value="0.574337570575849" calcext:value-type="float">
            <text:p>0.574337570575849</text:p>
          </table:table-cell>
          <table:table-cell office:value-type="float" office:value="0.229997726350469" calcext:value-type="float">
            <text:p>0.229997726350469</text:p>
          </table:table-cell>
          <table:table-cell office:value-type="float" office:value="0.508834785574114" calcext:value-type="float">
            <text:p>0.508834785574114</text:p>
          </table:table-cell>
          <table:table-cell office:value-type="float" office:value="0.883203116455851" calcext:value-type="float">
            <text:p>0.883203116455851</text:p>
          </table:table-cell>
          <table:table-cell office:value-type="float" office:value="0.491434319655707" calcext:value-type="float">
            <text:p>0.491434319655707</text:p>
          </table:table-cell>
          <table:table-cell office:value-type="float" office:value="0.279329967920563" calcext:value-type="float">
            <text:p>0.279329967920563</text:p>
          </table:table-cell>
          <table:table-cell office:value-type="float" office:value="0.452071986050368" calcext:value-type="float">
            <text:p>0.452071986050368</text:p>
          </table:table-cell>
          <table:table-cell office:value-type="float" office:value="0.443860227361322" calcext:value-type="float">
            <text:p>0.443860227361322</text:p>
          </table:table-cell>
          <table:table-cell office:value-type="float" office:value="0.604629506909553" calcext:value-type="float">
            <text:p>0.604629506909553</text:p>
          </table:table-cell>
          <table:table-cell office:value-type="float" office:value="0.627507213284351" calcext:value-type="float">
            <text:p>0.627507213284351</text:p>
          </table:table-cell>
          <table:table-cell office:value-type="float" office:value="0.639843997003462" calcext:value-type="float">
            <text:p>0.639843997003462</text:p>
          </table:table-cell>
          <table:table-cell office:value-type="float" office:value="0.497397944104722" calcext:value-type="float">
            <text:p>0.497397944104722</text:p>
          </table:table-cell>
          <table:table-cell office:value-type="float" office:value="0.471568419933416" calcext:value-type="float">
            <text:p>0.471568419933416</text:p>
          </table:table-cell>
          <table:table-cell office:value-type="float" office:value="0.409160103466901" calcext:value-type="float">
            <text:p>0.409160103466901</text:p>
          </table:table-cell>
          <table:table-cell office:value-type="float" office:value="0.416241103638304" calcext:value-type="float">
            <text:p>0.416241103638304</text:p>
          </table:table-cell>
          <table:table-cell office:value-type="float" office:value="1.03899218322691" calcext:value-type="float">
            <text:p>1.03899218322691</text:p>
          </table:table-cell>
          <table:table-cell office:value-type="float" office:value="0.479153187158746" calcext:value-type="float">
            <text:p>0.479153187158746</text:p>
          </table:table-cell>
          <table:table-cell office:value-type="float" office:value="0.927949417163669" calcext:value-type="float">
            <text:p>0.927949417163669</text:p>
          </table:table-cell>
          <table:table-cell office:value-type="float" office:value="0.714386037244045" calcext:value-type="float">
            <text:p>0.714386037244045</text:p>
          </table:table-cell>
          <table:table-cell office:value-type="float" office:value="0.407399612524936" calcext:value-type="float">
            <text:p>0.407399612524936</text:p>
          </table:table-cell>
          <table:table-cell office:value-type="float" office:value="0.347678420068714" calcext:value-type="float">
            <text:p>0.347678420068714</text:p>
          </table:table-cell>
          <table:table-cell office:value-type="float" office:value="0.702432137438291" calcext:value-type="float">
            <text:p>0.702432137438291</text:p>
          </table:table-cell>
          <table:table-cell office:value-type="float" office:value="0.391550889347717" calcext:value-type="float">
            <text:p>0.391550889347717</text:p>
          </table:table-cell>
          <table:table-cell office:value-type="float" office:value="0.574126772971103" calcext:value-type="float">
            <text:p>0.574126772971103</text:p>
          </table:table-cell>
        </table:table-row>
        <table:table-row table:style-name="ro1">
          <table:table-cell office:value-type="string" calcext:value-type="string">
            <text:p>improvement ratio</text:p>
          </table:table-cell>
          <table:table-cell office:value-type="string" calcext:value-type="string">
            <text:p><text:s/>coun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.00349547193081" calcext:value-type="float">
            <text:p>1.00349547193081</text:p>
          </table:table-cell>
          <table:table-cell office:value-type="float" office:value="0.967142693205033" calcext:value-type="float">
            <text:p>0.967142693205033</text:p>
          </table:table-cell>
          <table:table-cell office:value-type="float" office:value="1.18294452618959" calcext:value-type="float">
            <text:p>1.18294452618959</text:p>
          </table:table-cell>
          <table:table-cell office:value-type="float" office:value="0.835425339805989" calcext:value-type="float">
            <text:p>0.835425339805989</text:p>
          </table:table-cell>
          <table:table-cell office:value-type="float" office:value="1.0816289172124" calcext:value-type="float">
            <text:p>1.0816289172124</text:p>
          </table:table-cell>
          <table:table-cell office:value-type="float" office:value="0.808563728898259" calcext:value-type="float">
            <text:p>0.808563728898259</text:p>
          </table:table-cell>
          <table:table-cell office:value-type="float" office:value="0.953654547454206" calcext:value-type="float">
            <text:p>0.953654547454206</text:p>
          </table:table-cell>
          <table:table-cell office:value-type="float" office:value="0.748478768041593" calcext:value-type="float">
            <text:p>0.748478768041593</text:p>
          </table:table-cell>
          <table:table-cell office:value-type="float" office:value="0.929296614389649" calcext:value-type="float">
            <text:p>0.929296614389649</text:p>
          </table:table-cell>
          <table:table-cell office:value-type="float" office:value="0.832249075130583" calcext:value-type="float">
            <text:p>0.832249075130583</text:p>
          </table:table-cell>
          <table:table-cell office:value-type="float" office:value="0.714074080730847" calcext:value-type="float">
            <text:p>0.714074080730847</text:p>
          </table:table-cell>
          <table:table-cell office:value-type="float" office:value="1.0000570681301" calcext:value-type="float">
            <text:p>1.0000570681301</text:p>
          </table:table-cell>
          <table:table-cell office:value-type="float" office:value="0.863869001538563" calcext:value-type="float">
            <text:p>0.863869001538563</text:p>
          </table:table-cell>
          <table:table-cell office:value-type="float" office:value="0.86192303261206" calcext:value-type="float">
            <text:p>0.86192303261206</text:p>
          </table:table-cell>
          <table:table-cell office:value-type="float" office:value="1.15245839539789" calcext:value-type="float">
            <text:p>1.15245839539789</text:p>
          </table:table-cell>
          <table:table-cell office:value-type="float" office:value="1.04328516034482" calcext:value-type="float">
            <text:p>1.04328516034482</text:p>
          </table:table-cell>
          <table:table-cell office:value-type="float" office:value="1.08619833516792" calcext:value-type="float">
            <text:p>1.08619833516792</text:p>
          </table:table-cell>
          <table:table-cell office:value-type="float" office:value="1.01673295430668" calcext:value-type="float">
            <text:p>1.01673295430668</text:p>
          </table:table-cell>
          <table:table-cell office:value-type="float" office:value="0.791495821128109" calcext:value-type="float">
            <text:p>0.791495821128109</text:p>
          </table:table-cell>
          <table:table-cell office:value-type="float" office:value="0.926102007918927" calcext:value-type="float">
            <text:p>0.926102007918927</text:p>
          </table:table-cell>
          <table:table-cell office:value-type="float" office:value="1.16072401591103" calcext:value-type="float">
            <text:p>1.16072401591103</text:p>
          </table:table-cell>
          <table:table-cell office:value-type="float" office:value="0.902102347994948" calcext:value-type="float">
            <text:p>0.902102347994948</text:p>
          </table:table-cell>
          <table:table-cell office:value-type="float" office:value="1.39256822325832" calcext:value-type="float">
            <text:p>1.39256822325832</text:p>
          </table:table-cell>
          <table:table-cell office:value-type="float" office:value="0.882513935730429" calcext:value-type="float">
            <text:p>0.882513935730429</text:p>
          </table:table-cell>
          <table:table-cell office:value-type="float" office:value="1.34493790516302" calcext:value-type="float">
            <text:p>1.34493790516302</text:p>
          </table:table-cell>
          <table:table-cell office:value-type="float" office:value="1.17862632072428" calcext:value-type="float">
            <text:p>1.17862632072428</text:p>
          </table:table-cell>
          <table:table-cell office:value-type="float" office:value="0.998946672358602" calcext:value-type="float">
            <text:p>0.998946672358602</text:p>
          </table:table-cell>
          <table:table-cell office:value-type="float" office:value="0.877952603400296" calcext:value-type="float">
            <text:p>0.877952603400296</text:p>
          </table:table-cell>
          <table:table-cell office:value-type="float" office:value="0.759425397097276" calcext:value-type="float">
            <text:p>0.759425397097276</text:p>
          </table:table-cell>
          <table:table-cell office:value-type="float" office:value="0.945574352502323" calcext:value-type="float">
            <text:p>0.945574352502323</text:p>
          </table:table-cell>
          <table:table-cell office:value-type="float" office:value="1.1857865053841" calcext:value-type="float">
            <text:p>1.1857865053841</text:p>
          </table:table-cell>
          <table:table-cell office:value-type="float" office:value="1.26570709497356" calcext:value-type="float">
            <text:p>1.26570709497356</text:p>
          </table:table-cell>
          <table:table-cell office:value-type="float" office:value="1.10294122093656" calcext:value-type="float">
            <text:p>1.10294122093656</text:p>
          </table:table-cell>
          <table:table-cell office:value-type="float" office:value="1.37977676881184" calcext:value-type="float">
            <text:p>1.37977676881184</text:p>
          </table:table-cell>
          <table:table-cell office:value-type="float" office:value="1.10848790261925" calcext:value-type="float">
            <text:p>1.10848790261925</text:p>
          </table:table-cell>
          <table:table-cell office:value-type="float" office:value="0.942170016197294" calcext:value-type="float">
            <text:p>0.942170016197294</text:p>
          </table:table-cell>
          <table:table-cell office:value-type="float" office:value="0.965571237915916" calcext:value-type="float">
            <text:p>0.965571237915916</text:p>
          </table:table-cell>
          <table:table-cell office:value-type="float" office:value="1.18872083302739" calcext:value-type="float">
            <text:p>1.18872083302739</text:p>
          </table:table-cell>
          <table:table-cell office:value-type="float" office:value="1.7559732730026" calcext:value-type="float">
            <text:p>1.7559732730026</text:p>
          </table:table-cell>
          <table:table-cell office:value-type="float" office:value="1.62061977441951" calcext:value-type="float">
            <text:p>1.62061977441951</text:p>
          </table:table-cell>
          <table:table-cell office:value-type="float" office:value="0.896592709918938" calcext:value-type="float">
            <text:p>0.896592709918938</text:p>
          </table:table-cell>
          <table:table-cell office:value-type="float" office:value="1.27270459253131" calcext:value-type="float">
            <text:p>1.27270459253131</text:p>
          </table:table-cell>
          <table:table-cell office:value-type="float" office:value="1.35525070053372" calcext:value-type="float">
            <text:p>1.35525070053372</text:p>
          </table:table-cell>
          <table:table-cell office:value-type="float" office:value="0.925493623386548" calcext:value-type="float">
            <text:p>0.925493623386548</text:p>
          </table:table-cell>
          <table:table-cell office:value-type="float" office:value="1.01529819022672" calcext:value-type="float">
            <text:p>1.01529819022672</text:p>
          </table:table-cell>
          <table:table-cell office:value-type="float" office:value="1.55803798303566" calcext:value-type="float">
            <text:p>1.55803798303566</text:p>
          </table:table-cell>
          <table:table-cell office:value-type="float" office:value="1.05192485416575" calcext:value-type="float">
            <text:p>1.05192485416575</text:p>
          </table:table-cell>
          <table:table-cell office:value-type="float" office:value="1.02474770976557" calcext:value-type="float">
            <text:p>1.02474770976557</text:p>
          </table:table-cell>
          <table:table-cell office:value-type="float" office:value="1.1640782809299" calcext:value-type="float">
            <text:p>1.1640782809299</text:p>
          </table:table-cell>
        </table:table-row>
        <table:table-row table:style-name="ro1">
          <table:table-cell office:value-type="string" calcext:value-type="string">
            <text:p>GPUCB</text:p>
          </table:table-cell>
          <table:table-cell office:value-type="string" calcext:value-type="string">
            <text:p><text:s/>count</text:p>
          </table:table-cell>
          <table:table-cell office:value-type="float" office:value="12" calcext:value-type="float">
            <text:p>12</text:p>
          </table:table-cell>
          <table:table-cell office:value-type="float" office:value="2.54738525847275" calcext:value-type="float">
            <text:p>2.54738525847275</text:p>
          </table:table-cell>
          <table:table-cell office:value-type="float" office:value="1.60980316094961" calcext:value-type="float">
            <text:p>1.60980316094961</text:p>
          </table:table-cell>
          <table:table-cell office:value-type="float" office:value="1.58665384998571" calcext:value-type="float">
            <text:p>1.58665384998571</text:p>
          </table:table-cell>
          <table:table-cell office:value-type="float" office:value="7.75801797032032" calcext:value-type="float">
            <text:p>7.75801797032032</text:p>
          </table:table-cell>
          <table:table-cell office:value-type="float" office:value="1.46294496661568" calcext:value-type="float">
            <text:p>1.46294496661568</text:p>
          </table:table-cell>
          <table:table-cell office:value-type="float" office:value="1.72928470347278" calcext:value-type="float">
            <text:p>1.72928470347278</text:p>
          </table:table-cell>
          <table:table-cell office:value-type="float" office:value="2.71259064875911" calcext:value-type="float">
            <text:p>2.71259064875911</text:p>
          </table:table-cell>
          <table:table-cell office:value-type="float" office:value="3.06483846990002" calcext:value-type="float">
            <text:p>3.06483846990002</text:p>
          </table:table-cell>
          <table:table-cell office:value-type="float" office:value="1.56264703932981" calcext:value-type="float">
            <text:p>1.56264703932981</text:p>
          </table:table-cell>
          <table:table-cell office:value-type="float" office:value="1.57703830729879" calcext:value-type="float">
            <text:p>1.57703830729879</text:p>
          </table:table-cell>
          <table:table-cell office:value-type="float" office:value="1.67700075035985" calcext:value-type="float">
            <text:p>1.67700075035985</text:p>
          </table:table-cell>
          <table:table-cell office:value-type="float" office:value="1.17852412752009" calcext:value-type="float">
            <text:p>1.17852412752009</text:p>
          </table:table-cell>
          <table:table-cell office:value-type="float" office:value="1.07440641108553" calcext:value-type="float">
            <text:p>1.07440641108553</text:p>
          </table:table-cell>
          <table:table-cell office:value-type="float" office:value="1.06822181439388" calcext:value-type="float">
            <text:p>1.06822181439388</text:p>
          </table:table-cell>
          <table:table-cell office:value-type="float" office:value="0.46658409080913" calcext:value-type="float">
            <text:p>0.46658409080913</text:p>
          </table:table-cell>
          <table:table-cell office:value-type="float" office:value="0.780546175189167" calcext:value-type="float">
            <text:p>0.780546175189167</text:p>
          </table:table-cell>
          <table:table-cell office:value-type="float" office:value="0.722293297976924" calcext:value-type="float">
            <text:p>0.722293297976924</text:p>
          </table:table-cell>
          <table:table-cell office:value-type="float" office:value="0.944210931743684" calcext:value-type="float">
            <text:p>0.944210931743684</text:p>
          </table:table-cell>
          <table:table-cell office:value-type="float" office:value="0.525174065376387" calcext:value-type="float">
            <text:p>0.525174065376387</text:p>
          </table:table-cell>
          <table:table-cell office:value-type="float" office:value="0.918396789146128" calcext:value-type="float">
            <text:p>0.918396789146128</text:p>
          </table:table-cell>
          <table:table-cell office:value-type="float" office:value="0.579772921142831" calcext:value-type="float">
            <text:p>0.579772921142831</text:p>
          </table:table-cell>
          <table:table-cell office:value-type="float" office:value="0.504765702456168" calcext:value-type="float">
            <text:p>0.504765702456168</text:p>
          </table:table-cell>
          <table:table-cell office:value-type="float" office:value="0.445635229527994" calcext:value-type="float">
            <text:p>0.445635229527994</text:p>
          </table:table-cell>
          <table:table-cell office:value-type="float" office:value="0.663858276459485" calcext:value-type="float">
            <text:p>0.663858276459485</text:p>
          </table:table-cell>
          <table:table-cell office:value-type="float" office:value="0.467847568951266" calcext:value-type="float">
            <text:p>0.467847568951266</text:p>
          </table:table-cell>
          <table:table-cell office:value-type="float" office:value="0.729273019771335" calcext:value-type="float">
            <text:p>0.729273019771335</text:p>
          </table:table-cell>
          <table:table-cell office:value-type="float" office:value="0.650737960685149" calcext:value-type="float">
            <text:p>0.650737960685149</text:p>
          </table:table-cell>
          <table:table-cell office:value-type="float" office:value="1.39139366098093" calcext:value-type="float">
            <text:p>1.39139366098093</text:p>
          </table:table-cell>
          <table:table-cell office:value-type="float" office:value="0.99572463117947" calcext:value-type="float">
            <text:p>0.99572463117947</text:p>
          </table:table-cell>
          <table:table-cell office:value-type="float" office:value="0.451450401014907" calcext:value-type="float">
            <text:p>0.451450401014907</text:p>
          </table:table-cell>
          <table:table-cell office:value-type="float" office:value="0.543545623096871" calcext:value-type="float">
            <text:p>0.543545623096871</text:p>
          </table:table-cell>
          <table:table-cell office:value-type="float" office:value="0.433424606241952" calcext:value-type="float">
            <text:p>0.433424606241952</text:p>
          </table:table-cell>
          <table:table-cell office:value-type="float" office:value="0.62068636060448" calcext:value-type="float">
            <text:p>0.62068636060448</text:p>
          </table:table-cell>
          <table:table-cell office:value-type="float" office:value="0.405326631107795" calcext:value-type="float">
            <text:p>0.405326631107795</text:p>
          </table:table-cell>
          <table:table-cell office:value-type="float" office:value="0.239800482326327" calcext:value-type="float">
            <text:p>0.239800482326327</text:p>
          </table:table-cell>
          <table:table-cell office:value-type="float" office:value="0.307985311238525" calcext:value-type="float">
            <text:p>0.307985311238525</text:p>
          </table:table-cell>
          <table:table-cell office:value-type="float" office:value="0.238810889180764" calcext:value-type="float">
            <text:p>0.238810889180764</text:p>
          </table:table-cell>
          <table:table-cell office:value-type="float" office:value="0.501468752422747" calcext:value-type="float">
            <text:p>0.501468752422747</text:p>
          </table:table-cell>
          <table:table-cell office:value-type="float" office:value="0.325753063663621" calcext:value-type="float">
            <text:p>0.325753063663621</text:p>
          </table:table-cell>
          <table:table-cell office:value-type="float" office:value="0.30178464085556" calcext:value-type="float">
            <text:p>0.30178464085556</text:p>
          </table:table-cell>
          <table:table-cell office:value-type="float" office:value="0.212668573020636" calcext:value-type="float">
            <text:p>0.212668573020636</text:p>
          </table:table-cell>
          <table:table-cell office:value-type="float" office:value="0.741236676424482" calcext:value-type="float">
            <text:p>0.741236676424482</text:p>
          </table:table-cell>
          <table:table-cell office:value-type="float" office:value="0.398043761138949" calcext:value-type="float">
            <text:p>0.398043761138949</text:p>
          </table:table-cell>
          <table:table-cell office:value-type="float" office:value="0.226410746403533" calcext:value-type="float">
            <text:p>0.226410746403533</text:p>
          </table:table-cell>
          <table:table-cell office:value-type="float" office:value="0.170346063582904" calcext:value-type="float">
            <text:p>0.170346063582904</text:p>
          </table:table-cell>
          <table:table-cell office:value-type="float" office:value="1.60217641662642" calcext:value-type="float">
            <text:p>1.60217641662642</text:p>
          </table:table-cell>
          <table:table-cell office:value-type="float" office:value="0.644497853731854" calcext:value-type="float">
            <text:p>0.644497853731854</text:p>
          </table:table-cell>
          <table:table-cell office:value-type="float" office:value="0.405448815955496" calcext:value-type="float">
            <text:p>0.405448815955496</text:p>
          </table:table-cell>
          <table:table-cell office:value-type="float" office:value="0.633871903923627" calcext:value-type="float">
            <text:p>0.633871903923627</text:p>
          </table:table-cell>
          <table:table-cell office:value-type="float" office:value="0.854950359817039" calcext:value-type="float">
            <text:p>0.854950359817039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count</text:p>
          </table:table-cell>
          <table:table-cell office:value-type="float" office:value="12" calcext:value-type="float">
            <text:p>12</text:p>
          </table:table-cell>
          <table:table-cell office:value-type="float" office:value="2.54738525847275" calcext:value-type="float">
            <text:p>2.54738525847275</text:p>
          </table:table-cell>
          <table:table-cell office:value-type="float" office:value="1.56473891194263" calcext:value-type="float">
            <text:p>1.56473891194263</text:p>
          </table:table-cell>
          <table:table-cell office:value-type="float" office:value="1.63876684393326" calcext:value-type="float">
            <text:p>1.63876684393326</text:p>
          </table:table-cell>
          <table:table-cell office:value-type="float" office:value="6.67115255463475" calcext:value-type="float">
            <text:p>6.67115255463475</text:p>
          </table:table-cell>
          <table:table-cell office:value-type="float" office:value="1.39663372536962" calcext:value-type="float">
            <text:p>1.39663372536962</text:p>
          </table:table-cell>
          <table:table-cell office:value-type="float" office:value="1.60896032029794" calcext:value-type="float">
            <text:p>1.60896032029794</text:p>
          </table:table-cell>
          <table:table-cell office:value-type="float" office:value="2.33603610720321" calcext:value-type="float">
            <text:p>2.33603610720321</text:p>
          </table:table-cell>
          <table:table-cell office:value-type="float" office:value="2.29997768966115" calcext:value-type="float">
            <text:p>2.29997768966115</text:p>
          </table:table-cell>
          <table:table-cell office:value-type="float" office:value="1.33231082959312" calcext:value-type="float">
            <text:p>1.33231082959312</text:p>
          </table:table-cell>
          <table:table-cell office:value-type="float" office:value="1.47048121147619" calcext:value-type="float">
            <text:p>1.47048121147619</text:p>
          </table:table-cell>
          <table:table-cell office:value-type="float" office:value="1.40680873375667" calcext:value-type="float">
            <text:p>1.40680873375667</text:p>
          </table:table-cell>
          <table:table-cell office:value-type="float" office:value="1.08279840118739" calcext:value-type="float">
            <text:p>1.08279840118739</text:p>
          </table:table-cell>
          <table:table-cell office:value-type="float" office:value="1.07846487335736" calcext:value-type="float">
            <text:p>1.07846487335736</text:p>
          </table:table-cell>
          <table:table-cell office:value-type="float" office:value="1.10937746076692" calcext:value-type="float">
            <text:p>1.10937746076692</text:p>
          </table:table-cell>
          <table:table-cell office:value-type="float" office:value="0.350888396735404" calcext:value-type="float">
            <text:p>0.350888396735404</text:p>
          </table:table-cell>
          <table:table-cell office:value-type="float" office:value="0.774785765838906" calcext:value-type="float">
            <text:p>0.774785765838906</text:p>
          </table:table-cell>
          <table:table-cell office:value-type="float" office:value="0.62417745077299" calcext:value-type="float">
            <text:p>0.62417745077299</text:p>
          </table:table-cell>
          <table:table-cell office:value-type="float" office:value="0.664739975879946" calcext:value-type="float">
            <text:p>0.664739975879946</text:p>
          </table:table-cell>
          <table:table-cell office:value-type="float" office:value="0.524107407093168" calcext:value-type="float">
            <text:p>0.524107407093168</text:p>
          </table:table-cell>
          <table:table-cell office:value-type="float" office:value="0.746796489845553" calcext:value-type="float">
            <text:p>0.746796489845553</text:p>
          </table:table-cell>
          <table:table-cell office:value-type="float" office:value="0.515489793965595" calcext:value-type="float">
            <text:p>0.515489793965595</text:p>
          </table:table-cell>
          <table:table-cell office:value-type="float" office:value="0.610565252396632" calcext:value-type="float">
            <text:p>0.610565252396632</text:p>
          </table:table-cell>
          <table:table-cell office:value-type="float" office:value="0.472055861815944" calcext:value-type="float">
            <text:p>0.472055861815944</text:p>
          </table:table-cell>
          <table:table-cell office:value-type="float" office:value="0.733160162570874" calcext:value-type="float">
            <text:p>0.733160162570874</text:p>
          </table:table-cell>
          <table:table-cell office:value-type="float" office:value="0.349374069321319" calcext:value-type="float">
            <text:p>0.349374069321319</text:p>
          </table:table-cell>
          <table:table-cell office:value-type="float" office:value="0.674688219672511" calcext:value-type="float">
            <text:p>0.674688219672511</text:p>
          </table:table-cell>
          <table:table-cell office:value-type="float" office:value="0.636620642607096" calcext:value-type="float">
            <text:p>0.636620642607096</text:p>
          </table:table-cell>
          <table:table-cell office:value-type="float" office:value="1.28331050155692" calcext:value-type="float">
            <text:p>1.28331050155692</text:p>
          </table:table-cell>
          <table:table-cell office:value-type="float" office:value="0.9529390398975" calcext:value-type="float">
            <text:p>0.9529390398975</text:p>
          </table:table-cell>
          <table:table-cell office:value-type="float" office:value="0.442475310179085" calcext:value-type="float">
            <text:p>0.442475310179085</text:p>
          </table:table-cell>
          <table:table-cell office:value-type="float" office:value="0.397038691444865" calcext:value-type="float">
            <text:p>0.397038691444865</text:p>
          </table:table-cell>
          <table:table-cell office:value-type="float" office:value="0.369117159705609" calcext:value-type="float">
            <text:p>0.369117159705609</text:p>
          </table:table-cell>
          <table:table-cell office:value-type="float" office:value="0.636216710128832" calcext:value-type="float">
            <text:p>0.636216710128832</text:p>
          </table:table-cell>
          <table:table-cell office:value-type="float" office:value="0.546307626362705" calcext:value-type="float">
            <text:p>0.546307626362705</text:p>
          </table:table-cell>
          <table:table-cell office:value-type="float" office:value="0.297283861249539" calcext:value-type="float">
            <text:p>0.297283861249539</text:p>
          </table:table-cell>
          <table:table-cell office:value-type="float" office:value="0.236110132506809" calcext:value-type="float">
            <text:p>0.236110132506809</text:p>
          </table:table-cell>
          <table:table-cell office:value-type="float" office:value="0.250509294803759" calcext:value-type="float">
            <text:p>0.250509294803759</text:p>
          </table:table-cell>
          <table:table-cell office:value-type="float" office:value="0.673623617491975" calcext:value-type="float">
            <text:p>0.673623617491975</text:p>
          </table:table-cell>
          <table:table-cell office:value-type="float" office:value="0.279664427046622" calcext:value-type="float">
            <text:p>0.279664427046622</text:p>
          </table:table-cell>
          <table:table-cell office:value-type="float" office:value="0.288964935604875" calcext:value-type="float">
            <text:p>0.288964935604875</text:p>
          </table:table-cell>
          <table:table-cell office:value-type="float" office:value="0.200979559741991" calcext:value-type="float">
            <text:p>0.200979559741991</text:p>
          </table:table-cell>
          <table:table-cell office:value-type="float" office:value="0.334391923995021" calcext:value-type="float">
            <text:p>0.334391923995021</text:p>
          </table:table-cell>
          <table:table-cell office:value-type="float" office:value="0.384107881575641" calcext:value-type="float">
            <text:p>0.384107881575641</text:p>
          </table:table-cell>
          <table:table-cell office:value-type="float" office:value="0.199783358202599" calcext:value-type="float">
            <text:p>0.199783358202599</text:p>
          </table:table-cell>
          <table:table-cell office:value-type="float" office:value="0.242973284164526" calcext:value-type="float">
            <text:p>0.242973284164526</text:p>
          </table:table-cell>
          <table:table-cell office:value-type="float" office:value="1.3851686300195" calcext:value-type="float">
            <text:p>1.3851686300195</text:p>
          </table:table-cell>
          <table:table-cell office:value-type="float" office:value="0.300489297373435" calcext:value-type="float">
            <text:p>0.300489297373435</text:p>
          </table:table-cell>
          <table:table-cell office:value-type="float" office:value="0.401962990545718" calcext:value-type="float">
            <text:p>0.401962990545718</text:p>
          </table:table-cell>
          <table:table-cell office:value-type="float" office:value="0.276247891689096" calcext:value-type="float">
            <text:p>0.276247891689096</text:p>
          </table:table-cell>
          <table:table-cell office:value-type="float" office:value="0.567250298780442" calcext:value-type="float">
            <text:p>0.567250298780442</text:p>
          </table:table-cell>
        </table:table-row>
        <table:table-row table:style-name="ro1">
          <table:table-cell office:value-type="string" calcext:value-type="string">
            <text:p>improvement ratio</text:p>
          </table:table-cell>
          <table:table-cell office:value-type="string" calcext:value-type="string">
            <text:p><text:s/>coun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.02879985195168" calcext:value-type="float">
            <text:p>1.02879985195168</text:p>
          </table:table-cell>
          <table:table-cell office:value-type="float" office:value="0.968199872885838" calcext:value-type="float">
            <text:p>0.968199872885838</text:p>
          </table:table-cell>
          <table:table-cell office:value-type="float" office:value="1.16292018609745" calcext:value-type="float">
            <text:p>1.16292018609745</text:p>
          </table:table-cell>
          <table:table-cell office:value-type="float" office:value="1.04747933552049" calcext:value-type="float">
            <text:p>1.04747933552049</text:p>
          </table:table-cell>
          <table:table-cell office:value-type="float" office:value="1.07478393448047" calcext:value-type="float">
            <text:p>1.07478393448047</text:p>
          </table:table-cell>
          <table:table-cell office:value-type="float" office:value="1.16119380192574" calcext:value-type="float">
            <text:p>1.16119380192574</text:p>
          </table:table-cell>
          <table:table-cell office:value-type="float" office:value="1.33255139111874" calcext:value-type="float">
            <text:p>1.33255139111874</text:p>
          </table:table-cell>
          <table:table-cell office:value-type="float" office:value="1.17288473877153" calcext:value-type="float">
            <text:p>1.17288473877153</text:p>
          </table:table-cell>
          <table:table-cell office:value-type="float" office:value="1.07246409882085" calcext:value-type="float">
            <text:p>1.07246409882085</text:p>
          </table:table-cell>
          <table:table-cell office:value-type="float" office:value="1.19206023542495" calcext:value-type="float">
            <text:p>1.19206023542495</text:p>
          </table:table-cell>
          <table:table-cell office:value-type="float" office:value="1.0884058622803" calcext:value-type="float">
            <text:p>1.0884058622803</text:p>
          </table:table-cell>
          <table:table-cell office:value-type="float" office:value="0.996236815521686" calcext:value-type="float">
            <text:p>0.996236815521686</text:p>
          </table:table-cell>
          <table:table-cell office:value-type="float" office:value="0.962902034854225" calcext:value-type="float">
            <text:p>0.962902034854225</text:p>
          </table:table-cell>
          <table:table-cell office:value-type="float" office:value="1.32972219985082" calcext:value-type="float">
            <text:p>1.32972219985082</text:p>
          </table:table-cell>
          <table:table-cell office:value-type="float" office:value="1.00743484148037" calcext:value-type="float">
            <text:p>1.00743484148037</text:p>
          </table:table-cell>
          <table:table-cell office:value-type="float" office:value="1.15719223288574" calcext:value-type="float">
            <text:p>1.15719223288574</text:p>
          </table:table-cell>
          <table:table-cell office:value-type="float" office:value="1.42042146704626" calcext:value-type="float">
            <text:p>1.42042146704626</text:p>
          </table:table-cell>
          <table:table-cell office:value-type="float" office:value="1.00203519024685" calcext:value-type="float">
            <text:p>1.00203519024685</text:p>
          </table:table-cell>
          <table:table-cell office:value-type="float" office:value="1.22978187716986" calcext:value-type="float">
            <text:p>1.22978187716986</text:p>
          </table:table-cell>
          <table:table-cell office:value-type="float" office:value="1.12470300659634" calcext:value-type="float">
            <text:p>1.12470300659634</text:p>
          </table:table-cell>
          <table:table-cell office:value-type="float" office:value="0.826718684816778" calcext:value-type="float">
            <text:p>0.826718684816778</text:p>
          </table:table-cell>
          <table:table-cell office:value-type="float" office:value="0.944030708174426" calcext:value-type="float">
            <text:p>0.944030708174426</text:p>
          </table:table-cell>
          <table:table-cell office:value-type="float" office:value="0.905475106737418" calcext:value-type="float">
            <text:p>0.905475106737418</text:p>
          </table:table-cell>
          <table:table-cell office:value-type="float" office:value="1.33910215449043" calcext:value-type="float">
            <text:p>1.33910215449043</text:p>
          </table:table-cell>
          <table:table-cell office:value-type="float" office:value="1.08090373969375" calcext:value-type="float">
            <text:p>1.08090373969375</text:p>
          </table:table-cell>
          <table:table-cell office:value-type="float" office:value="1.02217540106811" calcext:value-type="float">
            <text:p>1.02217540106811</text:p>
          </table:table-cell>
          <table:table-cell office:value-type="float" office:value="1.08422214210269" calcext:value-type="float">
            <text:p>1.08422214210269</text:p>
          </table:table-cell>
          <table:table-cell office:value-type="float" office:value="1.04489856065355" calcext:value-type="float">
            <text:p>1.04489856065355</text:p>
          </table:table-cell>
          <table:table-cell office:value-type="float" office:value="1.02028382291475" calcext:value-type="float">
            <text:p>1.02028382291475</text:p>
          </table:table-cell>
          <table:table-cell office:value-type="float" office:value="1.36899912983002" calcext:value-type="float">
            <text:p>1.36899912983002</text:p>
          </table:table-cell>
          <table:table-cell office:value-type="float" office:value="1.17421960709611" calcext:value-type="float">
            <text:p>1.17421960709611</text:p>
          </table:table-cell>
          <table:table-cell office:value-type="float" office:value="0.975589529043952" calcext:value-type="float">
            <text:p>0.975589529043952</text:p>
          </table:table-cell>
          <table:table-cell office:value-type="float" office:value="0.741938445572221" calcext:value-type="float">
            <text:p>0.741938445572221</text:p>
          </table:table-cell>
          <table:table-cell office:value-type="float" office:value="0.80663807755457" calcext:value-type="float">
            <text:p>0.80663807755457</text:p>
          </table:table-cell>
          <table:table-cell office:value-type="float" office:value="1.30441378338409" calcext:value-type="float">
            <text:p>1.30441378338409</text:p>
          </table:table-cell>
          <table:table-cell office:value-type="float" office:value="0.953301510699794" calcext:value-type="float">
            <text:p>0.953301510699794</text:p>
          </table:table-cell>
          <table:table-cell office:value-type="float" office:value="0.744434635902179" calcext:value-type="float">
            <text:p>0.744434635902179</text:p>
          </table:table-cell>
          <table:table-cell office:value-type="float" office:value="1.16479978202346" calcext:value-type="float">
            <text:p>1.16479978202346</text:p>
          </table:table-cell>
          <table:table-cell office:value-type="float" office:value="1.04436422441308" calcext:value-type="float">
            <text:p>1.04436422441308</text:p>
          </table:table-cell>
          <table:table-cell office:value-type="float" office:value="1.05816020939468" calcext:value-type="float">
            <text:p>1.05816020939468</text:p>
          </table:table-cell>
          <table:table-cell office:value-type="float" office:value="2.21667038955019" calcext:value-type="float">
            <text:p>2.21667038955019</text:p>
          </table:table-cell>
          <table:table-cell office:value-type="float" office:value="1.03628116014215" calcext:value-type="float">
            <text:p>1.03628116014215</text:p>
          </table:table-cell>
          <table:table-cell office:value-type="float" office:value="1.13328131252019" calcext:value-type="float">
            <text:p>1.13328131252019</text:p>
          </table:table-cell>
          <table:table-cell office:value-type="float" office:value="0.701089686335874" calcext:value-type="float">
            <text:p>0.701089686335874</text:p>
          </table:table-cell>
          <table:table-cell office:value-type="float" office:value="1.15666524775678" calcext:value-type="float">
            <text:p>1.15666524775678</text:p>
          </table:table-cell>
          <table:table-cell office:value-type="float" office:value="2.14482798344361" calcext:value-type="float">
            <text:p>2.14482798344361</text:p>
          </table:table-cell>
          <table:table-cell office:value-type="float" office:value="1.00867200586065" calcext:value-type="float">
            <text:p>1.00867200586065</text:p>
          </table:table-cell>
          <table:table-cell office:value-type="float" office:value="2.29457644019604" calcext:value-type="float">
            <text:p>2.29457644019604</text:p>
          </table:table-cell>
          <table:table-cell office:value-type="float" office:value="1.50718362185994" calcext:value-type="float">
            <text:p>1.50718362185994</text:p>
          </table:table-cell>
        </table:table-row>
        <table:table-row table:style-name="ro1">
          <table:table-cell office:value-type="string" calcext:value-type="string">
            <text:p>GPUCB</text:p>
          </table:table-cell>
          <table:table-cell office:value-type="string" calcext:value-type="string">
            <text:p><text:s/>count</text:p>
          </table:table-cell>
          <table:table-cell office:value-type="float" office:value="13" calcext:value-type="float">
            <text:p>13</text:p>
          </table:table-cell>
          <table:table-cell office:value-type="float" office:value="2.37305163185412" calcext:value-type="float">
            <text:p>2.37305163185412</text:p>
          </table:table-cell>
          <table:table-cell office:value-type="float" office:value="1.79898575898431" calcext:value-type="float">
            <text:p>1.79898575898431</text:p>
          </table:table-cell>
          <table:table-cell office:value-type="float" office:value="1.65150767408027" calcext:value-type="float">
            <text:p>1.65150767408027</text:p>
          </table:table-cell>
          <table:table-cell office:value-type="float" office:value="2.99604953939708" calcext:value-type="float">
            <text:p>2.99604953939708</text:p>
          </table:table-cell>
          <table:table-cell office:value-type="float" office:value="3.0973570331139" calcext:value-type="float">
            <text:p>3.0973570331139</text:p>
          </table:table-cell>
          <table:table-cell office:value-type="float" office:value="2.04542742779728" calcext:value-type="float">
            <text:p>2.04542742779728</text:p>
          </table:table-cell>
          <table:table-cell office:value-type="float" office:value="1.14341173283085" calcext:value-type="float">
            <text:p>1.14341173283085</text:p>
          </table:table-cell>
          <table:table-cell office:value-type="float" office:value="1.41168663304093" calcext:value-type="float">
            <text:p>1.41168663304093</text:p>
          </table:table-cell>
          <table:table-cell office:value-type="float" office:value="1.99722201328513" calcext:value-type="float">
            <text:p>1.99722201328513</text:p>
          </table:table-cell>
          <table:table-cell office:value-type="float" office:value="1.40390821358029" calcext:value-type="float">
            <text:p>1.40390821358029</text:p>
          </table:table-cell>
          <table:table-cell office:value-type="float" office:value="1.21879620027937" calcext:value-type="float">
            <text:p>1.21879620027937</text:p>
          </table:table-cell>
          <table:table-cell office:value-type="float" office:value="0.937907256574295" calcext:value-type="float">
            <text:p>0.937907256574295</text:p>
          </table:table-cell>
          <table:table-cell office:value-type="float" office:value="0.858820712429922" calcext:value-type="float">
            <text:p>0.858820712429922</text:p>
          </table:table-cell>
          <table:table-cell office:value-type="float" office:value="1.20596549682788" calcext:value-type="float">
            <text:p>1.20596549682788</text:p>
          </table:table-cell>
          <table:table-cell office:value-type="float" office:value="1.05012025934867" calcext:value-type="float">
            <text:p>1.05012025934867</text:p>
          </table:table-cell>
          <table:table-cell office:value-type="float" office:value="1.16875216136424" calcext:value-type="float">
            <text:p>1.16875216136424</text:p>
          </table:table-cell>
          <table:table-cell office:value-type="float" office:value="0.690599195499416" calcext:value-type="float">
            <text:p>0.690599195499416</text:p>
          </table:table-cell>
          <table:table-cell office:value-type="float" office:value="0.781227322130808" calcext:value-type="float">
            <text:p>0.781227322130808</text:p>
          </table:table-cell>
          <table:table-cell office:value-type="float" office:value="0.650893965981801" calcext:value-type="float">
            <text:p>0.650893965981801</text:p>
          </table:table-cell>
          <table:table-cell office:value-type="float" office:value="0.859078373465801" calcext:value-type="float">
            <text:p>0.859078373465801</text:p>
          </table:table-cell>
          <table:table-cell office:value-type="float" office:value="0.53454479477709" calcext:value-type="float">
            <text:p>0.53454479477709</text:p>
          </table:table-cell>
          <table:table-cell office:value-type="float" office:value="0.878965053658188" calcext:value-type="float">
            <text:p>0.878965053658188</text:p>
          </table:table-cell>
          <table:table-cell office:value-type="float" office:value="0.782631244446037" calcext:value-type="float">
            <text:p>0.782631244446037</text:p>
          </table:table-cell>
          <table:table-cell office:value-type="float" office:value="0.670384342728818" calcext:value-type="float">
            <text:p>0.670384342728818</text:p>
          </table:table-cell>
          <table:table-cell office:value-type="float" office:value="0.47178032358519" calcext:value-type="float">
            <text:p>0.47178032358519</text:p>
          </table:table-cell>
          <table:table-cell office:value-type="float" office:value="0.763057327785562" calcext:value-type="float">
            <text:p>0.763057327785562</text:p>
          </table:table-cell>
          <table:table-cell office:value-type="float" office:value="0.464610631242463" calcext:value-type="float">
            <text:p>0.464610631242463</text:p>
          </table:table-cell>
          <table:table-cell office:value-type="float" office:value="1.29871205356111" calcext:value-type="float">
            <text:p>1.29871205356111</text:p>
          </table:table-cell>
          <table:table-cell office:value-type="float" office:value="0.478357413408689" calcext:value-type="float">
            <text:p>0.478357413408689</text:p>
          </table:table-cell>
          <table:table-cell office:value-type="float" office:value="1.06066252909028" calcext:value-type="float">
            <text:p>1.06066252909028</text:p>
          </table:table-cell>
          <table:table-cell office:value-type="float" office:value="0.643306376546173" calcext:value-type="float">
            <text:p>0.643306376546173</text:p>
          </table:table-cell>
          <table:table-cell office:value-type="float" office:value="0.455376521798808" calcext:value-type="float">
            <text:p>0.455376521798808</text:p>
          </table:table-cell>
          <table:table-cell office:value-type="float" office:value="0.570509830465644" calcext:value-type="float">
            <text:p>0.570509830465644</text:p>
          </table:table-cell>
          <table:table-cell office:value-type="float" office:value="0.638374066248283" calcext:value-type="float">
            <text:p>0.638374066248283</text:p>
          </table:table-cell>
          <table:table-cell office:value-type="float" office:value="0.695609370231476" calcext:value-type="float">
            <text:p>0.695609370231476</text:p>
          </table:table-cell>
          <table:table-cell office:value-type="float" office:value="0.341651589867826" calcext:value-type="float">
            <text:p>0.341651589867826</text:p>
          </table:table-cell>
          <table:table-cell office:value-type="float" office:value="0.425392293694963" calcext:value-type="float">
            <text:p>0.425392293694963</text:p>
          </table:table-cell>
          <table:table-cell office:value-type="float" office:value="0.257789587863765" calcext:value-type="float">
            <text:p>0.257789587863765</text:p>
          </table:table-cell>
          <table:table-cell office:value-type="float" office:value="1.30454689764485" calcext:value-type="float">
            <text:p>1.30454689764485</text:p>
          </table:table-cell>
          <table:table-cell office:value-type="float" office:value="0.536603027690918" calcext:value-type="float">
            <text:p>0.536603027690918</text:p>
          </table:table-cell>
          <table:table-cell office:value-type="float" office:value="1.2381558715672" calcext:value-type="float">
            <text:p>1.2381558715672</text:p>
          </table:table-cell>
          <table:table-cell office:value-type="float" office:value="0.345486636758806" calcext:value-type="float">
            <text:p>0.345486636758806</text:p>
          </table:table-cell>
          <table:table-cell office:value-type="float" office:value="0.71517645786898" calcext:value-type="float">
            <text:p>0.71517645786898</text:p>
          </table:table-cell>
          <table:table-cell office:value-type="float" office:value="0.518792132815806" calcext:value-type="float">
            <text:p>0.518792132815806</text:p>
          </table:table-cell>
          <table:table-cell office:value-type="float" office:value="0.256659360948428" calcext:value-type="float">
            <text:p>0.256659360948428</text:p>
          </table:table-cell>
          <table:table-cell office:value-type="float" office:value="0.71175659497061" calcext:value-type="float">
            <text:p>0.71175659497061</text:p>
          </table:table-cell>
          <table:table-cell office:value-type="float" office:value="0.821968006318836" calcext:value-type="float">
            <text:p>0.821968006318836</text:p>
          </table:table-cell>
          <table:table-cell office:value-type="float" office:value="0.495799007629825" calcext:value-type="float">
            <text:p>0.495799007629825</text:p>
          </table:table-cell>
          <table:table-cell office:value-type="float" office:value="0.324948867829086" calcext:value-type="float">
            <text:p>0.324948867829086</text:p>
          </table:table-cell>
          <table:table-cell office:value-type="float" office:value="1.23114937283204" calcext:value-type="float">
            <text:p>1.23114937283204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count</text:p>
          </table:table-cell>
          <table:table-cell office:value-type="float" office:value="13" calcext:value-type="float">
            <text:p>13</text:p>
          </table:table-cell>
          <table:table-cell office:value-type="float" office:value="2.37305163185412" calcext:value-type="float">
            <text:p>2.37305163185412</text:p>
          </table:table-cell>
          <table:table-cell office:value-type="float" office:value="1.79826872980327" calcext:value-type="float">
            <text:p>1.79826872980327</text:p>
          </table:table-cell>
          <table:table-cell office:value-type="float" office:value="1.65852786098751" calcext:value-type="float">
            <text:p>1.65852786098751</text:p>
          </table:table-cell>
          <table:table-cell office:value-type="float" office:value="2.99136756600271" calcext:value-type="float">
            <text:p>2.99136756600271</text:p>
          </table:table-cell>
          <table:table-cell office:value-type="float" office:value="3.02126081715984" calcext:value-type="float">
            <text:p>3.02126081715984</text:p>
          </table:table-cell>
          <table:table-cell office:value-type="float" office:value="2.0327395033685" calcext:value-type="float">
            <text:p>2.0327395033685</text:p>
          </table:table-cell>
          <table:table-cell office:value-type="float" office:value="1.12480287928178" calcext:value-type="float">
            <text:p>1.12480287928178</text:p>
          </table:table-cell>
          <table:table-cell office:value-type="float" office:value="1.35757716151236" calcext:value-type="float">
            <text:p>1.35757716151236</text:p>
          </table:table-cell>
          <table:table-cell office:value-type="float" office:value="1.77841723737905" calcext:value-type="float">
            <text:p>1.77841723737905</text:p>
          </table:table-cell>
          <table:table-cell office:value-type="float" office:value="1.34023308310104" calcext:value-type="float">
            <text:p>1.34023308310104</text:p>
          </table:table-cell>
          <table:table-cell office:value-type="float" office:value="1.08158982037076" calcext:value-type="float">
            <text:p>1.08158982037076</text:p>
          </table:table-cell>
          <table:table-cell office:value-type="float" office:value="0.820493999031754" calcext:value-type="float">
            <text:p>0.820493999031754</text:p>
          </table:table-cell>
          <table:table-cell office:value-type="float" office:value="0.818335772816978" calcext:value-type="float">
            <text:p>0.818335772816978</text:p>
          </table:table-cell>
          <table:table-cell office:value-type="float" office:value="1.11581596075654" calcext:value-type="float">
            <text:p>1.11581596075654</text:p>
          </table:table-cell>
          <table:table-cell office:value-type="float" office:value="0.877689202959652" calcext:value-type="float">
            <text:p>0.877689202959652</text:p>
          </table:table-cell>
          <table:table-cell office:value-type="float" office:value="1.26632317663527" calcext:value-type="float">
            <text:p>1.26632317663527</text:p>
          </table:table-cell>
          <table:table-cell office:value-type="float" office:value="0.606485648579336" calcext:value-type="float">
            <text:p>0.606485648579336</text:p>
          </table:table-cell>
          <table:table-cell office:value-type="float" office:value="0.570830795111371" calcext:value-type="float">
            <text:p>0.570830795111371</text:p>
          </table:table-cell>
          <table:table-cell office:value-type="float" office:value="0.644415484753243" calcext:value-type="float">
            <text:p>0.644415484753243</text:p>
          </table:table-cell>
          <table:table-cell office:value-type="float" office:value="0.940268860599347" calcext:value-type="float">
            <text:p>0.940268860599347</text:p>
          </table:table-cell>
          <table:table-cell office:value-type="float" office:value="0.61999030604726" calcext:value-type="float">
            <text:p>0.61999030604726</text:p>
          </table:table-cell>
          <table:table-cell office:value-type="float" office:value="0.887630900175706" calcext:value-type="float">
            <text:p>0.887630900175706</text:p>
          </table:table-cell>
          <table:table-cell office:value-type="float" office:value="0.605902570512892" calcext:value-type="float">
            <text:p>0.605902570512892</text:p>
          </table:table-cell>
          <table:table-cell office:value-type="float" office:value="0.680588562612356" calcext:value-type="float">
            <text:p>0.680588562612356</text:p>
          </table:table-cell>
          <table:table-cell office:value-type="float" office:value="0.518066219065071" calcext:value-type="float">
            <text:p>0.518066219065071</text:p>
          </table:table-cell>
          <table:table-cell office:value-type="float" office:value="0.630407019852201" calcext:value-type="float">
            <text:p>0.630407019852201</text:p>
          </table:table-cell>
          <table:table-cell office:value-type="float" office:value="0.305159880842807" calcext:value-type="float">
            <text:p>0.305159880842807</text:p>
          </table:table-cell>
          <table:table-cell office:value-type="float" office:value="1.52962116145755" calcext:value-type="float">
            <text:p>1.52962116145755</text:p>
          </table:table-cell>
          <table:table-cell office:value-type="float" office:value="0.459503255930458" calcext:value-type="float">
            <text:p>0.459503255930458</text:p>
          </table:table-cell>
          <table:table-cell office:value-type="float" office:value="1.09880284118259" calcext:value-type="float">
            <text:p>1.09880284118259</text:p>
          </table:table-cell>
          <table:table-cell office:value-type="float" office:value="0.535800329479663" calcext:value-type="float">
            <text:p>0.535800329479663</text:p>
          </table:table-cell>
          <table:table-cell office:value-type="float" office:value="0.35950489214683" calcext:value-type="float">
            <text:p>0.35950489214683</text:p>
          </table:table-cell>
          <table:table-cell office:value-type="float" office:value="0.342979856702508" calcext:value-type="float">
            <text:p>0.342979856702508</text:p>
          </table:table-cell>
          <table:table-cell office:value-type="float" office:value="0.546863722813676" calcext:value-type="float">
            <text:p>0.546863722813676</text:p>
          </table:table-cell>
          <table:table-cell office:value-type="float" office:value="0.408478541250662" calcext:value-type="float">
            <text:p>0.408478541250662</text:p>
          </table:table-cell>
          <table:table-cell office:value-type="float" office:value="0.336606629606182" calcext:value-type="float">
            <text:p>0.336606629606182</text:p>
          </table:table-cell>
          <table:table-cell office:value-type="float" office:value="0.526597286668557" calcext:value-type="float">
            <text:p>0.526597286668557</text:p>
          </table:table-cell>
          <table:table-cell office:value-type="float" office:value="0.251763129998737" calcext:value-type="float">
            <text:p>0.251763129998737</text:p>
          </table:table-cell>
          <table:table-cell office:value-type="float" office:value="0.825423349862757" calcext:value-type="float">
            <text:p>0.825423349862757</text:p>
          </table:table-cell>
          <table:table-cell office:value-type="float" office:value="0.347238747134998" calcext:value-type="float">
            <text:p>0.347238747134998</text:p>
          </table:table-cell>
          <table:table-cell office:value-type="float" office:value="0.966417979497627" calcext:value-type="float">
            <text:p>0.966417979497627</text:p>
          </table:table-cell>
          <table:table-cell office:value-type="float" office:value="0.293175825904946" calcext:value-type="float">
            <text:p>0.293175825904946</text:p>
          </table:table-cell>
          <table:table-cell office:value-type="float" office:value="0.583053581284676" calcext:value-type="float">
            <text:p>0.583053581284676</text:p>
          </table:table-cell>
          <table:table-cell office:value-type="float" office:value="0.502381393003883" calcext:value-type="float">
            <text:p>0.502381393003883</text:p>
          </table:table-cell>
          <table:table-cell office:value-type="float" office:value="0.197522205074643" calcext:value-type="float">
            <text:p>0.197522205074643</text:p>
          </table:table-cell>
          <table:table-cell office:value-type="float" office:value="0.578752037223144" calcext:value-type="float">
            <text:p>0.578752037223144</text:p>
          </table:table-cell>
          <table:table-cell office:value-type="float" office:value="0.595458658770831" calcext:value-type="float">
            <text:p>0.595458658770831</text:p>
          </table:table-cell>
          <table:table-cell office:value-type="float" office:value="0.526472321268205" calcext:value-type="float">
            <text:p>0.526472321268205</text:p>
          </table:table-cell>
          <table:table-cell office:value-type="float" office:value="0.271639921279204" calcext:value-type="float">
            <text:p>0.271639921279204</text:p>
          </table:table-cell>
          <table:table-cell office:value-type="float" office:value="0.476492410589467" calcext:value-type="float">
            <text:p>0.476492410589467</text:p>
          </table:table-cell>
        </table:table-row>
        <table:table-row table:style-name="ro1">
          <table:table-cell office:value-type="string" calcext:value-type="string">
            <text:p>improvement ratio</text:p>
          </table:table-cell>
          <table:table-cell office:value-type="string" calcext:value-type="string">
            <text:p><text:s/>count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.00039873305317" calcext:value-type="float">
            <text:p>1.00039873305317</text:p>
          </table:table-cell>
          <table:table-cell office:value-type="float" office:value="0.995767217981455" calcext:value-type="float">
            <text:p>0.995767217981455</text:p>
          </table:table-cell>
          <table:table-cell office:value-type="float" office:value="1.00156516151595" calcext:value-type="float">
            <text:p>1.00156516151595</text:p>
          </table:table-cell>
          <table:table-cell office:value-type="float" office:value="1.02518690724146" calcext:value-type="float">
            <text:p>1.02518690724146</text:p>
          </table:table-cell>
          <table:table-cell office:value-type="float" office:value="1.00624178573189" calcext:value-type="float">
            <text:p>1.00624178573189</text:p>
          </table:table-cell>
          <table:table-cell office:value-type="float" office:value="1.01654410198607" calcext:value-type="float">
            <text:p>1.01654410198607</text:p>
          </table:table-cell>
          <table:table-cell office:value-type="float" office:value="1.03985738200567" calcext:value-type="float">
            <text:p>1.03985738200567</text:p>
          </table:table-cell>
          <table:table-cell office:value-type="float" office:value="1.12303343181071" calcext:value-type="float">
            <text:p>1.12303343181071</text:p>
          </table:table-cell>
          <table:table-cell office:value-type="float" office:value="1.04751048999023" calcext:value-type="float">
            <text:p>1.04751048999023</text:p>
          </table:table-cell>
          <table:table-cell office:value-type="float" office:value="1.12685620493504" calcext:value-type="float">
            <text:p>1.12685620493504</text:p>
          </table:table-cell>
          <table:table-cell office:value-type="float" office:value="1.14310069017092" calcext:value-type="float">
            <text:p>1.14310069017092</text:p>
          </table:table-cell>
          <table:table-cell office:value-type="float" office:value="1.0494722838201" calcext:value-type="float">
            <text:p>1.0494722838201</text:p>
          </table:table-cell>
          <table:table-cell office:value-type="float" office:value="1.08079247765037" calcext:value-type="float">
            <text:p>1.08079247765037</text:p>
          </table:table-cell>
          <table:table-cell office:value-type="float" office:value="1.19646026840431" calcext:value-type="float">
            <text:p>1.19646026840431</text:p>
          </table:table-cell>
          <table:table-cell office:value-type="float" office:value="0.922949356790356" calcext:value-type="float">
            <text:p>0.922949356790356</text:p>
          </table:table-cell>
          <table:table-cell office:value-type="float" office:value="1.13869008626521" calcext:value-type="float">
            <text:p>1.13869008626521</text:p>
          </table:table-cell>
          <table:table-cell office:value-type="float" office:value="1.36857949644849" calcext:value-type="float">
            <text:p>1.36857949644849</text:p>
          </table:table-cell>
          <table:table-cell office:value-type="float" office:value="1.01005326746771" calcext:value-type="float">
            <text:p>1.01005326746771</text:p>
          </table:table-cell>
          <table:table-cell office:value-type="float" office:value="0.913651838813642" calcext:value-type="float">
            <text:p>0.913651838813642</text:p>
          </table:table-cell>
          <table:table-cell office:value-type="float" office:value="0.862182504408937" calcext:value-type="float">
            <text:p>0.862182504408937</text:p>
          </table:table-cell>
          <table:table-cell office:value-type="float" office:value="0.990237105855821" calcext:value-type="float">
            <text:p>0.990237105855821</text:p>
          </table:table-cell>
          <table:table-cell office:value-type="float" office:value="1.29167836964868" calcext:value-type="float">
            <text:p>1.29167836964868</text:p>
          </table:table-cell>
          <table:table-cell office:value-type="float" office:value="0.985006771426821" calcext:value-type="float">
            <text:p>0.985006771426821</text:p>
          </table:table-cell>
          <table:table-cell office:value-type="float" office:value="0.910656410751098" calcext:value-type="float">
            <text:p>0.910656410751098</text:p>
          </table:table-cell>
          <table:table-cell office:value-type="float" office:value="1.21042009964366" calcext:value-type="float">
            <text:p>1.21042009964366</text:p>
          </table:table-cell>
          <table:table-cell office:value-type="float" office:value="1.52251544324659" calcext:value-type="float">
            <text:p>1.52251544324659</text:p>
          </table:table-cell>
          <table:table-cell office:value-type="float" office:value="0.849041636115699" calcext:value-type="float">
            <text:p>0.849041636115699</text:p>
          </table:table-cell>
          <table:table-cell office:value-type="float" office:value="1.04103160801343" calcext:value-type="float">
            <text:p>1.04103160801343</text:p>
          </table:table-cell>
          <table:table-cell office:value-type="float" office:value="0.965289212347446" calcext:value-type="float">
            <text:p>0.965289212347446</text:p>
          </table:table-cell>
          <table:table-cell office:value-type="float" office:value="1.20064572780482" calcext:value-type="float">
            <text:p>1.20064572780482</text:p>
          </table:table-cell>
          <table:table-cell office:value-type="float" office:value="1.26667684291991" calcext:value-type="float">
            <text:p>1.26667684291991</text:p>
          </table:table-cell>
          <table:table-cell office:value-type="float" office:value="1.66339165206571" calcext:value-type="float">
            <text:p>1.66339165206571</text:p>
          </table:table-cell>
          <table:table-cell office:value-type="float" office:value="1.16733665009589" calcext:value-type="float">
            <text:p>1.16733665009589</text:p>
          </table:table-cell>
          <table:table-cell office:value-type="float" office:value="1.70292757142564" calcext:value-type="float">
            <text:p>1.70292757142564</text:p>
          </table:table-cell>
          <table:table-cell office:value-type="float" office:value="1.0149877032058" calcext:value-type="float">
            <text:p>1.0149877032058</text:p>
          </table:table-cell>
          <table:table-cell office:value-type="float" office:value="0.807813303380552" calcext:value-type="float">
            <text:p>0.807813303380552</text:p>
          </table:table-cell>
          <table:table-cell office:value-type="float" office:value="1.02393701518192" calcext:value-type="float">
            <text:p>1.02393701518192</text:p>
          </table:table-cell>
          <table:table-cell office:value-type="float" office:value="1.58045795271209" calcext:value-type="float">
            <text:p>1.58045795271209</text:p>
          </table:table-cell>
          <table:table-cell office:value-type="float" office:value="1.5453431741657" calcext:value-type="float">
            <text:p>1.5453431741657</text:p>
          </table:table-cell>
          <table:table-cell office:value-type="float" office:value="1.28118050143359" calcext:value-type="float">
            <text:p>1.28118050143359</text:p>
          </table:table-cell>
          <table:table-cell office:value-type="float" office:value="1.17842811798139" calcext:value-type="float">
            <text:p>1.17842811798139</text:p>
          </table:table-cell>
          <table:table-cell office:value-type="float" office:value="1.22660503395449" calcext:value-type="float">
            <text:p>1.22660503395449</text:p>
          </table:table-cell>
          <table:table-cell office:value-type="float" office:value="1.03266589893746" calcext:value-type="float">
            <text:p>1.03266589893746</text:p>
          </table:table-cell>
          <table:table-cell office:value-type="float" office:value="1.29939497613161" calcext:value-type="float">
            <text:p>1.29939497613161</text:p>
          </table:table-cell>
          <table:table-cell office:value-type="float" office:value="1.22981268175853" calcext:value-type="float">
            <text:p>1.22981268175853</text:p>
          </table:table-cell>
          <table:table-cell office:value-type="float" office:value="1.38039474984808" calcext:value-type="float">
            <text:p>1.38039474984808</text:p>
          </table:table-cell>
          <table:table-cell office:value-type="float" office:value="0.941738031802904" calcext:value-type="float">
            <text:p>0.941738031802904</text:p>
          </table:table-cell>
          <table:table-cell office:value-type="float" office:value="1.19624857163425" calcext:value-type="float">
            <text:p>1.19624857163425</text:p>
          </table:table-cell>
          <table:table-cell office:value-type="float" office:value="2.58377540852958" calcext:value-type="float">
            <text:p>2.58377540852958</text:p>
          </table:table-cell>
        </table:table-row>
        <table:table-row table:style-name="ro1">
          <table:table-cell office:value-type="string" calcext:value-type="string">
            <text:p>GPUCB</text:p>
          </table:table-cell>
          <table:table-cell office:value-type="string" calcext:value-type="string">
            <text:p><text:s/>count</text:p>
          </table:table-cell>
          <table:table-cell office:value-type="float" office:value="14" calcext:value-type="float">
            <text:p>14</text:p>
          </table:table-cell>
          <table:table-cell office:value-type="float" office:value="1.89968068050327" calcext:value-type="float">
            <text:p>1.89968068050327</text:p>
          </table:table-cell>
          <table:table-cell office:value-type="float" office:value="1.63854096808052" calcext:value-type="float">
            <text:p>1.63854096808052</text:p>
          </table:table-cell>
          <table:table-cell office:value-type="float" office:value="3.45990458007829" calcext:value-type="float">
            <text:p>3.45990458007829</text:p>
          </table:table-cell>
          <table:table-cell office:value-type="float" office:value="6.07197295231463" calcext:value-type="float">
            <text:p>6.07197295231463</text:p>
          </table:table-cell>
          <table:table-cell office:value-type="float" office:value="2.13160404107379" calcext:value-type="float">
            <text:p>2.13160404107379</text:p>
          </table:table-cell>
          <table:table-cell office:value-type="float" office:value="1.14832463216731" calcext:value-type="float">
            <text:p>1.14832463216731</text:p>
          </table:table-cell>
          <table:table-cell office:value-type="float" office:value="1.71592895344621" calcext:value-type="float">
            <text:p>1.71592895344621</text:p>
          </table:table-cell>
          <table:table-cell office:value-type="float" office:value="1.92947808099228" calcext:value-type="float">
            <text:p>1.92947808099228</text:p>
          </table:table-cell>
          <table:table-cell office:value-type="float" office:value="1.81714744928651" calcext:value-type="float">
            <text:p>1.81714744928651</text:p>
          </table:table-cell>
          <table:table-cell office:value-type="float" office:value="1.06770200945473" calcext:value-type="float">
            <text:p>1.06770200945473</text:p>
          </table:table-cell>
          <table:table-cell office:value-type="float" office:value="0.52583030104128" calcext:value-type="float">
            <text:p>0.52583030104128</text:p>
          </table:table-cell>
          <table:table-cell office:value-type="float" office:value="1.08544440528422" calcext:value-type="float">
            <text:p>1.08544440528422</text:p>
          </table:table-cell>
          <table:table-cell office:value-type="float" office:value="1.31898005218197" calcext:value-type="float">
            <text:p>1.31898005218197</text:p>
          </table:table-cell>
          <table:table-cell office:value-type="float" office:value="0.699453129687008" calcext:value-type="float">
            <text:p>0.699453129687008</text:p>
          </table:table-cell>
          <table:table-cell office:value-type="float" office:value="1.97418624323902" calcext:value-type="float">
            <text:p>1.97418624323902</text:p>
          </table:table-cell>
          <table:table-cell office:value-type="float" office:value="0.475699763625491" calcext:value-type="float">
            <text:p>0.475699763625491</text:p>
          </table:table-cell>
          <table:table-cell office:value-type="float" office:value="0.630096268238202" calcext:value-type="float">
            <text:p>0.630096268238202</text:p>
          </table:table-cell>
          <table:table-cell office:value-type="float" office:value="0.524134855735359" calcext:value-type="float">
            <text:p>0.524134855735359</text:p>
          </table:table-cell>
          <table:table-cell office:value-type="float" office:value="0.844121039339126" calcext:value-type="float">
            <text:p>0.844121039339126</text:p>
          </table:table-cell>
          <table:table-cell office:value-type="float" office:value="0.461129616999865" calcext:value-type="float">
            <text:p>0.461129616999865</text:p>
          </table:table-cell>
          <table:table-cell office:value-type="float" office:value="0.450198407698846" calcext:value-type="float">
            <text:p>0.450198407698846</text:p>
          </table:table-cell>
          <table:table-cell office:value-type="float" office:value="0.54139069128786" calcext:value-type="float">
            <text:p>0.54139069128786</text:p>
          </table:table-cell>
          <table:table-cell office:value-type="float" office:value="0.476755809411018" calcext:value-type="float">
            <text:p>0.476755809411018</text:p>
          </table:table-cell>
          <table:table-cell office:value-type="float" office:value="0.397266119400585" calcext:value-type="float">
            <text:p>0.397266119400585</text:p>
          </table:table-cell>
          <table:table-cell office:value-type="float" office:value="0.354220268016624" calcext:value-type="float">
            <text:p>0.354220268016624</text:p>
          </table:table-cell>
          <table:table-cell office:value-type="float" office:value="0.467937129030039" calcext:value-type="float">
            <text:p>0.467937129030039</text:p>
          </table:table-cell>
          <table:table-cell office:value-type="float" office:value="0.765939453333123" calcext:value-type="float">
            <text:p>0.765939453333123</text:p>
          </table:table-cell>
          <table:table-cell office:value-type="float" office:value="0.430590470106077" calcext:value-type="float">
            <text:p>0.430590470106077</text:p>
          </table:table-cell>
          <table:table-cell office:value-type="float" office:value="0.715497545313296" calcext:value-type="float">
            <text:p>0.715497545313296</text:p>
          </table:table-cell>
          <table:table-cell office:value-type="float" office:value="0.552125965751343" calcext:value-type="float">
            <text:p>0.552125965751343</text:p>
          </table:table-cell>
          <table:table-cell office:value-type="float" office:value="1.20133579613676" calcext:value-type="float">
            <text:p>1.20133579613676</text:p>
          </table:table-cell>
          <table:table-cell office:value-type="float" office:value="0.510742053848752" calcext:value-type="float">
            <text:p>0.510742053848752</text:p>
          </table:table-cell>
          <table:table-cell office:value-type="float" office:value="0.453734529860158" calcext:value-type="float">
            <text:p>0.453734529860158</text:p>
          </table:table-cell>
          <table:table-cell office:value-type="float" office:value="0.294107701707113" calcext:value-type="float">
            <text:p>0.294107701707113</text:p>
          </table:table-cell>
          <table:table-cell office:value-type="float" office:value="0.612161019359604" calcext:value-type="float">
            <text:p>0.612161019359604</text:p>
          </table:table-cell>
          <table:table-cell office:value-type="float" office:value="0.439077129277441" calcext:value-type="float">
            <text:p>0.439077129277441</text:p>
          </table:table-cell>
          <table:table-cell office:value-type="float" office:value="0.374942225222179" calcext:value-type="float">
            <text:p>0.374942225222179</text:p>
          </table:table-cell>
          <table:table-cell office:value-type="float" office:value="0.507270746705841" calcext:value-type="float">
            <text:p>0.507270746705841</text:p>
          </table:table-cell>
          <table:table-cell office:value-type="float" office:value="0.309503939180586" calcext:value-type="float">
            <text:p>0.309503939180586</text:p>
          </table:table-cell>
          <table:table-cell office:value-type="float" office:value="0.306906390727088" calcext:value-type="float">
            <text:p>0.306906390727088</text:p>
          </table:table-cell>
          <table:table-cell office:value-type="float" office:value="0.254394534153391" calcext:value-type="float">
            <text:p>0.254394534153391</text:p>
          </table:table-cell>
          <table:table-cell office:value-type="float" office:value="0.603034920777204" calcext:value-type="float">
            <text:p>0.603034920777204</text:p>
          </table:table-cell>
          <table:table-cell office:value-type="float" office:value="0.3856553195463" calcext:value-type="float">
            <text:p>0.3856553195463</text:p>
          </table:table-cell>
          <table:table-cell office:value-type="float" office:value="0.425475468081893" calcext:value-type="float">
            <text:p>0.425475468081893</text:p>
          </table:table-cell>
          <table:table-cell office:value-type="float" office:value="0.642209056796782" calcext:value-type="float">
            <text:p>0.642209056796782</text:p>
          </table:table-cell>
          <table:table-cell office:value-type="float" office:value="0.387138804237279" calcext:value-type="float">
            <text:p>0.387138804237279</text:p>
          </table:table-cell>
          <table:table-cell office:value-type="float" office:value="0.298455062744563" calcext:value-type="float">
            <text:p>0.298455062744563</text:p>
          </table:table-cell>
          <table:table-cell office:value-type="float" office:value="0.628563211166245" calcext:value-type="float">
            <text:p>0.628563211166245</text:p>
          </table:table-cell>
          <table:table-cell office:value-type="float" office:value="0.361082139235247" calcext:value-type="float">
            <text:p>0.361082139235247</text:p>
          </table:table-cell>
          <table:table-cell office:value-type="float" office:value="0.578726627528737" calcext:value-type="float">
            <text:p>0.578726627528737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count</text:p>
          </table:table-cell>
          <table:table-cell office:value-type="float" office:value="14" calcext:value-type="float">
            <text:p>14</text:p>
          </table:table-cell>
          <table:table-cell office:value-type="float" office:value="1.89968068050327" calcext:value-type="float">
            <text:p>1.89968068050327</text:p>
          </table:table-cell>
          <table:table-cell office:value-type="float" office:value="1.97728258132046" calcext:value-type="float">
            <text:p>1.97728258132046</text:p>
          </table:table-cell>
          <table:table-cell office:value-type="float" office:value="4.06936670894759" calcext:value-type="float">
            <text:p>4.06936670894759</text:p>
          </table:table-cell>
          <table:table-cell office:value-type="float" office:value="7.49106200027898" calcext:value-type="float">
            <text:p>7.49106200027898</text:p>
          </table:table-cell>
          <table:table-cell office:value-type="float" office:value="2.2187067702838" calcext:value-type="float">
            <text:p>2.2187067702838</text:p>
          </table:table-cell>
          <table:table-cell office:value-type="float" office:value="1.47411356745657" calcext:value-type="float">
            <text:p>1.47411356745657</text:p>
          </table:table-cell>
          <table:table-cell office:value-type="float" office:value="2.16275563161765" calcext:value-type="float">
            <text:p>2.16275563161765</text:p>
          </table:table-cell>
          <table:table-cell office:value-type="float" office:value="1.32642485815163" calcext:value-type="float">
            <text:p>1.32642485815163</text:p>
          </table:table-cell>
          <table:table-cell office:value-type="float" office:value="2.11790073050452" calcext:value-type="float">
            <text:p>2.11790073050452</text:p>
          </table:table-cell>
          <table:table-cell office:value-type="float" office:value="1.38291409480514" calcext:value-type="float">
            <text:p>1.38291409480514</text:p>
          </table:table-cell>
          <table:table-cell office:value-type="float" office:value="1.33004139035963" calcext:value-type="float">
            <text:p>1.33004139035963</text:p>
          </table:table-cell>
          <table:table-cell office:value-type="float" office:value="1.33060617011838" calcext:value-type="float">
            <text:p>1.33060617011838</text:p>
          </table:table-cell>
          <table:table-cell office:value-type="float" office:value="1.71725938496422" calcext:value-type="float">
            <text:p>1.71725938496422</text:p>
          </table:table-cell>
          <table:table-cell office:value-type="float" office:value="0.997134575654066" calcext:value-type="float">
            <text:p>0.997134575654066</text:p>
          </table:table-cell>
          <table:table-cell office:value-type="float" office:value="2.03931976849436" calcext:value-type="float">
            <text:p>2.03931976849436</text:p>
          </table:table-cell>
          <table:table-cell office:value-type="float" office:value="0.588664821614914" calcext:value-type="float">
            <text:p>0.588664821614914</text:p>
          </table:table-cell>
          <table:table-cell office:value-type="float" office:value="0.655226791964765" calcext:value-type="float">
            <text:p>0.655226791964765</text:p>
          </table:table-cell>
          <table:table-cell office:value-type="float" office:value="0.565347195801287" calcext:value-type="float">
            <text:p>0.565347195801287</text:p>
          </table:table-cell>
          <table:table-cell office:value-type="float" office:value="0.886079343182949" calcext:value-type="float">
            <text:p>0.886079343182949</text:p>
          </table:table-cell>
          <table:table-cell office:value-type="float" office:value="0.687586052455875" calcext:value-type="float">
            <text:p>0.687586052455875</text:p>
          </table:table-cell>
          <table:table-cell office:value-type="float" office:value="0.493617426022861" calcext:value-type="float">
            <text:p>0.493617426022861</text:p>
          </table:table-cell>
          <table:table-cell office:value-type="float" office:value="0.807790824378667" calcext:value-type="float">
            <text:p>0.807790824378667</text:p>
          </table:table-cell>
          <table:table-cell office:value-type="float" office:value="0.431515031830171" calcext:value-type="float">
            <text:p>0.431515031830171</text:p>
          </table:table-cell>
          <table:table-cell office:value-type="float" office:value="0.381637868582541" calcext:value-type="float">
            <text:p>0.381637868582541</text:p>
          </table:table-cell>
          <table:table-cell office:value-type="float" office:value="0.438548583969644" calcext:value-type="float">
            <text:p>0.438548583969644</text:p>
          </table:table-cell>
          <table:table-cell office:value-type="float" office:value="0.481984837086733" calcext:value-type="float">
            <text:p>0.481984837086733</text:p>
          </table:table-cell>
          <table:table-cell office:value-type="float" office:value="0.822039176195301" calcext:value-type="float">
            <text:p>0.822039176195301</text:p>
          </table:table-cell>
          <table:table-cell office:value-type="float" office:value="0.444689483858201" calcext:value-type="float">
            <text:p>0.444689483858201</text:p>
          </table:table-cell>
          <table:table-cell office:value-type="float" office:value="0.547718307940611" calcext:value-type="float">
            <text:p>0.547718307940611</text:p>
          </table:table-cell>
          <table:table-cell office:value-type="float" office:value="0.486923010504174" calcext:value-type="float">
            <text:p>0.486923010504174</text:p>
          </table:table-cell>
          <table:table-cell office:value-type="float" office:value="0.705067547338548" calcext:value-type="float">
            <text:p>0.705067547338548</text:p>
          </table:table-cell>
          <table:table-cell office:value-type="float" office:value="0.58442961430257" calcext:value-type="float">
            <text:p>0.58442961430257</text:p>
          </table:table-cell>
          <table:table-cell office:value-type="float" office:value="0.488340095588306" calcext:value-type="float">
            <text:p>0.488340095588306</text:p>
          </table:table-cell>
          <table:table-cell office:value-type="float" office:value="0.398666583170325" calcext:value-type="float">
            <text:p>0.398666583170325</text:p>
          </table:table-cell>
          <table:table-cell office:value-type="float" office:value="0.575933193292745" calcext:value-type="float">
            <text:p>0.575933193292745</text:p>
          </table:table-cell>
          <table:table-cell office:value-type="float" office:value="0.384661300175198" calcext:value-type="float">
            <text:p>0.384661300175198</text:p>
          </table:table-cell>
          <table:table-cell office:value-type="float" office:value="0.52067831597973" calcext:value-type="float">
            <text:p>0.52067831597973</text:p>
          </table:table-cell>
          <table:table-cell office:value-type="float" office:value="0.936493412543642" calcext:value-type="float">
            <text:p>0.936493412543642</text:p>
          </table:table-cell>
          <table:table-cell office:value-type="float" office:value="0.404261873476716" calcext:value-type="float">
            <text:p>0.404261873476716</text:p>
          </table:table-cell>
          <table:table-cell office:value-type="float" office:value="0.256124847067764" calcext:value-type="float">
            <text:p>0.256124847067764</text:p>
          </table:table-cell>
          <table:table-cell office:value-type="float" office:value="0.319863944963496" calcext:value-type="float">
            <text:p>0.319863944963496</text:p>
          </table:table-cell>
          <table:table-cell office:value-type="float" office:value="0.46539323540959" calcext:value-type="float">
            <text:p>0.46539323540959</text:p>
          </table:table-cell>
          <table:table-cell office:value-type="float" office:value="0.327920360844283" calcext:value-type="float">
            <text:p>0.327920360844283</text:p>
          </table:table-cell>
          <table:table-cell office:value-type="float" office:value="0.574285743466708" calcext:value-type="float">
            <text:p>0.574285743466708</text:p>
          </table:table-cell>
          <table:table-cell office:value-type="float" office:value="0.874483068471035" calcext:value-type="float">
            <text:p>0.874483068471035</text:p>
          </table:table-cell>
          <table:table-cell office:value-type="float" office:value="0.341879829626925" calcext:value-type="float">
            <text:p>0.341879829626925</text:p>
          </table:table-cell>
          <table:table-cell office:value-type="float" office:value="0.266943769692966" calcext:value-type="float">
            <text:p>0.266943769692966</text:p>
          </table:table-cell>
          <table:table-cell office:value-type="float" office:value="0.717921128001349" calcext:value-type="float">
            <text:p>0.717921128001349</text:p>
          </table:table-cell>
          <table:table-cell office:value-type="float" office:value="0.384570986233655" calcext:value-type="float">
            <text:p>0.384570986233655</text:p>
          </table:table-cell>
          <table:table-cell office:value-type="float" office:value="0.793557675645904" calcext:value-type="float">
            <text:p>0.793557675645904</text:p>
          </table:table-cell>
        </table:table-row>
        <table:table-row table:style-name="ro1">
          <table:table-cell office:value-type="string" calcext:value-type="string">
            <text:p>improvement ratio</text:p>
          </table:table-cell>
          <table:table-cell office:value-type="string" calcext:value-type="string">
            <text:p><text:s/>count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828683256283113" calcext:value-type="float">
            <text:p>0.828683256283113</text:p>
          </table:table-cell>
          <table:table-cell office:value-type="float" office:value="0.850231701279408" calcext:value-type="float">
            <text:p>0.850231701279408</text:p>
          </table:table-cell>
          <table:table-cell office:value-type="float" office:value="0.810562367804258" calcext:value-type="float">
            <text:p>0.810562367804258</text:p>
          </table:table-cell>
          <table:table-cell office:value-type="float" office:value="0.960741667003224" calcext:value-type="float">
            <text:p>0.960741667003224</text:p>
          </table:table-cell>
          <table:table-cell office:value-type="float" office:value="0.778993326917562" calcext:value-type="float">
            <text:p>0.778993326917562</text:p>
          </table:table-cell>
          <table:table-cell office:value-type="float" office:value="0.793399369009049" calcext:value-type="float">
            <text:p>0.793399369009049</text:p>
          </table:table-cell>
          <table:table-cell office:value-type="float" office:value="1.45464559800319" calcext:value-type="float">
            <text:p>1.45464559800319</text:p>
          </table:table-cell>
          <table:table-cell office:value-type="float" office:value="0.857994627941616" calcext:value-type="float">
            <text:p>0.857994627941616</text:p>
          </table:table-cell>
          <table:table-cell office:value-type="float" office:value="0.772066763557841" calcext:value-type="float">
            <text:p>0.772066763557841</text:p>
          </table:table-cell>
          <table:table-cell office:value-type="float" office:value="0.395348825121224" calcext:value-type="float">
            <text:p>0.395348825121224</text:p>
          </table:table-cell>
          <table:table-cell office:value-type="float" office:value="0.815751820230658" calcext:value-type="float">
            <text:p>0.815751820230658</text:p>
          </table:table-cell>
          <table:table-cell office:value-type="float" office:value="0.768072699867325" calcext:value-type="float">
            <text:p>0.768072699867325</text:p>
          </table:table-cell>
          <table:table-cell office:value-type="float" office:value="0.701463119186499" calcext:value-type="float">
            <text:p>0.701463119186499</text:p>
          </table:table-cell>
          <table:table-cell office:value-type="float" office:value="0.968061151438049" calcext:value-type="float">
            <text:p>0.968061151438049</text:p>
          </table:table-cell>
          <table:table-cell office:value-type="float" office:value="0.808099526519149" calcext:value-type="float">
            <text:p>0.808099526519149</text:p>
          </table:table-cell>
          <table:table-cell office:value-type="float" office:value="0.961646068148088" calcext:value-type="float">
            <text:p>0.961646068148088</text:p>
          </table:table-cell>
          <table:table-cell office:value-type="float" office:value="0.927102601070628" calcext:value-type="float">
            <text:p>0.927102601070628</text:p>
          </table:table-cell>
          <table:table-cell office:value-type="float" office:value="0.952647238459367" calcext:value-type="float">
            <text:p>0.952647238459367</text:p>
          </table:table-cell>
          <table:table-cell office:value-type="float" office:value="0.670650044969401" calcext:value-type="float">
            <text:p>0.670650044969401</text:p>
          </table:table-cell>
          <table:table-cell office:value-type="float" office:value="0.912039129830064" calcext:value-type="float">
            <text:p>0.912039129830064</text:p>
          </table:table-cell>
          <table:table-cell office:value-type="float" office:value="0.67021148909965" calcext:value-type="float">
            <text:p>0.67021148909965</text:p>
          </table:table-cell>
          <table:table-cell office:value-type="float" office:value="1.10484171869742" calcext:value-type="float">
            <text:p>1.10484171869742</text:p>
          </table:table-cell>
          <table:table-cell office:value-type="float" office:value="1.04095047191226" calcext:value-type="float">
            <text:p>1.04095047191226</text:p>
          </table:table-cell>
          <table:table-cell office:value-type="float" office:value="0.807710436117023" calcext:value-type="float">
            <text:p>0.807710436117023</text:p>
          </table:table-cell>
          <table:table-cell office:value-type="float" office:value="0.97085446060585" calcext:value-type="float">
            <text:p>0.97085446060585</text:p>
          </table:table-cell>
          <table:table-cell office:value-type="float" office:value="0.931755414478142" calcext:value-type="float">
            <text:p>0.931755414478142</text:p>
          </table:table-cell>
          <table:table-cell office:value-type="float" office:value="0.968294699416322" calcext:value-type="float">
            <text:p>0.968294699416322</text:p>
          </table:table-cell>
          <table:table-cell office:value-type="float" office:value="1.30632395328089" calcext:value-type="float">
            <text:p>1.30632395328089</text:p>
          </table:table-cell>
          <table:table-cell office:value-type="float" office:value="1.13390814120626" calcext:value-type="float">
            <text:p>1.13390814120626</text:p>
          </table:table-cell>
          <table:table-cell office:value-type="float" office:value="1.70385915600782" calcext:value-type="float">
            <text:p>1.70385915600782</text:p>
          </table:table-cell>
          <table:table-cell office:value-type="float" office:value="0.873915423430839" calcext:value-type="float">
            <text:p>0.873915423430839</text:p>
          </table:table-cell>
          <table:table-cell office:value-type="float" office:value="0.929136341576748" calcext:value-type="float">
            <text:p>0.929136341576748</text:p>
          </table:table-cell>
          <table:table-cell office:value-type="float" office:value="0.73772850327277" calcext:value-type="float">
            <text:p>0.73772850327277</text:p>
          </table:table-cell>
          <table:table-cell office:value-type="float" office:value="1.06290282707919" calcext:value-type="float">
            <text:p>1.06290282707919</text:p>
          </table:table-cell>
          <table:table-cell office:value-type="float" office:value="1.14146426759713" calcext:value-type="float">
            <text:p>1.14146426759713</text:p>
          </table:table-cell>
          <table:table-cell office:value-type="float" office:value="0.72010339919125" calcext:value-type="float">
            <text:p>0.72010339919125</text:p>
          </table:table-cell>
          <table:table-cell office:value-type="float" office:value="0.541670384341547" calcext:value-type="float">
            <text:p>0.541670384341547</text:p>
          </table:table-cell>
          <table:table-cell office:value-type="float" office:value="0.765602594473735" calcext:value-type="float">
            <text:p>0.765602594473735</text:p>
          </table:table-cell>
          <table:table-cell office:value-type="float" office:value="1.19826871246853" calcext:value-type="float">
            <text:p>1.19826871246853</text:p>
          </table:table-cell>
          <table:table-cell office:value-type="float" office:value="0.795321067469556" calcext:value-type="float">
            <text:p>0.795321067469556</text:p>
          </table:table-cell>
          <table:table-cell office:value-type="float" office:value="1.29575351529654" calcext:value-type="float">
            <text:p>1.29575351529654</text:p>
          </table:table-cell>
          <table:table-cell office:value-type="float" office:value="1.17606396429111" calcext:value-type="float">
            <text:p>1.17606396429111</text:p>
          </table:table-cell>
          <table:table-cell office:value-type="float" office:value="0.740877643093639" calcext:value-type="float">
            <text:p>0.740877643093639</text:p>
          </table:table-cell>
          <table:table-cell office:value-type="float" office:value="0.73438706814488" calcext:value-type="float">
            <text:p>0.73438706814488</text:p>
          </table:table-cell>
          <table:table-cell office:value-type="float" office:value="1.13238269908974" calcext:value-type="float">
            <text:p>1.13238269908974</text:p>
          </table:table-cell>
          <table:table-cell office:value-type="float" office:value="1.11804468442114" calcext:value-type="float">
            <text:p>1.11804468442114</text:p>
          </table:table-cell>
          <table:table-cell office:value-type="float" office:value="0.875532404118164" calcext:value-type="float">
            <text:p>0.875532404118164</text:p>
          </table:table-cell>
          <table:table-cell office:value-type="float" office:value="0.93892194721071" calcext:value-type="float">
            <text:p>0.93892194721071</text:p>
          </table:table-cell>
          <table:table-cell office:value-type="float" office:value="0.729281116281423" calcext:value-type="float">
            <text:p>0.729281116281423</text:p>
          </table:table-cell>
        </table:table-row>
        <table:table-row table:style-name="ro1">
          <table:table-cell office:value-type="string" calcext:value-type="string">
            <text:p>GPUCB</text:p>
          </table:table-cell>
          <table:table-cell office:value-type="string" calcext:value-type="string">
            <text:p><text:s/>count</text:p>
          </table:table-cell>
          <table:table-cell office:value-type="float" office:value="15" calcext:value-type="float">
            <text:p>15</text:p>
          </table:table-cell>
          <table:table-cell office:value-type="float" office:value="2.88758502154888" calcext:value-type="float">
            <text:p>2.88758502154888</text:p>
          </table:table-cell>
          <table:table-cell office:value-type="float" office:value="2.24691785427997" calcext:value-type="float">
            <text:p>2.24691785427997</text:p>
          </table:table-cell>
          <table:table-cell office:value-type="float" office:value="1.92996993525969" calcext:value-type="float">
            <text:p>1.92996993525969</text:p>
          </table:table-cell>
          <table:table-cell office:value-type="float" office:value="1.67050272201707" calcext:value-type="float">
            <text:p>1.67050272201707</text:p>
          </table:table-cell>
          <table:table-cell office:value-type="float" office:value="5.51022208012342" calcext:value-type="float">
            <text:p>5.51022208012342</text:p>
          </table:table-cell>
          <table:table-cell office:value-type="float" office:value="4.89953536532945" calcext:value-type="float">
            <text:p>4.89953536532945</text:p>
          </table:table-cell>
          <table:table-cell office:value-type="float" office:value="2.19019366722433" calcext:value-type="float">
            <text:p>2.19019366722433</text:p>
          </table:table-cell>
          <table:table-cell office:value-type="float" office:value="2.23684488329504" calcext:value-type="float">
            <text:p>2.23684488329504</text:p>
          </table:table-cell>
          <table:table-cell office:value-type="float" office:value="1.79342752413698" calcext:value-type="float">
            <text:p>1.79342752413698</text:p>
          </table:table-cell>
          <table:table-cell office:value-type="float" office:value="1.56695416885281" calcext:value-type="float">
            <text:p>1.56695416885281</text:p>
          </table:table-cell>
          <table:table-cell office:value-type="float" office:value="1.03678850154482" calcext:value-type="float">
            <text:p>1.03678850154482</text:p>
          </table:table-cell>
          <table:table-cell office:value-type="float" office:value="0.755808925837891" calcext:value-type="float">
            <text:p>0.755808925837891</text:p>
          </table:table-cell>
          <table:table-cell office:value-type="float" office:value="0.54523896851163" calcext:value-type="float">
            <text:p>0.54523896851163</text:p>
          </table:table-cell>
          <table:table-cell office:value-type="float" office:value="1.35406832566822" calcext:value-type="float">
            <text:p>1.35406832566822</text:p>
          </table:table-cell>
          <table:table-cell office:value-type="float" office:value="0.712171740846201" calcext:value-type="float">
            <text:p>0.712171740846201</text:p>
          </table:table-cell>
          <table:table-cell office:value-type="float" office:value="1.80510614164136" calcext:value-type="float">
            <text:p>1.80510614164136</text:p>
          </table:table-cell>
          <table:table-cell office:value-type="float" office:value="0.917425745286791" calcext:value-type="float">
            <text:p>0.917425745286791</text:p>
          </table:table-cell>
          <table:table-cell office:value-type="float" office:value="2.06350781743457" calcext:value-type="float">
            <text:p>2.06350781743457</text:p>
          </table:table-cell>
          <table:table-cell office:value-type="float" office:value="0.35543389960326" calcext:value-type="float">
            <text:p>0.35543389960326</text:p>
          </table:table-cell>
          <table:table-cell office:value-type="float" office:value="0.831373381375231" calcext:value-type="float">
            <text:p>0.831373381375231</text:p>
          </table:table-cell>
          <table:table-cell office:value-type="float" office:value="0.927146608406317" calcext:value-type="float">
            <text:p>0.927146608406317</text:p>
          </table:table-cell>
          <table:table-cell office:value-type="float" office:value="0.57561635526784" calcext:value-type="float">
            <text:p>0.57561635526784</text:p>
          </table:table-cell>
          <table:table-cell office:value-type="float" office:value="0.342295852337699" calcext:value-type="float">
            <text:p>0.342295852337699</text:p>
          </table:table-cell>
          <table:table-cell office:value-type="float" office:value="0.417641936540582" calcext:value-type="float">
            <text:p>0.417641936540582</text:p>
          </table:table-cell>
          <table:table-cell office:value-type="float" office:value="0.900887537574611" calcext:value-type="float">
            <text:p>0.900887537574611</text:p>
          </table:table-cell>
          <table:table-cell office:value-type="float" office:value="1.40534561448188" calcext:value-type="float">
            <text:p>1.40534561448188</text:p>
          </table:table-cell>
          <table:table-cell office:value-type="float" office:value="0.452541659527411" calcext:value-type="float">
            <text:p>0.452541659527411</text:p>
          </table:table-cell>
          <table:table-cell office:value-type="float" office:value="1.1289611631434" calcext:value-type="float">
            <text:p>1.1289611631434</text:p>
          </table:table-cell>
          <table:table-cell office:value-type="float" office:value="1.26094392889632" calcext:value-type="float">
            <text:p>1.26094392889632</text:p>
          </table:table-cell>
          <table:table-cell office:value-type="float" office:value="0.509166017557029" calcext:value-type="float">
            <text:p>0.509166017557029</text:p>
          </table:table-cell>
          <table:table-cell office:value-type="float" office:value="1.62393500356933" calcext:value-type="float">
            <text:p>1.62393500356933</text:p>
          </table:table-cell>
          <table:table-cell office:value-type="float" office:value="0.671718501241118" calcext:value-type="float">
            <text:p>0.671718501241118</text:p>
          </table:table-cell>
          <table:table-cell office:value-type="float" office:value="0.330128557622041" calcext:value-type="float">
            <text:p>0.330128557622041</text:p>
          </table:table-cell>
          <table:table-cell office:value-type="float" office:value="0.458090157556859" calcext:value-type="float">
            <text:p>0.458090157556859</text:p>
          </table:table-cell>
          <table:table-cell office:value-type="float" office:value="0.671496890685517" calcext:value-type="float">
            <text:p>0.671496890685517</text:p>
          </table:table-cell>
          <table:table-cell office:value-type="float" office:value="0.377477848544017" calcext:value-type="float">
            <text:p>0.377477848544017</text:p>
          </table:table-cell>
          <table:table-cell office:value-type="float" office:value="0.729233890192422" calcext:value-type="float">
            <text:p>0.729233890192422</text:p>
          </table:table-cell>
          <table:table-cell office:value-type="float" office:value="0.878598083192226" calcext:value-type="float">
            <text:p>0.878598083192226</text:p>
          </table:table-cell>
          <table:table-cell office:value-type="float" office:value="0.609745215178342" calcext:value-type="float">
            <text:p>0.609745215178342</text:p>
          </table:table-cell>
          <table:table-cell office:value-type="float" office:value="0.518262813966258" calcext:value-type="float">
            <text:p>0.518262813966258</text:p>
          </table:table-cell>
          <table:table-cell office:value-type="float" office:value="0.850126148276983" calcext:value-type="float">
            <text:p>0.850126148276983</text:p>
          </table:table-cell>
          <table:table-cell office:value-type="float" office:value="0.851608868767363" calcext:value-type="float">
            <text:p>0.851608868767363</text:p>
          </table:table-cell>
          <table:table-cell office:value-type="float" office:value="1.38538448040077" calcext:value-type="float">
            <text:p>1.38538448040077</text:p>
          </table:table-cell>
          <table:table-cell office:value-type="float" office:value="0.537200658126005" calcext:value-type="float">
            <text:p>0.537200658126005</text:p>
          </table:table-cell>
          <table:table-cell office:value-type="float" office:value="0.968116064233188" calcext:value-type="float">
            <text:p>0.968116064233188</text:p>
          </table:table-cell>
          <table:table-cell office:value-type="float" office:value="0.58931380040088" calcext:value-type="float">
            <text:p>0.58931380040088</text:p>
          </table:table-cell>
          <table:table-cell office:value-type="float" office:value="1.33587179512604" calcext:value-type="float">
            <text:p>1.33587179512604</text:p>
          </table:table-cell>
          <table:table-cell office:value-type="float" office:value="0.716549639353714" calcext:value-type="float">
            <text:p>0.716549639353714</text:p>
          </table:table-cell>
          <table:table-cell office:value-type="float" office:value="0.453194836403708" calcext:value-type="float">
            <text:p>0.453194836403708</text:p>
          </table:table-cell>
          <table:table-cell office:value-type="float" office:value="0.420334610930034" calcext:value-type="float">
            <text:p>0.420334610930034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count</text:p>
          </table:table-cell>
          <table:table-cell office:value-type="float" office:value="15" calcext:value-type="float">
            <text:p>15</text:p>
          </table:table-cell>
          <table:table-cell office:value-type="float" office:value="2.88758502154888" calcext:value-type="float">
            <text:p>2.88758502154888</text:p>
          </table:table-cell>
          <table:table-cell office:value-type="float" office:value="2.21325434071944" calcext:value-type="float">
            <text:p>2.21325434071944</text:p>
          </table:table-cell>
          <table:table-cell office:value-type="float" office:value="2.01011057890489" calcext:value-type="float">
            <text:p>2.01011057890489</text:p>
          </table:table-cell>
          <table:table-cell office:value-type="float" office:value="1.68425995996565" calcext:value-type="float">
            <text:p>1.68425995996565</text:p>
          </table:table-cell>
          <table:table-cell office:value-type="float" office:value="5.32912877561438" calcext:value-type="float">
            <text:p>5.32912877561438</text:p>
          </table:table-cell>
          <table:table-cell office:value-type="float" office:value="4.78630782770367" calcext:value-type="float">
            <text:p>4.78630782770367</text:p>
          </table:table-cell>
          <table:table-cell office:value-type="float" office:value="2.04834469943208" calcext:value-type="float">
            <text:p>2.04834469943208</text:p>
          </table:table-cell>
          <table:table-cell office:value-type="float" office:value="2.05390817955061" calcext:value-type="float">
            <text:p>2.05390817955061</text:p>
          </table:table-cell>
          <table:table-cell office:value-type="float" office:value="1.54141452966746" calcext:value-type="float">
            <text:p>1.54141452966746</text:p>
          </table:table-cell>
          <table:table-cell office:value-type="float" office:value="1.5788046589047" calcext:value-type="float">
            <text:p>1.5788046589047</text:p>
          </table:table-cell>
          <table:table-cell office:value-type="float" office:value="0.901667569766286" calcext:value-type="float">
            <text:p>0.901667569766286</text:p>
          </table:table-cell>
          <table:table-cell office:value-type="float" office:value="0.404103140338841" calcext:value-type="float">
            <text:p>0.404103140338841</text:p>
          </table:table-cell>
          <table:table-cell office:value-type="float" office:value="0.583812682940987" calcext:value-type="float">
            <text:p>0.583812682940987</text:p>
          </table:table-cell>
          <table:table-cell office:value-type="float" office:value="1.32281685316802" calcext:value-type="float">
            <text:p>1.32281685316802</text:p>
          </table:table-cell>
          <table:table-cell office:value-type="float" office:value="0.499478034884086" calcext:value-type="float">
            <text:p>0.499478034884086</text:p>
          </table:table-cell>
          <table:table-cell office:value-type="float" office:value="1.68708107040741" calcext:value-type="float">
            <text:p>1.68708107040741</text:p>
          </table:table-cell>
          <table:table-cell office:value-type="float" office:value="0.468796961002558" calcext:value-type="float">
            <text:p>0.468796961002558</text:p>
          </table:table-cell>
          <table:table-cell office:value-type="float" office:value="2.17265423964508" calcext:value-type="float">
            <text:p>2.17265423964508</text:p>
          </table:table-cell>
          <table:table-cell office:value-type="float" office:value="0.346494100139812" calcext:value-type="float">
            <text:p>0.346494100139812</text:p>
          </table:table-cell>
          <table:table-cell office:value-type="float" office:value="1.16400332789359" calcext:value-type="float">
            <text:p>1.16400332789359</text:p>
          </table:table-cell>
          <table:table-cell office:value-type="float" office:value="0.776808332301772" calcext:value-type="float">
            <text:p>0.776808332301772</text:p>
          </table:table-cell>
          <table:table-cell office:value-type="float" office:value="0.569148305597101" calcext:value-type="float">
            <text:p>0.569148305597101</text:p>
          </table:table-cell>
          <table:table-cell office:value-type="float" office:value="0.359876119149318" calcext:value-type="float">
            <text:p>0.359876119149318</text:p>
          </table:table-cell>
          <table:table-cell office:value-type="float" office:value="0.407188586831607" calcext:value-type="float">
            <text:p>0.407188586831607</text:p>
          </table:table-cell>
          <table:table-cell office:value-type="float" office:value="0.761436527038502" calcext:value-type="float">
            <text:p>0.761436527038502</text:p>
          </table:table-cell>
          <table:table-cell office:value-type="float" office:value="1.2872158531677" calcext:value-type="float">
            <text:p>1.2872158531677</text:p>
          </table:table-cell>
          <table:table-cell office:value-type="float" office:value="0.390221286636505" calcext:value-type="float">
            <text:p>0.390221286636505</text:p>
          </table:table-cell>
          <table:table-cell office:value-type="float" office:value="1.39298238978608" calcext:value-type="float">
            <text:p>1.39298238978608</text:p>
          </table:table-cell>
          <table:table-cell office:value-type="float" office:value="0.905680012891881" calcext:value-type="float">
            <text:p>0.905680012891881</text:p>
          </table:table-cell>
          <table:table-cell office:value-type="float" office:value="0.517982142984504" calcext:value-type="float">
            <text:p>0.517982142984504</text:p>
          </table:table-cell>
          <table:table-cell office:value-type="float" office:value="1.47125850877483" calcext:value-type="float">
            <text:p>1.47125850877483</text:p>
          </table:table-cell>
          <table:table-cell office:value-type="float" office:value="0.582222524747832" calcext:value-type="float">
            <text:p>0.582222524747832</text:p>
          </table:table-cell>
          <table:table-cell office:value-type="float" office:value="0.374872795636323" calcext:value-type="float">
            <text:p>0.374872795636323</text:p>
          </table:table-cell>
          <table:table-cell office:value-type="float" office:value="0.384393318749915" calcext:value-type="float">
            <text:p>0.384393318749915</text:p>
          </table:table-cell>
          <table:table-cell office:value-type="float" office:value="0.658366325258436" calcext:value-type="float">
            <text:p>0.658366325258436</text:p>
          </table:table-cell>
          <table:table-cell office:value-type="float" office:value="0.366305152783122" calcext:value-type="float">
            <text:p>0.366305152783122</text:p>
          </table:table-cell>
          <table:table-cell office:value-type="float" office:value="0.513939265513673" calcext:value-type="float">
            <text:p>0.513939265513673</text:p>
          </table:table-cell>
          <table:table-cell office:value-type="float" office:value="0.614021287084212" calcext:value-type="float">
            <text:p>0.614021287084212</text:p>
          </table:table-cell>
          <table:table-cell office:value-type="float" office:value="0.642440731830465" calcext:value-type="float">
            <text:p>0.642440731830465</text:p>
          </table:table-cell>
          <table:table-cell office:value-type="float" office:value="0.439315777271087" calcext:value-type="float">
            <text:p>0.439315777271087</text:p>
          </table:table-cell>
          <table:table-cell office:value-type="float" office:value="0.728789971202439" calcext:value-type="float">
            <text:p>0.728789971202439</text:p>
          </table:table-cell>
          <table:table-cell office:value-type="float" office:value="0.839256493579647" calcext:value-type="float">
            <text:p>0.839256493579647</text:p>
          </table:table-cell>
          <table:table-cell office:value-type="float" office:value="1.10203607427368" calcext:value-type="float">
            <text:p>1.10203607427368</text:p>
          </table:table-cell>
          <table:table-cell office:value-type="float" office:value="0.281602444879246" calcext:value-type="float">
            <text:p>0.281602444879246</text:p>
          </table:table-cell>
          <table:table-cell office:value-type="float" office:value="0.691735082685005" calcext:value-type="float">
            <text:p>0.691735082685005</text:p>
          </table:table-cell>
          <table:table-cell office:value-type="float" office:value="0.362396080823081" calcext:value-type="float">
            <text:p>0.362396080823081</text:p>
          </table:table-cell>
          <table:table-cell office:value-type="float" office:value="0.829875883879135" calcext:value-type="float">
            <text:p>0.829875883879135</text:p>
          </table:table-cell>
          <table:table-cell office:value-type="float" office:value="0.65257379470793" calcext:value-type="float">
            <text:p>0.65257379470793</text:p>
          </table:table-cell>
          <table:table-cell office:value-type="float" office:value="0.375383144053232" calcext:value-type="float">
            <text:p>0.375383144053232</text:p>
          </table:table-cell>
          <table:table-cell office:value-type="float" office:value="0.321480946217396" calcext:value-type="float">
            <text:p>0.321480946217396</text:p>
          </table:table-cell>
        </table:table-row>
        <table:table-row table:style-name="ro1">
          <table:table-cell office:value-type="string" calcext:value-type="string">
            <text:p>improvement ratio</text:p>
          </table:table-cell>
          <table:table-cell office:value-type="string" calcext:value-type="string">
            <text:p><text:s/>coun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01520996161227" calcext:value-type="float">
            <text:p>1.01520996161227</text:p>
          </table:table-cell>
          <table:table-cell office:value-type="float" office:value="0.960131226368224" calcext:value-type="float">
            <text:p>0.960131226368224</text:p>
          </table:table-cell>
          <table:table-cell office:value-type="float" office:value="0.991831879712408" calcext:value-type="float">
            <text:p>0.991831879712408</text:p>
          </table:table-cell>
          <table:table-cell office:value-type="float" office:value="1.03398178429047" calcext:value-type="float">
            <text:p>1.03398178429047</text:p>
          </table:table-cell>
          <table:table-cell office:value-type="float" office:value="1.02365655150101" calcext:value-type="float">
            <text:p>1.02365655150101</text:p>
          </table:table-cell>
          <table:table-cell office:value-type="float" office:value="1.06925053572848" calcext:value-type="float">
            <text:p>1.06925053572848</text:p>
          </table:table-cell>
          <table:table-cell office:value-type="float" office:value="1.08906761537142" calcext:value-type="float">
            <text:p>1.08906761537142</text:p>
          </table:table-cell>
          <table:table-cell office:value-type="float" office:value="1.16349462757684" calcext:value-type="float">
            <text:p>1.16349462757684</text:p>
          </table:table-cell>
          <table:table-cell office:value-type="float" office:value="0.992494011222318" calcext:value-type="float">
            <text:p>0.992494011222318</text:p>
          </table:table-cell>
          <table:table-cell office:value-type="float" office:value="1.14985670585175" calcext:value-type="float">
            <text:p>1.14985670585175</text:p>
          </table:table-cell>
          <table:table-cell office:value-type="float" office:value="1.87033667989846" calcext:value-type="float">
            <text:p>1.87033667989846</text:p>
          </table:table-cell>
          <table:table-cell office:value-type="float" office:value="0.933927926616736" calcext:value-type="float">
            <text:p>0.933927926616736</text:p>
          </table:table-cell>
          <table:table-cell office:value-type="float" office:value="1.02362494280698" calcext:value-type="float">
            <text:p>1.02362494280698</text:p>
          </table:table-cell>
          <table:table-cell office:value-type="float" office:value="1.42583195077132" calcext:value-type="float">
            <text:p>1.42583195077132</text:p>
          </table:table-cell>
          <table:table-cell office:value-type="float" office:value="1.06995815038423" calcext:value-type="float">
            <text:p>1.06995815038423</text:p>
          </table:table-cell>
          <table:table-cell office:value-type="float" office:value="1.95697886634079" calcext:value-type="float">
            <text:p>1.95697886634079</text:p>
          </table:table-cell>
          <table:table-cell office:value-type="float" office:value="0.949763556382378" calcext:value-type="float">
            <text:p>0.949763556382378</text:p>
          </table:table-cell>
          <table:table-cell office:value-type="float" office:value="1.02580072636112" calcext:value-type="float">
            <text:p>1.02580072636112</text:p>
          </table:table-cell>
          <table:table-cell office:value-type="float" office:value="0.714236258138288" calcext:value-type="float">
            <text:p>0.714236258138288</text:p>
          </table:table-cell>
          <table:table-cell office:value-type="float" office:value="1.19353329496232" calcext:value-type="float">
            <text:p>1.19353329496232</text:p>
          </table:table-cell>
          <table:table-cell office:value-type="float" office:value="1.01136443631147" calcext:value-type="float">
            <text:p>1.01136443631147</text:p>
          </table:table-cell>
          <table:table-cell office:value-type="float" office:value="0.951149115275622" calcext:value-type="float">
            <text:p>0.951149115275622</text:p>
          </table:table-cell>
          <table:table-cell office:value-type="float" office:value="1.02567201057946" calcext:value-type="float">
            <text:p>1.02567201057946</text:p>
          </table:table-cell>
          <table:table-cell office:value-type="float" office:value="1.18314200275955" calcext:value-type="float">
            <text:p>1.18314200275955</text:p>
          </table:table-cell>
          <table:table-cell office:value-type="float" office:value="1.09177152458422" calcext:value-type="float">
            <text:p>1.09177152458422</text:p>
          </table:table-cell>
          <table:table-cell office:value-type="float" office:value="1.15970521092807" calcext:value-type="float">
            <text:p>1.15970521092807</text:p>
          </table:table-cell>
          <table:table-cell office:value-type="float" office:value="0.810463342122204" calcext:value-type="float">
            <text:p>0.810463342122204</text:p>
          </table:table-cell>
          <table:table-cell office:value-type="float" office:value="1.3922620693263" calcext:value-type="float">
            <text:p>1.3922620693263</text:p>
          </table:table-cell>
          <table:table-cell office:value-type="float" office:value="0.982979866107588" calcext:value-type="float">
            <text:p>0.982979866107588</text:p>
          </table:table-cell>
          <table:table-cell office:value-type="float" office:value="1.10377271831151" calcext:value-type="float">
            <text:p>1.10377271831151</text:p>
          </table:table-cell>
          <table:table-cell office:value-type="float" office:value="1.1537143835719" calcext:value-type="float">
            <text:p>1.1537143835719</text:p>
          </table:table-cell>
          <table:table-cell office:value-type="float" office:value="0.880641544184791" calcext:value-type="float">
            <text:p>0.880641544184791</text:p>
          </table:table-cell>
          <table:table-cell office:value-type="float" office:value="1.19172247594369" calcext:value-type="float">
            <text:p>1.19172247594369</text:p>
          </table:table-cell>
          <table:table-cell office:value-type="float" office:value="1.01994416318594" calcext:value-type="float">
            <text:p>1.01994416318594</text:p>
          </table:table-cell>
          <table:table-cell office:value-type="float" office:value="1.03050106086689" calcext:value-type="float">
            <text:p>1.03050106086689</text:p>
          </table:table-cell>
          <table:table-cell office:value-type="float" office:value="1.41891063618882" calcext:value-type="float">
            <text:p>1.41891063618882</text:p>
          </table:table-cell>
          <table:table-cell office:value-type="float" office:value="1.43089189523771" calcext:value-type="float">
            <text:p>1.43089189523771</text:p>
          </table:table-cell>
          <table:table-cell office:value-type="float" office:value="0.949107341685876" calcext:value-type="float">
            <text:p>0.949107341685876</text:p>
          </table:table-cell>
          <table:table-cell office:value-type="float" office:value="1.17970453323022" calcext:value-type="float">
            <text:p>1.17970453323022</text:p>
          </table:table-cell>
          <table:table-cell office:value-type="float" office:value="1.16648991049417" calcext:value-type="float">
            <text:p>1.16648991049417</text:p>
          </table:table-cell>
          <table:table-cell office:value-type="float" office:value="1.01471823606038" calcext:value-type="float">
            <text:p>1.01471823606038</text:p>
          </table:table-cell>
          <table:table-cell office:value-type="float" office:value="1.25711354894968" calcext:value-type="float">
            <text:p>1.25711354894968</text:p>
          </table:table-cell>
          <table:table-cell office:value-type="float" office:value="1.90765622917927" calcext:value-type="float">
            <text:p>1.90765622917927</text:p>
          </table:table-cell>
          <table:table-cell office:value-type="float" office:value="1.39954744014919" calcext:value-type="float">
            <text:p>1.39954744014919</text:p>
          </table:table-cell>
          <table:table-cell office:value-type="float" office:value="1.62615941944631" calcext:value-type="float">
            <text:p>1.62615941944631</text:p>
          </table:table-cell>
          <table:table-cell office:value-type="float" office:value="1.60972480472827" calcext:value-type="float">
            <text:p>1.60972480472827</text:p>
          </table:table-cell>
          <table:table-cell office:value-type="float" office:value="1.09803618405244" calcext:value-type="float">
            <text:p>1.09803618405244</text:p>
          </table:table-cell>
          <table:table-cell office:value-type="float" office:value="1.2072860584796" calcext:value-type="float">
            <text:p>1.2072860584796</text:p>
          </table:table-cell>
          <table:table-cell office:value-type="float" office:value="1.30749463032186" calcext:value-type="float">
            <text:p>1.30749463032186</text:p>
          </table:table-cell>
        </table:table-row>
        <table:table-row table:style-name="ro1">
          <table:table-cell office:value-type="string" calcext:value-type="string">
            <text:p>GPUCB</text:p>
          </table:table-cell>
          <table:table-cell office:value-type="string" calcext:value-type="string">
            <text:p><text:s/>count</text:p>
          </table:table-cell>
          <table:table-cell office:value-type="float" office:value="16" calcext:value-type="float">
            <text:p>16</text:p>
          </table:table-cell>
          <table:table-cell office:value-type="float" office:value="1.70481572382142" calcext:value-type="float">
            <text:p>1.70481572382142</text:p>
          </table:table-cell>
          <table:table-cell office:value-type="float" office:value="1.91306456821864" calcext:value-type="float">
            <text:p>1.91306456821864</text:p>
          </table:table-cell>
          <table:table-cell office:value-type="float" office:value="1.23040177278743" calcext:value-type="float">
            <text:p>1.23040177278743</text:p>
          </table:table-cell>
          <table:table-cell office:value-type="float" office:value="1.97665760831399" calcext:value-type="float">
            <text:p>1.97665760831399</text:p>
          </table:table-cell>
          <table:table-cell office:value-type="float" office:value="2.77748379472502" calcext:value-type="float">
            <text:p>2.77748379472502</text:p>
          </table:table-cell>
          <table:table-cell office:value-type="float" office:value="2.11651429622265" calcext:value-type="float">
            <text:p>2.11651429622265</text:p>
          </table:table-cell>
          <table:table-cell office:value-type="float" office:value="7.90496199802458" calcext:value-type="float">
            <text:p>7.90496199802458</text:p>
          </table:table-cell>
          <table:table-cell office:value-type="float" office:value="2.37358676932099" calcext:value-type="float">
            <text:p>2.37358676932099</text:p>
          </table:table-cell>
          <table:table-cell office:value-type="float" office:value="2.47027453341725" calcext:value-type="float">
            <text:p>2.47027453341725</text:p>
          </table:table-cell>
          <table:table-cell office:value-type="float" office:value="1.64076402562842" calcext:value-type="float">
            <text:p>1.64076402562842</text:p>
          </table:table-cell>
          <table:table-cell office:value-type="float" office:value="1.00926718386043" calcext:value-type="float">
            <text:p>1.00926718386043</text:p>
          </table:table-cell>
          <table:table-cell office:value-type="float" office:value="0.932908802240106" calcext:value-type="float">
            <text:p>0.932908802240106</text:p>
          </table:table-cell>
          <table:table-cell office:value-type="float" office:value="1.40319056700085" calcext:value-type="float">
            <text:p>1.40319056700085</text:p>
          </table:table-cell>
          <table:table-cell office:value-type="float" office:value="1.16369243493994" calcext:value-type="float">
            <text:p>1.16369243493994</text:p>
          </table:table-cell>
          <table:table-cell office:value-type="float" office:value="1.58617838591478" calcext:value-type="float">
            <text:p>1.58617838591478</text:p>
          </table:table-cell>
          <table:table-cell office:value-type="float" office:value="3.10002371396887" calcext:value-type="float">
            <text:p>3.10002371396887</text:p>
          </table:table-cell>
          <table:table-cell office:value-type="float" office:value="0.757507722095109" calcext:value-type="float">
            <text:p>0.757507722095109</text:p>
          </table:table-cell>
          <table:table-cell office:value-type="float" office:value="0.771008609940831" calcext:value-type="float">
            <text:p>0.771008609940831</text:p>
          </table:table-cell>
          <table:table-cell office:value-type="float" office:value="0.604132526702107" calcext:value-type="float">
            <text:p>0.604132526702107</text:p>
          </table:table-cell>
          <table:table-cell office:value-type="float" office:value="0.986543507756805" calcext:value-type="float">
            <text:p>0.986543507756805</text:p>
          </table:table-cell>
          <table:table-cell office:value-type="float" office:value="0.961352518631578" calcext:value-type="float">
            <text:p>0.961352518631578</text:p>
          </table:table-cell>
          <table:table-cell office:value-type="float" office:value="0.642286988700259" calcext:value-type="float">
            <text:p>0.642286988700259</text:p>
          </table:table-cell>
          <table:table-cell office:value-type="float" office:value="0.344547245790144" calcext:value-type="float">
            <text:p>0.344547245790144</text:p>
          </table:table-cell>
          <table:table-cell office:value-type="float" office:value="0.674885750533911" calcext:value-type="float">
            <text:p>0.674885750533911</text:p>
          </table:table-cell>
          <table:table-cell office:value-type="float" office:value="0.725352903858886" calcext:value-type="float">
            <text:p>0.725352903858886</text:p>
          </table:table-cell>
          <table:table-cell office:value-type="float" office:value="1.17714086740359" calcext:value-type="float">
            <text:p>1.17714086740359</text:p>
          </table:table-cell>
          <table:table-cell office:value-type="float" office:value="0.287312497863321" calcext:value-type="float">
            <text:p>0.287312497863321</text:p>
          </table:table-cell>
          <table:table-cell office:value-type="float" office:value="1.60257894548565" calcext:value-type="float">
            <text:p>1.60257894548565</text:p>
          </table:table-cell>
          <table:table-cell office:value-type="float" office:value="0.728748216467635" calcext:value-type="float">
            <text:p>0.728748216467635</text:p>
          </table:table-cell>
          <table:table-cell office:value-type="float" office:value="0.569762591615729" calcext:value-type="float">
            <text:p>0.569762591615729</text:p>
          </table:table-cell>
          <table:table-cell office:value-type="float" office:value="0.374393585997312" calcext:value-type="float">
            <text:p>0.374393585997312</text:p>
          </table:table-cell>
          <table:table-cell office:value-type="float" office:value="0.430362263776129" calcext:value-type="float">
            <text:p>0.430362263776129</text:p>
          </table:table-cell>
          <table:table-cell office:value-type="float" office:value="0.635949517782501" calcext:value-type="float">
            <text:p>0.635949517782501</text:p>
          </table:table-cell>
          <table:table-cell office:value-type="float" office:value="0.295150252668859" calcext:value-type="float">
            <text:p>0.295150252668859</text:p>
          </table:table-cell>
          <table:table-cell office:value-type="float" office:value="0.288128514679438" calcext:value-type="float">
            <text:p>0.288128514679438</text:p>
          </table:table-cell>
          <table:table-cell office:value-type="float" office:value="0.473462520293252" calcext:value-type="float">
            <text:p>0.473462520293252</text:p>
          </table:table-cell>
          <table:table-cell office:value-type="float" office:value="0.501487186417747" calcext:value-type="float">
            <text:p>0.501487186417747</text:p>
          </table:table-cell>
          <table:table-cell office:value-type="float" office:value="1.01912637153866" calcext:value-type="float">
            <text:p>1.01912637153866</text:p>
          </table:table-cell>
          <table:table-cell office:value-type="float" office:value="0.604831112795656" calcext:value-type="float">
            <text:p>0.604831112795656</text:p>
          </table:table-cell>
          <table:table-cell office:value-type="float" office:value="0.537408879478951" calcext:value-type="float">
            <text:p>0.537408879478951</text:p>
          </table:table-cell>
          <table:table-cell office:value-type="float" office:value="0.644327872616742" calcext:value-type="float">
            <text:p>0.644327872616742</text:p>
          </table:table-cell>
          <table:table-cell office:value-type="float" office:value="0.433161385360918" calcext:value-type="float">
            <text:p>0.433161385360918</text:p>
          </table:table-cell>
          <table:table-cell office:value-type="float" office:value="0.429550547902311" calcext:value-type="float">
            <text:p>0.429550547902311</text:p>
          </table:table-cell>
          <table:table-cell office:value-type="float" office:value="2.72591197179529" calcext:value-type="float">
            <text:p>2.72591197179529</text:p>
          </table:table-cell>
          <table:table-cell office:value-type="float" office:value="0.469338089506025" calcext:value-type="float">
            <text:p>0.469338089506025</text:p>
          </table:table-cell>
          <table:table-cell office:value-type="float" office:value="0.478064979646882" calcext:value-type="float">
            <text:p>0.478064979646882</text:p>
          </table:table-cell>
          <table:table-cell office:value-type="float" office:value="0.368128858153946" calcext:value-type="float">
            <text:p>0.368128858153946</text:p>
          </table:table-cell>
          <table:table-cell office:value-type="float" office:value="0.283300818764929" calcext:value-type="float">
            <text:p>0.283300818764929</text:p>
          </table:table-cell>
          <table:table-cell office:value-type="float" office:value="0.615849022557237" calcext:value-type="float">
            <text:p>0.615849022557237</text:p>
          </table:table-cell>
          <table:table-cell office:value-type="float" office:value="0.530082709640947" calcext:value-type="float">
            <text:p>0.530082709640947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count</text:p>
          </table:table-cell>
          <table:table-cell office:value-type="float" office:value="16" calcext:value-type="float">
            <text:p>16</text:p>
          </table:table-cell>
          <table:table-cell office:value-type="float" office:value="1.70481572382142" calcext:value-type="float">
            <text:p>1.70481572382142</text:p>
          </table:table-cell>
          <table:table-cell office:value-type="float" office:value="1.92274933777853" calcext:value-type="float">
            <text:p>1.92274933777853</text:p>
          </table:table-cell>
          <table:table-cell office:value-type="float" office:value="1.23706414155738" calcext:value-type="float">
            <text:p>1.23706414155738</text:p>
          </table:table-cell>
          <table:table-cell office:value-type="float" office:value="1.46349640447629" calcext:value-type="float">
            <text:p>1.46349640447629</text:p>
          </table:table-cell>
          <table:table-cell office:value-type="float" office:value="2.61673825607135" calcext:value-type="float">
            <text:p>2.61673825607135</text:p>
          </table:table-cell>
          <table:table-cell office:value-type="float" office:value="2.0899180466535" calcext:value-type="float">
            <text:p>2.0899180466535</text:p>
          </table:table-cell>
          <table:table-cell office:value-type="float" office:value="7.6126068499069" calcext:value-type="float">
            <text:p>7.6126068499069</text:p>
          </table:table-cell>
          <table:table-cell office:value-type="float" office:value="2.43856675601106" calcext:value-type="float">
            <text:p>2.43856675601106</text:p>
          </table:table-cell>
          <table:table-cell office:value-type="float" office:value="2.39268764682223" calcext:value-type="float">
            <text:p>2.39268764682223</text:p>
          </table:table-cell>
          <table:table-cell office:value-type="float" office:value="1.47141373559259" calcext:value-type="float">
            <text:p>1.47141373559259</text:p>
          </table:table-cell>
          <table:table-cell office:value-type="float" office:value="0.995058653404182" calcext:value-type="float">
            <text:p>0.995058653404182</text:p>
          </table:table-cell>
          <table:table-cell office:value-type="float" office:value="0.800091712231937" calcext:value-type="float">
            <text:p>0.800091712231937</text:p>
          </table:table-cell>
          <table:table-cell office:value-type="float" office:value="0.895189558155399" calcext:value-type="float">
            <text:p>0.895189558155399</text:p>
          </table:table-cell>
          <table:table-cell office:value-type="float" office:value="1.36706028221998" calcext:value-type="float">
            <text:p>1.36706028221998</text:p>
          </table:table-cell>
          <table:table-cell office:value-type="float" office:value="1.14308189071287" calcext:value-type="float">
            <text:p>1.14308189071287</text:p>
          </table:table-cell>
          <table:table-cell office:value-type="float" office:value="1.89958417032175" calcext:value-type="float">
            <text:p>1.89958417032175</text:p>
          </table:table-cell>
          <table:table-cell office:value-type="float" office:value="0.417025814668749" calcext:value-type="float">
            <text:p>0.417025814668749</text:p>
          </table:table-cell>
          <table:table-cell office:value-type="float" office:value="0.630739405534095" calcext:value-type="float">
            <text:p>0.630739405534095</text:p>
          </table:table-cell>
          <table:table-cell office:value-type="float" office:value="0.690657391820361" calcext:value-type="float">
            <text:p>0.690657391820361</text:p>
          </table:table-cell>
          <table:table-cell office:value-type="float" office:value="0.856509082393811" calcext:value-type="float">
            <text:p>0.856509082393811</text:p>
          </table:table-cell>
          <table:table-cell office:value-type="float" office:value="0.989585340670827" calcext:value-type="float">
            <text:p>0.989585340670827</text:p>
          </table:table-cell>
          <table:table-cell office:value-type="float" office:value="0.644094009126269" calcext:value-type="float">
            <text:p>0.644094009126269</text:p>
          </table:table-cell>
          <table:table-cell office:value-type="float" office:value="0.397072528674198" calcext:value-type="float">
            <text:p>0.397072528674198</text:p>
          </table:table-cell>
          <table:table-cell office:value-type="float" office:value="0.420239221839335" calcext:value-type="float">
            <text:p>0.420239221839335</text:p>
          </table:table-cell>
          <table:table-cell office:value-type="float" office:value="0.581913305551622" calcext:value-type="float">
            <text:p>0.581913305551622</text:p>
          </table:table-cell>
          <table:table-cell office:value-type="float" office:value="1.58116726890489" calcext:value-type="float">
            <text:p>1.58116726890489</text:p>
          </table:table-cell>
          <table:table-cell office:value-type="float" office:value="0.229702451450913" calcext:value-type="float">
            <text:p>0.229702451450913</text:p>
          </table:table-cell>
          <table:table-cell office:value-type="float" office:value="2.07631262995466" calcext:value-type="float">
            <text:p>2.07631262995466</text:p>
          </table:table-cell>
          <table:table-cell office:value-type="float" office:value="0.430560914716476" calcext:value-type="float">
            <text:p>0.430560914716476</text:p>
          </table:table-cell>
          <table:table-cell office:value-type="float" office:value="0.722821048576765" calcext:value-type="float">
            <text:p>0.722821048576765</text:p>
          </table:table-cell>
          <table:table-cell office:value-type="float" office:value="0.25918628174562" calcext:value-type="float">
            <text:p>0.25918628174562</text:p>
          </table:table-cell>
          <table:table-cell office:value-type="float" office:value="0.332122523194828" calcext:value-type="float">
            <text:p>0.332122523194828</text:p>
          </table:table-cell>
          <table:table-cell office:value-type="float" office:value="0.441152054370918" calcext:value-type="float">
            <text:p>0.441152054370918</text:p>
          </table:table-cell>
          <table:table-cell office:value-type="float" office:value="0.214191751610476" calcext:value-type="float">
            <text:p>0.214191751610476</text:p>
          </table:table-cell>
          <table:table-cell office:value-type="float" office:value="0.413053989710826" calcext:value-type="float">
            <text:p>0.413053989710826</text:p>
          </table:table-cell>
          <table:table-cell office:value-type="float" office:value="0.476298412937767" calcext:value-type="float">
            <text:p>0.476298412937767</text:p>
          </table:table-cell>
          <table:table-cell office:value-type="float" office:value="0.229556645743091" calcext:value-type="float">
            <text:p>0.229556645743091</text:p>
          </table:table-cell>
          <table:table-cell office:value-type="float" office:value="0.885013066604467" calcext:value-type="float">
            <text:p>0.885013066604467</text:p>
          </table:table-cell>
          <table:table-cell office:value-type="float" office:value="0.571579279685629" calcext:value-type="float">
            <text:p>0.571579279685629</text:p>
          </table:table-cell>
          <table:table-cell office:value-type="float" office:value="0.621184689606329" calcext:value-type="float">
            <text:p>0.621184689606329</text:p>
          </table:table-cell>
          <table:table-cell office:value-type="float" office:value="0.457980582893145" calcext:value-type="float">
            <text:p>0.457980582893145</text:p>
          </table:table-cell>
          <table:table-cell office:value-type="float" office:value="0.363174188628037" calcext:value-type="float">
            <text:p>0.363174188628037</text:p>
          </table:table-cell>
          <table:table-cell office:value-type="float" office:value="0.313204275220617" calcext:value-type="float">
            <text:p>0.313204275220617</text:p>
          </table:table-cell>
          <table:table-cell office:value-type="float" office:value="1.42911593247204" calcext:value-type="float">
            <text:p>1.42911593247204</text:p>
          </table:table-cell>
          <table:table-cell office:value-type="float" office:value="0.461991120148128" calcext:value-type="float">
            <text:p>0.461991120148128</text:p>
          </table:table-cell>
          <table:table-cell office:value-type="float" office:value="0.546452505001513" calcext:value-type="float">
            <text:p>0.546452505001513</text:p>
          </table:table-cell>
          <table:table-cell office:value-type="float" office:value="0.587216552636711" calcext:value-type="float">
            <text:p>0.587216552636711</text:p>
          </table:table-cell>
          <table:table-cell office:value-type="float" office:value="0.296741955141198" calcext:value-type="float">
            <text:p>0.296741955141198</text:p>
          </table:table-cell>
          <table:table-cell office:value-type="float" office:value="0.517416269753482" calcext:value-type="float">
            <text:p>0.517416269753482</text:p>
          </table:table-cell>
          <table:table-cell office:value-type="float" office:value="0.472034179291824" calcext:value-type="float">
            <text:p>0.472034179291824</text:p>
          </table:table-cell>
        </table:table-row>
        <table:table-row table:style-name="ro1">
          <table:table-cell office:value-type="string" calcext:value-type="string">
            <text:p>improvement ratio</text:p>
          </table:table-cell>
          <table:table-cell office:value-type="string" calcext:value-type="string">
            <text:p><text:s/>count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994963061814867" calcext:value-type="float">
            <text:p>0.994963061814867</text:p>
          </table:table-cell>
          <table:table-cell office:value-type="float" office:value="0.994614370794423" calcext:value-type="float">
            <text:p>0.994614370794423</text:p>
          </table:table-cell>
          <table:table-cell office:value-type="float" office:value="1.35064056342614" calcext:value-type="float">
            <text:p>1.35064056342614</text:p>
          </table:table-cell>
          <table:table-cell office:value-type="float" office:value="1.06142973538935" calcext:value-type="float">
            <text:p>1.06142973538935</text:p>
          </table:table-cell>
          <table:table-cell office:value-type="float" office:value="1.01272597727539" calcext:value-type="float">
            <text:p>1.01272597727539</text:p>
          </table:table-cell>
          <table:table-cell office:value-type="float" office:value="1.03840407811435" calcext:value-type="float">
            <text:p>1.03840407811435</text:p>
          </table:table-cell>
          <table:table-cell office:value-type="float" office:value="0.973353205718116" calcext:value-type="float">
            <text:p>0.973353205718116</text:p>
          </table:table-cell>
          <table:table-cell office:value-type="float" office:value="1.03242666743319" calcext:value-type="float">
            <text:p>1.03242666743319</text:p>
          </table:table-cell>
          <table:table-cell office:value-type="float" office:value="1.11509359056488" calcext:value-type="float">
            <text:p>1.11509359056488</text:p>
          </table:table-cell>
          <table:table-cell office:value-type="float" office:value="1.01427908838101" calcext:value-type="float">
            <text:p>1.01427908838101</text:p>
          </table:table-cell>
          <table:table-cell office:value-type="float" office:value="1.16600233195475" calcext:value-type="float">
            <text:p>1.16600233195475</text:p>
          </table:table-cell>
          <table:table-cell office:value-type="float" office:value="1.56747870237922" calcext:value-type="float">
            <text:p>1.56747870237922</text:p>
          </table:table-cell>
          <table:table-cell office:value-type="float" office:value="0.85123710349496" calcext:value-type="float">
            <text:p>0.85123710349496</text:p>
          </table:table-cell>
          <table:table-cell office:value-type="float" office:value="1.38763320353679" calcext:value-type="float">
            <text:p>1.38763320353679</text:p>
          </table:table-cell>
          <table:table-cell office:value-type="float" office:value="1.63194859296168" calcext:value-type="float">
            <text:p>1.63194859296168</text:p>
          </table:table-cell>
          <table:table-cell office:value-type="float" office:value="1.81645283205504" calcext:value-type="float">
            <text:p>1.81645283205504</text:p>
          </table:table-cell>
          <table:table-cell office:value-type="float" office:value="1.22238852238503" calcext:value-type="float">
            <text:p>1.22238852238503</text:p>
          </table:table-cell>
          <table:table-cell office:value-type="float" office:value="0.874721003289053" calcext:value-type="float">
            <text:p>0.874721003289053</text:p>
          </table:table-cell>
          <table:table-cell office:value-type="float" office:value="1.15181908520989" calcext:value-type="float">
            <text:p>1.15181908520989</text:p>
          </table:table-cell>
          <table:table-cell office:value-type="float" office:value="0.971470048232414" calcext:value-type="float">
            <text:p>0.971470048232414</text:p>
          </table:table-cell>
          <table:table-cell office:value-type="float" office:value="0.997194477203007" calcext:value-type="float">
            <text:p>0.997194477203007</text:p>
          </table:table-cell>
          <table:table-cell office:value-type="float" office:value="0.867718668275962" calcext:value-type="float">
            <text:p>0.867718668275962</text:p>
          </table:table-cell>
          <table:table-cell office:value-type="float" office:value="1.6059561208495" calcext:value-type="float">
            <text:p>1.6059561208495</text:p>
          </table:table-cell>
          <table:table-cell office:value-type="float" office:value="1.24649650891088" calcext:value-type="float">
            <text:p>1.24649650891088</text:p>
          </table:table-cell>
          <table:table-cell office:value-type="float" office:value="0.744475863213937" calcext:value-type="float">
            <text:p>0.744475863213937</text:p>
          </table:table-cell>
          <table:table-cell office:value-type="float" office:value="1.25080292373248" calcext:value-type="float">
            <text:p>1.25080292373248</text:p>
          </table:table-cell>
          <table:table-cell office:value-type="float" office:value="0.771838942924816" calcext:value-type="float">
            <text:p>0.771838942924816</text:p>
          </table:table-cell>
          <table:table-cell office:value-type="float" office:value="1.69255543538483" calcext:value-type="float">
            <text:p>1.69255543538483</text:p>
          </table:table-cell>
          <table:table-cell office:value-type="float" office:value="0.788248478288771" calcext:value-type="float">
            <text:p>0.788248478288771</text:p>
          </table:table-cell>
          <table:table-cell office:value-type="float" office:value="1.44449614954839" calcext:value-type="float">
            <text:p>1.44449614954839</text:p>
          </table:table-cell>
          <table:table-cell office:value-type="float" office:value="1.29579367167361" calcext:value-type="float">
            <text:p>1.29579367167361</text:p>
          </table:table-cell>
          <table:table-cell office:value-type="float" office:value="1.44156535480576" calcext:value-type="float">
            <text:p>1.44156535480576</text:p>
          </table:table-cell>
          <table:table-cell office:value-type="float" office:value="1.37797207618719" calcext:value-type="float">
            <text:p>1.37797207618719</text:p>
          </table:table-cell>
          <table:table-cell office:value-type="float" office:value="0.69755654673897" calcext:value-type="float">
            <text:p>0.69755654673897</text:p>
          </table:table-cell>
          <table:table-cell office:value-type="float" office:value="0.994045975028505" calcext:value-type="float">
            <text:p>0.994045975028505</text:p>
          </table:table-cell>
          <table:table-cell office:value-type="float" office:value="2.18459014677792" calcext:value-type="float">
            <text:p>2.18459014677792</text:p>
          </table:table-cell>
          <table:table-cell office:value-type="float" office:value="1.15153822016295" calcext:value-type="float">
            <text:p>1.15153822016295</text:p>
          </table:table-cell>
          <table:table-cell office:value-type="float" office:value="1.05817536480384" calcext:value-type="float">
            <text:p>1.05817536480384</text:p>
          </table:table-cell>
          <table:table-cell office:value-type="float" office:value="0.865135423443114" calcext:value-type="float">
            <text:p>0.865135423443114</text:p>
          </table:table-cell>
          <table:table-cell office:value-type="float" office:value="1.40688906186024" calcext:value-type="float">
            <text:p>1.40688906186024</text:p>
          </table:table-cell>
          <table:table-cell office:value-type="float" office:value="1.1927097214625" calcext:value-type="float">
            <text:p>1.1927097214625</text:p>
          </table:table-cell>
          <table:table-cell office:value-type="float" office:value="1.37147089579074" calcext:value-type="float">
            <text:p>1.37147089579074</text:p>
          </table:table-cell>
          <table:table-cell office:value-type="float" office:value="1.9074113652068" calcext:value-type="float">
            <text:p>1.9074113652068</text:p>
          </table:table-cell>
          <table:table-cell office:value-type="float" office:value="1.01590283673751" calcext:value-type="float">
            <text:p>1.01590283673751</text:p>
          </table:table-cell>
          <table:table-cell office:value-type="float" office:value="0.874851840317866" calcext:value-type="float">
            <text:p>0.874851840317866</text:p>
          </table:table-cell>
          <table:table-cell office:value-type="float" office:value="0.626904770481996" calcext:value-type="float">
            <text:p>0.626904770481996</text:p>
          </table:table-cell>
          <table:table-cell office:value-type="float" office:value="0.954704293938237" calcext:value-type="float">
            <text:p>0.954704293938237</text:p>
          </table:table-cell>
          <table:table-cell office:value-type="float" office:value="1.19023899818738" calcext:value-type="float">
            <text:p>1.19023899818738</text:p>
          </table:table-cell>
          <table:table-cell office:value-type="float" office:value="1.12297526936759" calcext:value-type="float">
            <text:p>1.12297526936759</text:p>
          </table:table-cell>
        </table:table-row>
        <table:table-row table:style-name="ro1">
          <table:table-cell office:value-type="string" calcext:value-type="string">
            <text:p>GPUCB</text:p>
          </table:table-cell>
          <table:table-cell office:value-type="string" calcext:value-type="string">
            <text:p><text:s/>count</text:p>
          </table:table-cell>
          <table:table-cell office:value-type="float" office:value="17" calcext:value-type="float">
            <text:p>17</text:p>
          </table:table-cell>
          <table:table-cell office:value-type="float" office:value="2.81723531273172" calcext:value-type="float">
            <text:p>2.81723531273172</text:p>
          </table:table-cell>
          <table:table-cell office:value-type="float" office:value="5.38922178881" calcext:value-type="float">
            <text:p>5.38922178881</text:p>
          </table:table-cell>
          <table:table-cell office:value-type="float" office:value="3.22541729663728" calcext:value-type="float">
            <text:p>3.22541729663728</text:p>
          </table:table-cell>
          <table:table-cell office:value-type="float" office:value="2.13335485995346" calcext:value-type="float">
            <text:p>2.13335485995346</text:p>
          </table:table-cell>
          <table:table-cell office:value-type="float" office:value="1.78653419292728" calcext:value-type="float">
            <text:p>1.78653419292728</text:p>
          </table:table-cell>
          <table:table-cell office:value-type="float" office:value="2.96329381821982" calcext:value-type="float">
            <text:p>2.96329381821982</text:p>
          </table:table-cell>
          <table:table-cell office:value-type="float" office:value="2.51649395232306" calcext:value-type="float">
            <text:p>2.51649395232306</text:p>
          </table:table-cell>
          <table:table-cell office:value-type="float" office:value="1.15991956637716" calcext:value-type="float">
            <text:p>1.15991956637716</text:p>
          </table:table-cell>
          <table:table-cell office:value-type="float" office:value="2.02744692621111" calcext:value-type="float">
            <text:p>2.02744692621111</text:p>
          </table:table-cell>
          <table:table-cell office:value-type="float" office:value="1.81167955407292" calcext:value-type="float">
            <text:p>1.81167955407292</text:p>
          </table:table-cell>
          <table:table-cell office:value-type="float" office:value="0.920483446447807" calcext:value-type="float">
            <text:p>0.920483446447807</text:p>
          </table:table-cell>
          <table:table-cell office:value-type="float" office:value="0.354974676977583" calcext:value-type="float">
            <text:p>0.354974676977583</text:p>
          </table:table-cell>
          <table:table-cell office:value-type="float" office:value="1.83505907136919" calcext:value-type="float">
            <text:p>1.83505907136919</text:p>
          </table:table-cell>
          <table:table-cell office:value-type="float" office:value="0.77607846537595" calcext:value-type="float">
            <text:p>0.77607846537595</text:p>
          </table:table-cell>
          <table:table-cell office:value-type="float" office:value="2.00889832135085" calcext:value-type="float">
            <text:p>2.00889832135085</text:p>
          </table:table-cell>
          <table:table-cell office:value-type="float" office:value="0.824529819782424" calcext:value-type="float">
            <text:p>0.824529819782424</text:p>
          </table:table-cell>
          <table:table-cell office:value-type="float" office:value="0.542954268818073" calcext:value-type="float">
            <text:p>0.542954268818073</text:p>
          </table:table-cell>
          <table:table-cell office:value-type="float" office:value="0.695989513577098" calcext:value-type="float">
            <text:p>0.695989513577098</text:p>
          </table:table-cell>
          <table:table-cell office:value-type="float" office:value="2.02263700840035" calcext:value-type="float">
            <text:p>2.02263700840035</text:p>
          </table:table-cell>
          <table:table-cell office:value-type="float" office:value="1.69489348021111" calcext:value-type="float">
            <text:p>1.69489348021111</text:p>
          </table:table-cell>
          <table:table-cell office:value-type="float" office:value="0.737875049006049" calcext:value-type="float">
            <text:p>0.737875049006049</text:p>
          </table:table-cell>
          <table:table-cell office:value-type="float" office:value="1.23717070408" calcext:value-type="float">
            <text:p>1.23717070408</text:p>
          </table:table-cell>
          <table:table-cell office:value-type="float" office:value="0.664786957895268" calcext:value-type="float">
            <text:p>0.664786957895268</text:p>
          </table:table-cell>
          <table:table-cell office:value-type="float" office:value="0.330157548668457" calcext:value-type="float">
            <text:p>0.330157548668457</text:p>
          </table:table-cell>
          <table:table-cell office:value-type="float" office:value="0.555737254556342" calcext:value-type="float">
            <text:p>0.555737254556342</text:p>
          </table:table-cell>
          <table:table-cell office:value-type="float" office:value="0.410043213185779" calcext:value-type="float">
            <text:p>0.410043213185779</text:p>
          </table:table-cell>
          <table:table-cell office:value-type="float" office:value="0.987565223628042" calcext:value-type="float">
            <text:p>0.987565223628042</text:p>
          </table:table-cell>
          <table:table-cell office:value-type="float" office:value="0.356819275724294" calcext:value-type="float">
            <text:p>0.356819275724294</text:p>
          </table:table-cell>
          <table:table-cell office:value-type="float" office:value="0.230974659242151" calcext:value-type="float">
            <text:p>0.230974659242151</text:p>
          </table:table-cell>
          <table:table-cell office:value-type="float" office:value="0.533179036201671" calcext:value-type="float">
            <text:p>0.533179036201671</text:p>
          </table:table-cell>
          <table:table-cell office:value-type="float" office:value="0.56923363462189" calcext:value-type="float">
            <text:p>0.56923363462189</text:p>
          </table:table-cell>
          <table:table-cell office:value-type="float" office:value="0.625487000560432" calcext:value-type="float">
            <text:p>0.625487000560432</text:p>
          </table:table-cell>
          <table:table-cell office:value-type="float" office:value="0.764601182408431" calcext:value-type="float">
            <text:p>0.764601182408431</text:p>
          </table:table-cell>
          <table:table-cell office:value-type="float" office:value="0.424916057841741" calcext:value-type="float">
            <text:p>0.424916057841741</text:p>
          </table:table-cell>
          <table:table-cell office:value-type="float" office:value="0.81426523863683" calcext:value-type="float">
            <text:p>0.81426523863683</text:p>
          </table:table-cell>
          <table:table-cell office:value-type="float" office:value="0.741391029850439" calcext:value-type="float">
            <text:p>0.741391029850439</text:p>
          </table:table-cell>
          <table:table-cell office:value-type="float" office:value="0.460871826706513" calcext:value-type="float">
            <text:p>0.460871826706513</text:p>
          </table:table-cell>
          <table:table-cell office:value-type="float" office:value="0.383633338276707" calcext:value-type="float">
            <text:p>0.383633338276707</text:p>
          </table:table-cell>
          <table:table-cell office:value-type="float" office:value="0.231262774498064" calcext:value-type="float">
            <text:p>0.231262774498064</text:p>
          </table:table-cell>
          <table:table-cell office:value-type="float" office:value="0.510045798925687" calcext:value-type="float">
            <text:p>0.510045798925687</text:p>
          </table:table-cell>
          <table:table-cell office:value-type="float" office:value="0.271428212382761" calcext:value-type="float">
            <text:p>0.271428212382761</text:p>
          </table:table-cell>
          <table:table-cell office:value-type="float" office:value="0.774746700274113" calcext:value-type="float">
            <text:p>0.774746700274113</text:p>
          </table:table-cell>
          <table:table-cell office:value-type="float" office:value="0.685262390792618" calcext:value-type="float">
            <text:p>0.685262390792618</text:p>
          </table:table-cell>
          <table:table-cell office:value-type="float" office:value="0.621325444496187" calcext:value-type="float">
            <text:p>0.621325444496187</text:p>
          </table:table-cell>
          <table:table-cell office:value-type="float" office:value="0.326906950161481" calcext:value-type="float">
            <text:p>0.326906950161481</text:p>
          </table:table-cell>
          <table:table-cell office:value-type="float" office:value="0.788479518552937" calcext:value-type="float">
            <text:p>0.788479518552937</text:p>
          </table:table-cell>
          <table:table-cell office:value-type="float" office:value="0.842580089282776" calcext:value-type="float">
            <text:p>0.842580089282776</text:p>
          </table:table-cell>
          <table:table-cell office:value-type="float" office:value="0.251565484710055" calcext:value-type="float">
            <text:p>0.251565484710055</text:p>
          </table:table-cell>
          <table:table-cell office:value-type="float" office:value="0.302977573608573" calcext:value-type="float">
            <text:p>0.302977573608573</text:p>
          </table:table-cell>
          <table:table-cell office:value-type="float" office:value="0.34831016154781" calcext:value-type="float">
            <text:p>0.34831016154781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count</text:p>
          </table:table-cell>
          <table:table-cell office:value-type="float" office:value="17" calcext:value-type="float">
            <text:p>17</text:p>
          </table:table-cell>
          <table:table-cell office:value-type="float" office:value="2.81723531273172" calcext:value-type="float">
            <text:p>2.81723531273172</text:p>
          </table:table-cell>
          <table:table-cell office:value-type="float" office:value="5.39597219170749" calcext:value-type="float">
            <text:p>5.39597219170749</text:p>
          </table:table-cell>
          <table:table-cell office:value-type="float" office:value="3.25908074111523" calcext:value-type="float">
            <text:p>3.25908074111523</text:p>
          </table:table-cell>
          <table:table-cell office:value-type="float" office:value="2.15509278981635" calcext:value-type="float">
            <text:p>2.15509278981635</text:p>
          </table:table-cell>
          <table:table-cell office:value-type="float" office:value="1.66156734555234" calcext:value-type="float">
            <text:p>1.66156734555234</text:p>
          </table:table-cell>
          <table:table-cell office:value-type="float" office:value="2.52302236856147" calcext:value-type="float">
            <text:p>2.52302236856147</text:p>
          </table:table-cell>
          <table:table-cell office:value-type="float" office:value="2.26414090155289" calcext:value-type="float">
            <text:p>2.26414090155289</text:p>
          </table:table-cell>
          <table:table-cell office:value-type="float" office:value="1.13163265671352" calcext:value-type="float">
            <text:p>1.13163265671352</text:p>
          </table:table-cell>
          <table:table-cell office:value-type="float" office:value="1.95295489650568" calcext:value-type="float">
            <text:p>1.95295489650568</text:p>
          </table:table-cell>
          <table:table-cell office:value-type="float" office:value="1.98576374187584" calcext:value-type="float">
            <text:p>1.98576374187584</text:p>
          </table:table-cell>
          <table:table-cell office:value-type="float" office:value="0.922470656603727" calcext:value-type="float">
            <text:p>0.922470656603727</text:p>
          </table:table-cell>
          <table:table-cell office:value-type="float" office:value="0.441346757962956" calcext:value-type="float">
            <text:p>0.441346757962956</text:p>
          </table:table-cell>
          <table:table-cell office:value-type="float" office:value="1.36669153905321" calcext:value-type="float">
            <text:p>1.36669153905321</text:p>
          </table:table-cell>
          <table:table-cell office:value-type="float" office:value="0.588712580953939" calcext:value-type="float">
            <text:p>0.588712580953939</text:p>
          </table:table-cell>
          <table:table-cell office:value-type="float" office:value="2.68289865638073" calcext:value-type="float">
            <text:p>2.68289865638073</text:p>
          </table:table-cell>
          <table:table-cell office:value-type="float" office:value="0.580287694903011" calcext:value-type="float">
            <text:p>0.580287694903011</text:p>
          </table:table-cell>
          <table:table-cell office:value-type="float" office:value="0.518687426152458" calcext:value-type="float">
            <text:p>0.518687426152458</text:p>
          </table:table-cell>
          <table:table-cell office:value-type="float" office:value="0.753764911859899" calcext:value-type="float">
            <text:p>0.753764911859899</text:p>
          </table:table-cell>
          <table:table-cell office:value-type="float" office:value="1.49377787525757" calcext:value-type="float">
            <text:p>1.49377787525757</text:p>
          </table:table-cell>
          <table:table-cell office:value-type="float" office:value="1.02515801190103" calcext:value-type="float">
            <text:p>1.02515801190103</text:p>
          </table:table-cell>
          <table:table-cell office:value-type="float" office:value="0.729981106718002" calcext:value-type="float">
            <text:p>0.729981106718002</text:p>
          </table:table-cell>
          <table:table-cell office:value-type="float" office:value="1.2446967606823" calcext:value-type="float">
            <text:p>1.2446967606823</text:p>
          </table:table-cell>
          <table:table-cell office:value-type="float" office:value="0.868210212760097" calcext:value-type="float">
            <text:p>0.868210212760097</text:p>
          </table:table-cell>
          <table:table-cell office:value-type="float" office:value="0.317603827830321" calcext:value-type="float">
            <text:p>0.317603827830321</text:p>
          </table:table-cell>
          <table:table-cell office:value-type="float" office:value="0.535317133690907" calcext:value-type="float">
            <text:p>0.535317133690907</text:p>
          </table:table-cell>
          <table:table-cell office:value-type="float" office:value="0.419674986714723" calcext:value-type="float">
            <text:p>0.419674986714723</text:p>
          </table:table-cell>
          <table:table-cell office:value-type="float" office:value="0.58133509262945" calcext:value-type="float">
            <text:p>0.58133509262945</text:p>
          </table:table-cell>
          <table:table-cell office:value-type="float" office:value="0.408697572057403" calcext:value-type="float">
            <text:p>0.408697572057403</text:p>
          </table:table-cell>
          <table:table-cell office:value-type="float" office:value="0.274089697786664" calcext:value-type="float">
            <text:p>0.274089697786664</text:p>
          </table:table-cell>
          <table:table-cell office:value-type="float" office:value="0.592587431099758" calcext:value-type="float">
            <text:p>0.592587431099758</text:p>
          </table:table-cell>
          <table:table-cell office:value-type="float" office:value="0.525444021195914" calcext:value-type="float">
            <text:p>0.525444021195914</text:p>
          </table:table-cell>
          <table:table-cell office:value-type="float" office:value="0.354184939870555" calcext:value-type="float">
            <text:p>0.354184939870555</text:p>
          </table:table-cell>
          <table:table-cell office:value-type="float" office:value="0.530891986143934" calcext:value-type="float">
            <text:p>0.530891986143934</text:p>
          </table:table-cell>
          <table:table-cell office:value-type="float" office:value="0.45073410091572" calcext:value-type="float">
            <text:p>0.45073410091572</text:p>
          </table:table-cell>
          <table:table-cell office:value-type="float" office:value="0.809457096573835" calcext:value-type="float">
            <text:p>0.809457096573835</text:p>
          </table:table-cell>
          <table:table-cell office:value-type="float" office:value="0.503164670921917" calcext:value-type="float">
            <text:p>0.503164670921917</text:p>
          </table:table-cell>
          <table:table-cell office:value-type="float" office:value="0.347330592733456" calcext:value-type="float">
            <text:p>0.347330592733456</text:p>
          </table:table-cell>
          <table:table-cell office:value-type="float" office:value="0.384731722214669" calcext:value-type="float">
            <text:p>0.384731722214669</text:p>
          </table:table-cell>
          <table:table-cell office:value-type="float" office:value="0.275570598191197" calcext:value-type="float">
            <text:p>0.275570598191197</text:p>
          </table:table-cell>
          <table:table-cell office:value-type="float" office:value="0.365338791291943" calcext:value-type="float">
            <text:p>0.365338791291943</text:p>
          </table:table-cell>
          <table:table-cell office:value-type="float" office:value="0.214450218786765" calcext:value-type="float">
            <text:p>0.214450218786765</text:p>
          </table:table-cell>
          <table:table-cell office:value-type="float" office:value="0.44491007552177" calcext:value-type="float">
            <text:p>0.44491007552177</text:p>
          </table:table-cell>
          <table:table-cell office:value-type="float" office:value="0.756809759954824" calcext:value-type="float">
            <text:p>0.756809759954824</text:p>
          </table:table-cell>
          <table:table-cell office:value-type="float" office:value="0.735117989415929" calcext:value-type="float">
            <text:p>0.735117989415929</text:p>
          </table:table-cell>
          <table:table-cell office:value-type="float" office:value="0.25723512985647" calcext:value-type="float">
            <text:p>0.25723512985647</text:p>
          </table:table-cell>
          <table:table-cell office:value-type="float" office:value="2.35466561941973" calcext:value-type="float">
            <text:p>2.35466561941973</text:p>
          </table:table-cell>
          <table:table-cell office:value-type="float" office:value="0.499050693237081" calcext:value-type="float">
            <text:p>0.499050693237081</text:p>
          </table:table-cell>
          <table:table-cell office:value-type="float" office:value="0.282130727492201" calcext:value-type="float">
            <text:p>0.282130727492201</text:p>
          </table:table-cell>
          <table:table-cell office:value-type="float" office:value="0.343014441779999" calcext:value-type="float">
            <text:p>0.343014441779999</text:p>
          </table:table-cell>
          <table:table-cell office:value-type="float" office:value="0.289349546091603" calcext:value-type="float">
            <text:p>0.289349546091603</text:p>
          </table:table-cell>
        </table:table-row>
        <table:table-row table:style-name="ro1">
          <table:table-cell office:value-type="string" calcext:value-type="string">
            <text:p>improvement ratio</text:p>
          </table:table-cell>
          <table:table-cell office:value-type="string" calcext:value-type="string">
            <text:p><text:s/>coun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998748992274671" calcext:value-type="float">
            <text:p>0.998748992274671</text:p>
          </table:table-cell>
          <table:table-cell office:value-type="float" office:value="0.989670877418509" calcext:value-type="float">
            <text:p>0.989670877418509</text:p>
          </table:table-cell>
          <table:table-cell office:value-type="float" office:value="0.989913227882527" calcext:value-type="float">
            <text:p>0.989913227882527</text:p>
          </table:table-cell>
          <table:table-cell office:value-type="float" office:value="1.07521022106594" calcext:value-type="float">
            <text:p>1.07521022106594</text:p>
          </table:table-cell>
          <table:table-cell office:value-type="float" office:value="1.17450160376873" calcext:value-type="float">
            <text:p>1.17450160376873</text:p>
          </table:table-cell>
          <table:table-cell office:value-type="float" office:value="1.11145642508251" calcext:value-type="float">
            <text:p>1.11145642508251</text:p>
          </table:table-cell>
          <table:table-cell office:value-type="float" office:value="1.02499654768341" calcext:value-type="float">
            <text:p>1.02499654768341</text:p>
          </table:table-cell>
          <table:table-cell office:value-type="float" office:value="1.03814324121807" calcext:value-type="float">
            <text:p>1.03814324121807</text:p>
          </table:table-cell>
          <table:table-cell office:value-type="float" office:value="0.912333887394646" calcext:value-type="float">
            <text:p>0.912333887394646</text:p>
          </table:table-cell>
          <table:table-cell office:value-type="float" office:value="0.997845774126587" calcext:value-type="float">
            <text:p>0.997845774126587</text:p>
          </table:table-cell>
          <table:table-cell office:value-type="float" office:value="0.804298820763916" calcext:value-type="float">
            <text:p>0.804298820763916</text:p>
          </table:table-cell>
          <table:table-cell office:value-type="float" office:value="1.34270171354134" calcext:value-type="float">
            <text:p>1.34270171354134</text:p>
          </table:table-cell>
          <table:table-cell office:value-type="float" office:value="1.31826376823544" calcext:value-type="float">
            <text:p>1.31826376823544</text:p>
          </table:table-cell>
          <table:table-cell office:value-type="float" office:value="0.748779055285255" calcext:value-type="float">
            <text:p>0.748779055285255</text:p>
          </table:table-cell>
          <table:table-cell office:value-type="float" office:value="1.42089833547174" calcext:value-type="float">
            <text:p>1.42089833547174</text:p>
          </table:table-cell>
          <table:table-cell office:value-type="float" office:value="1.04678509916005" calcext:value-type="float">
            <text:p>1.04678509916005</text:p>
          </table:table-cell>
          <table:table-cell office:value-type="float" office:value="0.92335090507166" calcext:value-type="float">
            <text:p>0.92335090507166</text:p>
          </table:table-cell>
          <table:table-cell office:value-type="float" office:value="1.35404134838427" calcext:value-type="float">
            <text:p>1.35404134838427</text:p>
          </table:table-cell>
          <table:table-cell office:value-type="float" office:value="1.65329974553692" calcext:value-type="float">
            <text:p>1.65329974553692</text:p>
          </table:table-cell>
          <table:table-cell office:value-type="float" office:value="1.01081389944945" calcext:value-type="float">
            <text:p>1.01081389944945</text:p>
          </table:table-cell>
          <table:table-cell office:value-type="float" office:value="0.993953501896984" calcext:value-type="float">
            <text:p>0.993953501896984</text:p>
          </table:table-cell>
          <table:table-cell office:value-type="float" office:value="0.765698154807309" calcext:value-type="float">
            <text:p>0.765698154807309</text:p>
          </table:table-cell>
          <table:table-cell office:value-type="float" office:value="1.03952635244951" calcext:value-type="float">
            <text:p>1.03952635244951</text:p>
          </table:table-cell>
          <table:table-cell office:value-type="float" office:value="1.03814583838302" calcext:value-type="float">
            <text:p>1.03814583838302</text:p>
          </table:table-cell>
          <table:table-cell office:value-type="float" office:value="0.977049445800088" calcext:value-type="float">
            <text:p>0.977049445800088</text:p>
          </table:table-cell>
          <table:table-cell office:value-type="float" office:value="1.69878824820494" calcext:value-type="float">
            <text:p>1.69878824820494</text:p>
          </table:table-cell>
          <table:table-cell office:value-type="float" office:value="0.873064339306078" calcext:value-type="float">
            <text:p>0.873064339306078</text:p>
          </table:table-cell>
          <table:table-cell office:value-type="float" office:value="0.842697339985135" calcext:value-type="float">
            <text:p>0.842697339985135</text:p>
          </table:table-cell>
          <table:table-cell office:value-type="float" office:value="0.899747460407937" calcext:value-type="float">
            <text:p>0.899747460407937</text:p>
          </table:table-cell>
          <table:table-cell office:value-type="float" office:value="1.08333830371942" calcext:value-type="float">
            <text:p>1.08333830371942</text:p>
          </table:table-cell>
          <table:table-cell office:value-type="float" office:value="1.76598982663981" calcext:value-type="float">
            <text:p>1.76598982663981</text:p>
          </table:table-cell>
          <table:table-cell office:value-type="float" office:value="1.44021986084592" calcext:value-type="float">
            <text:p>1.44021986084592</text:p>
          </table:table-cell>
          <table:table-cell office:value-type="float" office:value="0.942720013814072" calcext:value-type="float">
            <text:p>0.942720013814072</text:p>
          </table:table-cell>
          <table:table-cell office:value-type="float" office:value="1.00593995911994" calcext:value-type="float">
            <text:p>1.00593995911994</text:p>
          </table:table-cell>
          <table:table-cell office:value-type="float" office:value="1.47345605265178" calcext:value-type="float">
            <text:p>1.47345605265178</text:p>
          </table:table-cell>
          <table:table-cell office:value-type="float" office:value="1.32689672706196" calcext:value-type="float">
            <text:p>1.32689672706196</text:p>
          </table:table-cell>
          <table:table-cell office:value-type="float" office:value="0.997145065315541" calcext:value-type="float">
            <text:p>0.997145065315541</text:p>
          </table:table-cell>
          <table:table-cell office:value-type="float" office:value="0.839214255860521" calcext:value-type="float">
            <text:p>0.839214255860521</text:p>
          </table:table-cell>
          <table:table-cell office:value-type="float" office:value="1.3960899063634" calcext:value-type="float">
            <text:p>1.3960899063634</text:p>
          </table:table-cell>
          <table:table-cell office:value-type="float" office:value="1.26569333395109" calcext:value-type="float">
            <text:p>1.26569333395109</text:p>
          </table:table-cell>
          <table:table-cell office:value-type="float" office:value="1.74135570961284" calcext:value-type="float">
            <text:p>1.74135570961284</text:p>
          </table:table-cell>
          <table:table-cell office:value-type="float" office:value="0.905461883622541" calcext:value-type="float">
            <text:p>0.905461883622541</text:p>
          </table:table-cell>
          <table:table-cell office:value-type="float" office:value="0.845205060196998" calcext:value-type="float">
            <text:p>0.845205060196998</text:p>
          </table:table-cell>
          <table:table-cell office:value-type="float" office:value="1.27084877692983" calcext:value-type="float">
            <text:p>1.27084877692983</text:p>
          </table:table-cell>
          <table:table-cell office:value-type="float" office:value="0.334858381610568" calcext:value-type="float">
            <text:p>0.334858381610568</text:p>
          </table:table-cell>
          <table:table-cell office:value-type="float" office:value="1.68836573258199" calcext:value-type="float">
            <text:p>1.68836573258199</text:p>
          </table:table-cell>
          <table:table-cell office:value-type="float" office:value="0.89166283639562" calcext:value-type="float">
            <text:p>0.89166283639562</text:p>
          </table:table-cell>
          <table:table-cell office:value-type="float" office:value="0.883279351260947" calcext:value-type="float">
            <text:p>0.883279351260947</text:p>
          </table:table-cell>
          <table:table-cell office:value-type="float" office:value="1.20376951079627" calcext:value-type="float">
            <text:p>1.20376951079627</text:p>
          </table:table-cell>
        </table:table-row>
        <table:table-row table:style-name="ro1">
          <table:table-cell office:value-type="string" calcext:value-type="string">
            <text:p>GPUCB</text:p>
          </table:table-cell>
          <table:table-cell office:value-type="string" calcext:value-type="string">
            <text:p><text:s/>count</text:p>
          </table:table-cell>
          <table:table-cell office:value-type="float" office:value="18" calcext:value-type="float">
            <text:p>18</text:p>
          </table:table-cell>
          <table:table-cell office:value-type="float" office:value="2.51675084015271" calcext:value-type="float">
            <text:p>2.51675084015271</text:p>
          </table:table-cell>
          <table:table-cell office:value-type="float" office:value="3.69184493600347" calcext:value-type="float">
            <text:p>3.69184493600347</text:p>
          </table:table-cell>
          <table:table-cell office:value-type="float" office:value="1.86777830339863" calcext:value-type="float">
            <text:p>1.86777830339863</text:p>
          </table:table-cell>
          <table:table-cell office:value-type="float" office:value="3.9972881165027" calcext:value-type="float">
            <text:p>3.9972881165027</text:p>
          </table:table-cell>
          <table:table-cell office:value-type="float" office:value="1.99403370076193" calcext:value-type="float">
            <text:p>1.99403370076193</text:p>
          </table:table-cell>
          <table:table-cell office:value-type="float" office:value="1.42223423440116" calcext:value-type="float">
            <text:p>1.42223423440116</text:p>
          </table:table-cell>
          <table:table-cell office:value-type="float" office:value="2.94483548104586" calcext:value-type="float">
            <text:p>2.94483548104586</text:p>
          </table:table-cell>
          <table:table-cell office:value-type="float" office:value="1.52108409468491" calcext:value-type="float">
            <text:p>1.52108409468491</text:p>
          </table:table-cell>
          <table:table-cell office:value-type="float" office:value="2.95615208358203" calcext:value-type="float">
            <text:p>2.95615208358203</text:p>
          </table:table-cell>
          <table:table-cell office:value-type="float" office:value="1.78257626211651" calcext:value-type="float">
            <text:p>1.78257626211651</text:p>
          </table:table-cell>
          <table:table-cell office:value-type="float" office:value="0.442588120097394" calcext:value-type="float">
            <text:p>0.442588120097394</text:p>
          </table:table-cell>
          <table:table-cell office:value-type="float" office:value="2.12757607526978" calcext:value-type="float">
            <text:p>2.12757607526978</text:p>
          </table:table-cell>
          <table:table-cell office:value-type="float" office:value="0.36860784576445" calcext:value-type="float">
            <text:p>0.36860784576445</text:p>
          </table:table-cell>
          <table:table-cell office:value-type="float" office:value="0.962799361614871" calcext:value-type="float">
            <text:p>0.962799361614871</text:p>
          </table:table-cell>
          <table:table-cell office:value-type="float" office:value="0.237110336237229" calcext:value-type="float">
            <text:p>0.237110336237229</text:p>
          </table:table-cell>
          <table:table-cell office:value-type="float" office:value="0.717931110984525" calcext:value-type="float">
            <text:p>0.717931110984525</text:p>
          </table:table-cell>
          <table:table-cell office:value-type="float" office:value="1.05231052748025" calcext:value-type="float">
            <text:p>1.05231052748025</text:p>
          </table:table-cell>
          <table:table-cell office:value-type="float" office:value="0.412189180345971" calcext:value-type="float">
            <text:p>0.412189180345971</text:p>
          </table:table-cell>
          <table:table-cell office:value-type="float" office:value="0.397000515054576" calcext:value-type="float">
            <text:p>0.397000515054576</text:p>
          </table:table-cell>
          <table:table-cell office:value-type="float" office:value="0.894008894340675" calcext:value-type="float">
            <text:p>0.894008894340675</text:p>
          </table:table-cell>
          <table:table-cell office:value-type="float" office:value="0.755877095913325" calcext:value-type="float">
            <text:p>0.755877095913325</text:p>
          </table:table-cell>
          <table:table-cell office:value-type="float" office:value="1.33153936201255" calcext:value-type="float">
            <text:p>1.33153936201255</text:p>
          </table:table-cell>
          <table:table-cell office:value-type="float" office:value="0.498193307025206" calcext:value-type="float">
            <text:p>0.498193307025206</text:p>
          </table:table-cell>
          <table:table-cell office:value-type="float" office:value="1.20904719984053" calcext:value-type="float">
            <text:p>1.20904719984053</text:p>
          </table:table-cell>
          <table:table-cell office:value-type="float" office:value="0.440928775259506" calcext:value-type="float">
            <text:p>0.440928775259506</text:p>
          </table:table-cell>
          <table:table-cell office:value-type="float" office:value="0.587706217874844" calcext:value-type="float">
            <text:p>0.587706217874844</text:p>
          </table:table-cell>
          <table:table-cell office:value-type="float" office:value="0.56957494364393" calcext:value-type="float">
            <text:p>0.56957494364393</text:p>
          </table:table-cell>
          <table:table-cell office:value-type="float" office:value="0.747405305410105" calcext:value-type="float">
            <text:p>0.747405305410105</text:p>
          </table:table-cell>
          <table:table-cell office:value-type="float" office:value="0.918850488634608" calcext:value-type="float">
            <text:p>0.918850488634608</text:p>
          </table:table-cell>
          <table:table-cell office:value-type="float" office:value="0.625410518326863" calcext:value-type="float">
            <text:p>0.625410518326863</text:p>
          </table:table-cell>
          <table:table-cell office:value-type="float" office:value="0.441943280343205" calcext:value-type="float">
            <text:p>0.441943280343205</text:p>
          </table:table-cell>
          <table:table-cell office:value-type="float" office:value="0.402613115215053" calcext:value-type="float">
            <text:p>0.402613115215053</text:p>
          </table:table-cell>
          <table:table-cell office:value-type="float" office:value="0.237269468846219" calcext:value-type="float">
            <text:p>0.237269468846219</text:p>
          </table:table-cell>
          <table:table-cell office:value-type="float" office:value="0.359908455947599" calcext:value-type="float">
            <text:p>0.359908455947599</text:p>
          </table:table-cell>
          <table:table-cell office:value-type="float" office:value="0.707903186981534" calcext:value-type="float">
            <text:p>0.707903186981534</text:p>
          </table:table-cell>
          <table:table-cell office:value-type="float" office:value="0.313190843994818" calcext:value-type="float">
            <text:p>0.313190843994818</text:p>
          </table:table-cell>
          <table:table-cell office:value-type="float" office:value="0.532598391125269" calcext:value-type="float">
            <text:p>0.532598391125269</text:p>
          </table:table-cell>
          <table:table-cell office:value-type="float" office:value="0.444105904635106" calcext:value-type="float">
            <text:p>0.444105904635106</text:p>
          </table:table-cell>
          <table:table-cell office:value-type="float" office:value="0.314481549643661" calcext:value-type="float">
            <text:p>0.314481549643661</text:p>
          </table:table-cell>
          <table:table-cell office:value-type="float" office:value="0.307413277635416" calcext:value-type="float">
            <text:p>0.307413277635416</text:p>
          </table:table-cell>
          <table:table-cell office:value-type="float" office:value="0.410420891913457" calcext:value-type="float">
            <text:p>0.410420891913457</text:p>
          </table:table-cell>
          <table:table-cell office:value-type="float" office:value="0.305560807433409" calcext:value-type="float">
            <text:p>0.305560807433409</text:p>
          </table:table-cell>
          <table:table-cell office:value-type="float" office:value="0.239927332850236" calcext:value-type="float">
            <text:p>0.239927332850236</text:p>
          </table:table-cell>
          <table:table-cell office:value-type="float" office:value="0.543768361710638" calcext:value-type="float">
            <text:p>0.543768361710638</text:p>
          </table:table-cell>
          <table:table-cell office:value-type="float" office:value="0.343686070032422" calcext:value-type="float">
            <text:p>0.343686070032422</text:p>
          </table:table-cell>
          <table:table-cell office:value-type="float" office:value="0.317112067804" calcext:value-type="float">
            <text:p>0.317112067804</text:p>
          </table:table-cell>
          <table:table-cell office:value-type="float" office:value="0.284201722149989" calcext:value-type="float">
            <text:p>0.284201722149989</text:p>
          </table:table-cell>
          <table:table-cell office:value-type="float" office:value="0.270778959768485" calcext:value-type="float">
            <text:p>0.270778959768485</text:p>
          </table:table-cell>
          <table:table-cell office:value-type="float" office:value="0.376370463353185" calcext:value-type="float">
            <text:p>0.376370463353185</text:p>
          </table:table-cell>
          <table:table-cell office:value-type="float" office:value="0.199296155901146" calcext:value-type="float">
            <text:p>0.199296155901146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count</text:p>
          </table:table-cell>
          <table:table-cell office:value-type="float" office:value="18" calcext:value-type="float">
            <text:p>18</text:p>
          </table:table-cell>
          <table:table-cell office:value-type="float" office:value="2.51675084015271" calcext:value-type="float">
            <text:p>2.51675084015271</text:p>
          </table:table-cell>
          <table:table-cell office:value-type="float" office:value="3.4921224143788" calcext:value-type="float">
            <text:p>3.4921224143788</text:p>
          </table:table-cell>
          <table:table-cell office:value-type="float" office:value="1.880983015356" calcext:value-type="float">
            <text:p>1.880983015356</text:p>
          </table:table-cell>
          <table:table-cell office:value-type="float" office:value="3.56502342552166" calcext:value-type="float">
            <text:p>3.56502342552166</text:p>
          </table:table-cell>
          <table:table-cell office:value-type="float" office:value="1.97263200017756" calcext:value-type="float">
            <text:p>1.97263200017756</text:p>
          </table:table-cell>
          <table:table-cell office:value-type="float" office:value="1.34374000853872" calcext:value-type="float">
            <text:p>1.34374000853872</text:p>
          </table:table-cell>
          <table:table-cell office:value-type="float" office:value="2.64795736123066" calcext:value-type="float">
            <text:p>2.64795736123066</text:p>
          </table:table-cell>
          <table:table-cell office:value-type="float" office:value="1.41083408489482" calcext:value-type="float">
            <text:p>1.41083408489482</text:p>
          </table:table-cell>
          <table:table-cell office:value-type="float" office:value="2.75624725324875" calcext:value-type="float">
            <text:p>2.75624725324875</text:p>
          </table:table-cell>
          <table:table-cell office:value-type="float" office:value="1.69303346571983" calcext:value-type="float">
            <text:p>1.69303346571983</text:p>
          </table:table-cell>
          <table:table-cell office:value-type="float" office:value="0.430375484364121" calcext:value-type="float">
            <text:p>0.430375484364121</text:p>
          </table:table-cell>
          <table:table-cell office:value-type="float" office:value="2.45264106240851" calcext:value-type="float">
            <text:p>2.45264106240851</text:p>
          </table:table-cell>
          <table:table-cell office:value-type="float" office:value="0.372072502268507" calcext:value-type="float">
            <text:p>0.372072502268507</text:p>
          </table:table-cell>
          <table:table-cell office:value-type="float" office:value="1.43449364814018" calcext:value-type="float">
            <text:p>1.43449364814018</text:p>
          </table:table-cell>
          <table:table-cell office:value-type="float" office:value="0.234130104251346" calcext:value-type="float">
            <text:p>0.234130104251346</text:p>
          </table:table-cell>
          <table:table-cell office:value-type="float" office:value="0.481866293185616" calcext:value-type="float">
            <text:p>0.481866293185616</text:p>
          </table:table-cell>
          <table:table-cell office:value-type="float" office:value="1.1013975264801" calcext:value-type="float">
            <text:p>1.1013975264801</text:p>
          </table:table-cell>
          <table:table-cell office:value-type="float" office:value="0.368845579432771" calcext:value-type="float">
            <text:p>0.368845579432771</text:p>
          </table:table-cell>
          <table:table-cell office:value-type="float" office:value="0.44256479942311" calcext:value-type="float">
            <text:p>0.44256479942311</text:p>
          </table:table-cell>
          <table:table-cell office:value-type="float" office:value="0.649794740474023" calcext:value-type="float">
            <text:p>0.649794740474023</text:p>
          </table:table-cell>
          <table:table-cell office:value-type="float" office:value="0.649969227220478" calcext:value-type="float">
            <text:p>0.649969227220478</text:p>
          </table:table-cell>
          <table:table-cell office:value-type="float" office:value="1.11743582829724" calcext:value-type="float">
            <text:p>1.11743582829724</text:p>
          </table:table-cell>
          <table:table-cell office:value-type="float" office:value="0.569095441495296" calcext:value-type="float">
            <text:p>0.569095441495296</text:p>
          </table:table-cell>
          <table:table-cell office:value-type="float" office:value="1.13554997422868" calcext:value-type="float">
            <text:p>1.13554997422868</text:p>
          </table:table-cell>
          <table:table-cell office:value-type="float" office:value="0.457494018245462" calcext:value-type="float">
            <text:p>0.457494018245462</text:p>
          </table:table-cell>
          <table:table-cell office:value-type="float" office:value="0.575266585572362" calcext:value-type="float">
            <text:p>0.575266585572362</text:p>
          </table:table-cell>
          <table:table-cell office:value-type="float" office:value="0.486840155173958" calcext:value-type="float">
            <text:p>0.486840155173958</text:p>
          </table:table-cell>
          <table:table-cell office:value-type="float" office:value="1.02214599023885" calcext:value-type="float">
            <text:p>1.02214599023885</text:p>
          </table:table-cell>
          <table:table-cell office:value-type="float" office:value="0.700437527362673" calcext:value-type="float">
            <text:p>0.700437527362673</text:p>
          </table:table-cell>
          <table:table-cell office:value-type="float" office:value="0.520648934292879" calcext:value-type="float">
            <text:p>0.520648934292879</text:p>
          </table:table-cell>
          <table:table-cell office:value-type="float" office:value="0.460653243094549" calcext:value-type="float">
            <text:p>0.460653243094549</text:p>
          </table:table-cell>
          <table:table-cell office:value-type="float" office:value="0.329868447921191" calcext:value-type="float">
            <text:p>0.329868447921191</text:p>
          </table:table-cell>
          <table:table-cell office:value-type="float" office:value="0.248745625638629" calcext:value-type="float">
            <text:p>0.248745625638629</text:p>
          </table:table-cell>
          <table:table-cell office:value-type="float" office:value="0.451337288070008" calcext:value-type="float">
            <text:p>0.451337288070008</text:p>
          </table:table-cell>
          <table:table-cell office:value-type="float" office:value="0.443817225069732" calcext:value-type="float">
            <text:p>0.443817225069732</text:p>
          </table:table-cell>
          <table:table-cell office:value-type="float" office:value="0.249457296697302" calcext:value-type="float">
            <text:p>0.249457296697302</text:p>
          </table:table-cell>
          <table:table-cell office:value-type="float" office:value="0.557167105061971" calcext:value-type="float">
            <text:p>0.557167105061971</text:p>
          </table:table-cell>
          <table:table-cell office:value-type="float" office:value="0.333205992560075" calcext:value-type="float">
            <text:p>0.333205992560075</text:p>
          </table:table-cell>
          <table:table-cell office:value-type="float" office:value="0.301004927754644" calcext:value-type="float">
            <text:p>0.301004927754644</text:p>
          </table:table-cell>
          <table:table-cell office:value-type="float" office:value="0.346435019145611" calcext:value-type="float">
            <text:p>0.346435019145611</text:p>
          </table:table-cell>
          <table:table-cell office:value-type="float" office:value="0.452487816549907" calcext:value-type="float">
            <text:p>0.452487816549907</text:p>
          </table:table-cell>
          <table:table-cell office:value-type="float" office:value="0.546473724458369" calcext:value-type="float">
            <text:p>0.546473724458369</text:p>
          </table:table-cell>
          <table:table-cell office:value-type="float" office:value="0.216813464648729" calcext:value-type="float">
            <text:p>0.216813464648729</text:p>
          </table:table-cell>
          <table:table-cell office:value-type="float" office:value="0.360462460051965" calcext:value-type="float">
            <text:p>0.360462460051965</text:p>
          </table:table-cell>
          <table:table-cell office:value-type="float" office:value="0.317541963403368" calcext:value-type="float">
            <text:p>0.317541963403368</text:p>
          </table:table-cell>
          <table:table-cell office:value-type="float" office:value="0.431008708911744" calcext:value-type="float">
            <text:p>0.431008708911744</text:p>
          </table:table-cell>
          <table:table-cell office:value-type="float" office:value="0.454832091590715" calcext:value-type="float">
            <text:p>0.454832091590715</text:p>
          </table:table-cell>
          <table:table-cell office:value-type="float" office:value="0.324427264342468" calcext:value-type="float">
            <text:p>0.324427264342468</text:p>
          </table:table-cell>
          <table:table-cell office:value-type="float" office:value="0.347067988805441" calcext:value-type="float">
            <text:p>0.347067988805441</text:p>
          </table:table-cell>
          <table:table-cell office:value-type="float" office:value="0.197968637036794" calcext:value-type="float">
            <text:p>0.197968637036794</text:p>
          </table:table-cell>
        </table:table-row>
        <table:table-row table:style-name="ro1">
          <table:table-cell office:value-type="string" calcext:value-type="string">
            <text:p>improvement ratio</text:p>
          </table:table-cell>
          <table:table-cell office:value-type="string" calcext:value-type="string">
            <text:p><text:s/>count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.05719230253851" calcext:value-type="float">
            <text:p>1.05719230253851</text:p>
          </table:table-cell>
          <table:table-cell office:value-type="float" office:value="0.992979887723829" calcext:value-type="float">
            <text:p>0.992979887723829</text:p>
          </table:table-cell>
          <table:table-cell office:value-type="float" office:value="1.12125157099572" calcext:value-type="float">
            <text:p>1.12125157099572</text:p>
          </table:table-cell>
          <table:table-cell office:value-type="float" office:value="1.01084931228046" calcext:value-type="float">
            <text:p>1.01084931228046</text:p>
          </table:table-cell>
          <table:table-cell office:value-type="float" office:value="1.05841474196173" calcext:value-type="float">
            <text:p>1.05841474196173</text:p>
          </table:table-cell>
          <table:table-cell office:value-type="float" office:value="1.11211589890451" calcext:value-type="float">
            <text:p>1.11211589890451</text:p>
          </table:table-cell>
          <table:table-cell office:value-type="float" office:value="1.07814526950439" calcext:value-type="float">
            <text:p>1.07814526950439</text:p>
          </table:table-cell>
          <table:table-cell office:value-type="float" office:value="1.07252790187733" calcext:value-type="float">
            <text:p>1.07252790187733</text:p>
          </table:table-cell>
          <table:table-cell office:value-type="float" office:value="1.05288897012949" calcext:value-type="float">
            <text:p>1.05288897012949</text:p>
          </table:table-cell>
          <table:table-cell office:value-type="float" office:value="1.02837669936362" calcext:value-type="float">
            <text:p>1.02837669936362</text:p>
          </table:table-cell>
          <table:table-cell office:value-type="float" office:value="0.867463285956928" calcext:value-type="float">
            <text:p>0.867463285956928</text:p>
          </table:table-cell>
          <table:table-cell office:value-type="float" office:value="0.990688222099367" calcext:value-type="float">
            <text:p>0.990688222099367</text:p>
          </table:table-cell>
          <table:table-cell office:value-type="float" office:value="0.671177152204986" calcext:value-type="float">
            <text:p>0.671177152204986</text:p>
          </table:table-cell>
          <table:table-cell office:value-type="float" office:value="1.01272895681404" calcext:value-type="float">
            <text:p>1.01272895681404</text:p>
          </table:table-cell>
          <table:table-cell office:value-type="float" office:value="1.48989693020088" calcext:value-type="float">
            <text:p>1.48989693020088</text:p>
          </table:table-cell>
          <table:table-cell office:value-type="float" office:value="0.955432078046587" calcext:value-type="float">
            <text:p>0.955432078046587</text:p>
          </table:table-cell>
          <table:table-cell office:value-type="float" office:value="1.1175115097756" calcext:value-type="float">
            <text:p>1.1175115097756</text:p>
          </table:table-cell>
          <table:table-cell office:value-type="float" office:value="0.897044942508018" calcext:value-type="float">
            <text:p>0.897044942508018</text:p>
          </table:table-cell>
          <table:table-cell office:value-type="float" office:value="1.37583276480277" calcext:value-type="float">
            <text:p>1.37583276480277</text:p>
          </table:table-cell>
          <table:table-cell office:value-type="float" office:value="1.16294289676721" calcext:value-type="float">
            <text:p>1.16294289676721</text:p>
          </table:table-cell>
          <table:table-cell office:value-type="float" office:value="1.19160253170114" calcext:value-type="float">
            <text:p>1.19160253170114</text:p>
          </table:table-cell>
          <table:table-cell office:value-type="float" office:value="0.875412577047192" calcext:value-type="float">
            <text:p>0.875412577047192</text:p>
          </table:table-cell>
          <table:table-cell office:value-type="float" office:value="1.06472390232035" calcext:value-type="float">
            <text:p>1.06472390232035</text:p>
          </table:table-cell>
          <table:table-cell office:value-type="float" office:value="0.963791345186359" calcext:value-type="float">
            <text:p>0.963791345186359</text:p>
          </table:table-cell>
          <table:table-cell office:value-type="float" office:value="1.0216241176082" calcext:value-type="float">
            <text:p>1.0216241176082</text:p>
          </table:table-cell>
          <table:table-cell office:value-type="float" office:value="1.16994240838743" calcext:value-type="float">
            <text:p>1.16994240838743</text:p>
          </table:table-cell>
          <table:table-cell office:value-type="float" office:value="0.731211893944281" calcext:value-type="float">
            <text:p>0.731211893944281</text:p>
          </table:table-cell>
          <table:table-cell office:value-type="float" office:value="1.31182361415488" calcext:value-type="float">
            <text:p>1.31182361415488</text:p>
          </table:table-cell>
          <table:table-cell office:value-type="float" office:value="1.20121348020479" calcext:value-type="float">
            <text:p>1.20121348020479</text:p>
          </table:table-cell>
          <table:table-cell office:value-type="float" office:value="0.959383846674657" calcext:value-type="float">
            <text:p>0.959383846674657</text:p>
          </table:table-cell>
          <table:table-cell office:value-type="float" office:value="1.22052629692926" calcext:value-type="float">
            <text:p>1.22052629692926</text:p>
          </table:table-cell>
          <table:table-cell office:value-type="float" office:value="0.953863884991158" calcext:value-type="float">
            <text:p>0.953863884991158</text:p>
          </table:table-cell>
          <table:table-cell office:value-type="float" office:value="0.797426814625989" calcext:value-type="float">
            <text:p>0.797426814625989</text:p>
          </table:table-cell>
          <table:table-cell office:value-type="float" office:value="1.59503315102362" calcext:value-type="float">
            <text:p>1.59503315102362</text:p>
          </table:table-cell>
          <table:table-cell office:value-type="float" office:value="1.25548880766896" calcext:value-type="float">
            <text:p>1.25548880766896</text:p>
          </table:table-cell>
          <table:table-cell office:value-type="float" office:value="0.955904227450811" calcext:value-type="float">
            <text:p>0.955904227450811</text:p>
          </table:table-cell>
          <table:table-cell office:value-type="float" office:value="1.33282688352322" calcext:value-type="float">
            <text:p>1.33282688352322</text:p>
          </table:table-cell>
          <table:table-cell office:value-type="float" office:value="1.04477209721962" calcext:value-type="float">
            <text:p>1.04477209721962</text:p>
          </table:table-cell>
          <table:table-cell office:value-type="float" office:value="0.887362017828244" calcext:value-type="float">
            <text:p>0.887362017828244</text:p>
          </table:table-cell>
          <table:table-cell office:value-type="float" office:value="0.907031917550404" calcext:value-type="float">
            <text:p>0.907031917550404</text:p>
          </table:table-cell>
          <table:table-cell office:value-type="float" office:value="0.559150044654501" calcext:value-type="float">
            <text:p>0.559150044654501</text:p>
          </table:table-cell>
          <table:table-cell office:value-type="float" office:value="1.10660716223946" calcext:value-type="float">
            <text:p>1.10660716223946</text:p>
          </table:table-cell>
          <table:table-cell office:value-type="float" office:value="1.50852979706194" calcext:value-type="float">
            <text:p>1.50852979706194</text:p>
          </table:table-cell>
          <table:table-cell office:value-type="float" office:value="1.08233276115335" calcext:value-type="float">
            <text:p>1.08233276115335</text:p>
          </table:table-cell>
          <table:table-cell office:value-type="float" office:value="0.735743991356177" calcext:value-type="float">
            <text:p>0.735743991356177</text:p>
          </table:table-cell>
          <table:table-cell office:value-type="float" office:value="0.624849757535866" calcext:value-type="float">
            <text:p>0.624849757535866</text:p>
          </table:table-cell>
          <table:table-cell office:value-type="float" office:value="0.834636880218083" calcext:value-type="float">
            <text:p>0.834636880218083</text:p>
          </table:table-cell>
          <table:table-cell office:value-type="float" office:value="1.08442862923948" calcext:value-type="float">
            <text:p>1.08442862923948</text:p>
          </table:table-cell>
          <table:table-cell office:value-type="float" office:value="1.00670570290437" calcext:value-type="float">
            <text:p>1.00670570290437</text:p>
          </table:table-cell>
        </table:table-row>
        <table:table-row table:style-name="ro1">
          <table:table-cell office:value-type="string" calcext:value-type="string">
            <text:p>GPUCB</text:p>
          </table:table-cell>
          <table:table-cell office:value-type="string" calcext:value-type="string">
            <text:p><text:s/>count</text:p>
          </table:table-cell>
          <table:table-cell office:value-type="float" office:value="19" calcext:value-type="float">
            <text:p>19</text:p>
          </table:table-cell>
          <table:table-cell office:value-type="float" office:value="2.417573148784" calcext:value-type="float">
            <text:p>2.417573148784</text:p>
          </table:table-cell>
          <table:table-cell office:value-type="float" office:value="2.09054278419531" calcext:value-type="float">
            <text:p>2.09054278419531</text:p>
          </table:table-cell>
          <table:table-cell office:value-type="float" office:value="3.61176679415271" calcext:value-type="float">
            <text:p>3.61176679415271</text:p>
          </table:table-cell>
          <table:table-cell office:value-type="float" office:value="4.04154505840083" calcext:value-type="float">
            <text:p>4.04154505840083</text:p>
          </table:table-cell>
          <table:table-cell office:value-type="float" office:value="4.48135360705558" calcext:value-type="float">
            <text:p>4.48135360705558</text:p>
          </table:table-cell>
          <table:table-cell office:value-type="float" office:value="1.78411868383564" calcext:value-type="float">
            <text:p>1.78411868383564</text:p>
          </table:table-cell>
          <table:table-cell office:value-type="float" office:value="2.33694965041542" calcext:value-type="float">
            <text:p>2.33694965041542</text:p>
          </table:table-cell>
          <table:table-cell office:value-type="float" office:value="1.16686548234756" calcext:value-type="float">
            <text:p>1.16686548234756</text:p>
          </table:table-cell>
          <table:table-cell office:value-type="float" office:value="1.52441944172866" calcext:value-type="float">
            <text:p>1.52441944172866</text:p>
          </table:table-cell>
          <table:table-cell office:value-type="float" office:value="1.64153371734084" calcext:value-type="float">
            <text:p>1.64153371734084</text:p>
          </table:table-cell>
          <table:table-cell office:value-type="float" office:value="1.17650275900575" calcext:value-type="float">
            <text:p>1.17650275900575</text:p>
          </table:table-cell>
          <table:table-cell office:value-type="float" office:value="0.829587265411257" calcext:value-type="float">
            <text:p>0.829587265411257</text:p>
          </table:table-cell>
          <table:table-cell office:value-type="float" office:value="1.42974283133657" calcext:value-type="float">
            <text:p>1.42974283133657</text:p>
          </table:table-cell>
          <table:table-cell office:value-type="float" office:value="1.01551389954938" calcext:value-type="float">
            <text:p>1.01551389954938</text:p>
          </table:table-cell>
          <table:table-cell office:value-type="float" office:value="0.907585852286766" calcext:value-type="float">
            <text:p>0.907585852286766</text:p>
          </table:table-cell>
          <table:table-cell office:value-type="float" office:value="0.747901772003525" calcext:value-type="float">
            <text:p>0.747901772003525</text:p>
          </table:table-cell>
          <table:table-cell office:value-type="float" office:value="0.578346769002457" calcext:value-type="float">
            <text:p>0.578346769002457</text:p>
          </table:table-cell>
          <table:table-cell office:value-type="float" office:value="0.227029364701196" calcext:value-type="float">
            <text:p>0.227029364701196</text:p>
          </table:table-cell>
          <table:table-cell office:value-type="float" office:value="0.663639450587906" calcext:value-type="float">
            <text:p>0.663639450587906</text:p>
          </table:table-cell>
          <table:table-cell office:value-type="float" office:value="0.652302822231661" calcext:value-type="float">
            <text:p>0.652302822231661</text:p>
          </table:table-cell>
          <table:table-cell office:value-type="float" office:value="0.51303064461792" calcext:value-type="float">
            <text:p>0.51303064461792</text:p>
          </table:table-cell>
          <table:table-cell office:value-type="float" office:value="0.493640240071063" calcext:value-type="float">
            <text:p>0.493640240071063</text:p>
          </table:table-cell>
          <table:table-cell office:value-type="float" office:value="1.54775073954139" calcext:value-type="float">
            <text:p>1.54775073954139</text:p>
          </table:table-cell>
          <table:table-cell office:value-type="float" office:value="0.360948788642398" calcext:value-type="float">
            <text:p>0.360948788642398</text:p>
          </table:table-cell>
          <table:table-cell office:value-type="float" office:value="1.33360245651405" calcext:value-type="float">
            <text:p>1.33360245651405</text:p>
          </table:table-cell>
          <table:table-cell office:value-type="float" office:value="0.31634087418066" calcext:value-type="float">
            <text:p>0.31634087418066</text:p>
          </table:table-cell>
          <table:table-cell office:value-type="float" office:value="0.710335199042438" calcext:value-type="float">
            <text:p>0.710335199042438</text:p>
          </table:table-cell>
          <table:table-cell office:value-type="float" office:value="0.409300919506731" calcext:value-type="float">
            <text:p>0.409300919506731</text:p>
          </table:table-cell>
          <table:table-cell office:value-type="float" office:value="0.367408169488147" calcext:value-type="float">
            <text:p>0.367408169488147</text:p>
          </table:table-cell>
          <table:table-cell office:value-type="float" office:value="0.349107768273762" calcext:value-type="float">
            <text:p>0.349107768273762</text:p>
          </table:table-cell>
          <table:table-cell office:value-type="float" office:value="0.4482073472998" calcext:value-type="float">
            <text:p>0.4482073472998</text:p>
          </table:table-cell>
          <table:table-cell office:value-type="float" office:value="0.247520922093015" calcext:value-type="float">
            <text:p>0.247520922093015</text:p>
          </table:table-cell>
          <table:table-cell office:value-type="float" office:value="0.489850369281939" calcext:value-type="float">
            <text:p>0.489850369281939</text:p>
          </table:table-cell>
          <table:table-cell office:value-type="float" office:value="0.245901843427141" calcext:value-type="float">
            <text:p>0.245901843427141</text:p>
          </table:table-cell>
          <table:table-cell office:value-type="float" office:value="1.14878512070788" calcext:value-type="float">
            <text:p>1.14878512070788</text:p>
          </table:table-cell>
          <table:table-cell office:value-type="float" office:value="0.441167486094919" calcext:value-type="float">
            <text:p>0.441167486094919</text:p>
          </table:table-cell>
          <table:table-cell office:value-type="float" office:value="0.993123883709633" calcext:value-type="float">
            <text:p>0.993123883709633</text:p>
          </table:table-cell>
          <table:table-cell office:value-type="float" office:value="0.317637889578374" calcext:value-type="float">
            <text:p>0.317637889578374</text:p>
          </table:table-cell>
          <table:table-cell office:value-type="float" office:value="0.555038405042857" calcext:value-type="float">
            <text:p>0.555038405042857</text:p>
          </table:table-cell>
          <table:table-cell office:value-type="float" office:value="0.322872658684519" calcext:value-type="float">
            <text:p>0.322872658684519</text:p>
          </table:table-cell>
          <table:table-cell office:value-type="float" office:value="0.476783610285317" calcext:value-type="float">
            <text:p>0.476783610285317</text:p>
          </table:table-cell>
          <table:table-cell office:value-type="float" office:value="0.404480626434912" calcext:value-type="float">
            <text:p>0.404480626434912</text:p>
          </table:table-cell>
          <table:table-cell office:value-type="float" office:value="1.0138815710175" calcext:value-type="float">
            <text:p>1.0138815710175</text:p>
          </table:table-cell>
          <table:table-cell office:value-type="float" office:value="0.850589833829886" calcext:value-type="float">
            <text:p>0.850589833829886</text:p>
          </table:table-cell>
          <table:table-cell office:value-type="float" office:value="1.14493995734198" calcext:value-type="float">
            <text:p>1.14493995734198</text:p>
          </table:table-cell>
          <table:table-cell office:value-type="float" office:value="0.476316447385599" calcext:value-type="float">
            <text:p>0.476316447385599</text:p>
          </table:table-cell>
          <table:table-cell office:value-type="float" office:value="0.315652213324664" calcext:value-type="float">
            <text:p>0.315652213324664</text:p>
          </table:table-cell>
          <table:table-cell office:value-type="float" office:value="0.236029703999591" calcext:value-type="float">
            <text:p>0.236029703999591</text:p>
          </table:table-cell>
          <table:table-cell office:value-type="float" office:value="0.629476065399877" calcext:value-type="float">
            <text:p>0.629476065399877</text:p>
          </table:table-cell>
          <table:table-cell office:value-type="float" office:value="0.944382775083314" calcext:value-type="float">
            <text:p>0.944382775083314</text:p>
          </table:table-cell>
        </table:table-row>
        <table:table-row table:style-name="ro1">
          <table:table-cell office:value-type="string" calcext:value-type="string">
            <text:p>decomposed GPUCB</text:p>
          </table:table-cell>
          <table:table-cell office:value-type="string" calcext:value-type="string">
            <text:p><text:s/>count</text:p>
          </table:table-cell>
          <table:table-cell office:value-type="float" office:value="19" calcext:value-type="float">
            <text:p>19</text:p>
          </table:table-cell>
          <table:table-cell office:value-type="float" office:value="2.417573148784" calcext:value-type="float">
            <text:p>2.417573148784</text:p>
          </table:table-cell>
          <table:table-cell office:value-type="float" office:value="2.12853390332303" calcext:value-type="float">
            <text:p>2.12853390332303</text:p>
          </table:table-cell>
          <table:table-cell office:value-type="float" office:value="3.3765050904262" calcext:value-type="float">
            <text:p>3.3765050904262</text:p>
          </table:table-cell>
          <table:table-cell office:value-type="float" office:value="3.541061928747" calcext:value-type="float">
            <text:p>3.541061928747</text:p>
          </table:table-cell>
          <table:table-cell office:value-type="float" office:value="4.29768457157932" calcext:value-type="float">
            <text:p>4.29768457157932</text:p>
          </table:table-cell>
          <table:table-cell office:value-type="float" office:value="1.54104660010122" calcext:value-type="float">
            <text:p>1.54104660010122</text:p>
          </table:table-cell>
          <table:table-cell office:value-type="float" office:value="2.2286180774533" calcext:value-type="float">
            <text:p>2.2286180774533</text:p>
          </table:table-cell>
          <table:table-cell office:value-type="float" office:value="1.14934606517648" calcext:value-type="float">
            <text:p>1.14934606517648</text:p>
          </table:table-cell>
          <table:table-cell office:value-type="float" office:value="1.44442209532829" calcext:value-type="float">
            <text:p>1.44442209532829</text:p>
          </table:table-cell>
          <table:table-cell office:value-type="float" office:value="1.66508808119589" calcext:value-type="float">
            <text:p>1.66508808119589</text:p>
          </table:table-cell>
          <table:table-cell office:value-type="float" office:value="1.17296437881893" calcext:value-type="float">
            <text:p>1.17296437881893</text:p>
          </table:table-cell>
          <table:table-cell office:value-type="float" office:value="0.887119947715398" calcext:value-type="float">
            <text:p>0.887119947715398</text:p>
          </table:table-cell>
          <table:table-cell office:value-type="float" office:value="0.94231492490925" calcext:value-type="float">
            <text:p>0.94231492490925</text:p>
          </table:table-cell>
          <table:table-cell office:value-type="float" office:value="1.00436108879589" calcext:value-type="float">
            <text:p>1.00436108879589</text:p>
          </table:table-cell>
          <table:table-cell office:value-type="float" office:value="0.920257438765324" calcext:value-type="float">
            <text:p>0.920257438765324</text:p>
          </table:table-cell>
          <table:table-cell office:value-type="float" office:value="0.796970051759715" calcext:value-type="float">
            <text:p>0.796970051759715</text:p>
          </table:table-cell>
          <table:table-cell office:value-type="float" office:value="0.536146386266534" calcext:value-type="float">
            <text:p>0.536146386266534</text:p>
          </table:table-cell>
          <table:table-cell office:value-type="float" office:value="0.416206104226003" calcext:value-type="float">
            <text:p>0.416206104226003</text:p>
          </table:table-cell>
          <table:table-cell office:value-type="float" office:value="0.625080679880749" calcext:value-type="float">
            <text:p>0.625080679880749</text:p>
          </table:table-cell>
          <table:table-cell office:value-type="float" office:value="0.611917083866159" calcext:value-type="float">
            <text:p>0.611917083866159</text:p>
          </table:table-cell>
          <table:table-cell office:value-type="float" office:value="0.448346349592054" calcext:value-type="float">
            <text:p>0.448346349592054</text:p>
          </table:table-cell>
          <table:table-cell office:value-type="float" office:value="0.453268838726854" calcext:value-type="float">
            <text:p>0.453268838726854</text:p>
          </table:table-cell>
          <table:table-cell office:value-type="float" office:value="1.23669574316811" calcext:value-type="float">
            <text:p>1.23669574316811</text:p>
          </table:table-cell>
          <table:table-cell office:value-type="float" office:value="0.349524824153531" calcext:value-type="float">
            <text:p>0.349524824153531</text:p>
          </table:table-cell>
          <table:table-cell office:value-type="float" office:value="1.06353235818726" calcext:value-type="float">
            <text:p>1.06353235818726</text:p>
          </table:table-cell>
          <table:table-cell office:value-type="float" office:value="0.322690280053848" calcext:value-type="float">
            <text:p>0.322690280053848</text:p>
          </table:table-cell>
          <table:table-cell office:value-type="float" office:value="0.636993357762591" calcext:value-type="float">
            <text:p>0.636993357762591</text:p>
          </table:table-cell>
          <table:table-cell office:value-type="float" office:value="0.3688819657384" calcext:value-type="float">
            <text:p>0.3688819657384</text:p>
          </table:table-cell>
          <table:table-cell office:value-type="float" office:value="0.458515085569587" calcext:value-type="float">
            <text:p>0.458515085569587</text:p>
          </table:table-cell>
          <table:table-cell office:value-type="float" office:value="0.382631799492612" calcext:value-type="float">
            <text:p>0.382631799492612</text:p>
          </table:table-cell>
          <table:table-cell office:value-type="float" office:value="0.385348110099165" calcext:value-type="float">
            <text:p>0.385348110099165</text:p>
          </table:table-cell>
          <table:table-cell office:value-type="float" office:value="0.297584284319289" calcext:value-type="float">
            <text:p>0.297584284319289</text:p>
          </table:table-cell>
          <table:table-cell office:value-type="float" office:value="0.496354366882371" calcext:value-type="float">
            <text:p>0.496354366882371</text:p>
          </table:table-cell>
          <table:table-cell office:value-type="float" office:value="0.246024526992892" calcext:value-type="float">
            <text:p>0.246024526992892</text:p>
          </table:table-cell>
          <table:table-cell office:value-type="float" office:value="0.810915321731248" calcext:value-type="float">
            <text:p>0.810915321731248</text:p>
          </table:table-cell>
          <table:table-cell office:value-type="float" office:value="0.448296404239611" calcext:value-type="float">
            <text:p>0.448296404239611</text:p>
          </table:table-cell>
          <table:table-cell office:value-type="float" office:value="0.704837108656844" calcext:value-type="float">
            <text:p>0.704837108656844</text:p>
          </table:table-cell>
          <table:table-cell office:value-type="float" office:value="0.250473563952459" calcext:value-type="float">
            <text:p>0.250473563952459</text:p>
          </table:table-cell>
          <table:table-cell office:value-type="float" office:value="0.417091841424543" calcext:value-type="float">
            <text:p>0.417091841424543</text:p>
          </table:table-cell>
          <table:table-cell office:value-type="float" office:value="0.440067466606298" calcext:value-type="float">
            <text:p>0.440067466606298</text:p>
          </table:table-cell>
          <table:table-cell office:value-type="float" office:value="0.467727314012512" calcext:value-type="float">
            <text:p>0.467727314012512</text:p>
          </table:table-cell>
          <table:table-cell office:value-type="float" office:value="0.362251324810394" calcext:value-type="float">
            <text:p>0.362251324810394</text:p>
          </table:table-cell>
          <table:table-cell office:value-type="float" office:value="0.60037092033075" calcext:value-type="float">
            <text:p>0.60037092033075</text:p>
          </table:table-cell>
          <table:table-cell office:value-type="float" office:value="0.623479346933245" calcext:value-type="float">
            <text:p>0.623479346933245</text:p>
          </table:table-cell>
          <table:table-cell office:value-type="float" office:value="1.68263211909191" calcext:value-type="float">
            <text:p>1.68263211909191</text:p>
          </table:table-cell>
          <table:table-cell office:value-type="float" office:value="0.583129770754743" calcext:value-type="float">
            <text:p>0.583129770754743</text:p>
          </table:table-cell>
          <table:table-cell office:value-type="float" office:value="0.408288516032105" calcext:value-type="float">
            <text:p>0.408288516032105</text:p>
          </table:table-cell>
          <table:table-cell office:value-type="float" office:value="0.228983180225849" calcext:value-type="float">
            <text:p>0.228983180225849</text:p>
          </table:table-cell>
          <table:table-cell office:value-type="float" office:value="0.541687874972862" calcext:value-type="float">
            <text:p>0.541687874972862</text:p>
          </table:table-cell>
          <table:table-cell office:value-type="float" office:value="0.762353276178818" calcext:value-type="float">
            <text:p>0.762353276178818</text:p>
          </table:table-cell>
        </table:table-row>
        <table:table-row table:style-name="ro1">
          <table:table-cell office:value-type="string" calcext:value-type="string">
            <text:p>improvement ratio</text:p>
          </table:table-cell>
          <table:table-cell office:value-type="string" calcext:value-type="string">
            <text:p><text:s/>count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982151508571975" calcext:value-type="float">
            <text:p>0.982151508571975</text:p>
          </table:table-cell>
          <table:table-cell office:value-type="float" office:value="1.06967609922863" calcext:value-type="float">
            <text:p>1.06967609922863</text:p>
          </table:table-cell>
          <table:table-cell office:value-type="float" office:value="1.14133701689621" calcext:value-type="float">
            <text:p>1.14133701689621</text:p>
          </table:table-cell>
          <table:table-cell office:value-type="float" office:value="1.04273674170758" calcext:value-type="float">
            <text:p>1.04273674170758</text:p>
          </table:table-cell>
          <table:table-cell office:value-type="float" office:value="1.15773181921848" calcext:value-type="float">
            <text:p>1.15773181921848</text:p>
          </table:table-cell>
          <table:table-cell office:value-type="float" office:value="1.04860930370174" calcext:value-type="float">
            <text:p>1.04860930370174</text:p>
          </table:table-cell>
          <table:table-cell office:value-type="float" office:value="1.01524294353276" calcext:value-type="float">
            <text:p>1.01524294353276</text:p>
          </table:table-cell>
          <table:table-cell office:value-type="float" office:value="1.05538363519854" calcext:value-type="float">
            <text:p>1.05538363519854</text:p>
          </table:table-cell>
          <table:table-cell office:value-type="float" office:value="0.985853983269078" calcext:value-type="float">
            <text:p>0.985853983269078</text:p>
          </table:table-cell>
          <table:table-cell office:value-type="float" office:value="1.00301661350567" calcext:value-type="float">
            <text:p>1.00301661350567</text:p>
          </table:table-cell>
          <table:table-cell office:value-type="float" office:value="0.935146670467387" calcext:value-type="float">
            <text:p>0.935146670467387</text:p>
          </table:table-cell>
          <table:table-cell office:value-type="float" office:value="1.51726646107644" calcext:value-type="float">
            <text:p>1.51726646107644</text:p>
          </table:table-cell>
          <table:table-cell office:value-type="float" office:value="1.0111043835508" calcext:value-type="float">
            <text:p>1.0111043835508</text:p>
          </table:table-cell>
          <table:table-cell office:value-type="float" office:value="0.986230389514091" calcext:value-type="float">
            <text:p>0.986230389514091</text:p>
          </table:table-cell>
          <table:table-cell office:value-type="float" office:value="0.938431463456065" calcext:value-type="float">
            <text:p>0.938431463456065</text:p>
          </table:table-cell>
          <table:table-cell office:value-type="float" office:value="1.07871056080371" calcext:value-type="float">
            <text:p>1.07871056080371</text:p>
          </table:table-cell>
          <table:table-cell office:value-type="float" office:value="0.545473414243626" calcext:value-type="float">
            <text:p>0.545473414243626</text:p>
          </table:table-cell>
          <table:table-cell office:value-type="float" office:value="1.06168607021179" calcext:value-type="float">
            <text:p>1.06168607021179</text:p>
          </table:table-cell>
          <table:table-cell office:value-type="float" office:value="1.06599871033236" calcext:value-type="float">
            <text:p>1.06599871033236</text:p>
          </table:table-cell>
          <table:table-cell office:value-type="float" office:value="1.14427304936177" calcext:value-type="float">
            <text:p>1.14427304936177</text:p>
          </table:table-cell>
          <table:table-cell office:value-type="float" office:value="1.08906723316256" calcext:value-type="float">
            <text:p>1.08906723316256</text:p>
          </table:table-cell>
          <table:table-cell office:value-type="float" office:value="1.25152103748368" calcext:value-type="float">
            <text:p>1.25152103748368</text:p>
          </table:table-cell>
          <table:table-cell office:value-type="float" office:value="1.03268427218734" calcext:value-type="float">
            <text:p>1.03268427218734</text:p>
          </table:table-cell>
          <table:table-cell office:value-type="float" office:value="1.25393688894159" calcext:value-type="float">
            <text:p>1.25393688894159</text:p>
          </table:table-cell>
          <table:table-cell office:value-type="float" office:value="0.980323529199182" calcext:value-type="float">
            <text:p>0.980323529199182</text:p>
          </table:table-cell>
          <table:table-cell office:value-type="float" office:value="1.1151375291219" calcext:value-type="float">
            <text:p>1.1151375291219</text:p>
          </table:table-cell>
          <table:table-cell office:value-type="float" office:value="1.10957150937814" calcext:value-type="float">
            <text:p>1.10957150937814</text:p>
          </table:table-cell>
          <table:table-cell office:value-type="float" office:value="0.801300068528252" calcext:value-type="float">
            <text:p>0.801300068528252</text:p>
          </table:table-cell>
          <table:table-cell office:value-type="float" office:value="0.912385663545726" calcext:value-type="float">
            <text:p>0.912385663545726</text:p>
          </table:table-cell>
          <table:table-cell office:value-type="float" office:value="1.16312325285431" calcext:value-type="float">
            <text:p>1.16312325285431</text:p>
          </table:table-cell>
          <table:table-cell office:value-type="float" office:value="0.83176745256964" calcext:value-type="float">
            <text:p>0.83176745256964</text:p>
          </table:table-cell>
          <table:table-cell office:value-type="float" office:value="0.986896463425346" calcext:value-type="float">
            <text:p>0.986896463425346</text:p>
          </table:table-cell>
          <table:table-cell office:value-type="float" office:value="0.999501336036488" calcext:value-type="float">
            <text:p>0.999501336036488</text:p>
          </table:table-cell>
          <table:table-cell office:value-type="float" office:value="1.4166523802452" calcext:value-type="float">
            <text:p>1.4166523802452</text:p>
          </table:table-cell>
          <table:table-cell office:value-type="float" office:value="0.984097757471903" calcext:value-type="float">
            <text:p>0.984097757471903</text:p>
          </table:table-cell>
          <table:table-cell office:value-type="float" office:value="1.40901191425939" calcext:value-type="float">
            <text:p>1.40901191425939</text:p>
          </table:table-cell>
          <table:table-cell office:value-type="float" office:value="1.26814935902243" calcext:value-type="float">
            <text:p>1.26814935902243</text:p>
          </table:table-cell>
          <table:table-cell office:value-type="float" office:value="1.33073426501743" calcext:value-type="float">
            <text:p>1.33073426501743</text:p>
          </table:table-cell>
          <table:table-cell office:value-type="float" office:value="0.733688998131221" calcext:value-type="float">
            <text:p>0.733688998131221</text:p>
          </table:table-cell>
          <table:table-cell office:value-type="float" office:value="1.01936234212005" calcext:value-type="float">
            <text:p>1.01936234212005</text:p>
          </table:table-cell>
          <table:table-cell office:value-type="float" office:value="1.1165745954045" calcext:value-type="float">
            <text:p>1.1165745954045</text:p>
          </table:table-cell>
          <table:table-cell office:value-type="float" office:value="1.68875862684846" calcext:value-type="float">
            <text:p>1.68875862684846</text:p>
          </table:table-cell>
          <table:table-cell office:value-type="float" office:value="1.36426304738681" calcext:value-type="float">
            <text:p>1.36426304738681</text:p>
          </table:table-cell>
          <table:table-cell office:value-type="float" office:value="0.680445799382395" calcext:value-type="float">
            <text:p>0.680445799382395</text:p>
          </table:table-cell>
          <table:table-cell office:value-type="float" office:value="0.816827524976308" calcext:value-type="float">
            <text:p>0.816827524976308</text:p>
          </table:table-cell>
          <table:table-cell office:value-type="float" office:value="0.773110682593491" calcext:value-type="float">
            <text:p>0.773110682593491</text:p>
          </table:table-cell>
          <table:table-cell office:value-type="float" office:value="1.03077310642114" calcext:value-type="float">
            <text:p>1.03077310642114</text:p>
          </table:table-cell>
          <table:table-cell office:value-type="float" office:value="1.16206415997665" calcext:value-type="float">
            <text:p>1.16206415997665</text:p>
          </table:table-cell>
          <table:table-cell office:value-type="float" office:value="1.2387731575273" calcext:value-type="float">
            <text:p>1.2387731575273</text:p>
          </table:table-cell>
        </table:table-row>
        <table:table-row table:style-name="ro1" table:number-rows-repeated="2">
          <table:table-cell table:number-columns-repeated="53"/>
        </table:table-row>
        <table:table-row table:style-name="ro1">
          <table:table-cell table:number-columns-repeated="3"/>
          <table:table-cell table:formula="of:=AVERAGE([.D3];[.D6];[.D9];[.D12];[.D15];[.D18];[.D21];[.D24];[.D27];[.D30];[.D33];[.D36];[.D39];[.D42];[.D45];[.D48];[.D51];[.D54];[.D57];[.D60])-1" office:value-type="float" office:value="0" calcext:value-type="float">
            <text:p>0</text:p>
          </table:table-cell>
          <table:table-cell table:formula="of:=AVERAGE([.E3];[.E6];[.E9];[.E12];[.E15];[.E18];[.E21];[.E24];[.E27];[.E30];[.E33];[.E36];[.E39];[.E42];[.E45];[.E48];[.E51];[.E54];[.E57];[.E60])-1" office:value-type="float" office:value="-0.00829744495730544" calcext:value-type="float">
            <text:p>-0.008297444957305</text:p>
          </table:table-cell>
          <table:table-cell table:formula="of:=AVERAGE([.F3];[.F6];[.F9];[.F12];[.F15];[.F18];[.F21];[.F24];[.F27];[.F30];[.F33];[.F36];[.F39];[.F42];[.F45];[.F48];[.F51];[.F54];[.F57];[.F60])-1" office:value-type="float" office:value="0.00322489603434439" calcext:value-type="float">
            <text:p>0.003224896034344</text:p>
          </table:table-cell>
          <table:table-cell table:formula="of:=AVERAGE([.G3];[.G6];[.G9];[.G12];[.G15];[.G18];[.G21];[.G24];[.G27];[.G30];[.G33];[.G36];[.G39];[.G42];[.G45];[.G48];[.G51];[.G54];[.G57];[.G60])-1" office:value-type="float" office:value="0.0432243832036048" calcext:value-type="float">
            <text:p>0.043224383203605</text:p>
          </table:table-cell>
          <table:table-cell table:formula="of:=AVERAGE([.H3];[.H6];[.H9];[.H12];[.H15];[.H18];[.H21];[.H24];[.H27];[.H30];[.H33];[.H36];[.H39];[.H42];[.H45];[.H48];[.H51];[.H54];[.H57];[.H60])-1" office:value-type="float" office:value="0.0288833811285649" calcext:value-type="float">
            <text:p>0.028883381128565</text:p>
          </table:table-cell>
          <table:table-cell table:formula="of:=AVERAGE([.I3];[.I6];[.I9];[.I12];[.I15];[.I18];[.I21];[.I24];[.I27];[.I30];[.I33];[.I36];[.I39];[.I42];[.I45];[.I48];[.I51];[.I54];[.I57];[.I60])-1" office:value-type="float" office:value="0.0489566544695044" calcext:value-type="float">
            <text:p>0.048956654469504</text:p>
          </table:table-cell>
          <table:table-cell table:formula="of:=AVERAGE([.J3];[.J6];[.J9];[.J12];[.J15];[.J18];[.J21];[.J24];[.J27];[.J30];[.J33];[.J36];[.J39];[.J42];[.J45];[.J48];[.J51];[.J54];[.J57];[.J60])-1" office:value-type="float" office:value="0.0300193684942072" calcext:value-type="float">
            <text:p>0.030019368494207</text:p>
          </table:table-cell>
          <table:table-cell table:formula="of:=AVERAGE([.K3];[.K6];[.K9];[.K12];[.K15];[.K18];[.K21];[.K24];[.K27];[.K30];[.K33];[.K36];[.K39];[.K42];[.K45];[.K48];[.K51];[.K54];[.K57];[.K60])-1" office:value-type="float" office:value="0.0750052609692571" calcext:value-type="float">
            <text:p>0.075005260969257</text:p>
          </table:table-cell>
          <table:table-cell table:formula="of:=AVERAGE([.L3];[.L6];[.L9];[.L12];[.L15];[.L18];[.L21];[.L24];[.L27];[.L30];[.L33];[.L36];[.L39];[.L42];[.L45];[.L48];[.L51];[.L54];[.L57];[.L60])-1" office:value-type="float" office:value="0.0234948417698604" calcext:value-type="float">
            <text:p>0.02349484176986</text:p>
          </table:table-cell>
          <table:table-cell table:formula="of:=AVERAGE([.M3];[.M6];[.M9];[.M12];[.M15];[.M18];[.M21];[.M24];[.M27];[.M30];[.M33];[.M36];[.M39];[.M42];[.M45];[.M48];[.M51];[.M54];[.M57];[.M60])-1" office:value-type="float" office:value="-0.00464547706251539" calcext:value-type="float">
            <text:p>-0.004645477062515</text:p>
          </table:table-cell>
          <table:table-cell table:formula="of:=AVERAGE([.N3];[.N6];[.N9];[.N12];[.N15];[.N18];[.N21];[.N24];[.N27];[.N30];[.N33];[.N36];[.N39];[.N42];[.N45];[.N48];[.N51];[.N54];[.N57];[.N60])-1" office:value-type="float" office:value="0.0189576537529748" calcext:value-type="float">
            <text:p>0.018957653752975</text:p>
          </table:table-cell>
          <table:table-cell table:formula="of:=AVERAGE([.O3];[.O6];[.O9];[.O12];[.O15];[.O18];[.O21];[.O24];[.O27];[.O30];[.O33];[.O36];[.O39];[.O42];[.O45];[.O48];[.O51];[.O54];[.O57];[.O60])-1" office:value-type="float" office:value="0.0678604855696641" calcext:value-type="float">
            <text:p>0.067860485569664</text:p>
          </table:table-cell>
          <table:table-cell table:formula="of:=AVERAGE([.P3];[.P6];[.P9];[.P12];[.P15];[.P18];[.P21];[.P24];[.P27];[.P30];[.P33];[.P36];[.P39];[.P42];[.P45];[.P48];[.P51];[.P54];[.P57];[.P60])-1" office:value-type="float" office:value="0.109331411916075" calcext:value-type="float">
            <text:p>0.109331411916075</text:p>
          </table:table-cell>
          <table:table-cell table:formula="of:=AVERAGE([.Q3];[.Q6];[.Q9];[.Q12];[.Q15];[.Q18];[.Q21];[.Q24];[.Q27];[.Q30];[.Q33];[.Q36];[.Q39];[.Q42];[.Q45];[.Q48];[.Q51];[.Q54];[.Q57];[.Q60])-1" office:value-type="float" office:value="0.0568661955625662" calcext:value-type="float">
            <text:p>0.056866195562566</text:p>
          </table:table-cell>
          <table:table-cell table:formula="of:=AVERAGE([.R3];[.R6];[.R9];[.R12];[.R15];[.R18];[.R21];[.R24];[.R27];[.R30];[.R33];[.R36];[.R39];[.R42];[.R45];[.R48];[.R51];[.R54];[.R57];[.R60])-1" office:value-type="float" office:value="0.0506518303987029" calcext:value-type="float">
            <text:p>0.050651830398703</text:p>
          </table:table-cell>
          <table:table-cell table:formula="of:=AVERAGE([.S3];[.S6];[.S9];[.S12];[.S15];[.S18];[.S21];[.S24];[.S27];[.S30];[.S33];[.S36];[.S39];[.S42];[.S45];[.S48];[.S51];[.S54];[.S57];[.S60])-1" office:value-type="float" office:value="0.159228629939261" calcext:value-type="float">
            <text:p>0.159228629939261</text:p>
          </table:table-cell>
          <table:table-cell table:formula="of:=AVERAGE([.T3];[.T6];[.T9];[.T12];[.T15];[.T18];[.T21];[.T24];[.T27];[.T30];[.T33];[.T36];[.T39];[.T42];[.T45];[.T48];[.T51];[.T54];[.T57];[.T60])-1" office:value-type="float" office:value="0.147776498363811" calcext:value-type="float">
            <text:p>0.147776498363811</text:p>
          </table:table-cell>
          <table:table-cell table:formula="of:=AVERAGE([.U3];[.U6];[.U9];[.U12];[.U15];[.U18];[.U21];[.U24];[.U27];[.U30];[.U33];[.U36];[.U39];[.U42];[.U45];[.U48];[.U51];[.U54];[.U57];[.U60])-1" office:value-type="float" office:value="0.0565755818600375" calcext:value-type="float">
            <text:p>0.056575581860038</text:p>
          </table:table-cell>
          <table:table-cell table:formula="of:=AVERAGE([.V3];[.V6];[.V9];[.V12];[.V15];[.V18];[.V21];[.V24];[.V27];[.V30];[.V33];[.V36];[.V39];[.V42];[.V45];[.V48];[.V51];[.V54];[.V57];[.V60])-1" office:value-type="float" office:value="0.0291828390981492" calcext:value-type="float">
            <text:p>0.029182839098149</text:p>
          </table:table-cell>
          <table:table-cell table:formula="of:=AVERAGE([.W3];[.W6];[.W9];[.W12];[.W15];[.W18];[.W21];[.W24];[.W27];[.W30];[.W33];[.W36];[.W39];[.W42];[.W45];[.W48];[.W51];[.W54];[.W57];[.W60])-1" office:value-type="float" office:value="0.172381957115408" calcext:value-type="float">
            <text:p>0.172381957115408</text:p>
          </table:table-cell>
          <table:table-cell table:formula="of:=AVERAGE([.X3];[.X6];[.X9];[.X12];[.X15];[.X18];[.X21];[.X24];[.X27];[.X30];[.X33];[.X36];[.X39];[.X42];[.X45];[.X48];[.X51];[.X54];[.X57];[.X60])-1" office:value-type="float" office:value="0.117411599803421" calcext:value-type="float">
            <text:p>0.117411599803421</text:p>
          </table:table-cell>
          <table:table-cell table:formula="of:=AVERAGE([.Y3];[.Y6];[.Y9];[.Y12];[.Y15];[.Y18];[.Y21];[.Y24];[.Y27];[.Y30];[.Y33];[.Y36];[.Y39];[.Y42];[.Y45];[.Y48];[.Y51];[.Y54];[.Y57];[.Y60])-1" office:value-type="float" office:value="0.0883638595456229" calcext:value-type="float">
            <text:p>0.088363859545623</text:p>
          </table:table-cell>
          <table:table-cell table:formula="of:=AVERAGE([.Z3];[.Z6];[.Z9];[.Z12];[.Z15];[.Z18];[.Z21];[.Z24];[.Z27];[.Z30];[.Z33];[.Z36];[.Z39];[.Z42];[.Z45];[.Z48];[.Z51];[.Z54];[.Z57];[.Z60])-1" office:value-type="float" office:value="0.0937393876187671" calcext:value-type="float">
            <text:p>0.093739387618767</text:p>
          </table:table-cell>
          <table:table-cell table:formula="of:=AVERAGE([.AA3];[.AA6];[.AA9];[.AA12];[.AA15];[.AA18];[.AA21];[.AA24];[.AA27];[.AA30];[.AA33];[.AA36];[.AA39];[.AA42];[.AA45];[.AA48];[.AA51];[.AA54];[.AA57];[.AA60])-1" office:value-type="float" office:value="0.116900594219152" calcext:value-type="float">
            <text:p>0.116900594219152</text:p>
          </table:table-cell>
          <table:table-cell table:formula="of:=AVERAGE([.AB3];[.AB6];[.AB9];[.AB12];[.AB15];[.AB18];[.AB21];[.AB24];[.AB27];[.AB30];[.AB33];[.AB36];[.AB39];[.AB42];[.AB45];[.AB48];[.AB51];[.AB54];[.AB57];[.AB60])-1" office:value-type="float" office:value="0.0759673819922464" calcext:value-type="float">
            <text:p>0.075967381992246</text:p>
          </table:table-cell>
          <table:table-cell table:formula="of:=AVERAGE([.AC3];[.AC6];[.AC9];[.AC12];[.AC15];[.AC18];[.AC21];[.AC24];[.AC27];[.AC30];[.AC33];[.AC36];[.AC39];[.AC42];[.AC45];[.AC48];[.AC51];[.AC54];[.AC57];[.AC60])-1" office:value-type="float" office:value="0.216368527303977" calcext:value-type="float">
            <text:p>0.216368527303977</text:p>
          </table:table-cell>
          <table:table-cell table:formula="of:=AVERAGE([.AD3];[.AD6];[.AD9];[.AD12];[.AD15];[.AD18];[.AD21];[.AD24];[.AD27];[.AD30];[.AD33];[.AD36];[.AD39];[.AD42];[.AD45];[.AD48];[.AD51];[.AD54];[.AD57];[.AD60])-1" office:value-type="float" office:value="0.116927516963937" calcext:value-type="float">
            <text:p>0.116927516963937</text:p>
          </table:table-cell>
          <table:table-cell table:formula="of:=AVERAGE([.AE3];[.AE6];[.AE9];[.AE12];[.AE15];[.AE18];[.AE21];[.AE24];[.AE27];[.AE30];[.AE33];[.AE36];[.AE39];[.AE42];[.AE45];[.AE48];[.AE51];[.AE54];[.AE57];[.AE60])-1" office:value-type="float" office:value="0.000811529866645122" calcext:value-type="float">
            <text:p>0.000811529866645</text:p>
          </table:table-cell>
          <table:table-cell table:formula="of:=AVERAGE([.AF3];[.AF6];[.AF9];[.AF12];[.AF15];[.AF18];[.AF21];[.AF24];[.AF27];[.AF30];[.AF33];[.AF36];[.AF39];[.AF42];[.AF45];[.AF48];[.AF51];[.AF54];[.AF57];[.AF60])-1" office:value-type="float" office:value="0.11792782610123" calcext:value-type="float">
            <text:p>0.11792782610123</text:p>
          </table:table-cell>
          <table:table-cell table:formula="of:=AVERAGE([.AG3];[.AG6];[.AG9];[.AG12];[.AG15];[.AG18];[.AG21];[.AG24];[.AG27];[.AG30];[.AG33];[.AG36];[.AG39];[.AG42];[.AG45];[.AG48];[.AG51];[.AG54];[.AG57];[.AG60])-1" office:value-type="float" office:value="-0.0154106848983171" calcext:value-type="float">
            <text:p>-0.015410684898317</text:p>
          </table:table-cell>
          <table:table-cell table:formula="of:=AVERAGE([.AH3];[.AH6];[.AH9];[.AH12];[.AH15];[.AH18];[.AH21];[.AH24];[.AH27];[.AH30];[.AH33];[.AH36];[.AH39];[.AH42];[.AH45];[.AH48];[.AH51];[.AH54];[.AH57];[.AH60])-1" office:value-type="float" office:value="0.128757133610782" calcext:value-type="float">
            <text:p>0.128757133610782</text:p>
          </table:table-cell>
          <table:table-cell table:formula="of:=AVERAGE([.AI3];[.AI6];[.AI9];[.AI12];[.AI15];[.AI18];[.AI21];[.AI24];[.AI27];[.AI30];[.AI33];[.AI36];[.AI39];[.AI42];[.AI45];[.AI48];[.AI51];[.AI54];[.AI57];[.AI60])-1" office:value-type="float" office:value="0.200759345838942" calcext:value-type="float">
            <text:p>0.200759345838942</text:p>
          </table:table-cell>
          <table:table-cell table:formula="of:=AVERAGE([.AJ3];[.AJ6];[.AJ9];[.AJ12];[.AJ15];[.AJ18];[.AJ21];[.AJ24];[.AJ27];[.AJ30];[.AJ33];[.AJ36];[.AJ39];[.AJ42];[.AJ45];[.AJ48];[.AJ51];[.AJ54];[.AJ57];[.AJ60])-1" office:value-type="float" office:value="0.13106401827254" calcext:value-type="float">
            <text:p>0.13106401827254</text:p>
          </table:table-cell>
          <table:table-cell table:formula="of:=AVERAGE([.AK3];[.AK6];[.AK9];[.AK12];[.AK15];[.AK18];[.AK21];[.AK24];[.AK27];[.AK30];[.AK33];[.AK36];[.AK39];[.AK42];[.AK45];[.AK48];[.AK51];[.AK54];[.AK57];[.AK60])-1" office:value-type="float" office:value="0.00665433486053213" calcext:value-type="float">
            <text:p>0.006654334860532</text:p>
          </table:table-cell>
          <table:table-cell table:formula="of:=AVERAGE([.AL3];[.AL6];[.AL9];[.AL12];[.AL15];[.AL18];[.AL21];[.AL24];[.AL27];[.AL30];[.AL33];[.AL36];[.AL39];[.AL42];[.AL45];[.AL48];[.AL51];[.AL54];[.AL57];[.AL60])-1" office:value-type="float" office:value="0.103773261503336" calcext:value-type="float">
            <text:p>0.103773261503336</text:p>
          </table:table-cell>
          <table:table-cell table:formula="of:=AVERAGE([.AM3];[.AM6];[.AM9];[.AM12];[.AM15];[.AM18];[.AM21];[.AM24];[.AM27];[.AM30];[.AM33];[.AM36];[.AM39];[.AM42];[.AM45];[.AM48];[.AM51];[.AM54];[.AM57];[.AM60])-1" office:value-type="float" office:value="0.0941481773300099" calcext:value-type="float">
            <text:p>0.09414817733001</text:p>
          </table:table-cell>
          <table:table-cell table:formula="of:=AVERAGE([.AN3];[.AN6];[.AN9];[.AN12];[.AN15];[.AN18];[.AN21];[.AN24];[.AN27];[.AN30];[.AN33];[.AN36];[.AN39];[.AN42];[.AN45];[.AN48];[.AN51];[.AN54];[.AN57];[.AN60])-1" office:value-type="float" office:value="0.212377381451811" calcext:value-type="float">
            <text:p>0.212377381451811</text:p>
          </table:table-cell>
          <table:table-cell table:formula="of:=AVERAGE([.AO3];[.AO6];[.AO9];[.AO12];[.AO15];[.AO18];[.AO21];[.AO24];[.AO27];[.AO30];[.AO33];[.AO36];[.AO39];[.AO42];[.AO45];[.AO48];[.AO51];[.AO54];[.AO57];[.AO60])-1" office:value-type="float" office:value="0.0528838930348294" calcext:value-type="float">
            <text:p>0.05288389303483</text:p>
          </table:table-cell>
          <table:table-cell table:formula="of:=AVERAGE([.AP3];[.AP6];[.AP9];[.AP12];[.AP15];[.AP18];[.AP21];[.AP24];[.AP27];[.AP30];[.AP33];[.AP36];[.AP39];[.AP42];[.AP45];[.AP48];[.AP51];[.AP54];[.AP57];[.AP60])-1" office:value-type="float" office:value="0.112624947615136" calcext:value-type="float">
            <text:p>0.112624947615136</text:p>
          </table:table-cell>
          <table:table-cell table:formula="of:=AVERAGE([.AQ3];[.AQ6];[.AQ9];[.AQ12];[.AQ15];[.AQ18];[.AQ21];[.AQ24];[.AQ27];[.AQ30];[.AQ33];[.AQ36];[.AQ39];[.AQ42];[.AQ45];[.AQ48];[.AQ51];[.AQ54];[.AQ57];[.AQ60])-1" office:value-type="float" office:value="0.112320705952279" calcext:value-type="float">
            <text:p>0.112320705952279</text:p>
          </table:table-cell>
          <table:table-cell table:formula="of:=AVERAGE([.AR3];[.AR6];[.AR9];[.AR12];[.AR15];[.AR18];[.AR21];[.AR24];[.AR27];[.AR30];[.AR33];[.AR36];[.AR39];[.AR42];[.AR45];[.AR48];[.AR51];[.AR54];[.AR57];[.AR60])-1" office:value-type="float" office:value="0.0939925510284758" calcext:value-type="float">
            <text:p>0.093992551028476</text:p>
          </table:table-cell>
          <table:table-cell table:formula="of:=AVERAGE([.AS3];[.AS6];[.AS9];[.AS12];[.AS15];[.AS18];[.AS21];[.AS24];[.AS27];[.AS30];[.AS33];[.AS36];[.AS39];[.AS42];[.AS45];[.AS48];[.AS51];[.AS54];[.AS57];[.AS60])-1" office:value-type="float" office:value="0.162866106914844" calcext:value-type="float">
            <text:p>0.162866106914844</text:p>
          </table:table-cell>
          <table:table-cell table:formula="of:=AVERAGE([.AT3];[.AT6];[.AT9];[.AT12];[.AT15];[.AT18];[.AT21];[.AT24];[.AT27];[.AT30];[.AT33];[.AT36];[.AT39];[.AT42];[.AT45];[.AT48];[.AT51];[.AT54];[.AT57];[.AT60])-1" office:value-type="float" office:value="0.144956422076975" calcext:value-type="float">
            <text:p>0.144956422076975</text:p>
          </table:table-cell>
          <table:table-cell table:formula="of:=AVERAGE([.AU3];[.AU6];[.AU9];[.AU12];[.AU15];[.AU18];[.AU21];[.AU24];[.AU27];[.AU30];[.AU33];[.AU36];[.AU39];[.AU42];[.AU45];[.AU48];[.AU51];[.AU54];[.AU57];[.AU60])-1" office:value-type="float" office:value="0.234163628256023" calcext:value-type="float">
            <text:p>0.234163628256023</text:p>
          </table:table-cell>
          <table:table-cell table:formula="of:=AVERAGE([.AV3];[.AV6];[.AV9];[.AV12];[.AV15];[.AV18];[.AV21];[.AV24];[.AV27];[.AV30];[.AV33];[.AV36];[.AV39];[.AV42];[.AV45];[.AV48];[.AV51];[.AV54];[.AV57];[.AV60])-1" office:value-type="float" office:value="0.040474521840133" calcext:value-type="float">
            <text:p>0.040474521840133</text:p>
          </table:table-cell>
          <table:table-cell table:formula="of:=AVERAGE([.AW3];[.AW6];[.AW9];[.AW12];[.AW15];[.AW18];[.AW21];[.AW24];[.AW27];[.AW30];[.AW33];[.AW36];[.AW39];[.AW42];[.AW45];[.AW48];[.AW51];[.AW54];[.AW57];[.AW60])-1" office:value-type="float" office:value="0.162197663100933" calcext:value-type="float">
            <text:p>0.162197663100933</text:p>
          </table:table-cell>
          <table:table-cell table:formula="of:=AVERAGE([.AX3];[.AX6];[.AX9];[.AX12];[.AX15];[.AX18];[.AX21];[.AX24];[.AX27];[.AX30];[.AX33];[.AX36];[.AX39];[.AX42];[.AX45];[.AX48];[.AX51];[.AX54];[.AX57];[.AX60])-1" office:value-type="float" office:value="0.224264948793547" calcext:value-type="float">
            <text:p>0.224264948793547</text:p>
          </table:table-cell>
          <table:table-cell table:formula="of:=AVERAGE([.AY3];[.AY6];[.AY9];[.AY12];[.AY15];[.AY18];[.AY21];[.AY24];[.AY27];[.AY30];[.AY33];[.AY36];[.AY39];[.AY42];[.AY45];[.AY48];[.AY51];[.AY54];[.AY57];[.AY60])-1" office:value-type="float" office:value="0.118612810668511" calcext:value-type="float">
            <text:p>0.118612810668511</text:p>
          </table:table-cell>
          <table:table-cell table:formula="of:=AVERAGE([.AZ3];[.AZ6];[.AZ9];[.AZ12];[.AZ15];[.AZ18];[.AZ21];[.AZ24];[.AZ27];[.AZ30];[.AZ33];[.AZ36];[.AZ39];[.AZ42];[.AZ45];[.AZ48];[.AZ51];[.AZ54];[.AZ57];[.AZ60])-1" office:value-type="float" office:value="0.154399291465902" calcext:value-type="float">
            <text:p>0.154399291465902</text:p>
          </table:table-cell>
          <table:table-cell table:formula="of:=AVERAGE([.BA3];[.BA6];[.BA9];[.BA12];[.BA15];[.BA18];[.BA21];[.BA24];[.BA27];[.BA30];[.BA33];[.BA36];[.BA39];[.BA42];[.BA45];[.BA48];[.BA51];[.BA54];[.BA57];[.BA60])-1" office:value-type="float" office:value="0.141988960465133" calcext:value-type="float">
            <text:p>0.1419889604651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4T23:33:06.616930122</dc:date>
    <meta:editing-duration>PT2M11S</meta:editing-duration>
    <meta:editing-cycles>1</meta:editing-cycles>
    <meta:document-statistic meta:table-count="1" meta:cell-count="3230" meta:object-count="1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07cm" svg:y="4.24cm" style:legend-expansion="high" chart:style-name="ch2"/>
        <chart:plot-area chart:style-name="ch3" table:cell-range-address="quantity_rmse_0904_flu.D63:quantity_rmse_0904_flu.BA63" svg:x="0.32cm" svg:y="0.18cm" svg:width="13.467cm" svg:height="8.64cm">
          <chartooo:coordinate-region svg:x="1.338cm" svg:y="0.341cm" svg:width="12.263cm" svg:height="8.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quantity_rmse_0904_flu.D63:quantity_rmse_0904_flu.BA63" chart:class="chart:scatter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Row 6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quantity_rmse_0904_flu.D63:quantity_rmse_0904_flu.BA63</svg:desc>
                </draw:g>
              </table:table-cell>
              <table:table-cell office:value-type="float" office:value="-0.00829744495730544">
                <text:p>-0.00829744495730544</text:p>
              </table:table-cell>
              <table:table-cell office:value-type="float" office:value="0.00322489603434439">
                <text:p>0.00322489603434439</text:p>
              </table:table-cell>
              <table:table-cell office:value-type="float" office:value="0.0432243832036048">
                <text:p>0.0432243832036048</text:p>
              </table:table-cell>
              <table:table-cell office:value-type="float" office:value="0.0288833811285649">
                <text:p>0.0288833811285649</text:p>
              </table:table-cell>
              <table:table-cell office:value-type="float" office:value="0.0489566544695044">
                <text:p>0.0489566544695044</text:p>
              </table:table-cell>
              <table:table-cell office:value-type="float" office:value="0.0300193684942072">
                <text:p>0.0300193684942072</text:p>
              </table:table-cell>
              <table:table-cell office:value-type="float" office:value="0.0750052609692571">
                <text:p>0.0750052609692571</text:p>
              </table:table-cell>
              <table:table-cell office:value-type="float" office:value="0.0234948417698604">
                <text:p>0.0234948417698604</text:p>
              </table:table-cell>
              <table:table-cell office:value-type="float" office:value="-0.00464547706251539">
                <text:p>-0.00464547706251539</text:p>
              </table:table-cell>
              <table:table-cell office:value-type="float" office:value="0.0189576537529748">
                <text:p>0.0189576537529748</text:p>
              </table:table-cell>
              <table:table-cell office:value-type="float" office:value="0.0678604855696641">
                <text:p>0.0678604855696641</text:p>
              </table:table-cell>
              <table:table-cell office:value-type="float" office:value="0.109331411916075">
                <text:p>0.109331411916075</text:p>
              </table:table-cell>
              <table:table-cell office:value-type="float" office:value="0.0568661955625662">
                <text:p>0.0568661955625662</text:p>
              </table:table-cell>
              <table:table-cell office:value-type="float" office:value="0.0506518303987029">
                <text:p>0.0506518303987029</text:p>
              </table:table-cell>
              <table:table-cell office:value-type="float" office:value="0.159228629939261">
                <text:p>0.159228629939261</text:p>
              </table:table-cell>
              <table:table-cell office:value-type="float" office:value="0.147776498363811">
                <text:p>0.147776498363811</text:p>
              </table:table-cell>
              <table:table-cell office:value-type="float" office:value="0.0565755818600375">
                <text:p>0.0565755818600375</text:p>
              </table:table-cell>
              <table:table-cell office:value-type="float" office:value="0.0291828390981492">
                <text:p>0.0291828390981492</text:p>
              </table:table-cell>
              <table:table-cell office:value-type="float" office:value="0.172381957115408">
                <text:p>0.172381957115408</text:p>
              </table:table-cell>
              <table:table-cell office:value-type="float" office:value="0.117411599803421">
                <text:p>0.117411599803421</text:p>
              </table:table-cell>
              <table:table-cell office:value-type="float" office:value="0.0883638595456229">
                <text:p>0.0883638595456229</text:p>
              </table:table-cell>
              <table:table-cell office:value-type="float" office:value="0.0937393876187671">
                <text:p>0.0937393876187671</text:p>
              </table:table-cell>
              <table:table-cell office:value-type="float" office:value="0.116900594219152">
                <text:p>0.116900594219152</text:p>
              </table:table-cell>
              <table:table-cell office:value-type="float" office:value="0.0759673819922464">
                <text:p>0.0759673819922464</text:p>
              </table:table-cell>
              <table:table-cell office:value-type="float" office:value="0.216368527303977">
                <text:p>0.216368527303977</text:p>
              </table:table-cell>
              <table:table-cell office:value-type="float" office:value="0.116927516963937">
                <text:p>0.116927516963937</text:p>
              </table:table-cell>
              <table:table-cell office:value-type="float" office:value="0.000811529866645122">
                <text:p>0.000811529866645122</text:p>
              </table:table-cell>
              <table:table-cell office:value-type="float" office:value="0.11792782610123">
                <text:p>0.11792782610123</text:p>
              </table:table-cell>
              <table:table-cell office:value-type="float" office:value="-0.0154106848983171">
                <text:p>-0.0154106848983171</text:p>
              </table:table-cell>
              <table:table-cell office:value-type="float" office:value="0.128757133610782">
                <text:p>0.128757133610782</text:p>
              </table:table-cell>
              <table:table-cell office:value-type="float" office:value="0.200759345838942">
                <text:p>0.200759345838942</text:p>
              </table:table-cell>
              <table:table-cell office:value-type="float" office:value="0.13106401827254">
                <text:p>0.13106401827254</text:p>
              </table:table-cell>
              <table:table-cell office:value-type="float" office:value="0.00665433486053213">
                <text:p>0.00665433486053213</text:p>
              </table:table-cell>
              <table:table-cell office:value-type="float" office:value="0.103773261503336">
                <text:p>0.103773261503336</text:p>
              </table:table-cell>
              <table:table-cell office:value-type="float" office:value="0.0941481773300099">
                <text:p>0.0941481773300099</text:p>
              </table:table-cell>
              <table:table-cell office:value-type="float" office:value="0.212377381451811">
                <text:p>0.212377381451811</text:p>
              </table:table-cell>
              <table:table-cell office:value-type="float" office:value="0.0528838930348294">
                <text:p>0.0528838930348294</text:p>
              </table:table-cell>
              <table:table-cell office:value-type="float" office:value="0.112624947615136">
                <text:p>0.112624947615136</text:p>
              </table:table-cell>
              <table:table-cell office:value-type="float" office:value="0.112320705952279">
                <text:p>0.112320705952279</text:p>
              </table:table-cell>
              <table:table-cell office:value-type="float" office:value="0.0939925510284758">
                <text:p>0.0939925510284758</text:p>
              </table:table-cell>
              <table:table-cell office:value-type="float" office:value="0.162866106914844">
                <text:p>0.162866106914844</text:p>
              </table:table-cell>
              <table:table-cell office:value-type="float" office:value="0.144956422076975">
                <text:p>0.144956422076975</text:p>
              </table:table-cell>
              <table:table-cell office:value-type="float" office:value="0.234163628256023">
                <text:p>0.234163628256023</text:p>
              </table:table-cell>
              <table:table-cell office:value-type="float" office:value="0.040474521840133">
                <text:p>0.040474521840133</text:p>
              </table:table-cell>
              <table:table-cell office:value-type="float" office:value="0.162197663100933">
                <text:p>0.162197663100933</text:p>
              </table:table-cell>
              <table:table-cell office:value-type="float" office:value="0.224264948793547">
                <text:p>0.224264948793547</text:p>
              </table:table-cell>
              <table:table-cell office:value-type="float" office:value="0.118612810668511">
                <text:p>0.118612810668511</text:p>
              </table:table-cell>
              <table:table-cell office:value-type="float" office:value="0.154399291465902">
                <text:p>0.154399291465902</text:p>
              </table:table-cell>
              <table:table-cell office:value-type="float" office:value="0.141988960465133">
                <text:p>0.1419889604651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